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4" table:default-cell-style-name="Default"/>
        <table:table-row table:style-name="ro1">
          <table:table-cell table:style-name="ce1" office:value-type="float" office:value="102863" calcext:value-type="float">
            <text:p>102863</text:p>
          </table:table-cell>
          <table:table-cell table:formula="of:=LEN([.A1])" office:value-type="float" office:value="6" calcext:value-type="float">
            <text:p>6</text:p>
          </table:table-cell>
          <table:table-cell table:formula="of:=RIGHT([.A1])" office:value-type="string" office:string-value="3" calcext:value-type="string">
            <text:p>3</text:p>
          </table:table-cell>
          <table:table-cell office:value-type="string" calcext:value-type="string">
            <text:p>a:</text:p>
          </table:table-cell>
          <table:table-cell office:value-type="string" calcext:value-type="string">
            <text:p>b:</text:p>
          </table:table-cell>
          <table:table-cell table:style-name="ce3" office:value-type="string" calcext:value-type="string" table:number-columns-spanned="2" table:number-rows-spanned="1">
            <text:p>D:</text:p>
          </table:table-cell>
          <table:covered-table-cell/>
          <table:table-cell table:style-name="ce3" office:value-type="string" calcext:value-type="string" table:number-columns-spanned="10" table:number-rows-spanned="1">
            <text:p>E:</text:p>
          </table:table-cell>
          <table:covered-table-cell/>
          <table:covered-table-cell table:style-name="ce3"/>
          <table:covered-table-cell table:number-columns-repeated="7"/>
        </table:table-row>
        <table:table-row table:style-name="ro1">
          <table:table-cell table:style-name="ce1" office:value-type="float" office:value="266258" calcext:value-type="float">
            <text:p>266258</text:p>
          </table:table-cell>
          <table:table-cell table:formula="of:=LEN([.A2])" office:value-type="float" office:value="6" calcext:value-type="float">
            <text:p>6</text:p>
          </table:table-cell>
          <table:table-cell table:formula="of:=RIGHT([.A2])" office:value-type="string" office:string-value="8" calcext:value-type="string">
            <text:p>8</text:p>
          </table:table-cell>
          <table:table-cell table:formula="of:=SUM([.B1:.B1000000])" office:value-type="float" office:value="17769" calcext:value-type="float">
            <text:p>17769</text:p>
          </table:table-cell>
          <table:table-cell table:formula="of:=MIN([.A1:.A100000])" office:value-type="float" office:value="102863" calcext:value-type="float">
            <text:p>102863</text:p>
          </table:table-cell>
          <table:table-cell table:style-name="ce4" office:value-type="string" calcext:value-type="string">
            <text:p>1000:</text:p>
          </table:table-cell>
          <table:table-cell table:style-name="ce4" office:value-type="string" calcext:value-type="string">
            <text:p>1500: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31342" calcext:value-type="float">
            <text:p>931342</text:p>
          </table:table-cell>
          <table:table-cell table:formula="of:=LEN([.A3])" office:value-type="float" office:value="6" calcext:value-type="float">
            <text:p>6</text:p>
          </table:table-cell>
          <table:table-cell table:formula="of:=RIGHT([.A3])" office:value-type="string" office:string-value="2" calcext:value-type="string">
            <text:p>2</text:p>
          </table:table-cell>
          <table:table-cell table:number-columns-repeated="2"/>
          <table:table-cell table:formula="of:=[.A1000]" office:value-type="float" office:value="518477616" calcext:value-type="float">
            <text:p>518477616</text:p>
          </table:table-cell>
          <table:table-cell table:formula="of:=[.A1500]" office:value-type="float" office:value="755112835" calcext:value-type="float">
            <text:p>755112835</text:p>
          </table:table-cell>
          <table:table-cell table:formula="of:=COUNTIF([.$C$1:.$C$10000]; &quot;=&quot;&amp;[.H$2])" office:value-type="float" office:value="205" calcext:value-type="float">
            <text:p>205</text:p>
          </table:table-cell>
          <table:table-cell table:formula="of:=COUNTIF([.$C$1:.$C$10000]; &quot;=&quot;&amp;[.I$2])" office:value-type="float" office:value="187" calcext:value-type="float">
            <text:p>187</text:p>
          </table:table-cell>
          <table:table-cell table:formula="of:=COUNTIF([.$C$1:.$C$10000]; &quot;=&quot;&amp;[.J$2])" office:value-type="float" office:value="207" calcext:value-type="float">
            <text:p>207</text:p>
          </table:table-cell>
          <table:table-cell table:formula="of:=COUNTIF([.$C$1:.$C$10000]; &quot;=&quot;&amp;[.K$2])" office:value-type="float" office:value="209" calcext:value-type="float">
            <text:p>209</text:p>
          </table:table-cell>
          <table:table-cell table:formula="of:=COUNTIF([.$C$1:.$C$10000]; &quot;=&quot;&amp;[.L$2])" office:value-type="float" office:value="201" calcext:value-type="float">
            <text:p>201</text:p>
          </table:table-cell>
          <table:table-cell table:formula="of:=COUNTIF([.$C$1:.$C$10000]; &quot;=&quot;&amp;[.M$2])" office:value-type="float" office:value="197" calcext:value-type="float">
            <text:p>197</text:p>
          </table:table-cell>
          <table:table-cell table:formula="of:=COUNTIF([.$C$1:.$C$10000]; &quot;=&quot;&amp;[.N$2])" office:value-type="float" office:value="209" calcext:value-type="float">
            <text:p>209</text:p>
          </table:table-cell>
          <table:table-cell table:formula="of:=COUNTIF([.$C$1:.$C$10000]; &quot;=&quot;&amp;[.O$2])" office:value-type="float" office:value="183" calcext:value-type="float">
            <text:p>183</text:p>
          </table:table-cell>
          <table:table-cell table:formula="of:=COUNTIF([.$C$1:.$C$10000]; &quot;=&quot;&amp;[.P$2])" office:value-type="float" office:value="181" calcext:value-type="float">
            <text:p>181</text:p>
          </table:table-cell>
          <table:table-cell table:formula="of:=COUNTIF([.$C$1:.$C$10000]; &quot;=&quot;&amp;[.Q$2])" office:value-type="float" office:value="221" calcext:value-type="float">
            <text:p>221</text:p>
          </table:table-cell>
        </table:table-row>
        <table:table-row table:style-name="ro1">
          <table:table-cell table:style-name="ce1" office:value-type="float" office:value="2346484" calcext:value-type="float">
            <text:p>2346484</text:p>
          </table:table-cell>
          <table:table-cell table:formula="of:=LEN([.A4])" office:value-type="float" office:value="7" calcext:value-type="float">
            <text:p>7</text:p>
          </table:table-cell>
          <table:table-cell table:formula="of:=RIGHT([.A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495695" calcext:value-type="float">
            <text:p>2495695</text:p>
          </table:table-cell>
          <table:table-cell table:formula="of:=LEN([.A5])" office:value-type="float" office:value="7" calcext:value-type="float">
            <text:p>7</text:p>
          </table:table-cell>
          <table:table-cell table:formula="of:=RIGHT([.A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734046" calcext:value-type="float">
            <text:p>2734046</text:p>
          </table:table-cell>
          <table:table-cell table:formula="of:=LEN([.A6])" office:value-type="float" office:value="7" calcext:value-type="float">
            <text:p>7</text:p>
          </table:table-cell>
          <table:table-cell table:formula="of:=RIGHT([.A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005132" calcext:value-type="float">
            <text:p>3005132</text:p>
          </table:table-cell>
          <table:table-cell table:formula="of:=LEN([.A7])" office:value-type="float" office:value="7" calcext:value-type="float">
            <text:p>7</text:p>
          </table:table-cell>
          <table:table-cell table:formula="of:=RIGHT([.A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311549" calcext:value-type="float">
            <text:p>3311549</text:p>
          </table:table-cell>
          <table:table-cell table:formula="of:=LEN([.A8])" office:value-type="float" office:value="7" calcext:value-type="float">
            <text:p>7</text:p>
          </table:table-cell>
          <table:table-cell table:formula="of:=RIGHT([.A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552645" calcext:value-type="float">
            <text:p>3552645</text:p>
          </table:table-cell>
          <table:table-cell table:formula="of:=LEN([.A9])" office:value-type="float" office:value="7" calcext:value-type="float">
            <text:p>7</text:p>
          </table:table-cell>
          <table:table-cell table:formula="of:=RIGHT([.A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683709" calcext:value-type="float">
            <text:p>3683709</text:p>
          </table:table-cell>
          <table:table-cell table:formula="of:=LEN([.A10])" office:value-type="float" office:value="7" calcext:value-type="float">
            <text:p>7</text:p>
          </table:table-cell>
          <table:table-cell table:formula="of:=RIGHT([.A1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695902" calcext:value-type="float">
            <text:p>4695902</text:p>
          </table:table-cell>
          <table:table-cell table:formula="of:=LEN([.A11])" office:value-type="float" office:value="7" calcext:value-type="float">
            <text:p>7</text:p>
          </table:table-cell>
          <table:table-cell table:formula="of:=RIGHT([.A1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018247" calcext:value-type="float">
            <text:p>5018247</text:p>
          </table:table-cell>
          <table:table-cell table:formula="of:=LEN([.A12])" office:value-type="float" office:value="7" calcext:value-type="float">
            <text:p>7</text:p>
          </table:table-cell>
          <table:table-cell table:formula="of:=RIGHT([.A1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195122" calcext:value-type="float">
            <text:p>5195122</text:p>
          </table:table-cell>
          <table:table-cell table:formula="of:=LEN([.A13])" office:value-type="float" office:value="7" calcext:value-type="float">
            <text:p>7</text:p>
          </table:table-cell>
          <table:table-cell table:formula="of:=RIGHT([.A1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373586" calcext:value-type="float">
            <text:p>5373586</text:p>
          </table:table-cell>
          <table:table-cell table:formula="of:=LEN([.A14])" office:value-type="float" office:value="7" calcext:value-type="float">
            <text:p>7</text:p>
          </table:table-cell>
          <table:table-cell table:formula="of:=RIGHT([.A1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332477" calcext:value-type="float">
            <text:p>7332477</text:p>
          </table:table-cell>
          <table:table-cell table:formula="of:=LEN([.A15])" office:value-type="float" office:value="7" calcext:value-type="float">
            <text:p>7</text:p>
          </table:table-cell>
          <table:table-cell table:formula="of:=RIGHT([.A1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723452" calcext:value-type="float">
            <text:p>7723452</text:p>
          </table:table-cell>
          <table:table-cell table:formula="of:=LEN([.A16])" office:value-type="float" office:value="7" calcext:value-type="float">
            <text:p>7</text:p>
          </table:table-cell>
          <table:table-cell table:formula="of:=RIGHT([.A1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759688" calcext:value-type="float">
            <text:p>7759688</text:p>
          </table:table-cell>
          <table:table-cell table:formula="of:=LEN([.A17])" office:value-type="float" office:value="7" calcext:value-type="float">
            <text:p>7</text:p>
          </table:table-cell>
          <table:table-cell table:formula="of:=RIGHT([.A1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792913" calcext:value-type="float">
            <text:p>8792913</text:p>
          </table:table-cell>
          <table:table-cell table:formula="of:=LEN([.A18])" office:value-type="float" office:value="7" calcext:value-type="float">
            <text:p>7</text:p>
          </table:table-cell>
          <table:table-cell table:formula="of:=RIGHT([.A1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949938" calcext:value-type="float">
            <text:p>8949938</text:p>
          </table:table-cell>
          <table:table-cell table:formula="of:=LEN([.A19])" office:value-type="float" office:value="7" calcext:value-type="float">
            <text:p>7</text:p>
          </table:table-cell>
          <table:table-cell table:formula="of:=RIGHT([.A1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319328" calcext:value-type="float">
            <text:p>9319328</text:p>
          </table:table-cell>
          <table:table-cell table:formula="of:=LEN([.A20])" office:value-type="float" office:value="7" calcext:value-type="float">
            <text:p>7</text:p>
          </table:table-cell>
          <table:table-cell table:formula="of:=RIGHT([.A2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432482" calcext:value-type="float">
            <text:p>9432482</text:p>
          </table:table-cell>
          <table:table-cell table:formula="of:=LEN([.A21])" office:value-type="float" office:value="7" calcext:value-type="float">
            <text:p>7</text:p>
          </table:table-cell>
          <table:table-cell table:formula="of:=RIGHT([.A2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0147773" calcext:value-type="float">
            <text:p>10147773</text:p>
          </table:table-cell>
          <table:table-cell table:formula="of:=LEN([.A22])" office:value-type="float" office:value="8" calcext:value-type="float">
            <text:p>8</text:p>
          </table:table-cell>
          <table:table-cell table:formula="of:=RIGHT([.A2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0998094" calcext:value-type="float">
            <text:p>10998094</text:p>
          </table:table-cell>
          <table:table-cell table:formula="of:=LEN([.A23])" office:value-type="float" office:value="8" calcext:value-type="float">
            <text:p>8</text:p>
          </table:table-cell>
          <table:table-cell table:formula="of:=RIGHT([.A2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1058187" calcext:value-type="float">
            <text:p>11058187</text:p>
          </table:table-cell>
          <table:table-cell table:formula="of:=LEN([.A24])" office:value-type="float" office:value="8" calcext:value-type="float">
            <text:p>8</text:p>
          </table:table-cell>
          <table:table-cell table:formula="of:=RIGHT([.A2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2646487" calcext:value-type="float">
            <text:p>12646487</text:p>
          </table:table-cell>
          <table:table-cell table:formula="of:=LEN([.A25])" office:value-type="float" office:value="8" calcext:value-type="float">
            <text:p>8</text:p>
          </table:table-cell>
          <table:table-cell table:formula="of:=RIGHT([.A2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2739266" calcext:value-type="float">
            <text:p>12739266</text:p>
          </table:table-cell>
          <table:table-cell table:formula="of:=LEN([.A26])" office:value-type="float" office:value="8" calcext:value-type="float">
            <text:p>8</text:p>
          </table:table-cell>
          <table:table-cell table:formula="of:=RIGHT([.A2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2998524" calcext:value-type="float">
            <text:p>12998524</text:p>
          </table:table-cell>
          <table:table-cell table:formula="of:=LEN([.A27])" office:value-type="float" office:value="8" calcext:value-type="float">
            <text:p>8</text:p>
          </table:table-cell>
          <table:table-cell table:formula="of:=RIGHT([.A2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3245608" calcext:value-type="float">
            <text:p>13245608</text:p>
          </table:table-cell>
          <table:table-cell table:formula="of:=LEN([.A28])" office:value-type="float" office:value="8" calcext:value-type="float">
            <text:p>8</text:p>
          </table:table-cell>
          <table:table-cell table:formula="of:=RIGHT([.A2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315616" calcext:value-type="float">
            <text:p>13315616</text:p>
          </table:table-cell>
          <table:table-cell table:formula="of:=LEN([.A29])" office:value-type="float" office:value="8" calcext:value-type="float">
            <text:p>8</text:p>
          </table:table-cell>
          <table:table-cell table:formula="of:=RIGHT([.A2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5335994" calcext:value-type="float">
            <text:p>15335994</text:p>
          </table:table-cell>
          <table:table-cell table:formula="of:=LEN([.A30])" office:value-type="float" office:value="8" calcext:value-type="float">
            <text:p>8</text:p>
          </table:table-cell>
          <table:table-cell table:formula="of:=RIGHT([.A3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6379084" calcext:value-type="float">
            <text:p>16379084</text:p>
          </table:table-cell>
          <table:table-cell table:formula="of:=LEN([.A31])" office:value-type="float" office:value="8" calcext:value-type="float">
            <text:p>8</text:p>
          </table:table-cell>
          <table:table-cell table:formula="of:=RIGHT([.A3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7032045" calcext:value-type="float">
            <text:p>17032045</text:p>
          </table:table-cell>
          <table:table-cell table:formula="of:=LEN([.A32])" office:value-type="float" office:value="8" calcext:value-type="float">
            <text:p>8</text:p>
          </table:table-cell>
          <table:table-cell table:formula="of:=RIGHT([.A3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7123400" calcext:value-type="float">
            <text:p>17123400</text:p>
          </table:table-cell>
          <table:table-cell table:formula="of:=LEN([.A33])" office:value-type="float" office:value="8" calcext:value-type="float">
            <text:p>8</text:p>
          </table:table-cell>
          <table:table-cell table:formula="of:=RIGHT([.A3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7620593" calcext:value-type="float">
            <text:p>17620593</text:p>
          </table:table-cell>
          <table:table-cell table:formula="of:=LEN([.A34])" office:value-type="float" office:value="8" calcext:value-type="float">
            <text:p>8</text:p>
          </table:table-cell>
          <table:table-cell table:formula="of:=RIGHT([.A3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8067106" calcext:value-type="float">
            <text:p>18067106</text:p>
          </table:table-cell>
          <table:table-cell table:formula="of:=LEN([.A35])" office:value-type="float" office:value="8" calcext:value-type="float">
            <text:p>8</text:p>
          </table:table-cell>
          <table:table-cell table:formula="of:=RIGHT([.A3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8581214" calcext:value-type="float">
            <text:p>18581214</text:p>
          </table:table-cell>
          <table:table-cell table:formula="of:=LEN([.A36])" office:value-type="float" office:value="8" calcext:value-type="float">
            <text:p>8</text:p>
          </table:table-cell>
          <table:table-cell table:formula="of:=RIGHT([.A3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8885916" calcext:value-type="float">
            <text:p>18885916</text:p>
          </table:table-cell>
          <table:table-cell table:formula="of:=LEN([.A37])" office:value-type="float" office:value="8" calcext:value-type="float">
            <text:p>8</text:p>
          </table:table-cell>
          <table:table-cell table:formula="of:=RIGHT([.A3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9080240" calcext:value-type="float">
            <text:p>19080240</text:p>
          </table:table-cell>
          <table:table-cell table:formula="of:=LEN([.A38])" office:value-type="float" office:value="8" calcext:value-type="float">
            <text:p>8</text:p>
          </table:table-cell>
          <table:table-cell table:formula="of:=RIGHT([.A3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9190954" calcext:value-type="float">
            <text:p>19190954</text:p>
          </table:table-cell>
          <table:table-cell table:formula="of:=LEN([.A39])" office:value-type="float" office:value="8" calcext:value-type="float">
            <text:p>8</text:p>
          </table:table-cell>
          <table:table-cell table:formula="of:=RIGHT([.A3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9837191" calcext:value-type="float">
            <text:p>19837191</text:p>
          </table:table-cell>
          <table:table-cell table:formula="of:=LEN([.A40])" office:value-type="float" office:value="8" calcext:value-type="float">
            <text:p>8</text:p>
          </table:table-cell>
          <table:table-cell table:formula="of:=RIGHT([.A4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9917219" calcext:value-type="float">
            <text:p>19917219</text:p>
          </table:table-cell>
          <table:table-cell table:formula="of:=LEN([.A41])" office:value-type="float" office:value="8" calcext:value-type="float">
            <text:p>8</text:p>
          </table:table-cell>
          <table:table-cell table:formula="of:=RIGHT([.A4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0235181" calcext:value-type="float">
            <text:p>20235181</text:p>
          </table:table-cell>
          <table:table-cell table:formula="of:=LEN([.A42])" office:value-type="float" office:value="8" calcext:value-type="float">
            <text:p>8</text:p>
          </table:table-cell>
          <table:table-cell table:formula="of:=RIGHT([.A4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0399217" calcext:value-type="float">
            <text:p>20399217</text:p>
          </table:table-cell>
          <table:table-cell table:formula="of:=LEN([.A43])" office:value-type="float" office:value="8" calcext:value-type="float">
            <text:p>8</text:p>
          </table:table-cell>
          <table:table-cell table:formula="of:=RIGHT([.A4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0988481" calcext:value-type="float">
            <text:p>20988481</text:p>
          </table:table-cell>
          <table:table-cell table:formula="of:=LEN([.A44])" office:value-type="float" office:value="8" calcext:value-type="float">
            <text:p>8</text:p>
          </table:table-cell>
          <table:table-cell table:formula="of:=RIGHT([.A4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1097888" calcext:value-type="float">
            <text:p>21097888</text:p>
          </table:table-cell>
          <table:table-cell table:formula="of:=LEN([.A45])" office:value-type="float" office:value="8" calcext:value-type="float">
            <text:p>8</text:p>
          </table:table-cell>
          <table:table-cell table:formula="of:=RIGHT([.A4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1201392" calcext:value-type="float">
            <text:p>21201392</text:p>
          </table:table-cell>
          <table:table-cell table:formula="of:=LEN([.A46])" office:value-type="float" office:value="8" calcext:value-type="float">
            <text:p>8</text:p>
          </table:table-cell>
          <table:table-cell table:formula="of:=RIGHT([.A4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1268041" calcext:value-type="float">
            <text:p>21268041</text:p>
          </table:table-cell>
          <table:table-cell table:formula="of:=LEN([.A47])" office:value-type="float" office:value="8" calcext:value-type="float">
            <text:p>8</text:p>
          </table:table-cell>
          <table:table-cell table:formula="of:=RIGHT([.A4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1577265" calcext:value-type="float">
            <text:p>21577265</text:p>
          </table:table-cell>
          <table:table-cell table:formula="of:=LEN([.A48])" office:value-type="float" office:value="8" calcext:value-type="float">
            <text:p>8</text:p>
          </table:table-cell>
          <table:table-cell table:formula="of:=RIGHT([.A4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1717863" calcext:value-type="float">
            <text:p>21717863</text:p>
          </table:table-cell>
          <table:table-cell table:formula="of:=LEN([.A49])" office:value-type="float" office:value="8" calcext:value-type="float">
            <text:p>8</text:p>
          </table:table-cell>
          <table:table-cell table:formula="of:=RIGHT([.A4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1844936" calcext:value-type="float">
            <text:p>21844936</text:p>
          </table:table-cell>
          <table:table-cell table:formula="of:=LEN([.A50])" office:value-type="float" office:value="8" calcext:value-type="float">
            <text:p>8</text:p>
          </table:table-cell>
          <table:table-cell table:formula="of:=RIGHT([.A5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1892868" calcext:value-type="float">
            <text:p>21892868</text:p>
          </table:table-cell>
          <table:table-cell table:formula="of:=LEN([.A51])" office:value-type="float" office:value="8" calcext:value-type="float">
            <text:p>8</text:p>
          </table:table-cell>
          <table:table-cell table:formula="of:=RIGHT([.A5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2691244" calcext:value-type="float">
            <text:p>22691244</text:p>
          </table:table-cell>
          <table:table-cell table:formula="of:=LEN([.A52])" office:value-type="float" office:value="8" calcext:value-type="float">
            <text:p>8</text:p>
          </table:table-cell>
          <table:table-cell table:formula="of:=RIGHT([.A5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3069346" calcext:value-type="float">
            <text:p>23069346</text:p>
          </table:table-cell>
          <table:table-cell table:formula="of:=LEN([.A53])" office:value-type="float" office:value="8" calcext:value-type="float">
            <text:p>8</text:p>
          </table:table-cell>
          <table:table-cell table:formula="of:=RIGHT([.A5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3774996" calcext:value-type="float">
            <text:p>23774996</text:p>
          </table:table-cell>
          <table:table-cell table:formula="of:=LEN([.A54])" office:value-type="float" office:value="8" calcext:value-type="float">
            <text:p>8</text:p>
          </table:table-cell>
          <table:table-cell table:formula="of:=RIGHT([.A5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4093251" calcext:value-type="float">
            <text:p>24093251</text:p>
          </table:table-cell>
          <table:table-cell table:formula="of:=LEN([.A55])" office:value-type="float" office:value="8" calcext:value-type="float">
            <text:p>8</text:p>
          </table:table-cell>
          <table:table-cell table:formula="of:=RIGHT([.A5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4876839" calcext:value-type="float">
            <text:p>24876839</text:p>
          </table:table-cell>
          <table:table-cell table:formula="of:=LEN([.A56])" office:value-type="float" office:value="8" calcext:value-type="float">
            <text:p>8</text:p>
          </table:table-cell>
          <table:table-cell table:formula="of:=RIGHT([.A5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5950464" calcext:value-type="float">
            <text:p>25950464</text:p>
          </table:table-cell>
          <table:table-cell table:formula="of:=LEN([.A57])" office:value-type="float" office:value="8" calcext:value-type="float">
            <text:p>8</text:p>
          </table:table-cell>
          <table:table-cell table:formula="of:=RIGHT([.A5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6844894" calcext:value-type="float">
            <text:p>26844894</text:p>
          </table:table-cell>
          <table:table-cell table:formula="of:=LEN([.A58])" office:value-type="float" office:value="8" calcext:value-type="float">
            <text:p>8</text:p>
          </table:table-cell>
          <table:table-cell table:formula="of:=RIGHT([.A5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7267668" calcext:value-type="float">
            <text:p>27267668</text:p>
          </table:table-cell>
          <table:table-cell table:formula="of:=LEN([.A59])" office:value-type="float" office:value="8" calcext:value-type="float">
            <text:p>8</text:p>
          </table:table-cell>
          <table:table-cell table:formula="of:=RIGHT([.A5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7556528" calcext:value-type="float">
            <text:p>27556528</text:p>
          </table:table-cell>
          <table:table-cell table:formula="of:=LEN([.A60])" office:value-type="float" office:value="8" calcext:value-type="float">
            <text:p>8</text:p>
          </table:table-cell>
          <table:table-cell table:formula="of:=RIGHT([.A6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7866229" calcext:value-type="float">
            <text:p>27866229</text:p>
          </table:table-cell>
          <table:table-cell table:formula="of:=LEN([.A61])" office:value-type="float" office:value="8" calcext:value-type="float">
            <text:p>8</text:p>
          </table:table-cell>
          <table:table-cell table:formula="of:=RIGHT([.A6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8646842" calcext:value-type="float">
            <text:p>28646842</text:p>
          </table:table-cell>
          <table:table-cell table:formula="of:=LEN([.A62])" office:value-type="float" office:value="8" calcext:value-type="float">
            <text:p>8</text:p>
          </table:table-cell>
          <table:table-cell table:formula="of:=RIGHT([.A6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0508741" calcext:value-type="float">
            <text:p>30508741</text:p>
          </table:table-cell>
          <table:table-cell table:formula="of:=LEN([.A63])" office:value-type="float" office:value="8" calcext:value-type="float">
            <text:p>8</text:p>
          </table:table-cell>
          <table:table-cell table:formula="of:=RIGHT([.A6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1160139" calcext:value-type="float">
            <text:p>31160139</text:p>
          </table:table-cell>
          <table:table-cell table:formula="of:=LEN([.A64])" office:value-type="float" office:value="8" calcext:value-type="float">
            <text:p>8</text:p>
          </table:table-cell>
          <table:table-cell table:formula="of:=RIGHT([.A6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1270613" calcext:value-type="float">
            <text:p>31270613</text:p>
          </table:table-cell>
          <table:table-cell table:formula="of:=LEN([.A65])" office:value-type="float" office:value="8" calcext:value-type="float">
            <text:p>8</text:p>
          </table:table-cell>
          <table:table-cell table:formula="of:=RIGHT([.A6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1380206" calcext:value-type="float">
            <text:p>31380206</text:p>
          </table:table-cell>
          <table:table-cell table:formula="of:=LEN([.A66])" office:value-type="float" office:value="8" calcext:value-type="float">
            <text:p>8</text:p>
          </table:table-cell>
          <table:table-cell table:formula="of:=RIGHT([.A6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1462077" calcext:value-type="float">
            <text:p>31462077</text:p>
          </table:table-cell>
          <table:table-cell table:formula="of:=LEN([.A67])" office:value-type="float" office:value="8" calcext:value-type="float">
            <text:p>8</text:p>
          </table:table-cell>
          <table:table-cell table:formula="of:=RIGHT([.A6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1467033" calcext:value-type="float">
            <text:p>31467033</text:p>
          </table:table-cell>
          <table:table-cell table:formula="of:=LEN([.A68])" office:value-type="float" office:value="8" calcext:value-type="float">
            <text:p>8</text:p>
          </table:table-cell>
          <table:table-cell table:formula="of:=RIGHT([.A6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1612435" calcext:value-type="float">
            <text:p>31612435</text:p>
          </table:table-cell>
          <table:table-cell table:formula="of:=LEN([.A69])" office:value-type="float" office:value="8" calcext:value-type="float">
            <text:p>8</text:p>
          </table:table-cell>
          <table:table-cell table:formula="of:=RIGHT([.A6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2178083" calcext:value-type="float">
            <text:p>32178083</text:p>
          </table:table-cell>
          <table:table-cell table:formula="of:=LEN([.A70])" office:value-type="float" office:value="8" calcext:value-type="float">
            <text:p>8</text:p>
          </table:table-cell>
          <table:table-cell table:formula="of:=RIGHT([.A7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3382915" calcext:value-type="float">
            <text:p>33382915</text:p>
          </table:table-cell>
          <table:table-cell table:formula="of:=LEN([.A71])" office:value-type="float" office:value="8" calcext:value-type="float">
            <text:p>8</text:p>
          </table:table-cell>
          <table:table-cell table:formula="of:=RIGHT([.A7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3879292" calcext:value-type="float">
            <text:p>33879292</text:p>
          </table:table-cell>
          <table:table-cell table:formula="of:=LEN([.A72])" office:value-type="float" office:value="8" calcext:value-type="float">
            <text:p>8</text:p>
          </table:table-cell>
          <table:table-cell table:formula="of:=RIGHT([.A7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3958085" calcext:value-type="float">
            <text:p>33958085</text:p>
          </table:table-cell>
          <table:table-cell table:formula="of:=LEN([.A73])" office:value-type="float" office:value="8" calcext:value-type="float">
            <text:p>8</text:p>
          </table:table-cell>
          <table:table-cell table:formula="of:=RIGHT([.A7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4280319" calcext:value-type="float">
            <text:p>34280319</text:p>
          </table:table-cell>
          <table:table-cell table:formula="of:=LEN([.A74])" office:value-type="float" office:value="8" calcext:value-type="float">
            <text:p>8</text:p>
          </table:table-cell>
          <table:table-cell table:formula="of:=RIGHT([.A7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4563127" calcext:value-type="float">
            <text:p>34563127</text:p>
          </table:table-cell>
          <table:table-cell table:formula="of:=LEN([.A75])" office:value-type="float" office:value="8" calcext:value-type="float">
            <text:p>8</text:p>
          </table:table-cell>
          <table:table-cell table:formula="of:=RIGHT([.A7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4869897" calcext:value-type="float">
            <text:p>34869897</text:p>
          </table:table-cell>
          <table:table-cell table:formula="of:=LEN([.A76])" office:value-type="float" office:value="8" calcext:value-type="float">
            <text:p>8</text:p>
          </table:table-cell>
          <table:table-cell table:formula="of:=RIGHT([.A7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5535488" calcext:value-type="float">
            <text:p>35535488</text:p>
          </table:table-cell>
          <table:table-cell table:formula="of:=LEN([.A77])" office:value-type="float" office:value="8" calcext:value-type="float">
            <text:p>8</text:p>
          </table:table-cell>
          <table:table-cell table:formula="of:=RIGHT([.A7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6572478" calcext:value-type="float">
            <text:p>36572478</text:p>
          </table:table-cell>
          <table:table-cell table:formula="of:=LEN([.A78])" office:value-type="float" office:value="8" calcext:value-type="float">
            <text:p>8</text:p>
          </table:table-cell>
          <table:table-cell table:formula="of:=RIGHT([.A7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6778777" calcext:value-type="float">
            <text:p>36778777</text:p>
          </table:table-cell>
          <table:table-cell table:formula="of:=LEN([.A79])" office:value-type="float" office:value="8" calcext:value-type="float">
            <text:p>8</text:p>
          </table:table-cell>
          <table:table-cell table:formula="of:=RIGHT([.A7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6894160" calcext:value-type="float">
            <text:p>36894160</text:p>
          </table:table-cell>
          <table:table-cell table:formula="of:=LEN([.A80])" office:value-type="float" office:value="8" calcext:value-type="float">
            <text:p>8</text:p>
          </table:table-cell>
          <table:table-cell table:formula="of:=RIGHT([.A8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7708237" calcext:value-type="float">
            <text:p>37708237</text:p>
          </table:table-cell>
          <table:table-cell table:formula="of:=LEN([.A81])" office:value-type="float" office:value="8" calcext:value-type="float">
            <text:p>8</text:p>
          </table:table-cell>
          <table:table-cell table:formula="of:=RIGHT([.A8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8629660" calcext:value-type="float">
            <text:p>38629660</text:p>
          </table:table-cell>
          <table:table-cell table:formula="of:=LEN([.A82])" office:value-type="float" office:value="8" calcext:value-type="float">
            <text:p>8</text:p>
          </table:table-cell>
          <table:table-cell table:formula="of:=RIGHT([.A8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9845736" calcext:value-type="float">
            <text:p>39845736</text:p>
          </table:table-cell>
          <table:table-cell table:formula="of:=LEN([.A83])" office:value-type="float" office:value="8" calcext:value-type="float">
            <text:p>8</text:p>
          </table:table-cell>
          <table:table-cell table:formula="of:=RIGHT([.A8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9964637" calcext:value-type="float">
            <text:p>39964637</text:p>
          </table:table-cell>
          <table:table-cell table:formula="of:=LEN([.A84])" office:value-type="float" office:value="8" calcext:value-type="float">
            <text:p>8</text:p>
          </table:table-cell>
          <table:table-cell table:formula="of:=RIGHT([.A8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0100963" calcext:value-type="float">
            <text:p>40100963</text:p>
          </table:table-cell>
          <table:table-cell table:formula="of:=LEN([.A85])" office:value-type="float" office:value="8" calcext:value-type="float">
            <text:p>8</text:p>
          </table:table-cell>
          <table:table-cell table:formula="of:=RIGHT([.A8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0474204" calcext:value-type="float">
            <text:p>40474204</text:p>
          </table:table-cell>
          <table:table-cell table:formula="of:=LEN([.A86])" office:value-type="float" office:value="8" calcext:value-type="float">
            <text:p>8</text:p>
          </table:table-cell>
          <table:table-cell table:formula="of:=RIGHT([.A8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0822270" calcext:value-type="float">
            <text:p>40822270</text:p>
          </table:table-cell>
          <table:table-cell table:formula="of:=LEN([.A87])" office:value-type="float" office:value="8" calcext:value-type="float">
            <text:p>8</text:p>
          </table:table-cell>
          <table:table-cell table:formula="of:=RIGHT([.A8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1919604" calcext:value-type="float">
            <text:p>41919604</text:p>
          </table:table-cell>
          <table:table-cell table:formula="of:=LEN([.A88])" office:value-type="float" office:value="8" calcext:value-type="float">
            <text:p>8</text:p>
          </table:table-cell>
          <table:table-cell table:formula="of:=RIGHT([.A8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2894419" calcext:value-type="float">
            <text:p>42894419</text:p>
          </table:table-cell>
          <table:table-cell table:formula="of:=LEN([.A89])" office:value-type="float" office:value="8" calcext:value-type="float">
            <text:p>8</text:p>
          </table:table-cell>
          <table:table-cell table:formula="of:=RIGHT([.A8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2950579" calcext:value-type="float">
            <text:p>42950579</text:p>
          </table:table-cell>
          <table:table-cell table:formula="of:=LEN([.A90])" office:value-type="float" office:value="8" calcext:value-type="float">
            <text:p>8</text:p>
          </table:table-cell>
          <table:table-cell table:formula="of:=RIGHT([.A9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3450351" calcext:value-type="float">
            <text:p>43450351</text:p>
          </table:table-cell>
          <table:table-cell table:formula="of:=LEN([.A91])" office:value-type="float" office:value="8" calcext:value-type="float">
            <text:p>8</text:p>
          </table:table-cell>
          <table:table-cell table:formula="of:=RIGHT([.A9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3722552" calcext:value-type="float">
            <text:p>43722552</text:p>
          </table:table-cell>
          <table:table-cell table:formula="of:=LEN([.A92])" office:value-type="float" office:value="8" calcext:value-type="float">
            <text:p>8</text:p>
          </table:table-cell>
          <table:table-cell table:formula="of:=RIGHT([.A9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4701231" calcext:value-type="float">
            <text:p>44701231</text:p>
          </table:table-cell>
          <table:table-cell table:formula="of:=LEN([.A93])" office:value-type="float" office:value="8" calcext:value-type="float">
            <text:p>8</text:p>
          </table:table-cell>
          <table:table-cell table:formula="of:=RIGHT([.A9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6154001" calcext:value-type="float">
            <text:p>46154001</text:p>
          </table:table-cell>
          <table:table-cell table:formula="of:=LEN([.A94])" office:value-type="float" office:value="8" calcext:value-type="float">
            <text:p>8</text:p>
          </table:table-cell>
          <table:table-cell table:formula="of:=RIGHT([.A9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7336820" calcext:value-type="float">
            <text:p>47336820</text:p>
          </table:table-cell>
          <table:table-cell table:formula="of:=LEN([.A95])" office:value-type="float" office:value="8" calcext:value-type="float">
            <text:p>8</text:p>
          </table:table-cell>
          <table:table-cell table:formula="of:=RIGHT([.A9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8494971" calcext:value-type="float">
            <text:p>48494971</text:p>
          </table:table-cell>
          <table:table-cell table:formula="of:=LEN([.A96])" office:value-type="float" office:value="8" calcext:value-type="float">
            <text:p>8</text:p>
          </table:table-cell>
          <table:table-cell table:formula="of:=RIGHT([.A9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8564132" calcext:value-type="float">
            <text:p>48564132</text:p>
          </table:table-cell>
          <table:table-cell table:formula="of:=LEN([.A97])" office:value-type="float" office:value="8" calcext:value-type="float">
            <text:p>8</text:p>
          </table:table-cell>
          <table:table-cell table:formula="of:=RIGHT([.A9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8806750" calcext:value-type="float">
            <text:p>48806750</text:p>
          </table:table-cell>
          <table:table-cell table:formula="of:=LEN([.A98])" office:value-type="float" office:value="8" calcext:value-type="float">
            <text:p>8</text:p>
          </table:table-cell>
          <table:table-cell table:formula="of:=RIGHT([.A9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9855243" calcext:value-type="float">
            <text:p>49855243</text:p>
          </table:table-cell>
          <table:table-cell table:formula="of:=LEN([.A99])" office:value-type="float" office:value="8" calcext:value-type="float">
            <text:p>8</text:p>
          </table:table-cell>
          <table:table-cell table:formula="of:=RIGHT([.A9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9891420" calcext:value-type="float">
            <text:p>49891420</text:p>
          </table:table-cell>
          <table:table-cell table:formula="of:=LEN([.A100])" office:value-type="float" office:value="8" calcext:value-type="float">
            <text:p>8</text:p>
          </table:table-cell>
          <table:table-cell table:formula="of:=RIGHT([.A10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0955689" calcext:value-type="float">
            <text:p>50955689</text:p>
          </table:table-cell>
          <table:table-cell table:formula="of:=LEN([.A101])" office:value-type="float" office:value="8" calcext:value-type="float">
            <text:p>8</text:p>
          </table:table-cell>
          <table:table-cell table:formula="of:=RIGHT([.A10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1822960" calcext:value-type="float">
            <text:p>51822960</text:p>
          </table:table-cell>
          <table:table-cell table:formula="of:=LEN([.A102])" office:value-type="float" office:value="8" calcext:value-type="float">
            <text:p>8</text:p>
          </table:table-cell>
          <table:table-cell table:formula="of:=RIGHT([.A10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1867392" calcext:value-type="float">
            <text:p>51867392</text:p>
          </table:table-cell>
          <table:table-cell table:formula="of:=LEN([.A103])" office:value-type="float" office:value="8" calcext:value-type="float">
            <text:p>8</text:p>
          </table:table-cell>
          <table:table-cell table:formula="of:=RIGHT([.A10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1882011" calcext:value-type="float">
            <text:p>51882011</text:p>
          </table:table-cell>
          <table:table-cell table:formula="of:=LEN([.A104])" office:value-type="float" office:value="8" calcext:value-type="float">
            <text:p>8</text:p>
          </table:table-cell>
          <table:table-cell table:formula="of:=RIGHT([.A10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1894996" calcext:value-type="float">
            <text:p>51894996</text:p>
          </table:table-cell>
          <table:table-cell table:formula="of:=LEN([.A105])" office:value-type="float" office:value="8" calcext:value-type="float">
            <text:p>8</text:p>
          </table:table-cell>
          <table:table-cell table:formula="of:=RIGHT([.A10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1975384" calcext:value-type="float">
            <text:p>51975384</text:p>
          </table:table-cell>
          <table:table-cell table:formula="of:=LEN([.A106])" office:value-type="float" office:value="8" calcext:value-type="float">
            <text:p>8</text:p>
          </table:table-cell>
          <table:table-cell table:formula="of:=RIGHT([.A10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2137920" calcext:value-type="float">
            <text:p>52137920</text:p>
          </table:table-cell>
          <table:table-cell table:formula="of:=LEN([.A107])" office:value-type="float" office:value="8" calcext:value-type="float">
            <text:p>8</text:p>
          </table:table-cell>
          <table:table-cell table:formula="of:=RIGHT([.A10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2156641" calcext:value-type="float">
            <text:p>52156641</text:p>
          </table:table-cell>
          <table:table-cell table:formula="of:=LEN([.A108])" office:value-type="float" office:value="8" calcext:value-type="float">
            <text:p>8</text:p>
          </table:table-cell>
          <table:table-cell table:formula="of:=RIGHT([.A10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2279854" calcext:value-type="float">
            <text:p>52279854</text:p>
          </table:table-cell>
          <table:table-cell table:formula="of:=LEN([.A109])" office:value-type="float" office:value="8" calcext:value-type="float">
            <text:p>8</text:p>
          </table:table-cell>
          <table:table-cell table:formula="of:=RIGHT([.A10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2742871" calcext:value-type="float">
            <text:p>52742871</text:p>
          </table:table-cell>
          <table:table-cell table:formula="of:=LEN([.A110])" office:value-type="float" office:value="8" calcext:value-type="float">
            <text:p>8</text:p>
          </table:table-cell>
          <table:table-cell table:formula="of:=RIGHT([.A11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3009306" calcext:value-type="float">
            <text:p>53009306</text:p>
          </table:table-cell>
          <table:table-cell table:formula="of:=LEN([.A111])" office:value-type="float" office:value="8" calcext:value-type="float">
            <text:p>8</text:p>
          </table:table-cell>
          <table:table-cell table:formula="of:=RIGHT([.A11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3041038" calcext:value-type="float">
            <text:p>53041038</text:p>
          </table:table-cell>
          <table:table-cell table:formula="of:=LEN([.A112])" office:value-type="float" office:value="8" calcext:value-type="float">
            <text:p>8</text:p>
          </table:table-cell>
          <table:table-cell table:formula="of:=RIGHT([.A11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4737376" calcext:value-type="float">
            <text:p>54737376</text:p>
          </table:table-cell>
          <table:table-cell table:formula="of:=LEN([.A113])" office:value-type="float" office:value="8" calcext:value-type="float">
            <text:p>8</text:p>
          </table:table-cell>
          <table:table-cell table:formula="of:=RIGHT([.A11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5149869" calcext:value-type="float">
            <text:p>55149869</text:p>
          </table:table-cell>
          <table:table-cell table:formula="of:=LEN([.A114])" office:value-type="float" office:value="8" calcext:value-type="float">
            <text:p>8</text:p>
          </table:table-cell>
          <table:table-cell table:formula="of:=RIGHT([.A11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5154601" calcext:value-type="float">
            <text:p>55154601</text:p>
          </table:table-cell>
          <table:table-cell table:formula="of:=LEN([.A115])" office:value-type="float" office:value="8" calcext:value-type="float">
            <text:p>8</text:p>
          </table:table-cell>
          <table:table-cell table:formula="of:=RIGHT([.A11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5214078" calcext:value-type="float">
            <text:p>55214078</text:p>
          </table:table-cell>
          <table:table-cell table:formula="of:=LEN([.A116])" office:value-type="float" office:value="8" calcext:value-type="float">
            <text:p>8</text:p>
          </table:table-cell>
          <table:table-cell table:formula="of:=RIGHT([.A11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5596854" calcext:value-type="float">
            <text:p>55596854</text:p>
          </table:table-cell>
          <table:table-cell table:formula="of:=LEN([.A117])" office:value-type="float" office:value="8" calcext:value-type="float">
            <text:p>8</text:p>
          </table:table-cell>
          <table:table-cell table:formula="of:=RIGHT([.A11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6142392" calcext:value-type="float">
            <text:p>56142392</text:p>
          </table:table-cell>
          <table:table-cell table:formula="of:=LEN([.A118])" office:value-type="float" office:value="8" calcext:value-type="float">
            <text:p>8</text:p>
          </table:table-cell>
          <table:table-cell table:formula="of:=RIGHT([.A11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6279167" calcext:value-type="float">
            <text:p>56279167</text:p>
          </table:table-cell>
          <table:table-cell table:formula="of:=LEN([.A119])" office:value-type="float" office:value="8" calcext:value-type="float">
            <text:p>8</text:p>
          </table:table-cell>
          <table:table-cell table:formula="of:=RIGHT([.A11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7212838" calcext:value-type="float">
            <text:p>57212838</text:p>
          </table:table-cell>
          <table:table-cell table:formula="of:=LEN([.A120])" office:value-type="float" office:value="8" calcext:value-type="float">
            <text:p>8</text:p>
          </table:table-cell>
          <table:table-cell table:formula="of:=RIGHT([.A12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7696286" calcext:value-type="float">
            <text:p>57696286</text:p>
          </table:table-cell>
          <table:table-cell table:formula="of:=LEN([.A121])" office:value-type="float" office:value="8" calcext:value-type="float">
            <text:p>8</text:p>
          </table:table-cell>
          <table:table-cell table:formula="of:=RIGHT([.A12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7734738" calcext:value-type="float">
            <text:p>57734738</text:p>
          </table:table-cell>
          <table:table-cell table:formula="of:=LEN([.A122])" office:value-type="float" office:value="8" calcext:value-type="float">
            <text:p>8</text:p>
          </table:table-cell>
          <table:table-cell table:formula="of:=RIGHT([.A12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8146691" calcext:value-type="float">
            <text:p>58146691</text:p>
          </table:table-cell>
          <table:table-cell table:formula="of:=LEN([.A123])" office:value-type="float" office:value="8" calcext:value-type="float">
            <text:p>8</text:p>
          </table:table-cell>
          <table:table-cell table:formula="of:=RIGHT([.A12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9765668" calcext:value-type="float">
            <text:p>59765668</text:p>
          </table:table-cell>
          <table:table-cell table:formula="of:=LEN([.A124])" office:value-type="float" office:value="8" calcext:value-type="float">
            <text:p>8</text:p>
          </table:table-cell>
          <table:table-cell table:formula="of:=RIGHT([.A12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9869692" calcext:value-type="float">
            <text:p>59869692</text:p>
          </table:table-cell>
          <table:table-cell table:formula="of:=LEN([.A125])" office:value-type="float" office:value="8" calcext:value-type="float">
            <text:p>8</text:p>
          </table:table-cell>
          <table:table-cell table:formula="of:=RIGHT([.A12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0332370" calcext:value-type="float">
            <text:p>60332370</text:p>
          </table:table-cell>
          <table:table-cell table:formula="of:=LEN([.A126])" office:value-type="float" office:value="8" calcext:value-type="float">
            <text:p>8</text:p>
          </table:table-cell>
          <table:table-cell table:formula="of:=RIGHT([.A12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1025063" calcext:value-type="float">
            <text:p>61025063</text:p>
          </table:table-cell>
          <table:table-cell table:formula="of:=LEN([.A127])" office:value-type="float" office:value="8" calcext:value-type="float">
            <text:p>8</text:p>
          </table:table-cell>
          <table:table-cell table:formula="of:=RIGHT([.A12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1893012" calcext:value-type="float">
            <text:p>61893012</text:p>
          </table:table-cell>
          <table:table-cell table:formula="of:=LEN([.A128])" office:value-type="float" office:value="8" calcext:value-type="float">
            <text:p>8</text:p>
          </table:table-cell>
          <table:table-cell table:formula="of:=RIGHT([.A12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2681197" calcext:value-type="float">
            <text:p>62681197</text:p>
          </table:table-cell>
          <table:table-cell table:formula="of:=LEN([.A129])" office:value-type="float" office:value="8" calcext:value-type="float">
            <text:p>8</text:p>
          </table:table-cell>
          <table:table-cell table:formula="of:=RIGHT([.A12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3186820" calcext:value-type="float">
            <text:p>63186820</text:p>
          </table:table-cell>
          <table:table-cell table:formula="of:=LEN([.A130])" office:value-type="float" office:value="8" calcext:value-type="float">
            <text:p>8</text:p>
          </table:table-cell>
          <table:table-cell table:formula="of:=RIGHT([.A13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3758696" calcext:value-type="float">
            <text:p>63758696</text:p>
          </table:table-cell>
          <table:table-cell table:formula="of:=LEN([.A131])" office:value-type="float" office:value="8" calcext:value-type="float">
            <text:p>8</text:p>
          </table:table-cell>
          <table:table-cell table:formula="of:=RIGHT([.A13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3778756" calcext:value-type="float">
            <text:p>63778756</text:p>
          </table:table-cell>
          <table:table-cell table:formula="of:=LEN([.A132])" office:value-type="float" office:value="8" calcext:value-type="float">
            <text:p>8</text:p>
          </table:table-cell>
          <table:table-cell table:formula="of:=RIGHT([.A13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3855416" calcext:value-type="float">
            <text:p>63855416</text:p>
          </table:table-cell>
          <table:table-cell table:formula="of:=LEN([.A133])" office:value-type="float" office:value="8" calcext:value-type="float">
            <text:p>8</text:p>
          </table:table-cell>
          <table:table-cell table:formula="of:=RIGHT([.A13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4430134" calcext:value-type="float">
            <text:p>64430134</text:p>
          </table:table-cell>
          <table:table-cell table:formula="of:=LEN([.A134])" office:value-type="float" office:value="8" calcext:value-type="float">
            <text:p>8</text:p>
          </table:table-cell>
          <table:table-cell table:formula="of:=RIGHT([.A13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5025815" calcext:value-type="float">
            <text:p>65025815</text:p>
          </table:table-cell>
          <table:table-cell table:formula="of:=LEN([.A135])" office:value-type="float" office:value="8" calcext:value-type="float">
            <text:p>8</text:p>
          </table:table-cell>
          <table:table-cell table:formula="of:=RIGHT([.A13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5125330" calcext:value-type="float">
            <text:p>65125330</text:p>
          </table:table-cell>
          <table:table-cell table:formula="of:=LEN([.A136])" office:value-type="float" office:value="8" calcext:value-type="float">
            <text:p>8</text:p>
          </table:table-cell>
          <table:table-cell table:formula="of:=RIGHT([.A13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5218736" calcext:value-type="float">
            <text:p>65218736</text:p>
          </table:table-cell>
          <table:table-cell table:formula="of:=LEN([.A137])" office:value-type="float" office:value="8" calcext:value-type="float">
            <text:p>8</text:p>
          </table:table-cell>
          <table:table-cell table:formula="of:=RIGHT([.A13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5259329" calcext:value-type="float">
            <text:p>65259329</text:p>
          </table:table-cell>
          <table:table-cell table:formula="of:=LEN([.A138])" office:value-type="float" office:value="8" calcext:value-type="float">
            <text:p>8</text:p>
          </table:table-cell>
          <table:table-cell table:formula="of:=RIGHT([.A13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5851835" calcext:value-type="float">
            <text:p>65851835</text:p>
          </table:table-cell>
          <table:table-cell table:formula="of:=LEN([.A139])" office:value-type="float" office:value="8" calcext:value-type="float">
            <text:p>8</text:p>
          </table:table-cell>
          <table:table-cell table:formula="of:=RIGHT([.A13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6102419" calcext:value-type="float">
            <text:p>66102419</text:p>
          </table:table-cell>
          <table:table-cell table:formula="of:=LEN([.A140])" office:value-type="float" office:value="8" calcext:value-type="float">
            <text:p>8</text:p>
          </table:table-cell>
          <table:table-cell table:formula="of:=RIGHT([.A14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6114756" calcext:value-type="float">
            <text:p>66114756</text:p>
          </table:table-cell>
          <table:table-cell table:formula="of:=LEN([.A141])" office:value-type="float" office:value="8" calcext:value-type="float">
            <text:p>8</text:p>
          </table:table-cell>
          <table:table-cell table:formula="of:=RIGHT([.A14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6354064" calcext:value-type="float">
            <text:p>66354064</text:p>
          </table:table-cell>
          <table:table-cell table:formula="of:=LEN([.A142])" office:value-type="float" office:value="8" calcext:value-type="float">
            <text:p>8</text:p>
          </table:table-cell>
          <table:table-cell table:formula="of:=RIGHT([.A14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6544384" calcext:value-type="float">
            <text:p>66544384</text:p>
          </table:table-cell>
          <table:table-cell table:formula="of:=LEN([.A143])" office:value-type="float" office:value="8" calcext:value-type="float">
            <text:p>8</text:p>
          </table:table-cell>
          <table:table-cell table:formula="of:=RIGHT([.A14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6724836" calcext:value-type="float">
            <text:p>66724836</text:p>
          </table:table-cell>
          <table:table-cell table:formula="of:=LEN([.A144])" office:value-type="float" office:value="8" calcext:value-type="float">
            <text:p>8</text:p>
          </table:table-cell>
          <table:table-cell table:formula="of:=RIGHT([.A14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6730050" calcext:value-type="float">
            <text:p>66730050</text:p>
          </table:table-cell>
          <table:table-cell table:formula="of:=LEN([.A145])" office:value-type="float" office:value="8" calcext:value-type="float">
            <text:p>8</text:p>
          </table:table-cell>
          <table:table-cell table:formula="of:=RIGHT([.A14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6902580" calcext:value-type="float">
            <text:p>66902580</text:p>
          </table:table-cell>
          <table:table-cell table:formula="of:=LEN([.A146])" office:value-type="float" office:value="8" calcext:value-type="float">
            <text:p>8</text:p>
          </table:table-cell>
          <table:table-cell table:formula="of:=RIGHT([.A14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7182047" calcext:value-type="float">
            <text:p>67182047</text:p>
          </table:table-cell>
          <table:table-cell table:formula="of:=LEN([.A147])" office:value-type="float" office:value="8" calcext:value-type="float">
            <text:p>8</text:p>
          </table:table-cell>
          <table:table-cell table:formula="of:=RIGHT([.A14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7375029" calcext:value-type="float">
            <text:p>67375029</text:p>
          </table:table-cell>
          <table:table-cell table:formula="of:=LEN([.A148])" office:value-type="float" office:value="8" calcext:value-type="float">
            <text:p>8</text:p>
          </table:table-cell>
          <table:table-cell table:formula="of:=RIGHT([.A14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7821808" calcext:value-type="float">
            <text:p>67821808</text:p>
          </table:table-cell>
          <table:table-cell table:formula="of:=LEN([.A149])" office:value-type="float" office:value="8" calcext:value-type="float">
            <text:p>8</text:p>
          </table:table-cell>
          <table:table-cell table:formula="of:=RIGHT([.A14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8114370" calcext:value-type="float">
            <text:p>68114370</text:p>
          </table:table-cell>
          <table:table-cell table:formula="of:=LEN([.A150])" office:value-type="float" office:value="8" calcext:value-type="float">
            <text:p>8</text:p>
          </table:table-cell>
          <table:table-cell table:formula="of:=RIGHT([.A15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8117834" calcext:value-type="float">
            <text:p>68117834</text:p>
          </table:table-cell>
          <table:table-cell table:formula="of:=LEN([.A151])" office:value-type="float" office:value="8" calcext:value-type="float">
            <text:p>8</text:p>
          </table:table-cell>
          <table:table-cell table:formula="of:=RIGHT([.A15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8354533" calcext:value-type="float">
            <text:p>68354533</text:p>
          </table:table-cell>
          <table:table-cell table:formula="of:=LEN([.A152])" office:value-type="float" office:value="8" calcext:value-type="float">
            <text:p>8</text:p>
          </table:table-cell>
          <table:table-cell table:formula="of:=RIGHT([.A15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8816867" calcext:value-type="float">
            <text:p>68816867</text:p>
          </table:table-cell>
          <table:table-cell table:formula="of:=LEN([.A153])" office:value-type="float" office:value="8" calcext:value-type="float">
            <text:p>8</text:p>
          </table:table-cell>
          <table:table-cell table:formula="of:=RIGHT([.A15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8992682" calcext:value-type="float">
            <text:p>68992682</text:p>
          </table:table-cell>
          <table:table-cell table:formula="of:=LEN([.A154])" office:value-type="float" office:value="8" calcext:value-type="float">
            <text:p>8</text:p>
          </table:table-cell>
          <table:table-cell table:formula="of:=RIGHT([.A15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9025675" calcext:value-type="float">
            <text:p>69025675</text:p>
          </table:table-cell>
          <table:table-cell table:formula="of:=LEN([.A155])" office:value-type="float" office:value="8" calcext:value-type="float">
            <text:p>8</text:p>
          </table:table-cell>
          <table:table-cell table:formula="of:=RIGHT([.A15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9851042" calcext:value-type="float">
            <text:p>69851042</text:p>
          </table:table-cell>
          <table:table-cell table:formula="of:=LEN([.A156])" office:value-type="float" office:value="8" calcext:value-type="float">
            <text:p>8</text:p>
          </table:table-cell>
          <table:table-cell table:formula="of:=RIGHT([.A15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1633743" calcext:value-type="float">
            <text:p>71633743</text:p>
          </table:table-cell>
          <table:table-cell table:formula="of:=LEN([.A157])" office:value-type="float" office:value="8" calcext:value-type="float">
            <text:p>8</text:p>
          </table:table-cell>
          <table:table-cell table:formula="of:=RIGHT([.A15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3001521" calcext:value-type="float">
            <text:p>73001521</text:p>
          </table:table-cell>
          <table:table-cell table:formula="of:=LEN([.A158])" office:value-type="float" office:value="8" calcext:value-type="float">
            <text:p>8</text:p>
          </table:table-cell>
          <table:table-cell table:formula="of:=RIGHT([.A15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3439777" calcext:value-type="float">
            <text:p>73439777</text:p>
          </table:table-cell>
          <table:table-cell table:formula="of:=LEN([.A159])" office:value-type="float" office:value="8" calcext:value-type="float">
            <text:p>8</text:p>
          </table:table-cell>
          <table:table-cell table:formula="of:=RIGHT([.A15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3779876" calcext:value-type="float">
            <text:p>73779876</text:p>
          </table:table-cell>
          <table:table-cell table:formula="of:=LEN([.A160])" office:value-type="float" office:value="8" calcext:value-type="float">
            <text:p>8</text:p>
          </table:table-cell>
          <table:table-cell table:formula="of:=RIGHT([.A16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4740373" calcext:value-type="float">
            <text:p>74740373</text:p>
          </table:table-cell>
          <table:table-cell table:formula="of:=LEN([.A161])" office:value-type="float" office:value="8" calcext:value-type="float">
            <text:p>8</text:p>
          </table:table-cell>
          <table:table-cell table:formula="of:=RIGHT([.A16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4861129" calcext:value-type="float">
            <text:p>74861129</text:p>
          </table:table-cell>
          <table:table-cell table:formula="of:=LEN([.A162])" office:value-type="float" office:value="8" calcext:value-type="float">
            <text:p>8</text:p>
          </table:table-cell>
          <table:table-cell table:formula="of:=RIGHT([.A16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5135842" calcext:value-type="float">
            <text:p>75135842</text:p>
          </table:table-cell>
          <table:table-cell table:formula="of:=LEN([.A163])" office:value-type="float" office:value="8" calcext:value-type="float">
            <text:p>8</text:p>
          </table:table-cell>
          <table:table-cell table:formula="of:=RIGHT([.A16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5480479" calcext:value-type="float">
            <text:p>75480479</text:p>
          </table:table-cell>
          <table:table-cell table:formula="of:=LEN([.A164])" office:value-type="float" office:value="8" calcext:value-type="float">
            <text:p>8</text:p>
          </table:table-cell>
          <table:table-cell table:formula="of:=RIGHT([.A16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6073270" calcext:value-type="float">
            <text:p>76073270</text:p>
          </table:table-cell>
          <table:table-cell table:formula="of:=LEN([.A165])" office:value-type="float" office:value="8" calcext:value-type="float">
            <text:p>8</text:p>
          </table:table-cell>
          <table:table-cell table:formula="of:=RIGHT([.A16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6911397" calcext:value-type="float">
            <text:p>76911397</text:p>
          </table:table-cell>
          <table:table-cell table:formula="of:=LEN([.A166])" office:value-type="float" office:value="8" calcext:value-type="float">
            <text:p>8</text:p>
          </table:table-cell>
          <table:table-cell table:formula="of:=RIGHT([.A16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7129824" calcext:value-type="float">
            <text:p>77129824</text:p>
          </table:table-cell>
          <table:table-cell table:formula="of:=LEN([.A167])" office:value-type="float" office:value="8" calcext:value-type="float">
            <text:p>8</text:p>
          </table:table-cell>
          <table:table-cell table:formula="of:=RIGHT([.A16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8365230" calcext:value-type="float">
            <text:p>78365230</text:p>
          </table:table-cell>
          <table:table-cell table:formula="of:=LEN([.A168])" office:value-type="float" office:value="8" calcext:value-type="float">
            <text:p>8</text:p>
          </table:table-cell>
          <table:table-cell table:formula="of:=RIGHT([.A16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8681418" calcext:value-type="float">
            <text:p>78681418</text:p>
          </table:table-cell>
          <table:table-cell table:formula="of:=LEN([.A169])" office:value-type="float" office:value="8" calcext:value-type="float">
            <text:p>8</text:p>
          </table:table-cell>
          <table:table-cell table:formula="of:=RIGHT([.A16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9122696" calcext:value-type="float">
            <text:p>79122696</text:p>
          </table:table-cell>
          <table:table-cell table:formula="of:=LEN([.A170])" office:value-type="float" office:value="8" calcext:value-type="float">
            <text:p>8</text:p>
          </table:table-cell>
          <table:table-cell table:formula="of:=RIGHT([.A17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9124768" calcext:value-type="float">
            <text:p>79124768</text:p>
          </table:table-cell>
          <table:table-cell table:formula="of:=LEN([.A171])" office:value-type="float" office:value="8" calcext:value-type="float">
            <text:p>8</text:p>
          </table:table-cell>
          <table:table-cell table:formula="of:=RIGHT([.A17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9329071" calcext:value-type="float">
            <text:p>79329071</text:p>
          </table:table-cell>
          <table:table-cell table:formula="of:=LEN([.A172])" office:value-type="float" office:value="8" calcext:value-type="float">
            <text:p>8</text:p>
          </table:table-cell>
          <table:table-cell table:formula="of:=RIGHT([.A17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9740375" calcext:value-type="float">
            <text:p>79740375</text:p>
          </table:table-cell>
          <table:table-cell table:formula="of:=LEN([.A173])" office:value-type="float" office:value="8" calcext:value-type="float">
            <text:p>8</text:p>
          </table:table-cell>
          <table:table-cell table:formula="of:=RIGHT([.A17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0194003" calcext:value-type="float">
            <text:p>80194003</text:p>
          </table:table-cell>
          <table:table-cell table:formula="of:=LEN([.A174])" office:value-type="float" office:value="8" calcext:value-type="float">
            <text:p>8</text:p>
          </table:table-cell>
          <table:table-cell table:formula="of:=RIGHT([.A17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0651158" calcext:value-type="float">
            <text:p>80651158</text:p>
          </table:table-cell>
          <table:table-cell table:formula="of:=LEN([.A175])" office:value-type="float" office:value="8" calcext:value-type="float">
            <text:p>8</text:p>
          </table:table-cell>
          <table:table-cell table:formula="of:=RIGHT([.A17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0723815" calcext:value-type="float">
            <text:p>80723815</text:p>
          </table:table-cell>
          <table:table-cell table:formula="of:=LEN([.A176])" office:value-type="float" office:value="8" calcext:value-type="float">
            <text:p>8</text:p>
          </table:table-cell>
          <table:table-cell table:formula="of:=RIGHT([.A17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1252906" calcext:value-type="float">
            <text:p>81252906</text:p>
          </table:table-cell>
          <table:table-cell table:formula="of:=LEN([.A177])" office:value-type="float" office:value="8" calcext:value-type="float">
            <text:p>8</text:p>
          </table:table-cell>
          <table:table-cell table:formula="of:=RIGHT([.A17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1591600" calcext:value-type="float">
            <text:p>81591600</text:p>
          </table:table-cell>
          <table:table-cell table:formula="of:=LEN([.A178])" office:value-type="float" office:value="8" calcext:value-type="float">
            <text:p>8</text:p>
          </table:table-cell>
          <table:table-cell table:formula="of:=RIGHT([.A17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2534266" calcext:value-type="float">
            <text:p>82534266</text:p>
          </table:table-cell>
          <table:table-cell table:formula="of:=LEN([.A179])" office:value-type="float" office:value="8" calcext:value-type="float">
            <text:p>8</text:p>
          </table:table-cell>
          <table:table-cell table:formula="of:=RIGHT([.A17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2603692" calcext:value-type="float">
            <text:p>82603692</text:p>
          </table:table-cell>
          <table:table-cell table:formula="of:=LEN([.A180])" office:value-type="float" office:value="8" calcext:value-type="float">
            <text:p>8</text:p>
          </table:table-cell>
          <table:table-cell table:formula="of:=RIGHT([.A18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3748486" calcext:value-type="float">
            <text:p>83748486</text:p>
          </table:table-cell>
          <table:table-cell table:formula="of:=LEN([.A181])" office:value-type="float" office:value="8" calcext:value-type="float">
            <text:p>8</text:p>
          </table:table-cell>
          <table:table-cell table:formula="of:=RIGHT([.A18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5577810" calcext:value-type="float">
            <text:p>85577810</text:p>
          </table:table-cell>
          <table:table-cell table:formula="of:=LEN([.A182])" office:value-type="float" office:value="8" calcext:value-type="float">
            <text:p>8</text:p>
          </table:table-cell>
          <table:table-cell table:formula="of:=RIGHT([.A18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5862248" calcext:value-type="float">
            <text:p>85862248</text:p>
          </table:table-cell>
          <table:table-cell table:formula="of:=LEN([.A183])" office:value-type="float" office:value="8" calcext:value-type="float">
            <text:p>8</text:p>
          </table:table-cell>
          <table:table-cell table:formula="of:=RIGHT([.A18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7200284" calcext:value-type="float">
            <text:p>87200284</text:p>
          </table:table-cell>
          <table:table-cell table:formula="of:=LEN([.A184])" office:value-type="float" office:value="8" calcext:value-type="float">
            <text:p>8</text:p>
          </table:table-cell>
          <table:table-cell table:formula="of:=RIGHT([.A18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7231906" calcext:value-type="float">
            <text:p>87231906</text:p>
          </table:table-cell>
          <table:table-cell table:formula="of:=LEN([.A185])" office:value-type="float" office:value="8" calcext:value-type="float">
            <text:p>8</text:p>
          </table:table-cell>
          <table:table-cell table:formula="of:=RIGHT([.A18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7864923" calcext:value-type="float">
            <text:p>87864923</text:p>
          </table:table-cell>
          <table:table-cell table:formula="of:=LEN([.A186])" office:value-type="float" office:value="8" calcext:value-type="float">
            <text:p>8</text:p>
          </table:table-cell>
          <table:table-cell table:formula="of:=RIGHT([.A18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8647402" calcext:value-type="float">
            <text:p>88647402</text:p>
          </table:table-cell>
          <table:table-cell table:formula="of:=LEN([.A187])" office:value-type="float" office:value="8" calcext:value-type="float">
            <text:p>8</text:p>
          </table:table-cell>
          <table:table-cell table:formula="of:=RIGHT([.A18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9179756" calcext:value-type="float">
            <text:p>89179756</text:p>
          </table:table-cell>
          <table:table-cell table:formula="of:=LEN([.A188])" office:value-type="float" office:value="8" calcext:value-type="float">
            <text:p>8</text:p>
          </table:table-cell>
          <table:table-cell table:formula="of:=RIGHT([.A18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9407370" calcext:value-type="float">
            <text:p>89407370</text:p>
          </table:table-cell>
          <table:table-cell table:formula="of:=LEN([.A189])" office:value-type="float" office:value="8" calcext:value-type="float">
            <text:p>8</text:p>
          </table:table-cell>
          <table:table-cell table:formula="of:=RIGHT([.A18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9903834" calcext:value-type="float">
            <text:p>89903834</text:p>
          </table:table-cell>
          <table:table-cell table:formula="of:=LEN([.A190])" office:value-type="float" office:value="8" calcext:value-type="float">
            <text:p>8</text:p>
          </table:table-cell>
          <table:table-cell table:formula="of:=RIGHT([.A19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9948775" calcext:value-type="float">
            <text:p>89948775</text:p>
          </table:table-cell>
          <table:table-cell table:formula="of:=LEN([.A191])" office:value-type="float" office:value="8" calcext:value-type="float">
            <text:p>8</text:p>
          </table:table-cell>
          <table:table-cell table:formula="of:=RIGHT([.A19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1002124" calcext:value-type="float">
            <text:p>91002124</text:p>
          </table:table-cell>
          <table:table-cell table:formula="of:=LEN([.A192])" office:value-type="float" office:value="8" calcext:value-type="float">
            <text:p>8</text:p>
          </table:table-cell>
          <table:table-cell table:formula="of:=RIGHT([.A19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1211750" calcext:value-type="float">
            <text:p>91211750</text:p>
          </table:table-cell>
          <table:table-cell table:formula="of:=LEN([.A193])" office:value-type="float" office:value="8" calcext:value-type="float">
            <text:p>8</text:p>
          </table:table-cell>
          <table:table-cell table:formula="of:=RIGHT([.A19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1812625" calcext:value-type="float">
            <text:p>91812625</text:p>
          </table:table-cell>
          <table:table-cell table:formula="of:=LEN([.A194])" office:value-type="float" office:value="8" calcext:value-type="float">
            <text:p>8</text:p>
          </table:table-cell>
          <table:table-cell table:formula="of:=RIGHT([.A19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2570952" calcext:value-type="float">
            <text:p>92570952</text:p>
          </table:table-cell>
          <table:table-cell table:formula="of:=LEN([.A195])" office:value-type="float" office:value="8" calcext:value-type="float">
            <text:p>8</text:p>
          </table:table-cell>
          <table:table-cell table:formula="of:=RIGHT([.A19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3661622" calcext:value-type="float">
            <text:p>93661622</text:p>
          </table:table-cell>
          <table:table-cell table:formula="of:=LEN([.A196])" office:value-type="float" office:value="8" calcext:value-type="float">
            <text:p>8</text:p>
          </table:table-cell>
          <table:table-cell table:formula="of:=RIGHT([.A19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4346881" calcext:value-type="float">
            <text:p>94346881</text:p>
          </table:table-cell>
          <table:table-cell table:formula="of:=LEN([.A197])" office:value-type="float" office:value="8" calcext:value-type="float">
            <text:p>8</text:p>
          </table:table-cell>
          <table:table-cell table:formula="of:=RIGHT([.A19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5009771" calcext:value-type="float">
            <text:p>95009771</text:p>
          </table:table-cell>
          <table:table-cell table:formula="of:=LEN([.A198])" office:value-type="float" office:value="8" calcext:value-type="float">
            <text:p>8</text:p>
          </table:table-cell>
          <table:table-cell table:formula="of:=RIGHT([.A19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5020973" calcext:value-type="float">
            <text:p>95020973</text:p>
          </table:table-cell>
          <table:table-cell table:formula="of:=LEN([.A199])" office:value-type="float" office:value="8" calcext:value-type="float">
            <text:p>8</text:p>
          </table:table-cell>
          <table:table-cell table:formula="of:=RIGHT([.A19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5487252" calcext:value-type="float">
            <text:p>95487252</text:p>
          </table:table-cell>
          <table:table-cell table:formula="of:=LEN([.A200])" office:value-type="float" office:value="8" calcext:value-type="float">
            <text:p>8</text:p>
          </table:table-cell>
          <table:table-cell table:formula="of:=RIGHT([.A20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5804508" calcext:value-type="float">
            <text:p>95804508</text:p>
          </table:table-cell>
          <table:table-cell table:formula="of:=LEN([.A201])" office:value-type="float" office:value="8" calcext:value-type="float">
            <text:p>8</text:p>
          </table:table-cell>
          <table:table-cell table:formula="of:=RIGHT([.A20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6452043" calcext:value-type="float">
            <text:p>96452043</text:p>
          </table:table-cell>
          <table:table-cell table:formula="of:=LEN([.A202])" office:value-type="float" office:value="8" calcext:value-type="float">
            <text:p>8</text:p>
          </table:table-cell>
          <table:table-cell table:formula="of:=RIGHT([.A20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7200112" calcext:value-type="float">
            <text:p>97200112</text:p>
          </table:table-cell>
          <table:table-cell table:formula="of:=LEN([.A203])" office:value-type="float" office:value="8" calcext:value-type="float">
            <text:p>8</text:p>
          </table:table-cell>
          <table:table-cell table:formula="of:=RIGHT([.A20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7790026" calcext:value-type="float">
            <text:p>97790026</text:p>
          </table:table-cell>
          <table:table-cell table:formula="of:=LEN([.A204])" office:value-type="float" office:value="8" calcext:value-type="float">
            <text:p>8</text:p>
          </table:table-cell>
          <table:table-cell table:formula="of:=RIGHT([.A20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8481069" calcext:value-type="float">
            <text:p>98481069</text:p>
          </table:table-cell>
          <table:table-cell table:formula="of:=LEN([.A205])" office:value-type="float" office:value="8" calcext:value-type="float">
            <text:p>8</text:p>
          </table:table-cell>
          <table:table-cell table:formula="of:=RIGHT([.A20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9685237" calcext:value-type="float">
            <text:p>99685237</text:p>
          </table:table-cell>
          <table:table-cell table:formula="of:=LEN([.A206])" office:value-type="float" office:value="8" calcext:value-type="float">
            <text:p>8</text:p>
          </table:table-cell>
          <table:table-cell table:formula="of:=RIGHT([.A20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9975702" calcext:value-type="float">
            <text:p>99975702</text:p>
          </table:table-cell>
          <table:table-cell table:formula="of:=LEN([.A207])" office:value-type="float" office:value="8" calcext:value-type="float">
            <text:p>8</text:p>
          </table:table-cell>
          <table:table-cell table:formula="of:=RIGHT([.A20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01383949" calcext:value-type="float">
            <text:p>101383949</text:p>
          </table:table-cell>
          <table:table-cell table:formula="of:=LEN([.A208])" office:value-type="float" office:value="9" calcext:value-type="float">
            <text:p>9</text:p>
          </table:table-cell>
          <table:table-cell table:formula="of:=RIGHT([.A20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01424091" calcext:value-type="float">
            <text:p>101424091</text:p>
          </table:table-cell>
          <table:table-cell table:formula="of:=LEN([.A209])" office:value-type="float" office:value="9" calcext:value-type="float">
            <text:p>9</text:p>
          </table:table-cell>
          <table:table-cell table:formula="of:=RIGHT([.A20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01855924" calcext:value-type="float">
            <text:p>101855924</text:p>
          </table:table-cell>
          <table:table-cell table:formula="of:=LEN([.A210])" office:value-type="float" office:value="9" calcext:value-type="float">
            <text:p>9</text:p>
          </table:table-cell>
          <table:table-cell table:formula="of:=RIGHT([.A21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02001533" calcext:value-type="float">
            <text:p>102001533</text:p>
          </table:table-cell>
          <table:table-cell table:formula="of:=LEN([.A211])" office:value-type="float" office:value="9" calcext:value-type="float">
            <text:p>9</text:p>
          </table:table-cell>
          <table:table-cell table:formula="of:=RIGHT([.A21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02257161" calcext:value-type="float">
            <text:p>102257161</text:p>
          </table:table-cell>
          <table:table-cell table:formula="of:=LEN([.A212])" office:value-type="float" office:value="9" calcext:value-type="float">
            <text:p>9</text:p>
          </table:table-cell>
          <table:table-cell table:formula="of:=RIGHT([.A21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02450575" calcext:value-type="float">
            <text:p>102450575</text:p>
          </table:table-cell>
          <table:table-cell table:formula="of:=LEN([.A213])" office:value-type="float" office:value="9" calcext:value-type="float">
            <text:p>9</text:p>
          </table:table-cell>
          <table:table-cell table:formula="of:=RIGHT([.A21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03192179" calcext:value-type="float">
            <text:p>103192179</text:p>
          </table:table-cell>
          <table:table-cell table:formula="of:=LEN([.A214])" office:value-type="float" office:value="9" calcext:value-type="float">
            <text:p>9</text:p>
          </table:table-cell>
          <table:table-cell table:formula="of:=RIGHT([.A21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04199938" calcext:value-type="float">
            <text:p>104199938</text:p>
          </table:table-cell>
          <table:table-cell table:formula="of:=LEN([.A215])" office:value-type="float" office:value="9" calcext:value-type="float">
            <text:p>9</text:p>
          </table:table-cell>
          <table:table-cell table:formula="of:=RIGHT([.A21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04893165" calcext:value-type="float">
            <text:p>104893165</text:p>
          </table:table-cell>
          <table:table-cell table:formula="of:=LEN([.A216])" office:value-type="float" office:value="9" calcext:value-type="float">
            <text:p>9</text:p>
          </table:table-cell>
          <table:table-cell table:formula="of:=RIGHT([.A21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05111425" calcext:value-type="float">
            <text:p>105111425</text:p>
          </table:table-cell>
          <table:table-cell table:formula="of:=LEN([.A217])" office:value-type="float" office:value="9" calcext:value-type="float">
            <text:p>9</text:p>
          </table:table-cell>
          <table:table-cell table:formula="of:=RIGHT([.A21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05722719" calcext:value-type="float">
            <text:p>105722719</text:p>
          </table:table-cell>
          <table:table-cell table:formula="of:=LEN([.A218])" office:value-type="float" office:value="9" calcext:value-type="float">
            <text:p>9</text:p>
          </table:table-cell>
          <table:table-cell table:formula="of:=RIGHT([.A21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05838712" calcext:value-type="float">
            <text:p>105838712</text:p>
          </table:table-cell>
          <table:table-cell table:formula="of:=LEN([.A219])" office:value-type="float" office:value="9" calcext:value-type="float">
            <text:p>9</text:p>
          </table:table-cell>
          <table:table-cell table:formula="of:=RIGHT([.A21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06130928" calcext:value-type="float">
            <text:p>106130928</text:p>
          </table:table-cell>
          <table:table-cell table:formula="of:=LEN([.A220])" office:value-type="float" office:value="9" calcext:value-type="float">
            <text:p>9</text:p>
          </table:table-cell>
          <table:table-cell table:formula="of:=RIGHT([.A22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06135023" calcext:value-type="float">
            <text:p>106135023</text:p>
          </table:table-cell>
          <table:table-cell table:formula="of:=LEN([.A221])" office:value-type="float" office:value="9" calcext:value-type="float">
            <text:p>9</text:p>
          </table:table-cell>
          <table:table-cell table:formula="of:=RIGHT([.A22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06497469" calcext:value-type="float">
            <text:p>106497469</text:p>
          </table:table-cell>
          <table:table-cell table:formula="of:=LEN([.A222])" office:value-type="float" office:value="9" calcext:value-type="float">
            <text:p>9</text:p>
          </table:table-cell>
          <table:table-cell table:formula="of:=RIGHT([.A22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07137919" calcext:value-type="float">
            <text:p>107137919</text:p>
          </table:table-cell>
          <table:table-cell table:formula="of:=LEN([.A223])" office:value-type="float" office:value="9" calcext:value-type="float">
            <text:p>9</text:p>
          </table:table-cell>
          <table:table-cell table:formula="of:=RIGHT([.A22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07661982" calcext:value-type="float">
            <text:p>107661982</text:p>
          </table:table-cell>
          <table:table-cell table:formula="of:=LEN([.A224])" office:value-type="float" office:value="9" calcext:value-type="float">
            <text:p>9</text:p>
          </table:table-cell>
          <table:table-cell table:formula="of:=RIGHT([.A22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07853725" calcext:value-type="float">
            <text:p>107853725</text:p>
          </table:table-cell>
          <table:table-cell table:formula="of:=LEN([.A225])" office:value-type="float" office:value="9" calcext:value-type="float">
            <text:p>9</text:p>
          </table:table-cell>
          <table:table-cell table:formula="of:=RIGHT([.A22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07862800" calcext:value-type="float">
            <text:p>107862800</text:p>
          </table:table-cell>
          <table:table-cell table:formula="of:=LEN([.A226])" office:value-type="float" office:value="9" calcext:value-type="float">
            <text:p>9</text:p>
          </table:table-cell>
          <table:table-cell table:formula="of:=RIGHT([.A22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08747538" calcext:value-type="float">
            <text:p>108747538</text:p>
          </table:table-cell>
          <table:table-cell table:formula="of:=LEN([.A227])" office:value-type="float" office:value="9" calcext:value-type="float">
            <text:p>9</text:p>
          </table:table-cell>
          <table:table-cell table:formula="of:=RIGHT([.A22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08967915" calcext:value-type="float">
            <text:p>108967915</text:p>
          </table:table-cell>
          <table:table-cell table:formula="of:=LEN([.A228])" office:value-type="float" office:value="9" calcext:value-type="float">
            <text:p>9</text:p>
          </table:table-cell>
          <table:table-cell table:formula="of:=RIGHT([.A22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10150134" calcext:value-type="float">
            <text:p>110150134</text:p>
          </table:table-cell>
          <table:table-cell table:formula="of:=LEN([.A229])" office:value-type="float" office:value="9" calcext:value-type="float">
            <text:p>9</text:p>
          </table:table-cell>
          <table:table-cell table:formula="of:=RIGHT([.A22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10742609" calcext:value-type="float">
            <text:p>110742609</text:p>
          </table:table-cell>
          <table:table-cell table:formula="of:=LEN([.A230])" office:value-type="float" office:value="9" calcext:value-type="float">
            <text:p>9</text:p>
          </table:table-cell>
          <table:table-cell table:formula="of:=RIGHT([.A23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10755450" calcext:value-type="float">
            <text:p>110755450</text:p>
          </table:table-cell>
          <table:table-cell table:formula="of:=LEN([.A231])" office:value-type="float" office:value="9" calcext:value-type="float">
            <text:p>9</text:p>
          </table:table-cell>
          <table:table-cell table:formula="of:=RIGHT([.A23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11027196" calcext:value-type="float">
            <text:p>111027196</text:p>
          </table:table-cell>
          <table:table-cell table:formula="of:=LEN([.A232])" office:value-type="float" office:value="9" calcext:value-type="float">
            <text:p>9</text:p>
          </table:table-cell>
          <table:table-cell table:formula="of:=RIGHT([.A23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11557037" calcext:value-type="float">
            <text:p>111557037</text:p>
          </table:table-cell>
          <table:table-cell table:formula="of:=LEN([.A233])" office:value-type="float" office:value="9" calcext:value-type="float">
            <text:p>9</text:p>
          </table:table-cell>
          <table:table-cell table:formula="of:=RIGHT([.A23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13029659" calcext:value-type="float">
            <text:p>113029659</text:p>
          </table:table-cell>
          <table:table-cell table:formula="of:=LEN([.A234])" office:value-type="float" office:value="9" calcext:value-type="float">
            <text:p>9</text:p>
          </table:table-cell>
          <table:table-cell table:formula="of:=RIGHT([.A23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13334969" calcext:value-type="float">
            <text:p>113334969</text:p>
          </table:table-cell>
          <table:table-cell table:formula="of:=LEN([.A235])" office:value-type="float" office:value="9" calcext:value-type="float">
            <text:p>9</text:p>
          </table:table-cell>
          <table:table-cell table:formula="of:=RIGHT([.A23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14183352" calcext:value-type="float">
            <text:p>114183352</text:p>
          </table:table-cell>
          <table:table-cell table:formula="of:=LEN([.A236])" office:value-type="float" office:value="9" calcext:value-type="float">
            <text:p>9</text:p>
          </table:table-cell>
          <table:table-cell table:formula="of:=RIGHT([.A23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14387889" calcext:value-type="float">
            <text:p>114387889</text:p>
          </table:table-cell>
          <table:table-cell table:formula="of:=LEN([.A237])" office:value-type="float" office:value="9" calcext:value-type="float">
            <text:p>9</text:p>
          </table:table-cell>
          <table:table-cell table:formula="of:=RIGHT([.A23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14773695" calcext:value-type="float">
            <text:p>114773695</text:p>
          </table:table-cell>
          <table:table-cell table:formula="of:=LEN([.A238])" office:value-type="float" office:value="9" calcext:value-type="float">
            <text:p>9</text:p>
          </table:table-cell>
          <table:table-cell table:formula="of:=RIGHT([.A23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14876925" calcext:value-type="float">
            <text:p>114876925</text:p>
          </table:table-cell>
          <table:table-cell table:formula="of:=LEN([.A239])" office:value-type="float" office:value="9" calcext:value-type="float">
            <text:p>9</text:p>
          </table:table-cell>
          <table:table-cell table:formula="of:=RIGHT([.A23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14972977" calcext:value-type="float">
            <text:p>114972977</text:p>
          </table:table-cell>
          <table:table-cell table:formula="of:=LEN([.A240])" office:value-type="float" office:value="9" calcext:value-type="float">
            <text:p>9</text:p>
          </table:table-cell>
          <table:table-cell table:formula="of:=RIGHT([.A24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14977794" calcext:value-type="float">
            <text:p>114977794</text:p>
          </table:table-cell>
          <table:table-cell table:formula="of:=LEN([.A241])" office:value-type="float" office:value="9" calcext:value-type="float">
            <text:p>9</text:p>
          </table:table-cell>
          <table:table-cell table:formula="of:=RIGHT([.A24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15469294" calcext:value-type="float">
            <text:p>115469294</text:p>
          </table:table-cell>
          <table:table-cell table:formula="of:=LEN([.A242])" office:value-type="float" office:value="9" calcext:value-type="float">
            <text:p>9</text:p>
          </table:table-cell>
          <table:table-cell table:formula="of:=RIGHT([.A24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15926742" calcext:value-type="float">
            <text:p>115926742</text:p>
          </table:table-cell>
          <table:table-cell table:formula="of:=LEN([.A243])" office:value-type="float" office:value="9" calcext:value-type="float">
            <text:p>9</text:p>
          </table:table-cell>
          <table:table-cell table:formula="of:=RIGHT([.A24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16089059" calcext:value-type="float">
            <text:p>116089059</text:p>
          </table:table-cell>
          <table:table-cell table:formula="of:=LEN([.A244])" office:value-type="float" office:value="9" calcext:value-type="float">
            <text:p>9</text:p>
          </table:table-cell>
          <table:table-cell table:formula="of:=RIGHT([.A24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16137275" calcext:value-type="float">
            <text:p>116137275</text:p>
          </table:table-cell>
          <table:table-cell table:formula="of:=LEN([.A245])" office:value-type="float" office:value="9" calcext:value-type="float">
            <text:p>9</text:p>
          </table:table-cell>
          <table:table-cell table:formula="of:=RIGHT([.A24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16579414" calcext:value-type="float">
            <text:p>116579414</text:p>
          </table:table-cell>
          <table:table-cell table:formula="of:=LEN([.A246])" office:value-type="float" office:value="9" calcext:value-type="float">
            <text:p>9</text:p>
          </table:table-cell>
          <table:table-cell table:formula="of:=RIGHT([.A24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16668262" calcext:value-type="float">
            <text:p>116668262</text:p>
          </table:table-cell>
          <table:table-cell table:formula="of:=LEN([.A247])" office:value-type="float" office:value="9" calcext:value-type="float">
            <text:p>9</text:p>
          </table:table-cell>
          <table:table-cell table:formula="of:=RIGHT([.A24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17464861" calcext:value-type="float">
            <text:p>117464861</text:p>
          </table:table-cell>
          <table:table-cell table:formula="of:=LEN([.A248])" office:value-type="float" office:value="9" calcext:value-type="float">
            <text:p>9</text:p>
          </table:table-cell>
          <table:table-cell table:formula="of:=RIGHT([.A24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17504583" calcext:value-type="float">
            <text:p>117504583</text:p>
          </table:table-cell>
          <table:table-cell table:formula="of:=LEN([.A249])" office:value-type="float" office:value="9" calcext:value-type="float">
            <text:p>9</text:p>
          </table:table-cell>
          <table:table-cell table:formula="of:=RIGHT([.A24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18054346" calcext:value-type="float">
            <text:p>118054346</text:p>
          </table:table-cell>
          <table:table-cell table:formula="of:=LEN([.A250])" office:value-type="float" office:value="9" calcext:value-type="float">
            <text:p>9</text:p>
          </table:table-cell>
          <table:table-cell table:formula="of:=RIGHT([.A25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18788349" calcext:value-type="float">
            <text:p>118788349</text:p>
          </table:table-cell>
          <table:table-cell table:formula="of:=LEN([.A251])" office:value-type="float" office:value="9" calcext:value-type="float">
            <text:p>9</text:p>
          </table:table-cell>
          <table:table-cell table:formula="of:=RIGHT([.A25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18819758" calcext:value-type="float">
            <text:p>118819758</text:p>
          </table:table-cell>
          <table:table-cell table:formula="of:=LEN([.A252])" office:value-type="float" office:value="9" calcext:value-type="float">
            <text:p>9</text:p>
          </table:table-cell>
          <table:table-cell table:formula="of:=RIGHT([.A25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19907129" calcext:value-type="float">
            <text:p>119907129</text:p>
          </table:table-cell>
          <table:table-cell table:formula="of:=LEN([.A253])" office:value-type="float" office:value="9" calcext:value-type="float">
            <text:p>9</text:p>
          </table:table-cell>
          <table:table-cell table:formula="of:=RIGHT([.A25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20109781" calcext:value-type="float">
            <text:p>120109781</text:p>
          </table:table-cell>
          <table:table-cell table:formula="of:=LEN([.A254])" office:value-type="float" office:value="9" calcext:value-type="float">
            <text:p>9</text:p>
          </table:table-cell>
          <table:table-cell table:formula="of:=RIGHT([.A25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20913219" calcext:value-type="float">
            <text:p>120913219</text:p>
          </table:table-cell>
          <table:table-cell table:formula="of:=LEN([.A255])" office:value-type="float" office:value="9" calcext:value-type="float">
            <text:p>9</text:p>
          </table:table-cell>
          <table:table-cell table:formula="of:=RIGHT([.A25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21898105" calcext:value-type="float">
            <text:p>121898105</text:p>
          </table:table-cell>
          <table:table-cell table:formula="of:=LEN([.A256])" office:value-type="float" office:value="9" calcext:value-type="float">
            <text:p>9</text:p>
          </table:table-cell>
          <table:table-cell table:formula="of:=RIGHT([.A25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22575372" calcext:value-type="float">
            <text:p>122575372</text:p>
          </table:table-cell>
          <table:table-cell table:formula="of:=LEN([.A257])" office:value-type="float" office:value="9" calcext:value-type="float">
            <text:p>9</text:p>
          </table:table-cell>
          <table:table-cell table:formula="of:=RIGHT([.A25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22881015" calcext:value-type="float">
            <text:p>122881015</text:p>
          </table:table-cell>
          <table:table-cell table:formula="of:=LEN([.A258])" office:value-type="float" office:value="9" calcext:value-type="float">
            <text:p>9</text:p>
          </table:table-cell>
          <table:table-cell table:formula="of:=RIGHT([.A25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23459908" calcext:value-type="float">
            <text:p>123459908</text:p>
          </table:table-cell>
          <table:table-cell table:formula="of:=LEN([.A259])" office:value-type="float" office:value="9" calcext:value-type="float">
            <text:p>9</text:p>
          </table:table-cell>
          <table:table-cell table:formula="of:=RIGHT([.A25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25161641" calcext:value-type="float">
            <text:p>125161641</text:p>
          </table:table-cell>
          <table:table-cell table:formula="of:=LEN([.A260])" office:value-type="float" office:value="9" calcext:value-type="float">
            <text:p>9</text:p>
          </table:table-cell>
          <table:table-cell table:formula="of:=RIGHT([.A26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25413507" calcext:value-type="float">
            <text:p>125413507</text:p>
          </table:table-cell>
          <table:table-cell table:formula="of:=LEN([.A261])" office:value-type="float" office:value="9" calcext:value-type="float">
            <text:p>9</text:p>
          </table:table-cell>
          <table:table-cell table:formula="of:=RIGHT([.A26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26099984" calcext:value-type="float">
            <text:p>126099984</text:p>
          </table:table-cell>
          <table:table-cell table:formula="of:=LEN([.A262])" office:value-type="float" office:value="9" calcext:value-type="float">
            <text:p>9</text:p>
          </table:table-cell>
          <table:table-cell table:formula="of:=RIGHT([.A26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27207455" calcext:value-type="float">
            <text:p>127207455</text:p>
          </table:table-cell>
          <table:table-cell table:formula="of:=LEN([.A263])" office:value-type="float" office:value="9" calcext:value-type="float">
            <text:p>9</text:p>
          </table:table-cell>
          <table:table-cell table:formula="of:=RIGHT([.A26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27416525" calcext:value-type="float">
            <text:p>127416525</text:p>
          </table:table-cell>
          <table:table-cell table:formula="of:=LEN([.A264])" office:value-type="float" office:value="9" calcext:value-type="float">
            <text:p>9</text:p>
          </table:table-cell>
          <table:table-cell table:formula="of:=RIGHT([.A26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27865102" calcext:value-type="float">
            <text:p>127865102</text:p>
          </table:table-cell>
          <table:table-cell table:formula="of:=LEN([.A265])" office:value-type="float" office:value="9" calcext:value-type="float">
            <text:p>9</text:p>
          </table:table-cell>
          <table:table-cell table:formula="of:=RIGHT([.A26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28071697" calcext:value-type="float">
            <text:p>128071697</text:p>
          </table:table-cell>
          <table:table-cell table:formula="of:=LEN([.A266])" office:value-type="float" office:value="9" calcext:value-type="float">
            <text:p>9</text:p>
          </table:table-cell>
          <table:table-cell table:formula="of:=RIGHT([.A26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29100858" calcext:value-type="float">
            <text:p>129100858</text:p>
          </table:table-cell>
          <table:table-cell table:formula="of:=LEN([.A267])" office:value-type="float" office:value="9" calcext:value-type="float">
            <text:p>9</text:p>
          </table:table-cell>
          <table:table-cell table:formula="of:=RIGHT([.A26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29324522" calcext:value-type="float">
            <text:p>129324522</text:p>
          </table:table-cell>
          <table:table-cell table:formula="of:=LEN([.A268])" office:value-type="float" office:value="9" calcext:value-type="float">
            <text:p>9</text:p>
          </table:table-cell>
          <table:table-cell table:formula="of:=RIGHT([.A26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30488976" calcext:value-type="float">
            <text:p>130488976</text:p>
          </table:table-cell>
          <table:table-cell table:formula="of:=LEN([.A269])" office:value-type="float" office:value="9" calcext:value-type="float">
            <text:p>9</text:p>
          </table:table-cell>
          <table:table-cell table:formula="of:=RIGHT([.A26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31085817" calcext:value-type="float">
            <text:p>131085817</text:p>
          </table:table-cell>
          <table:table-cell table:formula="of:=LEN([.A270])" office:value-type="float" office:value="9" calcext:value-type="float">
            <text:p>9</text:p>
          </table:table-cell>
          <table:table-cell table:formula="of:=RIGHT([.A27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31335800" calcext:value-type="float">
            <text:p>131335800</text:p>
          </table:table-cell>
          <table:table-cell table:formula="of:=LEN([.A271])" office:value-type="float" office:value="9" calcext:value-type="float">
            <text:p>9</text:p>
          </table:table-cell>
          <table:table-cell table:formula="of:=RIGHT([.A27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31427997" calcext:value-type="float">
            <text:p>131427997</text:p>
          </table:table-cell>
          <table:table-cell table:formula="of:=LEN([.A272])" office:value-type="float" office:value="9" calcext:value-type="float">
            <text:p>9</text:p>
          </table:table-cell>
          <table:table-cell table:formula="of:=RIGHT([.A27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32220743" calcext:value-type="float">
            <text:p>132220743</text:p>
          </table:table-cell>
          <table:table-cell table:formula="of:=LEN([.A273])" office:value-type="float" office:value="9" calcext:value-type="float">
            <text:p>9</text:p>
          </table:table-cell>
          <table:table-cell table:formula="of:=RIGHT([.A27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32310132" calcext:value-type="float">
            <text:p>132310132</text:p>
          </table:table-cell>
          <table:table-cell table:formula="of:=LEN([.A274])" office:value-type="float" office:value="9" calcext:value-type="float">
            <text:p>9</text:p>
          </table:table-cell>
          <table:table-cell table:formula="of:=RIGHT([.A27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32440753" calcext:value-type="float">
            <text:p>132440753</text:p>
          </table:table-cell>
          <table:table-cell table:formula="of:=LEN([.A275])" office:value-type="float" office:value="9" calcext:value-type="float">
            <text:p>9</text:p>
          </table:table-cell>
          <table:table-cell table:formula="of:=RIGHT([.A27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32569381" calcext:value-type="float">
            <text:p>132569381</text:p>
          </table:table-cell>
          <table:table-cell table:formula="of:=LEN([.A276])" office:value-type="float" office:value="9" calcext:value-type="float">
            <text:p>9</text:p>
          </table:table-cell>
          <table:table-cell table:formula="of:=RIGHT([.A27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32904479" calcext:value-type="float">
            <text:p>132904479</text:p>
          </table:table-cell>
          <table:table-cell table:formula="of:=LEN([.A277])" office:value-type="float" office:value="9" calcext:value-type="float">
            <text:p>9</text:p>
          </table:table-cell>
          <table:table-cell table:formula="of:=RIGHT([.A27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34142308" calcext:value-type="float">
            <text:p>134142308</text:p>
          </table:table-cell>
          <table:table-cell table:formula="of:=LEN([.A278])" office:value-type="float" office:value="9" calcext:value-type="float">
            <text:p>9</text:p>
          </table:table-cell>
          <table:table-cell table:formula="of:=RIGHT([.A27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4300538" calcext:value-type="float">
            <text:p>134300538</text:p>
          </table:table-cell>
          <table:table-cell table:formula="of:=LEN([.A279])" office:value-type="float" office:value="9" calcext:value-type="float">
            <text:p>9</text:p>
          </table:table-cell>
          <table:table-cell table:formula="of:=RIGHT([.A27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4644881" calcext:value-type="float">
            <text:p>134644881</text:p>
          </table:table-cell>
          <table:table-cell table:formula="of:=LEN([.A280])" office:value-type="float" office:value="9" calcext:value-type="float">
            <text:p>9</text:p>
          </table:table-cell>
          <table:table-cell table:formula="of:=RIGHT([.A28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34954678" calcext:value-type="float">
            <text:p>134954678</text:p>
          </table:table-cell>
          <table:table-cell table:formula="of:=LEN([.A281])" office:value-type="float" office:value="9" calcext:value-type="float">
            <text:p>9</text:p>
          </table:table-cell>
          <table:table-cell table:formula="of:=RIGHT([.A28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5008213" calcext:value-type="float">
            <text:p>135008213</text:p>
          </table:table-cell>
          <table:table-cell table:formula="of:=LEN([.A282])" office:value-type="float" office:value="9" calcext:value-type="float">
            <text:p>9</text:p>
          </table:table-cell>
          <table:table-cell table:formula="of:=RIGHT([.A28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35113664" calcext:value-type="float">
            <text:p>135113664</text:p>
          </table:table-cell>
          <table:table-cell table:formula="of:=LEN([.A283])" office:value-type="float" office:value="9" calcext:value-type="float">
            <text:p>9</text:p>
          </table:table-cell>
          <table:table-cell table:formula="of:=RIGHT([.A28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35144004" calcext:value-type="float">
            <text:p>135144004</text:p>
          </table:table-cell>
          <table:table-cell table:formula="of:=LEN([.A284])" office:value-type="float" office:value="9" calcext:value-type="float">
            <text:p>9</text:p>
          </table:table-cell>
          <table:table-cell table:formula="of:=RIGHT([.A28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35250278" calcext:value-type="float">
            <text:p>135250278</text:p>
          </table:table-cell>
          <table:table-cell table:formula="of:=LEN([.A285])" office:value-type="float" office:value="9" calcext:value-type="float">
            <text:p>9</text:p>
          </table:table-cell>
          <table:table-cell table:formula="of:=RIGHT([.A28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5839100" calcext:value-type="float">
            <text:p>135839100</text:p>
          </table:table-cell>
          <table:table-cell table:formula="of:=LEN([.A286])" office:value-type="float" office:value="9" calcext:value-type="float">
            <text:p>9</text:p>
          </table:table-cell>
          <table:table-cell table:formula="of:=RIGHT([.A28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36415587" calcext:value-type="float">
            <text:p>136415587</text:p>
          </table:table-cell>
          <table:table-cell table:formula="of:=LEN([.A287])" office:value-type="float" office:value="9" calcext:value-type="float">
            <text:p>9</text:p>
          </table:table-cell>
          <table:table-cell table:formula="of:=RIGHT([.A28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36442228" calcext:value-type="float">
            <text:p>136442228</text:p>
          </table:table-cell>
          <table:table-cell table:formula="of:=LEN([.A288])" office:value-type="float" office:value="9" calcext:value-type="float">
            <text:p>9</text:p>
          </table:table-cell>
          <table:table-cell table:formula="of:=RIGHT([.A28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6633201" calcext:value-type="float">
            <text:p>136633201</text:p>
          </table:table-cell>
          <table:table-cell table:formula="of:=LEN([.A289])" office:value-type="float" office:value="9" calcext:value-type="float">
            <text:p>9</text:p>
          </table:table-cell>
          <table:table-cell table:formula="of:=RIGHT([.A28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36640239" calcext:value-type="float">
            <text:p>136640239</text:p>
          </table:table-cell>
          <table:table-cell table:formula="of:=LEN([.A290])" office:value-type="float" office:value="9" calcext:value-type="float">
            <text:p>9</text:p>
          </table:table-cell>
          <table:table-cell table:formula="of:=RIGHT([.A29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37374151" calcext:value-type="float">
            <text:p>137374151</text:p>
          </table:table-cell>
          <table:table-cell table:formula="of:=LEN([.A291])" office:value-type="float" office:value="9" calcext:value-type="float">
            <text:p>9</text:p>
          </table:table-cell>
          <table:table-cell table:formula="of:=RIGHT([.A29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38277898" calcext:value-type="float">
            <text:p>138277898</text:p>
          </table:table-cell>
          <table:table-cell table:formula="of:=LEN([.A292])" office:value-type="float" office:value="9" calcext:value-type="float">
            <text:p>9</text:p>
          </table:table-cell>
          <table:table-cell table:formula="of:=RIGHT([.A29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9260399" calcext:value-type="float">
            <text:p>139260399</text:p>
          </table:table-cell>
          <table:table-cell table:formula="of:=LEN([.A293])" office:value-type="float" office:value="9" calcext:value-type="float">
            <text:p>9</text:p>
          </table:table-cell>
          <table:table-cell table:formula="of:=RIGHT([.A29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39402074" calcext:value-type="float">
            <text:p>139402074</text:p>
          </table:table-cell>
          <table:table-cell table:formula="of:=LEN([.A294])" office:value-type="float" office:value="9" calcext:value-type="float">
            <text:p>9</text:p>
          </table:table-cell>
          <table:table-cell table:formula="of:=RIGHT([.A29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39496748" calcext:value-type="float">
            <text:p>139496748</text:p>
          </table:table-cell>
          <table:table-cell table:formula="of:=LEN([.A295])" office:value-type="float" office:value="9" calcext:value-type="float">
            <text:p>9</text:p>
          </table:table-cell>
          <table:table-cell table:formula="of:=RIGHT([.A29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39589035" calcext:value-type="float">
            <text:p>139589035</text:p>
          </table:table-cell>
          <table:table-cell table:formula="of:=LEN([.A296])" office:value-type="float" office:value="9" calcext:value-type="float">
            <text:p>9</text:p>
          </table:table-cell>
          <table:table-cell table:formula="of:=RIGHT([.A29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40586262" calcext:value-type="float">
            <text:p>140586262</text:p>
          </table:table-cell>
          <table:table-cell table:formula="of:=LEN([.A297])" office:value-type="float" office:value="9" calcext:value-type="float">
            <text:p>9</text:p>
          </table:table-cell>
          <table:table-cell table:formula="of:=RIGHT([.A29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41323799" calcext:value-type="float">
            <text:p>141323799</text:p>
          </table:table-cell>
          <table:table-cell table:formula="of:=LEN([.A298])" office:value-type="float" office:value="9" calcext:value-type="float">
            <text:p>9</text:p>
          </table:table-cell>
          <table:table-cell table:formula="of:=RIGHT([.A29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41921520" calcext:value-type="float">
            <text:p>141921520</text:p>
          </table:table-cell>
          <table:table-cell table:formula="of:=LEN([.A299])" office:value-type="float" office:value="9" calcext:value-type="float">
            <text:p>9</text:p>
          </table:table-cell>
          <table:table-cell table:formula="of:=RIGHT([.A29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42165306" calcext:value-type="float">
            <text:p>142165306</text:p>
          </table:table-cell>
          <table:table-cell table:formula="of:=LEN([.A300])" office:value-type="float" office:value="9" calcext:value-type="float">
            <text:p>9</text:p>
          </table:table-cell>
          <table:table-cell table:formula="of:=RIGHT([.A30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42491334" calcext:value-type="float">
            <text:p>142491334</text:p>
          </table:table-cell>
          <table:table-cell table:formula="of:=LEN([.A301])" office:value-type="float" office:value="9" calcext:value-type="float">
            <text:p>9</text:p>
          </table:table-cell>
          <table:table-cell table:formula="of:=RIGHT([.A30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42595510" calcext:value-type="float">
            <text:p>142595510</text:p>
          </table:table-cell>
          <table:table-cell table:formula="of:=LEN([.A302])" office:value-type="float" office:value="9" calcext:value-type="float">
            <text:p>9</text:p>
          </table:table-cell>
          <table:table-cell table:formula="of:=RIGHT([.A30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43565222" calcext:value-type="float">
            <text:p>143565222</text:p>
          </table:table-cell>
          <table:table-cell table:formula="of:=LEN([.A303])" office:value-type="float" office:value="9" calcext:value-type="float">
            <text:p>9</text:p>
          </table:table-cell>
          <table:table-cell table:formula="of:=RIGHT([.A30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43968642" calcext:value-type="float">
            <text:p>143968642</text:p>
          </table:table-cell>
          <table:table-cell table:formula="of:=LEN([.A304])" office:value-type="float" office:value="9" calcext:value-type="float">
            <text:p>9</text:p>
          </table:table-cell>
          <table:table-cell table:formula="of:=RIGHT([.A30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44148619" calcext:value-type="float">
            <text:p>144148619</text:p>
          </table:table-cell>
          <table:table-cell table:formula="of:=LEN([.A305])" office:value-type="float" office:value="9" calcext:value-type="float">
            <text:p>9</text:p>
          </table:table-cell>
          <table:table-cell table:formula="of:=RIGHT([.A30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44661025" calcext:value-type="float">
            <text:p>144661025</text:p>
          </table:table-cell>
          <table:table-cell table:formula="of:=LEN([.A306])" office:value-type="float" office:value="9" calcext:value-type="float">
            <text:p>9</text:p>
          </table:table-cell>
          <table:table-cell table:formula="of:=RIGHT([.A30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45239603" calcext:value-type="float">
            <text:p>145239603</text:p>
          </table:table-cell>
          <table:table-cell table:formula="of:=LEN([.A307])" office:value-type="float" office:value="9" calcext:value-type="float">
            <text:p>9</text:p>
          </table:table-cell>
          <table:table-cell table:formula="of:=RIGHT([.A30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46916672" calcext:value-type="float">
            <text:p>146916672</text:p>
          </table:table-cell>
          <table:table-cell table:formula="of:=LEN([.A308])" office:value-type="float" office:value="9" calcext:value-type="float">
            <text:p>9</text:p>
          </table:table-cell>
          <table:table-cell table:formula="of:=RIGHT([.A30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47737905" calcext:value-type="float">
            <text:p>147737905</text:p>
          </table:table-cell>
          <table:table-cell table:formula="of:=LEN([.A309])" office:value-type="float" office:value="9" calcext:value-type="float">
            <text:p>9</text:p>
          </table:table-cell>
          <table:table-cell table:formula="of:=RIGHT([.A30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47765322" calcext:value-type="float">
            <text:p>147765322</text:p>
          </table:table-cell>
          <table:table-cell table:formula="of:=LEN([.A310])" office:value-type="float" office:value="9" calcext:value-type="float">
            <text:p>9</text:p>
          </table:table-cell>
          <table:table-cell table:formula="of:=RIGHT([.A31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47800399" calcext:value-type="float">
            <text:p>147800399</text:p>
          </table:table-cell>
          <table:table-cell table:formula="of:=LEN([.A311])" office:value-type="float" office:value="9" calcext:value-type="float">
            <text:p>9</text:p>
          </table:table-cell>
          <table:table-cell table:formula="of:=RIGHT([.A31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49006715" calcext:value-type="float">
            <text:p>149006715</text:p>
          </table:table-cell>
          <table:table-cell table:formula="of:=LEN([.A312])" office:value-type="float" office:value="9" calcext:value-type="float">
            <text:p>9</text:p>
          </table:table-cell>
          <table:table-cell table:formula="of:=RIGHT([.A31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49911582" calcext:value-type="float">
            <text:p>149911582</text:p>
          </table:table-cell>
          <table:table-cell table:formula="of:=LEN([.A313])" office:value-type="float" office:value="9" calcext:value-type="float">
            <text:p>9</text:p>
          </table:table-cell>
          <table:table-cell table:formula="of:=RIGHT([.A31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53020907" calcext:value-type="float">
            <text:p>153020907</text:p>
          </table:table-cell>
          <table:table-cell table:formula="of:=LEN([.A314])" office:value-type="float" office:value="9" calcext:value-type="float">
            <text:p>9</text:p>
          </table:table-cell>
          <table:table-cell table:formula="of:=RIGHT([.A31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56627882" calcext:value-type="float">
            <text:p>156627882</text:p>
          </table:table-cell>
          <table:table-cell table:formula="of:=LEN([.A315])" office:value-type="float" office:value="9" calcext:value-type="float">
            <text:p>9</text:p>
          </table:table-cell>
          <table:table-cell table:formula="of:=RIGHT([.A31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56930874" calcext:value-type="float">
            <text:p>156930874</text:p>
          </table:table-cell>
          <table:table-cell table:formula="of:=LEN([.A316])" office:value-type="float" office:value="9" calcext:value-type="float">
            <text:p>9</text:p>
          </table:table-cell>
          <table:table-cell table:formula="of:=RIGHT([.A31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57885027" calcext:value-type="float">
            <text:p>157885027</text:p>
          </table:table-cell>
          <table:table-cell table:formula="of:=LEN([.A317])" office:value-type="float" office:value="9" calcext:value-type="float">
            <text:p>9</text:p>
          </table:table-cell>
          <table:table-cell table:formula="of:=RIGHT([.A31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58304117" calcext:value-type="float">
            <text:p>158304117</text:p>
          </table:table-cell>
          <table:table-cell table:formula="of:=LEN([.A318])" office:value-type="float" office:value="9" calcext:value-type="float">
            <text:p>9</text:p>
          </table:table-cell>
          <table:table-cell table:formula="of:=RIGHT([.A31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58373947" calcext:value-type="float">
            <text:p>158373947</text:p>
          </table:table-cell>
          <table:table-cell table:formula="of:=LEN([.A319])" office:value-type="float" office:value="9" calcext:value-type="float">
            <text:p>9</text:p>
          </table:table-cell>
          <table:table-cell table:formula="of:=RIGHT([.A31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58432674" calcext:value-type="float">
            <text:p>158432674</text:p>
          </table:table-cell>
          <table:table-cell table:formula="of:=LEN([.A320])" office:value-type="float" office:value="9" calcext:value-type="float">
            <text:p>9</text:p>
          </table:table-cell>
          <table:table-cell table:formula="of:=RIGHT([.A32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58521177" calcext:value-type="float">
            <text:p>158521177</text:p>
          </table:table-cell>
          <table:table-cell table:formula="of:=LEN([.A321])" office:value-type="float" office:value="9" calcext:value-type="float">
            <text:p>9</text:p>
          </table:table-cell>
          <table:table-cell table:formula="of:=RIGHT([.A32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58597074" calcext:value-type="float">
            <text:p>158597074</text:p>
          </table:table-cell>
          <table:table-cell table:formula="of:=LEN([.A322])" office:value-type="float" office:value="9" calcext:value-type="float">
            <text:p>9</text:p>
          </table:table-cell>
          <table:table-cell table:formula="of:=RIGHT([.A32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58628815" calcext:value-type="float">
            <text:p>158628815</text:p>
          </table:table-cell>
          <table:table-cell table:formula="of:=LEN([.A323])" office:value-type="float" office:value="9" calcext:value-type="float">
            <text:p>9</text:p>
          </table:table-cell>
          <table:table-cell table:formula="of:=RIGHT([.A32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58928653" calcext:value-type="float">
            <text:p>158928653</text:p>
          </table:table-cell>
          <table:table-cell table:formula="of:=LEN([.A324])" office:value-type="float" office:value="9" calcext:value-type="float">
            <text:p>9</text:p>
          </table:table-cell>
          <table:table-cell table:formula="of:=RIGHT([.A32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59264066" calcext:value-type="float">
            <text:p>159264066</text:p>
          </table:table-cell>
          <table:table-cell table:formula="of:=LEN([.A325])" office:value-type="float" office:value="9" calcext:value-type="float">
            <text:p>9</text:p>
          </table:table-cell>
          <table:table-cell table:formula="of:=RIGHT([.A32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60134043" calcext:value-type="float">
            <text:p>160134043</text:p>
          </table:table-cell>
          <table:table-cell table:formula="of:=LEN([.A326])" office:value-type="float" office:value="9" calcext:value-type="float">
            <text:p>9</text:p>
          </table:table-cell>
          <table:table-cell table:formula="of:=RIGHT([.A32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60472309" calcext:value-type="float">
            <text:p>160472309</text:p>
          </table:table-cell>
          <table:table-cell table:formula="of:=LEN([.A327])" office:value-type="float" office:value="9" calcext:value-type="float">
            <text:p>9</text:p>
          </table:table-cell>
          <table:table-cell table:formula="of:=RIGHT([.A32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60527156" calcext:value-type="float">
            <text:p>160527156</text:p>
          </table:table-cell>
          <table:table-cell table:formula="of:=LEN([.A328])" office:value-type="float" office:value="9" calcext:value-type="float">
            <text:p>9</text:p>
          </table:table-cell>
          <table:table-cell table:formula="of:=RIGHT([.A32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60752967" calcext:value-type="float">
            <text:p>160752967</text:p>
          </table:table-cell>
          <table:table-cell table:formula="of:=LEN([.A329])" office:value-type="float" office:value="9" calcext:value-type="float">
            <text:p>9</text:p>
          </table:table-cell>
          <table:table-cell table:formula="of:=RIGHT([.A32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61482605" calcext:value-type="float">
            <text:p>161482605</text:p>
          </table:table-cell>
          <table:table-cell table:formula="of:=LEN([.A330])" office:value-type="float" office:value="9" calcext:value-type="float">
            <text:p>9</text:p>
          </table:table-cell>
          <table:table-cell table:formula="of:=RIGHT([.A33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61704481" calcext:value-type="float">
            <text:p>161704481</text:p>
          </table:table-cell>
          <table:table-cell table:formula="of:=LEN([.A331])" office:value-type="float" office:value="9" calcext:value-type="float">
            <text:p>9</text:p>
          </table:table-cell>
          <table:table-cell table:formula="of:=RIGHT([.A33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61982195" calcext:value-type="float">
            <text:p>161982195</text:p>
          </table:table-cell>
          <table:table-cell table:formula="of:=LEN([.A332])" office:value-type="float" office:value="9" calcext:value-type="float">
            <text:p>9</text:p>
          </table:table-cell>
          <table:table-cell table:formula="of:=RIGHT([.A33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62265234" calcext:value-type="float">
            <text:p>162265234</text:p>
          </table:table-cell>
          <table:table-cell table:formula="of:=LEN([.A333])" office:value-type="float" office:value="9" calcext:value-type="float">
            <text:p>9</text:p>
          </table:table-cell>
          <table:table-cell table:formula="of:=RIGHT([.A33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63844722" calcext:value-type="float">
            <text:p>163844722</text:p>
          </table:table-cell>
          <table:table-cell table:formula="of:=LEN([.A334])" office:value-type="float" office:value="9" calcext:value-type="float">
            <text:p>9</text:p>
          </table:table-cell>
          <table:table-cell table:formula="of:=RIGHT([.A33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64910486" calcext:value-type="float">
            <text:p>164910486</text:p>
          </table:table-cell>
          <table:table-cell table:formula="of:=LEN([.A335])" office:value-type="float" office:value="9" calcext:value-type="float">
            <text:p>9</text:p>
          </table:table-cell>
          <table:table-cell table:formula="of:=RIGHT([.A33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65532243" calcext:value-type="float">
            <text:p>165532243</text:p>
          </table:table-cell>
          <table:table-cell table:formula="of:=LEN([.A336])" office:value-type="float" office:value="9" calcext:value-type="float">
            <text:p>9</text:p>
          </table:table-cell>
          <table:table-cell table:formula="of:=RIGHT([.A33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65635806" calcext:value-type="float">
            <text:p>165635806</text:p>
          </table:table-cell>
          <table:table-cell table:formula="of:=LEN([.A337])" office:value-type="float" office:value="9" calcext:value-type="float">
            <text:p>9</text:p>
          </table:table-cell>
          <table:table-cell table:formula="of:=RIGHT([.A33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66225544" calcext:value-type="float">
            <text:p>166225544</text:p>
          </table:table-cell>
          <table:table-cell table:formula="of:=LEN([.A338])" office:value-type="float" office:value="9" calcext:value-type="float">
            <text:p>9</text:p>
          </table:table-cell>
          <table:table-cell table:formula="of:=RIGHT([.A33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67158800" calcext:value-type="float">
            <text:p>167158800</text:p>
          </table:table-cell>
          <table:table-cell table:formula="of:=LEN([.A339])" office:value-type="float" office:value="9" calcext:value-type="float">
            <text:p>9</text:p>
          </table:table-cell>
          <table:table-cell table:formula="of:=RIGHT([.A33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67360661" calcext:value-type="float">
            <text:p>167360661</text:p>
          </table:table-cell>
          <table:table-cell table:formula="of:=LEN([.A340])" office:value-type="float" office:value="9" calcext:value-type="float">
            <text:p>9</text:p>
          </table:table-cell>
          <table:table-cell table:formula="of:=RIGHT([.A34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67390083" calcext:value-type="float">
            <text:p>167390083</text:p>
          </table:table-cell>
          <table:table-cell table:formula="of:=LEN([.A341])" office:value-type="float" office:value="9" calcext:value-type="float">
            <text:p>9</text:p>
          </table:table-cell>
          <table:table-cell table:formula="of:=RIGHT([.A34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67491014" calcext:value-type="float">
            <text:p>167491014</text:p>
          </table:table-cell>
          <table:table-cell table:formula="of:=LEN([.A342])" office:value-type="float" office:value="9" calcext:value-type="float">
            <text:p>9</text:p>
          </table:table-cell>
          <table:table-cell table:formula="of:=RIGHT([.A34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69228726" calcext:value-type="float">
            <text:p>169228726</text:p>
          </table:table-cell>
          <table:table-cell table:formula="of:=LEN([.A343])" office:value-type="float" office:value="9" calcext:value-type="float">
            <text:p>9</text:p>
          </table:table-cell>
          <table:table-cell table:formula="of:=RIGHT([.A34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69389186" calcext:value-type="float">
            <text:p>169389186</text:p>
          </table:table-cell>
          <table:table-cell table:formula="of:=LEN([.A344])" office:value-type="float" office:value="9" calcext:value-type="float">
            <text:p>9</text:p>
          </table:table-cell>
          <table:table-cell table:formula="of:=RIGHT([.A34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69602167" calcext:value-type="float">
            <text:p>169602167</text:p>
          </table:table-cell>
          <table:table-cell table:formula="of:=LEN([.A345])" office:value-type="float" office:value="9" calcext:value-type="float">
            <text:p>9</text:p>
          </table:table-cell>
          <table:table-cell table:formula="of:=RIGHT([.A34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69936861" calcext:value-type="float">
            <text:p>169936861</text:p>
          </table:table-cell>
          <table:table-cell table:formula="of:=LEN([.A346])" office:value-type="float" office:value="9" calcext:value-type="float">
            <text:p>9</text:p>
          </table:table-cell>
          <table:table-cell table:formula="of:=RIGHT([.A34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70435872" calcext:value-type="float">
            <text:p>170435872</text:p>
          </table:table-cell>
          <table:table-cell table:formula="of:=LEN([.A347])" office:value-type="float" office:value="9" calcext:value-type="float">
            <text:p>9</text:p>
          </table:table-cell>
          <table:table-cell table:formula="of:=RIGHT([.A34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70594101" calcext:value-type="float">
            <text:p>170594101</text:p>
          </table:table-cell>
          <table:table-cell table:formula="of:=LEN([.A348])" office:value-type="float" office:value="9" calcext:value-type="float">
            <text:p>9</text:p>
          </table:table-cell>
          <table:table-cell table:formula="of:=RIGHT([.A34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70636120" calcext:value-type="float">
            <text:p>170636120</text:p>
          </table:table-cell>
          <table:table-cell table:formula="of:=LEN([.A349])" office:value-type="float" office:value="9" calcext:value-type="float">
            <text:p>9</text:p>
          </table:table-cell>
          <table:table-cell table:formula="of:=RIGHT([.A34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71265514" calcext:value-type="float">
            <text:p>171265514</text:p>
          </table:table-cell>
          <table:table-cell table:formula="of:=LEN([.A350])" office:value-type="float" office:value="9" calcext:value-type="float">
            <text:p>9</text:p>
          </table:table-cell>
          <table:table-cell table:formula="of:=RIGHT([.A35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72452260" calcext:value-type="float">
            <text:p>172452260</text:p>
          </table:table-cell>
          <table:table-cell table:formula="of:=LEN([.A351])" office:value-type="float" office:value="9" calcext:value-type="float">
            <text:p>9</text:p>
          </table:table-cell>
          <table:table-cell table:formula="of:=RIGHT([.A35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72497382" calcext:value-type="float">
            <text:p>172497382</text:p>
          </table:table-cell>
          <table:table-cell table:formula="of:=LEN([.A352])" office:value-type="float" office:value="9" calcext:value-type="float">
            <text:p>9</text:p>
          </table:table-cell>
          <table:table-cell table:formula="of:=RIGHT([.A35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73627183" calcext:value-type="float">
            <text:p>173627183</text:p>
          </table:table-cell>
          <table:table-cell table:formula="of:=LEN([.A353])" office:value-type="float" office:value="9" calcext:value-type="float">
            <text:p>9</text:p>
          </table:table-cell>
          <table:table-cell table:formula="of:=RIGHT([.A35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73712550" calcext:value-type="float">
            <text:p>173712550</text:p>
          </table:table-cell>
          <table:table-cell table:formula="of:=LEN([.A354])" office:value-type="float" office:value="9" calcext:value-type="float">
            <text:p>9</text:p>
          </table:table-cell>
          <table:table-cell table:formula="of:=RIGHT([.A35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74041312" calcext:value-type="float">
            <text:p>174041312</text:p>
          </table:table-cell>
          <table:table-cell table:formula="of:=LEN([.A355])" office:value-type="float" office:value="9" calcext:value-type="float">
            <text:p>9</text:p>
          </table:table-cell>
          <table:table-cell table:formula="of:=RIGHT([.A35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74898524" calcext:value-type="float">
            <text:p>174898524</text:p>
          </table:table-cell>
          <table:table-cell table:formula="of:=LEN([.A356])" office:value-type="float" office:value="9" calcext:value-type="float">
            <text:p>9</text:p>
          </table:table-cell>
          <table:table-cell table:formula="of:=RIGHT([.A35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75253415" calcext:value-type="float">
            <text:p>175253415</text:p>
          </table:table-cell>
          <table:table-cell table:formula="of:=LEN([.A357])" office:value-type="float" office:value="9" calcext:value-type="float">
            <text:p>9</text:p>
          </table:table-cell>
          <table:table-cell table:formula="of:=RIGHT([.A35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75477774" calcext:value-type="float">
            <text:p>175477774</text:p>
          </table:table-cell>
          <table:table-cell table:formula="of:=LEN([.A358])" office:value-type="float" office:value="9" calcext:value-type="float">
            <text:p>9</text:p>
          </table:table-cell>
          <table:table-cell table:formula="of:=RIGHT([.A35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76451919" calcext:value-type="float">
            <text:p>176451919</text:p>
          </table:table-cell>
          <table:table-cell table:formula="of:=LEN([.A359])" office:value-type="float" office:value="9" calcext:value-type="float">
            <text:p>9</text:p>
          </table:table-cell>
          <table:table-cell table:formula="of:=RIGHT([.A35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76509475" calcext:value-type="float">
            <text:p>176509475</text:p>
          </table:table-cell>
          <table:table-cell table:formula="of:=LEN([.A360])" office:value-type="float" office:value="9" calcext:value-type="float">
            <text:p>9</text:p>
          </table:table-cell>
          <table:table-cell table:formula="of:=RIGHT([.A36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77827738" calcext:value-type="float">
            <text:p>177827738</text:p>
          </table:table-cell>
          <table:table-cell table:formula="of:=LEN([.A361])" office:value-type="float" office:value="9" calcext:value-type="float">
            <text:p>9</text:p>
          </table:table-cell>
          <table:table-cell table:formula="of:=RIGHT([.A36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78106026" calcext:value-type="float">
            <text:p>178106026</text:p>
          </table:table-cell>
          <table:table-cell table:formula="of:=LEN([.A362])" office:value-type="float" office:value="9" calcext:value-type="float">
            <text:p>9</text:p>
          </table:table-cell>
          <table:table-cell table:formula="of:=RIGHT([.A36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79112609" calcext:value-type="float">
            <text:p>179112609</text:p>
          </table:table-cell>
          <table:table-cell table:formula="of:=LEN([.A363])" office:value-type="float" office:value="9" calcext:value-type="float">
            <text:p>9</text:p>
          </table:table-cell>
          <table:table-cell table:formula="of:=RIGHT([.A36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79153195" calcext:value-type="float">
            <text:p>179153195</text:p>
          </table:table-cell>
          <table:table-cell table:formula="of:=LEN([.A364])" office:value-type="float" office:value="9" calcext:value-type="float">
            <text:p>9</text:p>
          </table:table-cell>
          <table:table-cell table:formula="of:=RIGHT([.A36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79232468" calcext:value-type="float">
            <text:p>179232468</text:p>
          </table:table-cell>
          <table:table-cell table:formula="of:=LEN([.A365])" office:value-type="float" office:value="9" calcext:value-type="float">
            <text:p>9</text:p>
          </table:table-cell>
          <table:table-cell table:formula="of:=RIGHT([.A36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79623050" calcext:value-type="float">
            <text:p>179623050</text:p>
          </table:table-cell>
          <table:table-cell table:formula="of:=LEN([.A366])" office:value-type="float" office:value="9" calcext:value-type="float">
            <text:p>9</text:p>
          </table:table-cell>
          <table:table-cell table:formula="of:=RIGHT([.A36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80003268" calcext:value-type="float">
            <text:p>180003268</text:p>
          </table:table-cell>
          <table:table-cell table:formula="of:=LEN([.A367])" office:value-type="float" office:value="9" calcext:value-type="float">
            <text:p>9</text:p>
          </table:table-cell>
          <table:table-cell table:formula="of:=RIGHT([.A36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80214610" calcext:value-type="float">
            <text:p>180214610</text:p>
          </table:table-cell>
          <table:table-cell table:formula="of:=LEN([.A368])" office:value-type="float" office:value="9" calcext:value-type="float">
            <text:p>9</text:p>
          </table:table-cell>
          <table:table-cell table:formula="of:=RIGHT([.A36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80442054" calcext:value-type="float">
            <text:p>180442054</text:p>
          </table:table-cell>
          <table:table-cell table:formula="of:=LEN([.A369])" office:value-type="float" office:value="9" calcext:value-type="float">
            <text:p>9</text:p>
          </table:table-cell>
          <table:table-cell table:formula="of:=RIGHT([.A36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80670577" calcext:value-type="float">
            <text:p>180670577</text:p>
          </table:table-cell>
          <table:table-cell table:formula="of:=LEN([.A370])" office:value-type="float" office:value="9" calcext:value-type="float">
            <text:p>9</text:p>
          </table:table-cell>
          <table:table-cell table:formula="of:=RIGHT([.A37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81883850" calcext:value-type="float">
            <text:p>181883850</text:p>
          </table:table-cell>
          <table:table-cell table:formula="of:=LEN([.A371])" office:value-type="float" office:value="9" calcext:value-type="float">
            <text:p>9</text:p>
          </table:table-cell>
          <table:table-cell table:formula="of:=RIGHT([.A37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82213786" calcext:value-type="float">
            <text:p>182213786</text:p>
          </table:table-cell>
          <table:table-cell table:formula="of:=LEN([.A372])" office:value-type="float" office:value="9" calcext:value-type="float">
            <text:p>9</text:p>
          </table:table-cell>
          <table:table-cell table:formula="of:=RIGHT([.A37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82594880" calcext:value-type="float">
            <text:p>182594880</text:p>
          </table:table-cell>
          <table:table-cell table:formula="of:=LEN([.A373])" office:value-type="float" office:value="9" calcext:value-type="float">
            <text:p>9</text:p>
          </table:table-cell>
          <table:table-cell table:formula="of:=RIGHT([.A37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82611889" calcext:value-type="float">
            <text:p>182611889</text:p>
          </table:table-cell>
          <table:table-cell table:formula="of:=LEN([.A374])" office:value-type="float" office:value="9" calcext:value-type="float">
            <text:p>9</text:p>
          </table:table-cell>
          <table:table-cell table:formula="of:=RIGHT([.A37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83492679" calcext:value-type="float">
            <text:p>183492679</text:p>
          </table:table-cell>
          <table:table-cell table:formula="of:=LEN([.A375])" office:value-type="float" office:value="9" calcext:value-type="float">
            <text:p>9</text:p>
          </table:table-cell>
          <table:table-cell table:formula="of:=RIGHT([.A37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83972969" calcext:value-type="float">
            <text:p>183972969</text:p>
          </table:table-cell>
          <table:table-cell table:formula="of:=LEN([.A376])" office:value-type="float" office:value="9" calcext:value-type="float">
            <text:p>9</text:p>
          </table:table-cell>
          <table:table-cell table:formula="of:=RIGHT([.A37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84438235" calcext:value-type="float">
            <text:p>184438235</text:p>
          </table:table-cell>
          <table:table-cell table:formula="of:=LEN([.A377])" office:value-type="float" office:value="9" calcext:value-type="float">
            <text:p>9</text:p>
          </table:table-cell>
          <table:table-cell table:formula="of:=RIGHT([.A37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84440919" calcext:value-type="float">
            <text:p>184440919</text:p>
          </table:table-cell>
          <table:table-cell table:formula="of:=LEN([.A378])" office:value-type="float" office:value="9" calcext:value-type="float">
            <text:p>9</text:p>
          </table:table-cell>
          <table:table-cell table:formula="of:=RIGHT([.A37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85133178" calcext:value-type="float">
            <text:p>185133178</text:p>
          </table:table-cell>
          <table:table-cell table:formula="of:=LEN([.A379])" office:value-type="float" office:value="9" calcext:value-type="float">
            <text:p>9</text:p>
          </table:table-cell>
          <table:table-cell table:formula="of:=RIGHT([.A37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85304240" calcext:value-type="float">
            <text:p>185304240</text:p>
          </table:table-cell>
          <table:table-cell table:formula="of:=LEN([.A380])" office:value-type="float" office:value="9" calcext:value-type="float">
            <text:p>9</text:p>
          </table:table-cell>
          <table:table-cell table:formula="of:=RIGHT([.A38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87446197" calcext:value-type="float">
            <text:p>187446197</text:p>
          </table:table-cell>
          <table:table-cell table:formula="of:=LEN([.A381])" office:value-type="float" office:value="9" calcext:value-type="float">
            <text:p>9</text:p>
          </table:table-cell>
          <table:table-cell table:formula="of:=RIGHT([.A38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87622474" calcext:value-type="float">
            <text:p>187622474</text:p>
          </table:table-cell>
          <table:table-cell table:formula="of:=LEN([.A382])" office:value-type="float" office:value="9" calcext:value-type="float">
            <text:p>9</text:p>
          </table:table-cell>
          <table:table-cell table:formula="of:=RIGHT([.A38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87886927" calcext:value-type="float">
            <text:p>187886927</text:p>
          </table:table-cell>
          <table:table-cell table:formula="of:=LEN([.A383])" office:value-type="float" office:value="9" calcext:value-type="float">
            <text:p>9</text:p>
          </table:table-cell>
          <table:table-cell table:formula="of:=RIGHT([.A38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189041991" calcext:value-type="float">
            <text:p>189041991</text:p>
          </table:table-cell>
          <table:table-cell table:formula="of:=LEN([.A384])" office:value-type="float" office:value="9" calcext:value-type="float">
            <text:p>9</text:p>
          </table:table-cell>
          <table:table-cell table:formula="of:=RIGHT([.A38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89126345" calcext:value-type="float">
            <text:p>189126345</text:p>
          </table:table-cell>
          <table:table-cell table:formula="of:=LEN([.A385])" office:value-type="float" office:value="9" calcext:value-type="float">
            <text:p>9</text:p>
          </table:table-cell>
          <table:table-cell table:formula="of:=RIGHT([.A38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89976258" calcext:value-type="float">
            <text:p>189976258</text:p>
          </table:table-cell>
          <table:table-cell table:formula="of:=LEN([.A386])" office:value-type="float" office:value="9" calcext:value-type="float">
            <text:p>9</text:p>
          </table:table-cell>
          <table:table-cell table:formula="of:=RIGHT([.A38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90150245" calcext:value-type="float">
            <text:p>190150245</text:p>
          </table:table-cell>
          <table:table-cell table:formula="of:=LEN([.A387])" office:value-type="float" office:value="9" calcext:value-type="float">
            <text:p>9</text:p>
          </table:table-cell>
          <table:table-cell table:formula="of:=RIGHT([.A38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90400230" calcext:value-type="float">
            <text:p>190400230</text:p>
          </table:table-cell>
          <table:table-cell table:formula="of:=LEN([.A388])" office:value-type="float" office:value="9" calcext:value-type="float">
            <text:p>9</text:p>
          </table:table-cell>
          <table:table-cell table:formula="of:=RIGHT([.A38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90704721" calcext:value-type="float">
            <text:p>190704721</text:p>
          </table:table-cell>
          <table:table-cell table:formula="of:=LEN([.A389])" office:value-type="float" office:value="9" calcext:value-type="float">
            <text:p>9</text:p>
          </table:table-cell>
          <table:table-cell table:formula="of:=RIGHT([.A38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190871408" calcext:value-type="float">
            <text:p>190871408</text:p>
          </table:table-cell>
          <table:table-cell table:formula="of:=LEN([.A390])" office:value-type="float" office:value="9" calcext:value-type="float">
            <text:p>9</text:p>
          </table:table-cell>
          <table:table-cell table:formula="of:=RIGHT([.A39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191141702" calcext:value-type="float">
            <text:p>191141702</text:p>
          </table:table-cell>
          <table:table-cell table:formula="of:=LEN([.A391])" office:value-type="float" office:value="9" calcext:value-type="float">
            <text:p>9</text:p>
          </table:table-cell>
          <table:table-cell table:formula="of:=RIGHT([.A39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91286112" calcext:value-type="float">
            <text:p>191286112</text:p>
          </table:table-cell>
          <table:table-cell table:formula="of:=LEN([.A392])" office:value-type="float" office:value="9" calcext:value-type="float">
            <text:p>9</text:p>
          </table:table-cell>
          <table:table-cell table:formula="of:=RIGHT([.A39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91781836" calcext:value-type="float">
            <text:p>191781836</text:p>
          </table:table-cell>
          <table:table-cell table:formula="of:=LEN([.A393])" office:value-type="float" office:value="9" calcext:value-type="float">
            <text:p>9</text:p>
          </table:table-cell>
          <table:table-cell table:formula="of:=RIGHT([.A39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92467903" calcext:value-type="float">
            <text:p>192467903</text:p>
          </table:table-cell>
          <table:table-cell table:formula="of:=LEN([.A394])" office:value-type="float" office:value="9" calcext:value-type="float">
            <text:p>9</text:p>
          </table:table-cell>
          <table:table-cell table:formula="of:=RIGHT([.A39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93633203" calcext:value-type="float">
            <text:p>193633203</text:p>
          </table:table-cell>
          <table:table-cell table:formula="of:=LEN([.A395])" office:value-type="float" office:value="9" calcext:value-type="float">
            <text:p>9</text:p>
          </table:table-cell>
          <table:table-cell table:formula="of:=RIGHT([.A39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93939009" calcext:value-type="float">
            <text:p>193939009</text:p>
          </table:table-cell>
          <table:table-cell table:formula="of:=LEN([.A396])" office:value-type="float" office:value="9" calcext:value-type="float">
            <text:p>9</text:p>
          </table:table-cell>
          <table:table-cell table:formula="of:=RIGHT([.A39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94001004" calcext:value-type="float">
            <text:p>194001004</text:p>
          </table:table-cell>
          <table:table-cell table:formula="of:=LEN([.A397])" office:value-type="float" office:value="9" calcext:value-type="float">
            <text:p>9</text:p>
          </table:table-cell>
          <table:table-cell table:formula="of:=RIGHT([.A39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194008845" calcext:value-type="float">
            <text:p>194008845</text:p>
          </table:table-cell>
          <table:table-cell table:formula="of:=LEN([.A398])" office:value-type="float" office:value="9" calcext:value-type="float">
            <text:p>9</text:p>
          </table:table-cell>
          <table:table-cell table:formula="of:=RIGHT([.A39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194387499" calcext:value-type="float">
            <text:p>194387499</text:p>
          </table:table-cell>
          <table:table-cell table:formula="of:=LEN([.A399])" office:value-type="float" office:value="9" calcext:value-type="float">
            <text:p>9</text:p>
          </table:table-cell>
          <table:table-cell table:formula="of:=RIGHT([.A39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195311550" calcext:value-type="float">
            <text:p>195311550</text:p>
          </table:table-cell>
          <table:table-cell table:formula="of:=LEN([.A400])" office:value-type="float" office:value="9" calcext:value-type="float">
            <text:p>9</text:p>
          </table:table-cell>
          <table:table-cell table:formula="of:=RIGHT([.A40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97332102" calcext:value-type="float">
            <text:p>197332102</text:p>
          </table:table-cell>
          <table:table-cell table:formula="of:=LEN([.A401])" office:value-type="float" office:value="9" calcext:value-type="float">
            <text:p>9</text:p>
          </table:table-cell>
          <table:table-cell table:formula="of:=RIGHT([.A40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97354472" calcext:value-type="float">
            <text:p>197354472</text:p>
          </table:table-cell>
          <table:table-cell table:formula="of:=LEN([.A402])" office:value-type="float" office:value="9" calcext:value-type="float">
            <text:p>9</text:p>
          </table:table-cell>
          <table:table-cell table:formula="of:=RIGHT([.A40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198121273" calcext:value-type="float">
            <text:p>198121273</text:p>
          </table:table-cell>
          <table:table-cell table:formula="of:=LEN([.A403])" office:value-type="float" office:value="9" calcext:value-type="float">
            <text:p>9</text:p>
          </table:table-cell>
          <table:table-cell table:formula="of:=RIGHT([.A40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198151190" calcext:value-type="float">
            <text:p>198151190</text:p>
          </table:table-cell>
          <table:table-cell table:formula="of:=LEN([.A404])" office:value-type="float" office:value="9" calcext:value-type="float">
            <text:p>9</text:p>
          </table:table-cell>
          <table:table-cell table:formula="of:=RIGHT([.A40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98873910" calcext:value-type="float">
            <text:p>198873910</text:p>
          </table:table-cell>
          <table:table-cell table:formula="of:=LEN([.A405])" office:value-type="float" office:value="9" calcext:value-type="float">
            <text:p>9</text:p>
          </table:table-cell>
          <table:table-cell table:formula="of:=RIGHT([.A40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99366890" calcext:value-type="float">
            <text:p>199366890</text:p>
          </table:table-cell>
          <table:table-cell table:formula="of:=LEN([.A406])" office:value-type="float" office:value="9" calcext:value-type="float">
            <text:p>9</text:p>
          </table:table-cell>
          <table:table-cell table:formula="of:=RIGHT([.A40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199418936" calcext:value-type="float">
            <text:p>199418936</text:p>
          </table:table-cell>
          <table:table-cell table:formula="of:=LEN([.A407])" office:value-type="float" office:value="9" calcext:value-type="float">
            <text:p>9</text:p>
          </table:table-cell>
          <table:table-cell table:formula="of:=RIGHT([.A40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199962366" calcext:value-type="float">
            <text:p>199962366</text:p>
          </table:table-cell>
          <table:table-cell table:formula="of:=LEN([.A408])" office:value-type="float" office:value="9" calcext:value-type="float">
            <text:p>9</text:p>
          </table:table-cell>
          <table:table-cell table:formula="of:=RIGHT([.A40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00289149" calcext:value-type="float">
            <text:p>200289149</text:p>
          </table:table-cell>
          <table:table-cell table:formula="of:=LEN([.A409])" office:value-type="float" office:value="9" calcext:value-type="float">
            <text:p>9</text:p>
          </table:table-cell>
          <table:table-cell table:formula="of:=RIGHT([.A40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01189444" calcext:value-type="float">
            <text:p>201189444</text:p>
          </table:table-cell>
          <table:table-cell table:formula="of:=LEN([.A410])" office:value-type="float" office:value="9" calcext:value-type="float">
            <text:p>9</text:p>
          </table:table-cell>
          <table:table-cell table:formula="of:=RIGHT([.A41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01469125" calcext:value-type="float">
            <text:p>201469125</text:p>
          </table:table-cell>
          <table:table-cell table:formula="of:=LEN([.A411])" office:value-type="float" office:value="9" calcext:value-type="float">
            <text:p>9</text:p>
          </table:table-cell>
          <table:table-cell table:formula="of:=RIGHT([.A41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01514906" calcext:value-type="float">
            <text:p>201514906</text:p>
          </table:table-cell>
          <table:table-cell table:formula="of:=LEN([.A412])" office:value-type="float" office:value="9" calcext:value-type="float">
            <text:p>9</text:p>
          </table:table-cell>
          <table:table-cell table:formula="of:=RIGHT([.A41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01543943" calcext:value-type="float">
            <text:p>201543943</text:p>
          </table:table-cell>
          <table:table-cell table:formula="of:=LEN([.A413])" office:value-type="float" office:value="9" calcext:value-type="float">
            <text:p>9</text:p>
          </table:table-cell>
          <table:table-cell table:formula="of:=RIGHT([.A41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02413192" calcext:value-type="float">
            <text:p>202413192</text:p>
          </table:table-cell>
          <table:table-cell table:formula="of:=LEN([.A414])" office:value-type="float" office:value="9" calcext:value-type="float">
            <text:p>9</text:p>
          </table:table-cell>
          <table:table-cell table:formula="of:=RIGHT([.A41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02976003" calcext:value-type="float">
            <text:p>202976003</text:p>
          </table:table-cell>
          <table:table-cell table:formula="of:=LEN([.A415])" office:value-type="float" office:value="9" calcext:value-type="float">
            <text:p>9</text:p>
          </table:table-cell>
          <table:table-cell table:formula="of:=RIGHT([.A41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03295685" calcext:value-type="float">
            <text:p>203295685</text:p>
          </table:table-cell>
          <table:table-cell table:formula="of:=LEN([.A416])" office:value-type="float" office:value="9" calcext:value-type="float">
            <text:p>9</text:p>
          </table:table-cell>
          <table:table-cell table:formula="of:=RIGHT([.A41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03508462" calcext:value-type="float">
            <text:p>203508462</text:p>
          </table:table-cell>
          <table:table-cell table:formula="of:=LEN([.A417])" office:value-type="float" office:value="9" calcext:value-type="float">
            <text:p>9</text:p>
          </table:table-cell>
          <table:table-cell table:formula="of:=RIGHT([.A41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04019250" calcext:value-type="float">
            <text:p>204019250</text:p>
          </table:table-cell>
          <table:table-cell table:formula="of:=LEN([.A418])" office:value-type="float" office:value="9" calcext:value-type="float">
            <text:p>9</text:p>
          </table:table-cell>
          <table:table-cell table:formula="of:=RIGHT([.A41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04082609" calcext:value-type="float">
            <text:p>204082609</text:p>
          </table:table-cell>
          <table:table-cell table:formula="of:=LEN([.A419])" office:value-type="float" office:value="9" calcext:value-type="float">
            <text:p>9</text:p>
          </table:table-cell>
          <table:table-cell table:formula="of:=RIGHT([.A41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04115782" calcext:value-type="float">
            <text:p>204115782</text:p>
          </table:table-cell>
          <table:table-cell table:formula="of:=LEN([.A420])" office:value-type="float" office:value="9" calcext:value-type="float">
            <text:p>9</text:p>
          </table:table-cell>
          <table:table-cell table:formula="of:=RIGHT([.A42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04122784" calcext:value-type="float">
            <text:p>204122784</text:p>
          </table:table-cell>
          <table:table-cell table:formula="of:=LEN([.A421])" office:value-type="float" office:value="9" calcext:value-type="float">
            <text:p>9</text:p>
          </table:table-cell>
          <table:table-cell table:formula="of:=RIGHT([.A42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06500873" calcext:value-type="float">
            <text:p>206500873</text:p>
          </table:table-cell>
          <table:table-cell table:formula="of:=LEN([.A422])" office:value-type="float" office:value="9" calcext:value-type="float">
            <text:p>9</text:p>
          </table:table-cell>
          <table:table-cell table:formula="of:=RIGHT([.A42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06628254" calcext:value-type="float">
            <text:p>206628254</text:p>
          </table:table-cell>
          <table:table-cell table:formula="of:=LEN([.A423])" office:value-type="float" office:value="9" calcext:value-type="float">
            <text:p>9</text:p>
          </table:table-cell>
          <table:table-cell table:formula="of:=RIGHT([.A42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06976972" calcext:value-type="float">
            <text:p>206976972</text:p>
          </table:table-cell>
          <table:table-cell table:formula="of:=LEN([.A424])" office:value-type="float" office:value="9" calcext:value-type="float">
            <text:p>9</text:p>
          </table:table-cell>
          <table:table-cell table:formula="of:=RIGHT([.A42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07075708" calcext:value-type="float">
            <text:p>207075708</text:p>
          </table:table-cell>
          <table:table-cell table:formula="of:=LEN([.A425])" office:value-type="float" office:value="9" calcext:value-type="float">
            <text:p>9</text:p>
          </table:table-cell>
          <table:table-cell table:formula="of:=RIGHT([.A42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07088454" calcext:value-type="float">
            <text:p>207088454</text:p>
          </table:table-cell>
          <table:table-cell table:formula="of:=LEN([.A426])" office:value-type="float" office:value="9" calcext:value-type="float">
            <text:p>9</text:p>
          </table:table-cell>
          <table:table-cell table:formula="of:=RIGHT([.A42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07685227" calcext:value-type="float">
            <text:p>207685227</text:p>
          </table:table-cell>
          <table:table-cell table:formula="of:=LEN([.A427])" office:value-type="float" office:value="9" calcext:value-type="float">
            <text:p>9</text:p>
          </table:table-cell>
          <table:table-cell table:formula="of:=RIGHT([.A42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08392112" calcext:value-type="float">
            <text:p>208392112</text:p>
          </table:table-cell>
          <table:table-cell table:formula="of:=LEN([.A428])" office:value-type="float" office:value="9" calcext:value-type="float">
            <text:p>9</text:p>
          </table:table-cell>
          <table:table-cell table:formula="of:=RIGHT([.A42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08441946" calcext:value-type="float">
            <text:p>208441946</text:p>
          </table:table-cell>
          <table:table-cell table:formula="of:=LEN([.A429])" office:value-type="float" office:value="9" calcext:value-type="float">
            <text:p>9</text:p>
          </table:table-cell>
          <table:table-cell table:formula="of:=RIGHT([.A42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09191692" calcext:value-type="float">
            <text:p>209191692</text:p>
          </table:table-cell>
          <table:table-cell table:formula="of:=LEN([.A430])" office:value-type="float" office:value="9" calcext:value-type="float">
            <text:p>9</text:p>
          </table:table-cell>
          <table:table-cell table:formula="of:=RIGHT([.A43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10492380" calcext:value-type="float">
            <text:p>210492380</text:p>
          </table:table-cell>
          <table:table-cell table:formula="of:=LEN([.A431])" office:value-type="float" office:value="9" calcext:value-type="float">
            <text:p>9</text:p>
          </table:table-cell>
          <table:table-cell table:formula="of:=RIGHT([.A43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10527534" calcext:value-type="float">
            <text:p>210527534</text:p>
          </table:table-cell>
          <table:table-cell table:formula="of:=LEN([.A432])" office:value-type="float" office:value="9" calcext:value-type="float">
            <text:p>9</text:p>
          </table:table-cell>
          <table:table-cell table:formula="of:=RIGHT([.A43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11962258" calcext:value-type="float">
            <text:p>211962258</text:p>
          </table:table-cell>
          <table:table-cell table:formula="of:=LEN([.A433])" office:value-type="float" office:value="9" calcext:value-type="float">
            <text:p>9</text:p>
          </table:table-cell>
          <table:table-cell table:formula="of:=RIGHT([.A43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12190610" calcext:value-type="float">
            <text:p>212190610</text:p>
          </table:table-cell>
          <table:table-cell table:formula="of:=LEN([.A434])" office:value-type="float" office:value="9" calcext:value-type="float">
            <text:p>9</text:p>
          </table:table-cell>
          <table:table-cell table:formula="of:=RIGHT([.A43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13467256" calcext:value-type="float">
            <text:p>213467256</text:p>
          </table:table-cell>
          <table:table-cell table:formula="of:=LEN([.A435])" office:value-type="float" office:value="9" calcext:value-type="float">
            <text:p>9</text:p>
          </table:table-cell>
          <table:table-cell table:formula="of:=RIGHT([.A43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13560657" calcext:value-type="float">
            <text:p>213560657</text:p>
          </table:table-cell>
          <table:table-cell table:formula="of:=LEN([.A436])" office:value-type="float" office:value="9" calcext:value-type="float">
            <text:p>9</text:p>
          </table:table-cell>
          <table:table-cell table:formula="of:=RIGHT([.A43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14023490" calcext:value-type="float">
            <text:p>214023490</text:p>
          </table:table-cell>
          <table:table-cell table:formula="of:=LEN([.A437])" office:value-type="float" office:value="9" calcext:value-type="float">
            <text:p>9</text:p>
          </table:table-cell>
          <table:table-cell table:formula="of:=RIGHT([.A43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14283921" calcext:value-type="float">
            <text:p>214283921</text:p>
          </table:table-cell>
          <table:table-cell table:formula="of:=LEN([.A438])" office:value-type="float" office:value="9" calcext:value-type="float">
            <text:p>9</text:p>
          </table:table-cell>
          <table:table-cell table:formula="of:=RIGHT([.A43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14430509" calcext:value-type="float">
            <text:p>214430509</text:p>
          </table:table-cell>
          <table:table-cell table:formula="of:=LEN([.A439])" office:value-type="float" office:value="9" calcext:value-type="float">
            <text:p>9</text:p>
          </table:table-cell>
          <table:table-cell table:formula="of:=RIGHT([.A43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14541751" calcext:value-type="float">
            <text:p>214541751</text:p>
          </table:table-cell>
          <table:table-cell table:formula="of:=LEN([.A440])" office:value-type="float" office:value="9" calcext:value-type="float">
            <text:p>9</text:p>
          </table:table-cell>
          <table:table-cell table:formula="of:=RIGHT([.A44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17006512" calcext:value-type="float">
            <text:p>217006512</text:p>
          </table:table-cell>
          <table:table-cell table:formula="of:=LEN([.A441])" office:value-type="float" office:value="9" calcext:value-type="float">
            <text:p>9</text:p>
          </table:table-cell>
          <table:table-cell table:formula="of:=RIGHT([.A44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17437402" calcext:value-type="float">
            <text:p>217437402</text:p>
          </table:table-cell>
          <table:table-cell table:formula="of:=LEN([.A442])" office:value-type="float" office:value="9" calcext:value-type="float">
            <text:p>9</text:p>
          </table:table-cell>
          <table:table-cell table:formula="of:=RIGHT([.A44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18549142" calcext:value-type="float">
            <text:p>218549142</text:p>
          </table:table-cell>
          <table:table-cell table:formula="of:=LEN([.A443])" office:value-type="float" office:value="9" calcext:value-type="float">
            <text:p>9</text:p>
          </table:table-cell>
          <table:table-cell table:formula="of:=RIGHT([.A44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19395919" calcext:value-type="float">
            <text:p>219395919</text:p>
          </table:table-cell>
          <table:table-cell table:formula="of:=LEN([.A444])" office:value-type="float" office:value="9" calcext:value-type="float">
            <text:p>9</text:p>
          </table:table-cell>
          <table:table-cell table:formula="of:=RIGHT([.A44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19593039" calcext:value-type="float">
            <text:p>219593039</text:p>
          </table:table-cell>
          <table:table-cell table:formula="of:=LEN([.A445])" office:value-type="float" office:value="9" calcext:value-type="float">
            <text:p>9</text:p>
          </table:table-cell>
          <table:table-cell table:formula="of:=RIGHT([.A44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19827615" calcext:value-type="float">
            <text:p>219827615</text:p>
          </table:table-cell>
          <table:table-cell table:formula="of:=LEN([.A446])" office:value-type="float" office:value="9" calcext:value-type="float">
            <text:p>9</text:p>
          </table:table-cell>
          <table:table-cell table:formula="of:=RIGHT([.A44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19899530" calcext:value-type="float">
            <text:p>219899530</text:p>
          </table:table-cell>
          <table:table-cell table:formula="of:=LEN([.A447])" office:value-type="float" office:value="9" calcext:value-type="float">
            <text:p>9</text:p>
          </table:table-cell>
          <table:table-cell table:formula="of:=RIGHT([.A44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19918251" calcext:value-type="float">
            <text:p>219918251</text:p>
          </table:table-cell>
          <table:table-cell table:formula="of:=LEN([.A448])" office:value-type="float" office:value="9" calcext:value-type="float">
            <text:p>9</text:p>
          </table:table-cell>
          <table:table-cell table:formula="of:=RIGHT([.A44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20149541" calcext:value-type="float">
            <text:p>220149541</text:p>
          </table:table-cell>
          <table:table-cell table:formula="of:=LEN([.A449])" office:value-type="float" office:value="9" calcext:value-type="float">
            <text:p>9</text:p>
          </table:table-cell>
          <table:table-cell table:formula="of:=RIGHT([.A44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20736996" calcext:value-type="float">
            <text:p>220736996</text:p>
          </table:table-cell>
          <table:table-cell table:formula="of:=LEN([.A450])" office:value-type="float" office:value="9" calcext:value-type="float">
            <text:p>9</text:p>
          </table:table-cell>
          <table:table-cell table:formula="of:=RIGHT([.A45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21279776" calcext:value-type="float">
            <text:p>221279776</text:p>
          </table:table-cell>
          <table:table-cell table:formula="of:=LEN([.A451])" office:value-type="float" office:value="9" calcext:value-type="float">
            <text:p>9</text:p>
          </table:table-cell>
          <table:table-cell table:formula="of:=RIGHT([.A45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21444030" calcext:value-type="float">
            <text:p>221444030</text:p>
          </table:table-cell>
          <table:table-cell table:formula="of:=LEN([.A452])" office:value-type="float" office:value="9" calcext:value-type="float">
            <text:p>9</text:p>
          </table:table-cell>
          <table:table-cell table:formula="of:=RIGHT([.A45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21872292" calcext:value-type="float">
            <text:p>221872292</text:p>
          </table:table-cell>
          <table:table-cell table:formula="of:=LEN([.A453])" office:value-type="float" office:value="9" calcext:value-type="float">
            <text:p>9</text:p>
          </table:table-cell>
          <table:table-cell table:formula="of:=RIGHT([.A45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22261305" calcext:value-type="float">
            <text:p>222261305</text:p>
          </table:table-cell>
          <table:table-cell table:formula="of:=LEN([.A454])" office:value-type="float" office:value="9" calcext:value-type="float">
            <text:p>9</text:p>
          </table:table-cell>
          <table:table-cell table:formula="of:=RIGHT([.A45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22753225" calcext:value-type="float">
            <text:p>222753225</text:p>
          </table:table-cell>
          <table:table-cell table:formula="of:=LEN([.A455])" office:value-type="float" office:value="9" calcext:value-type="float">
            <text:p>9</text:p>
          </table:table-cell>
          <table:table-cell table:formula="of:=RIGHT([.A45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23580117" calcext:value-type="float">
            <text:p>223580117</text:p>
          </table:table-cell>
          <table:table-cell table:formula="of:=LEN([.A456])" office:value-type="float" office:value="9" calcext:value-type="float">
            <text:p>9</text:p>
          </table:table-cell>
          <table:table-cell table:formula="of:=RIGHT([.A45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23614009" calcext:value-type="float">
            <text:p>223614009</text:p>
          </table:table-cell>
          <table:table-cell table:formula="of:=LEN([.A457])" office:value-type="float" office:value="9" calcext:value-type="float">
            <text:p>9</text:p>
          </table:table-cell>
          <table:table-cell table:formula="of:=RIGHT([.A45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23942518" calcext:value-type="float">
            <text:p>223942518</text:p>
          </table:table-cell>
          <table:table-cell table:formula="of:=LEN([.A458])" office:value-type="float" office:value="9" calcext:value-type="float">
            <text:p>9</text:p>
          </table:table-cell>
          <table:table-cell table:formula="of:=RIGHT([.A45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24018602" calcext:value-type="float">
            <text:p>224018602</text:p>
          </table:table-cell>
          <table:table-cell table:formula="of:=LEN([.A459])" office:value-type="float" office:value="9" calcext:value-type="float">
            <text:p>9</text:p>
          </table:table-cell>
          <table:table-cell table:formula="of:=RIGHT([.A45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24648615" calcext:value-type="float">
            <text:p>224648615</text:p>
          </table:table-cell>
          <table:table-cell table:formula="of:=LEN([.A460])" office:value-type="float" office:value="9" calcext:value-type="float">
            <text:p>9</text:p>
          </table:table-cell>
          <table:table-cell table:formula="of:=RIGHT([.A46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25391404" calcext:value-type="float">
            <text:p>225391404</text:p>
          </table:table-cell>
          <table:table-cell table:formula="of:=LEN([.A461])" office:value-type="float" office:value="9" calcext:value-type="float">
            <text:p>9</text:p>
          </table:table-cell>
          <table:table-cell table:formula="of:=RIGHT([.A46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25846767" calcext:value-type="float">
            <text:p>225846767</text:p>
          </table:table-cell>
          <table:table-cell table:formula="of:=LEN([.A462])" office:value-type="float" office:value="9" calcext:value-type="float">
            <text:p>9</text:p>
          </table:table-cell>
          <table:table-cell table:formula="of:=RIGHT([.A46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27349537" calcext:value-type="float">
            <text:p>227349537</text:p>
          </table:table-cell>
          <table:table-cell table:formula="of:=LEN([.A463])" office:value-type="float" office:value="9" calcext:value-type="float">
            <text:p>9</text:p>
          </table:table-cell>
          <table:table-cell table:formula="of:=RIGHT([.A46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27362478" calcext:value-type="float">
            <text:p>227362478</text:p>
          </table:table-cell>
          <table:table-cell table:formula="of:=LEN([.A464])" office:value-type="float" office:value="9" calcext:value-type="float">
            <text:p>9</text:p>
          </table:table-cell>
          <table:table-cell table:formula="of:=RIGHT([.A46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27742843" calcext:value-type="float">
            <text:p>227742843</text:p>
          </table:table-cell>
          <table:table-cell table:formula="of:=LEN([.A465])" office:value-type="float" office:value="9" calcext:value-type="float">
            <text:p>9</text:p>
          </table:table-cell>
          <table:table-cell table:formula="of:=RIGHT([.A46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27934331" calcext:value-type="float">
            <text:p>227934331</text:p>
          </table:table-cell>
          <table:table-cell table:formula="of:=LEN([.A466])" office:value-type="float" office:value="9" calcext:value-type="float">
            <text:p>9</text:p>
          </table:table-cell>
          <table:table-cell table:formula="of:=RIGHT([.A46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27979833" calcext:value-type="float">
            <text:p>227979833</text:p>
          </table:table-cell>
          <table:table-cell table:formula="of:=LEN([.A467])" office:value-type="float" office:value="9" calcext:value-type="float">
            <text:p>9</text:p>
          </table:table-cell>
          <table:table-cell table:formula="of:=RIGHT([.A46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28569477" calcext:value-type="float">
            <text:p>228569477</text:p>
          </table:table-cell>
          <table:table-cell table:formula="of:=LEN([.A468])" office:value-type="float" office:value="9" calcext:value-type="float">
            <text:p>9</text:p>
          </table:table-cell>
          <table:table-cell table:formula="of:=RIGHT([.A46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28814163" calcext:value-type="float">
            <text:p>228814163</text:p>
          </table:table-cell>
          <table:table-cell table:formula="of:=LEN([.A469])" office:value-type="float" office:value="9" calcext:value-type="float">
            <text:p>9</text:p>
          </table:table-cell>
          <table:table-cell table:formula="of:=RIGHT([.A46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29046965" calcext:value-type="float">
            <text:p>229046965</text:p>
          </table:table-cell>
          <table:table-cell table:formula="of:=LEN([.A470])" office:value-type="float" office:value="9" calcext:value-type="float">
            <text:p>9</text:p>
          </table:table-cell>
          <table:table-cell table:formula="of:=RIGHT([.A47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29174474" calcext:value-type="float">
            <text:p>229174474</text:p>
          </table:table-cell>
          <table:table-cell table:formula="of:=LEN([.A471])" office:value-type="float" office:value="9" calcext:value-type="float">
            <text:p>9</text:p>
          </table:table-cell>
          <table:table-cell table:formula="of:=RIGHT([.A47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29222883" calcext:value-type="float">
            <text:p>229222883</text:p>
          </table:table-cell>
          <table:table-cell table:formula="of:=LEN([.A472])" office:value-type="float" office:value="9" calcext:value-type="float">
            <text:p>9</text:p>
          </table:table-cell>
          <table:table-cell table:formula="of:=RIGHT([.A47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29384032" calcext:value-type="float">
            <text:p>229384032</text:p>
          </table:table-cell>
          <table:table-cell table:formula="of:=LEN([.A473])" office:value-type="float" office:value="9" calcext:value-type="float">
            <text:p>9</text:p>
          </table:table-cell>
          <table:table-cell table:formula="of:=RIGHT([.A47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29430557" calcext:value-type="float">
            <text:p>229430557</text:p>
          </table:table-cell>
          <table:table-cell table:formula="of:=LEN([.A474])" office:value-type="float" office:value="9" calcext:value-type="float">
            <text:p>9</text:p>
          </table:table-cell>
          <table:table-cell table:formula="of:=RIGHT([.A47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29745034" calcext:value-type="float">
            <text:p>229745034</text:p>
          </table:table-cell>
          <table:table-cell table:formula="of:=LEN([.A475])" office:value-type="float" office:value="9" calcext:value-type="float">
            <text:p>9</text:p>
          </table:table-cell>
          <table:table-cell table:formula="of:=RIGHT([.A47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30053372" calcext:value-type="float">
            <text:p>230053372</text:p>
          </table:table-cell>
          <table:table-cell table:formula="of:=LEN([.A476])" office:value-type="float" office:value="9" calcext:value-type="float">
            <text:p>9</text:p>
          </table:table-cell>
          <table:table-cell table:formula="of:=RIGHT([.A47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30612240" calcext:value-type="float">
            <text:p>230612240</text:p>
          </table:table-cell>
          <table:table-cell table:formula="of:=LEN([.A477])" office:value-type="float" office:value="9" calcext:value-type="float">
            <text:p>9</text:p>
          </table:table-cell>
          <table:table-cell table:formula="of:=RIGHT([.A47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30661825" calcext:value-type="float">
            <text:p>230661825</text:p>
          </table:table-cell>
          <table:table-cell table:formula="of:=LEN([.A478])" office:value-type="float" office:value="9" calcext:value-type="float">
            <text:p>9</text:p>
          </table:table-cell>
          <table:table-cell table:formula="of:=RIGHT([.A47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31215311" calcext:value-type="float">
            <text:p>231215311</text:p>
          </table:table-cell>
          <table:table-cell table:formula="of:=LEN([.A479])" office:value-type="float" office:value="9" calcext:value-type="float">
            <text:p>9</text:p>
          </table:table-cell>
          <table:table-cell table:formula="of:=RIGHT([.A47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31741093" calcext:value-type="float">
            <text:p>231741093</text:p>
          </table:table-cell>
          <table:table-cell table:formula="of:=LEN([.A480])" office:value-type="float" office:value="9" calcext:value-type="float">
            <text:p>9</text:p>
          </table:table-cell>
          <table:table-cell table:formula="of:=RIGHT([.A48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31792343" calcext:value-type="float">
            <text:p>231792343</text:p>
          </table:table-cell>
          <table:table-cell table:formula="of:=LEN([.A481])" office:value-type="float" office:value="9" calcext:value-type="float">
            <text:p>9</text:p>
          </table:table-cell>
          <table:table-cell table:formula="of:=RIGHT([.A48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32156029" calcext:value-type="float">
            <text:p>232156029</text:p>
          </table:table-cell>
          <table:table-cell table:formula="of:=LEN([.A482])" office:value-type="float" office:value="9" calcext:value-type="float">
            <text:p>9</text:p>
          </table:table-cell>
          <table:table-cell table:formula="of:=RIGHT([.A48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32640903" calcext:value-type="float">
            <text:p>232640903</text:p>
          </table:table-cell>
          <table:table-cell table:formula="of:=LEN([.A483])" office:value-type="float" office:value="9" calcext:value-type="float">
            <text:p>9</text:p>
          </table:table-cell>
          <table:table-cell table:formula="of:=RIGHT([.A48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32798361" calcext:value-type="float">
            <text:p>232798361</text:p>
          </table:table-cell>
          <table:table-cell table:formula="of:=LEN([.A484])" office:value-type="float" office:value="9" calcext:value-type="float">
            <text:p>9</text:p>
          </table:table-cell>
          <table:table-cell table:formula="of:=RIGHT([.A48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34979493" calcext:value-type="float">
            <text:p>234979493</text:p>
          </table:table-cell>
          <table:table-cell table:formula="of:=LEN([.A485])" office:value-type="float" office:value="9" calcext:value-type="float">
            <text:p>9</text:p>
          </table:table-cell>
          <table:table-cell table:formula="of:=RIGHT([.A48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35885168" calcext:value-type="float">
            <text:p>235885168</text:p>
          </table:table-cell>
          <table:table-cell table:formula="of:=LEN([.A486])" office:value-type="float" office:value="9" calcext:value-type="float">
            <text:p>9</text:p>
          </table:table-cell>
          <table:table-cell table:formula="of:=RIGHT([.A48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36132068" calcext:value-type="float">
            <text:p>236132068</text:p>
          </table:table-cell>
          <table:table-cell table:formula="of:=LEN([.A487])" office:value-type="float" office:value="9" calcext:value-type="float">
            <text:p>9</text:p>
          </table:table-cell>
          <table:table-cell table:formula="of:=RIGHT([.A48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36442183" calcext:value-type="float">
            <text:p>236442183</text:p>
          </table:table-cell>
          <table:table-cell table:formula="of:=LEN([.A488])" office:value-type="float" office:value="9" calcext:value-type="float">
            <text:p>9</text:p>
          </table:table-cell>
          <table:table-cell table:formula="of:=RIGHT([.A48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37817580" calcext:value-type="float">
            <text:p>237817580</text:p>
          </table:table-cell>
          <table:table-cell table:formula="of:=LEN([.A489])" office:value-type="float" office:value="9" calcext:value-type="float">
            <text:p>9</text:p>
          </table:table-cell>
          <table:table-cell table:formula="of:=RIGHT([.A48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38017833" calcext:value-type="float">
            <text:p>238017833</text:p>
          </table:table-cell>
          <table:table-cell table:formula="of:=LEN([.A490])" office:value-type="float" office:value="9" calcext:value-type="float">
            <text:p>9</text:p>
          </table:table-cell>
          <table:table-cell table:formula="of:=RIGHT([.A49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39230117" calcext:value-type="float">
            <text:p>239230117</text:p>
          </table:table-cell>
          <table:table-cell table:formula="of:=LEN([.A491])" office:value-type="float" office:value="9" calcext:value-type="float">
            <text:p>9</text:p>
          </table:table-cell>
          <table:table-cell table:formula="of:=RIGHT([.A49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40184173" calcext:value-type="float">
            <text:p>240184173</text:p>
          </table:table-cell>
          <table:table-cell table:formula="of:=LEN([.A492])" office:value-type="float" office:value="9" calcext:value-type="float">
            <text:p>9</text:p>
          </table:table-cell>
          <table:table-cell table:formula="of:=RIGHT([.A49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40253093" calcext:value-type="float">
            <text:p>240253093</text:p>
          </table:table-cell>
          <table:table-cell table:formula="of:=LEN([.A493])" office:value-type="float" office:value="9" calcext:value-type="float">
            <text:p>9</text:p>
          </table:table-cell>
          <table:table-cell table:formula="of:=RIGHT([.A49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40461526" calcext:value-type="float">
            <text:p>240461526</text:p>
          </table:table-cell>
          <table:table-cell table:formula="of:=LEN([.A494])" office:value-type="float" office:value="9" calcext:value-type="float">
            <text:p>9</text:p>
          </table:table-cell>
          <table:table-cell table:formula="of:=RIGHT([.A49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40590777" calcext:value-type="float">
            <text:p>240590777</text:p>
          </table:table-cell>
          <table:table-cell table:formula="of:=LEN([.A495])" office:value-type="float" office:value="9" calcext:value-type="float">
            <text:p>9</text:p>
          </table:table-cell>
          <table:table-cell table:formula="of:=RIGHT([.A49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40785080" calcext:value-type="float">
            <text:p>240785080</text:p>
          </table:table-cell>
          <table:table-cell table:formula="of:=LEN([.A496])" office:value-type="float" office:value="9" calcext:value-type="float">
            <text:p>9</text:p>
          </table:table-cell>
          <table:table-cell table:formula="of:=RIGHT([.A49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41005302" calcext:value-type="float">
            <text:p>241005302</text:p>
          </table:table-cell>
          <table:table-cell table:formula="of:=LEN([.A497])" office:value-type="float" office:value="9" calcext:value-type="float">
            <text:p>9</text:p>
          </table:table-cell>
          <table:table-cell table:formula="of:=RIGHT([.A49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41655526" calcext:value-type="float">
            <text:p>241655526</text:p>
          </table:table-cell>
          <table:table-cell table:formula="of:=LEN([.A498])" office:value-type="float" office:value="9" calcext:value-type="float">
            <text:p>9</text:p>
          </table:table-cell>
          <table:table-cell table:formula="of:=RIGHT([.A49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41805419" calcext:value-type="float">
            <text:p>241805419</text:p>
          </table:table-cell>
          <table:table-cell table:formula="of:=LEN([.A499])" office:value-type="float" office:value="9" calcext:value-type="float">
            <text:p>9</text:p>
          </table:table-cell>
          <table:table-cell table:formula="of:=RIGHT([.A49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42089772" calcext:value-type="float">
            <text:p>242089772</text:p>
          </table:table-cell>
          <table:table-cell table:formula="of:=LEN([.A500])" office:value-type="float" office:value="9" calcext:value-type="float">
            <text:p>9</text:p>
          </table:table-cell>
          <table:table-cell table:formula="of:=RIGHT([.A50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42987478" calcext:value-type="float">
            <text:p>242987478</text:p>
          </table:table-cell>
          <table:table-cell table:formula="of:=LEN([.A501])" office:value-type="float" office:value="9" calcext:value-type="float">
            <text:p>9</text:p>
          </table:table-cell>
          <table:table-cell table:formula="of:=RIGHT([.A50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43257159" calcext:value-type="float">
            <text:p>243257159</text:p>
          </table:table-cell>
          <table:table-cell table:formula="of:=LEN([.A502])" office:value-type="float" office:value="9" calcext:value-type="float">
            <text:p>9</text:p>
          </table:table-cell>
          <table:table-cell table:formula="of:=RIGHT([.A50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43581926" calcext:value-type="float">
            <text:p>243581926</text:p>
          </table:table-cell>
          <table:table-cell table:formula="of:=LEN([.A503])" office:value-type="float" office:value="9" calcext:value-type="float">
            <text:p>9</text:p>
          </table:table-cell>
          <table:table-cell table:formula="of:=RIGHT([.A50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45686603" calcext:value-type="float">
            <text:p>245686603</text:p>
          </table:table-cell>
          <table:table-cell table:formula="of:=LEN([.A504])" office:value-type="float" office:value="9" calcext:value-type="float">
            <text:p>9</text:p>
          </table:table-cell>
          <table:table-cell table:formula="of:=RIGHT([.A50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46391946" calcext:value-type="float">
            <text:p>246391946</text:p>
          </table:table-cell>
          <table:table-cell table:formula="of:=LEN([.A505])" office:value-type="float" office:value="9" calcext:value-type="float">
            <text:p>9</text:p>
          </table:table-cell>
          <table:table-cell table:formula="of:=RIGHT([.A50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46567083" calcext:value-type="float">
            <text:p>246567083</text:p>
          </table:table-cell>
          <table:table-cell table:formula="of:=LEN([.A506])" office:value-type="float" office:value="9" calcext:value-type="float">
            <text:p>9</text:p>
          </table:table-cell>
          <table:table-cell table:formula="of:=RIGHT([.A50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47547263" calcext:value-type="float">
            <text:p>247547263</text:p>
          </table:table-cell>
          <table:table-cell table:formula="of:=LEN([.A507])" office:value-type="float" office:value="9" calcext:value-type="float">
            <text:p>9</text:p>
          </table:table-cell>
          <table:table-cell table:formula="of:=RIGHT([.A50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48152473" calcext:value-type="float">
            <text:p>248152473</text:p>
          </table:table-cell>
          <table:table-cell table:formula="of:=LEN([.A508])" office:value-type="float" office:value="9" calcext:value-type="float">
            <text:p>9</text:p>
          </table:table-cell>
          <table:table-cell table:formula="of:=RIGHT([.A50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48296761" calcext:value-type="float">
            <text:p>248296761</text:p>
          </table:table-cell>
          <table:table-cell table:formula="of:=LEN([.A509])" office:value-type="float" office:value="9" calcext:value-type="float">
            <text:p>9</text:p>
          </table:table-cell>
          <table:table-cell table:formula="of:=RIGHT([.A50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48779936" calcext:value-type="float">
            <text:p>248779936</text:p>
          </table:table-cell>
          <table:table-cell table:formula="of:=LEN([.A510])" office:value-type="float" office:value="9" calcext:value-type="float">
            <text:p>9</text:p>
          </table:table-cell>
          <table:table-cell table:formula="of:=RIGHT([.A51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49309285" calcext:value-type="float">
            <text:p>249309285</text:p>
          </table:table-cell>
          <table:table-cell table:formula="of:=LEN([.A511])" office:value-type="float" office:value="9" calcext:value-type="float">
            <text:p>9</text:p>
          </table:table-cell>
          <table:table-cell table:formula="of:=RIGHT([.A51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49607683" calcext:value-type="float">
            <text:p>249607683</text:p>
          </table:table-cell>
          <table:table-cell table:formula="of:=LEN([.A512])" office:value-type="float" office:value="9" calcext:value-type="float">
            <text:p>9</text:p>
          </table:table-cell>
          <table:table-cell table:formula="of:=RIGHT([.A51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49678562" calcext:value-type="float">
            <text:p>249678562</text:p>
          </table:table-cell>
          <table:table-cell table:formula="of:=LEN([.A513])" office:value-type="float" office:value="9" calcext:value-type="float">
            <text:p>9</text:p>
          </table:table-cell>
          <table:table-cell table:formula="of:=RIGHT([.A51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50294093" calcext:value-type="float">
            <text:p>250294093</text:p>
          </table:table-cell>
          <table:table-cell table:formula="of:=LEN([.A514])" office:value-type="float" office:value="9" calcext:value-type="float">
            <text:p>9</text:p>
          </table:table-cell>
          <table:table-cell table:formula="of:=RIGHT([.A51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51395542" calcext:value-type="float">
            <text:p>251395542</text:p>
          </table:table-cell>
          <table:table-cell table:formula="of:=LEN([.A515])" office:value-type="float" office:value="9" calcext:value-type="float">
            <text:p>9</text:p>
          </table:table-cell>
          <table:table-cell table:formula="of:=RIGHT([.A51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52138559" calcext:value-type="float">
            <text:p>252138559</text:p>
          </table:table-cell>
          <table:table-cell table:formula="of:=LEN([.A516])" office:value-type="float" office:value="9" calcext:value-type="float">
            <text:p>9</text:p>
          </table:table-cell>
          <table:table-cell table:formula="of:=RIGHT([.A51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52441484" calcext:value-type="float">
            <text:p>252441484</text:p>
          </table:table-cell>
          <table:table-cell table:formula="of:=LEN([.A517])" office:value-type="float" office:value="9" calcext:value-type="float">
            <text:p>9</text:p>
          </table:table-cell>
          <table:table-cell table:formula="of:=RIGHT([.A51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53209417" calcext:value-type="float">
            <text:p>253209417</text:p>
          </table:table-cell>
          <table:table-cell table:formula="of:=LEN([.A518])" office:value-type="float" office:value="9" calcext:value-type="float">
            <text:p>9</text:p>
          </table:table-cell>
          <table:table-cell table:formula="of:=RIGHT([.A51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53257468" calcext:value-type="float">
            <text:p>253257468</text:p>
          </table:table-cell>
          <table:table-cell table:formula="of:=LEN([.A519])" office:value-type="float" office:value="9" calcext:value-type="float">
            <text:p>9</text:p>
          </table:table-cell>
          <table:table-cell table:formula="of:=RIGHT([.A51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53817057" calcext:value-type="float">
            <text:p>253817057</text:p>
          </table:table-cell>
          <table:table-cell table:formula="of:=LEN([.A520])" office:value-type="float" office:value="9" calcext:value-type="float">
            <text:p>9</text:p>
          </table:table-cell>
          <table:table-cell table:formula="of:=RIGHT([.A52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53873173" calcext:value-type="float">
            <text:p>253873173</text:p>
          </table:table-cell>
          <table:table-cell table:formula="of:=LEN([.A521])" office:value-type="float" office:value="9" calcext:value-type="float">
            <text:p>9</text:p>
          </table:table-cell>
          <table:table-cell table:formula="of:=RIGHT([.A52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54283151" calcext:value-type="float">
            <text:p>254283151</text:p>
          </table:table-cell>
          <table:table-cell table:formula="of:=LEN([.A522])" office:value-type="float" office:value="9" calcext:value-type="float">
            <text:p>9</text:p>
          </table:table-cell>
          <table:table-cell table:formula="of:=RIGHT([.A52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54882580" calcext:value-type="float">
            <text:p>254882580</text:p>
          </table:table-cell>
          <table:table-cell table:formula="of:=LEN([.A523])" office:value-type="float" office:value="9" calcext:value-type="float">
            <text:p>9</text:p>
          </table:table-cell>
          <table:table-cell table:formula="of:=RIGHT([.A52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55008981" calcext:value-type="float">
            <text:p>255008981</text:p>
          </table:table-cell>
          <table:table-cell table:formula="of:=LEN([.A524])" office:value-type="float" office:value="9" calcext:value-type="float">
            <text:p>9</text:p>
          </table:table-cell>
          <table:table-cell table:formula="of:=RIGHT([.A52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55656053" calcext:value-type="float">
            <text:p>255656053</text:p>
          </table:table-cell>
          <table:table-cell table:formula="of:=LEN([.A525])" office:value-type="float" office:value="9" calcext:value-type="float">
            <text:p>9</text:p>
          </table:table-cell>
          <table:table-cell table:formula="of:=RIGHT([.A52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56763566" calcext:value-type="float">
            <text:p>256763566</text:p>
          </table:table-cell>
          <table:table-cell table:formula="of:=LEN([.A526])" office:value-type="float" office:value="9" calcext:value-type="float">
            <text:p>9</text:p>
          </table:table-cell>
          <table:table-cell table:formula="of:=RIGHT([.A52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57402710" calcext:value-type="float">
            <text:p>257402710</text:p>
          </table:table-cell>
          <table:table-cell table:formula="of:=LEN([.A527])" office:value-type="float" office:value="9" calcext:value-type="float">
            <text:p>9</text:p>
          </table:table-cell>
          <table:table-cell table:formula="of:=RIGHT([.A52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58100665" calcext:value-type="float">
            <text:p>258100665</text:p>
          </table:table-cell>
          <table:table-cell table:formula="of:=LEN([.A528])" office:value-type="float" office:value="9" calcext:value-type="float">
            <text:p>9</text:p>
          </table:table-cell>
          <table:table-cell table:formula="of:=RIGHT([.A52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60620648" calcext:value-type="float">
            <text:p>260620648</text:p>
          </table:table-cell>
          <table:table-cell table:formula="of:=LEN([.A529])" office:value-type="float" office:value="9" calcext:value-type="float">
            <text:p>9</text:p>
          </table:table-cell>
          <table:table-cell table:formula="of:=RIGHT([.A52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61661512" calcext:value-type="float">
            <text:p>261661512</text:p>
          </table:table-cell>
          <table:table-cell table:formula="of:=LEN([.A530])" office:value-type="float" office:value="9" calcext:value-type="float">
            <text:p>9</text:p>
          </table:table-cell>
          <table:table-cell table:formula="of:=RIGHT([.A53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61849600" calcext:value-type="float">
            <text:p>261849600</text:p>
          </table:table-cell>
          <table:table-cell table:formula="of:=LEN([.A531])" office:value-type="float" office:value="9" calcext:value-type="float">
            <text:p>9</text:p>
          </table:table-cell>
          <table:table-cell table:formula="of:=RIGHT([.A53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62430986" calcext:value-type="float">
            <text:p>262430986</text:p>
          </table:table-cell>
          <table:table-cell table:formula="of:=LEN([.A532])" office:value-type="float" office:value="9" calcext:value-type="float">
            <text:p>9</text:p>
          </table:table-cell>
          <table:table-cell table:formula="of:=RIGHT([.A53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62795843" calcext:value-type="float">
            <text:p>262795843</text:p>
          </table:table-cell>
          <table:table-cell table:formula="of:=LEN([.A533])" office:value-type="float" office:value="9" calcext:value-type="float">
            <text:p>9</text:p>
          </table:table-cell>
          <table:table-cell table:formula="of:=RIGHT([.A53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63303232" calcext:value-type="float">
            <text:p>263303232</text:p>
          </table:table-cell>
          <table:table-cell table:formula="of:=LEN([.A534])" office:value-type="float" office:value="9" calcext:value-type="float">
            <text:p>9</text:p>
          </table:table-cell>
          <table:table-cell table:formula="of:=RIGHT([.A53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63386198" calcext:value-type="float">
            <text:p>263386198</text:p>
          </table:table-cell>
          <table:table-cell table:formula="of:=LEN([.A535])" office:value-type="float" office:value="9" calcext:value-type="float">
            <text:p>9</text:p>
          </table:table-cell>
          <table:table-cell table:formula="of:=RIGHT([.A53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63663569" calcext:value-type="float">
            <text:p>263663569</text:p>
          </table:table-cell>
          <table:table-cell table:formula="of:=LEN([.A536])" office:value-type="float" office:value="9" calcext:value-type="float">
            <text:p>9</text:p>
          </table:table-cell>
          <table:table-cell table:formula="of:=RIGHT([.A53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64269216" calcext:value-type="float">
            <text:p>264269216</text:p>
          </table:table-cell>
          <table:table-cell table:formula="of:=LEN([.A537])" office:value-type="float" office:value="9" calcext:value-type="float">
            <text:p>9</text:p>
          </table:table-cell>
          <table:table-cell table:formula="of:=RIGHT([.A53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64443474" calcext:value-type="float">
            <text:p>264443474</text:p>
          </table:table-cell>
          <table:table-cell table:formula="of:=LEN([.A538])" office:value-type="float" office:value="9" calcext:value-type="float">
            <text:p>9</text:p>
          </table:table-cell>
          <table:table-cell table:formula="of:=RIGHT([.A53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64585636" calcext:value-type="float">
            <text:p>264585636</text:p>
          </table:table-cell>
          <table:table-cell table:formula="of:=LEN([.A539])" office:value-type="float" office:value="9" calcext:value-type="float">
            <text:p>9</text:p>
          </table:table-cell>
          <table:table-cell table:formula="of:=RIGHT([.A53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64879183" calcext:value-type="float">
            <text:p>264879183</text:p>
          </table:table-cell>
          <table:table-cell table:formula="of:=LEN([.A540])" office:value-type="float" office:value="9" calcext:value-type="float">
            <text:p>9</text:p>
          </table:table-cell>
          <table:table-cell table:formula="of:=RIGHT([.A54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65052240" calcext:value-type="float">
            <text:p>265052240</text:p>
          </table:table-cell>
          <table:table-cell table:formula="of:=LEN([.A541])" office:value-type="float" office:value="9" calcext:value-type="float">
            <text:p>9</text:p>
          </table:table-cell>
          <table:table-cell table:formula="of:=RIGHT([.A54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65255333" calcext:value-type="float">
            <text:p>265255333</text:p>
          </table:table-cell>
          <table:table-cell table:formula="of:=LEN([.A542])" office:value-type="float" office:value="9" calcext:value-type="float">
            <text:p>9</text:p>
          </table:table-cell>
          <table:table-cell table:formula="of:=RIGHT([.A54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66116188" calcext:value-type="float">
            <text:p>266116188</text:p>
          </table:table-cell>
          <table:table-cell table:formula="of:=LEN([.A543])" office:value-type="float" office:value="9" calcext:value-type="float">
            <text:p>9</text:p>
          </table:table-cell>
          <table:table-cell table:formula="of:=RIGHT([.A54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66207471" calcext:value-type="float">
            <text:p>266207471</text:p>
          </table:table-cell>
          <table:table-cell table:formula="of:=LEN([.A544])" office:value-type="float" office:value="9" calcext:value-type="float">
            <text:p>9</text:p>
          </table:table-cell>
          <table:table-cell table:formula="of:=RIGHT([.A54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67167890" calcext:value-type="float">
            <text:p>267167890</text:p>
          </table:table-cell>
          <table:table-cell table:formula="of:=LEN([.A545])" office:value-type="float" office:value="9" calcext:value-type="float">
            <text:p>9</text:p>
          </table:table-cell>
          <table:table-cell table:formula="of:=RIGHT([.A54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67318729" calcext:value-type="float">
            <text:p>267318729</text:p>
          </table:table-cell>
          <table:table-cell table:formula="of:=LEN([.A546])" office:value-type="float" office:value="9" calcext:value-type="float">
            <text:p>9</text:p>
          </table:table-cell>
          <table:table-cell table:formula="of:=RIGHT([.A54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67950732" calcext:value-type="float">
            <text:p>267950732</text:p>
          </table:table-cell>
          <table:table-cell table:formula="of:=LEN([.A547])" office:value-type="float" office:value="9" calcext:value-type="float">
            <text:p>9</text:p>
          </table:table-cell>
          <table:table-cell table:formula="of:=RIGHT([.A54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68386282" calcext:value-type="float">
            <text:p>268386282</text:p>
          </table:table-cell>
          <table:table-cell table:formula="of:=LEN([.A548])" office:value-type="float" office:value="9" calcext:value-type="float">
            <text:p>9</text:p>
          </table:table-cell>
          <table:table-cell table:formula="of:=RIGHT([.A54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68751861" calcext:value-type="float">
            <text:p>268751861</text:p>
          </table:table-cell>
          <table:table-cell table:formula="of:=LEN([.A549])" office:value-type="float" office:value="9" calcext:value-type="float">
            <text:p>9</text:p>
          </table:table-cell>
          <table:table-cell table:formula="of:=RIGHT([.A54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69309665" calcext:value-type="float">
            <text:p>269309665</text:p>
          </table:table-cell>
          <table:table-cell table:formula="of:=LEN([.A550])" office:value-type="float" office:value="9" calcext:value-type="float">
            <text:p>9</text:p>
          </table:table-cell>
          <table:table-cell table:formula="of:=RIGHT([.A55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69473081" calcext:value-type="float">
            <text:p>269473081</text:p>
          </table:table-cell>
          <table:table-cell table:formula="of:=LEN([.A551])" office:value-type="float" office:value="9" calcext:value-type="float">
            <text:p>9</text:p>
          </table:table-cell>
          <table:table-cell table:formula="of:=RIGHT([.A55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69570549" calcext:value-type="float">
            <text:p>269570549</text:p>
          </table:table-cell>
          <table:table-cell table:formula="of:=LEN([.A552])" office:value-type="float" office:value="9" calcext:value-type="float">
            <text:p>9</text:p>
          </table:table-cell>
          <table:table-cell table:formula="of:=RIGHT([.A55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70405941" calcext:value-type="float">
            <text:p>270405941</text:p>
          </table:table-cell>
          <table:table-cell table:formula="of:=LEN([.A553])" office:value-type="float" office:value="9" calcext:value-type="float">
            <text:p>9</text:p>
          </table:table-cell>
          <table:table-cell table:formula="of:=RIGHT([.A55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70935325" calcext:value-type="float">
            <text:p>270935325</text:p>
          </table:table-cell>
          <table:table-cell table:formula="of:=LEN([.A554])" office:value-type="float" office:value="9" calcext:value-type="float">
            <text:p>9</text:p>
          </table:table-cell>
          <table:table-cell table:formula="of:=RIGHT([.A55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70981560" calcext:value-type="float">
            <text:p>270981560</text:p>
          </table:table-cell>
          <table:table-cell table:formula="of:=LEN([.A555])" office:value-type="float" office:value="9" calcext:value-type="float">
            <text:p>9</text:p>
          </table:table-cell>
          <table:table-cell table:formula="of:=RIGHT([.A55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71564481" calcext:value-type="float">
            <text:p>271564481</text:p>
          </table:table-cell>
          <table:table-cell table:formula="of:=LEN([.A556])" office:value-type="float" office:value="9" calcext:value-type="float">
            <text:p>9</text:p>
          </table:table-cell>
          <table:table-cell table:formula="of:=RIGHT([.A55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71809021" calcext:value-type="float">
            <text:p>271809021</text:p>
          </table:table-cell>
          <table:table-cell table:formula="of:=LEN([.A557])" office:value-type="float" office:value="9" calcext:value-type="float">
            <text:p>9</text:p>
          </table:table-cell>
          <table:table-cell table:formula="of:=RIGHT([.A55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72015329" calcext:value-type="float">
            <text:p>272015329</text:p>
          </table:table-cell>
          <table:table-cell table:formula="of:=LEN([.A558])" office:value-type="float" office:value="9" calcext:value-type="float">
            <text:p>9</text:p>
          </table:table-cell>
          <table:table-cell table:formula="of:=RIGHT([.A55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73210117" calcext:value-type="float">
            <text:p>273210117</text:p>
          </table:table-cell>
          <table:table-cell table:formula="of:=LEN([.A559])" office:value-type="float" office:value="9" calcext:value-type="float">
            <text:p>9</text:p>
          </table:table-cell>
          <table:table-cell table:formula="of:=RIGHT([.A55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73820165" calcext:value-type="float">
            <text:p>273820165</text:p>
          </table:table-cell>
          <table:table-cell table:formula="of:=LEN([.A560])" office:value-type="float" office:value="9" calcext:value-type="float">
            <text:p>9</text:p>
          </table:table-cell>
          <table:table-cell table:formula="of:=RIGHT([.A56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74709579" calcext:value-type="float">
            <text:p>274709579</text:p>
          </table:table-cell>
          <table:table-cell table:formula="of:=LEN([.A561])" office:value-type="float" office:value="9" calcext:value-type="float">
            <text:p>9</text:p>
          </table:table-cell>
          <table:table-cell table:formula="of:=RIGHT([.A56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75014426" calcext:value-type="float">
            <text:p>275014426</text:p>
          </table:table-cell>
          <table:table-cell table:formula="of:=LEN([.A562])" office:value-type="float" office:value="9" calcext:value-type="float">
            <text:p>9</text:p>
          </table:table-cell>
          <table:table-cell table:formula="of:=RIGHT([.A56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75498938" calcext:value-type="float">
            <text:p>275498938</text:p>
          </table:table-cell>
          <table:table-cell table:formula="of:=LEN([.A563])" office:value-type="float" office:value="9" calcext:value-type="float">
            <text:p>9</text:p>
          </table:table-cell>
          <table:table-cell table:formula="of:=RIGHT([.A56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75555810" calcext:value-type="float">
            <text:p>275555810</text:p>
          </table:table-cell>
          <table:table-cell table:formula="of:=LEN([.A564])" office:value-type="float" office:value="9" calcext:value-type="float">
            <text:p>9</text:p>
          </table:table-cell>
          <table:table-cell table:formula="of:=RIGHT([.A56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75699352" calcext:value-type="float">
            <text:p>275699352</text:p>
          </table:table-cell>
          <table:table-cell table:formula="of:=LEN([.A565])" office:value-type="float" office:value="9" calcext:value-type="float">
            <text:p>9</text:p>
          </table:table-cell>
          <table:table-cell table:formula="of:=RIGHT([.A56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76522286" calcext:value-type="float">
            <text:p>276522286</text:p>
          </table:table-cell>
          <table:table-cell table:formula="of:=LEN([.A566])" office:value-type="float" office:value="9" calcext:value-type="float">
            <text:p>9</text:p>
          </table:table-cell>
          <table:table-cell table:formula="of:=RIGHT([.A56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76613872" calcext:value-type="float">
            <text:p>276613872</text:p>
          </table:table-cell>
          <table:table-cell table:formula="of:=LEN([.A567])" office:value-type="float" office:value="9" calcext:value-type="float">
            <text:p>9</text:p>
          </table:table-cell>
          <table:table-cell table:formula="of:=RIGHT([.A56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77299609" calcext:value-type="float">
            <text:p>277299609</text:p>
          </table:table-cell>
          <table:table-cell table:formula="of:=LEN([.A568])" office:value-type="float" office:value="9" calcext:value-type="float">
            <text:p>9</text:p>
          </table:table-cell>
          <table:table-cell table:formula="of:=RIGHT([.A56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78296708" calcext:value-type="float">
            <text:p>278296708</text:p>
          </table:table-cell>
          <table:table-cell table:formula="of:=LEN([.A569])" office:value-type="float" office:value="9" calcext:value-type="float">
            <text:p>9</text:p>
          </table:table-cell>
          <table:table-cell table:formula="of:=RIGHT([.A56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78858053" calcext:value-type="float">
            <text:p>278858053</text:p>
          </table:table-cell>
          <table:table-cell table:formula="of:=LEN([.A570])" office:value-type="float" office:value="9" calcext:value-type="float">
            <text:p>9</text:p>
          </table:table-cell>
          <table:table-cell table:formula="of:=RIGHT([.A57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79158445" calcext:value-type="float">
            <text:p>279158445</text:p>
          </table:table-cell>
          <table:table-cell table:formula="of:=LEN([.A571])" office:value-type="float" office:value="9" calcext:value-type="float">
            <text:p>9</text:p>
          </table:table-cell>
          <table:table-cell table:formula="of:=RIGHT([.A57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79377563" calcext:value-type="float">
            <text:p>279377563</text:p>
          </table:table-cell>
          <table:table-cell table:formula="of:=LEN([.A572])" office:value-type="float" office:value="9" calcext:value-type="float">
            <text:p>9</text:p>
          </table:table-cell>
          <table:table-cell table:formula="of:=RIGHT([.A57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79520957" calcext:value-type="float">
            <text:p>279520957</text:p>
          </table:table-cell>
          <table:table-cell table:formula="of:=LEN([.A573])" office:value-type="float" office:value="9" calcext:value-type="float">
            <text:p>9</text:p>
          </table:table-cell>
          <table:table-cell table:formula="of:=RIGHT([.A57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81807708" calcext:value-type="float">
            <text:p>281807708</text:p>
          </table:table-cell>
          <table:table-cell table:formula="of:=LEN([.A574])" office:value-type="float" office:value="9" calcext:value-type="float">
            <text:p>9</text:p>
          </table:table-cell>
          <table:table-cell table:formula="of:=RIGHT([.A57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81939945" calcext:value-type="float">
            <text:p>281939945</text:p>
          </table:table-cell>
          <table:table-cell table:formula="of:=LEN([.A575])" office:value-type="float" office:value="9" calcext:value-type="float">
            <text:p>9</text:p>
          </table:table-cell>
          <table:table-cell table:formula="of:=RIGHT([.A57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82137531" calcext:value-type="float">
            <text:p>282137531</text:p>
          </table:table-cell>
          <table:table-cell table:formula="of:=LEN([.A576])" office:value-type="float" office:value="9" calcext:value-type="float">
            <text:p>9</text:p>
          </table:table-cell>
          <table:table-cell table:formula="of:=RIGHT([.A57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82335442" calcext:value-type="float">
            <text:p>282335442</text:p>
          </table:table-cell>
          <table:table-cell table:formula="of:=LEN([.A577])" office:value-type="float" office:value="9" calcext:value-type="float">
            <text:p>9</text:p>
          </table:table-cell>
          <table:table-cell table:formula="of:=RIGHT([.A57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82627611" calcext:value-type="float">
            <text:p>282627611</text:p>
          </table:table-cell>
          <table:table-cell table:formula="of:=LEN([.A578])" office:value-type="float" office:value="9" calcext:value-type="float">
            <text:p>9</text:p>
          </table:table-cell>
          <table:table-cell table:formula="of:=RIGHT([.A57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84645501" calcext:value-type="float">
            <text:p>284645501</text:p>
          </table:table-cell>
          <table:table-cell table:formula="of:=LEN([.A579])" office:value-type="float" office:value="9" calcext:value-type="float">
            <text:p>9</text:p>
          </table:table-cell>
          <table:table-cell table:formula="of:=RIGHT([.A57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84785628" calcext:value-type="float">
            <text:p>284785628</text:p>
          </table:table-cell>
          <table:table-cell table:formula="of:=LEN([.A580])" office:value-type="float" office:value="9" calcext:value-type="float">
            <text:p>9</text:p>
          </table:table-cell>
          <table:table-cell table:formula="of:=RIGHT([.A58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84844853" calcext:value-type="float">
            <text:p>284844853</text:p>
          </table:table-cell>
          <table:table-cell table:formula="of:=LEN([.A581])" office:value-type="float" office:value="9" calcext:value-type="float">
            <text:p>9</text:p>
          </table:table-cell>
          <table:table-cell table:formula="of:=RIGHT([.A58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85293717" calcext:value-type="float">
            <text:p>285293717</text:p>
          </table:table-cell>
          <table:table-cell table:formula="of:=LEN([.A582])" office:value-type="float" office:value="9" calcext:value-type="float">
            <text:p>9</text:p>
          </table:table-cell>
          <table:table-cell table:formula="of:=RIGHT([.A58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86116393" calcext:value-type="float">
            <text:p>286116393</text:p>
          </table:table-cell>
          <table:table-cell table:formula="of:=LEN([.A583])" office:value-type="float" office:value="9" calcext:value-type="float">
            <text:p>9</text:p>
          </table:table-cell>
          <table:table-cell table:formula="of:=RIGHT([.A58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86197398" calcext:value-type="float">
            <text:p>286197398</text:p>
          </table:table-cell>
          <table:table-cell table:formula="of:=LEN([.A584])" office:value-type="float" office:value="9" calcext:value-type="float">
            <text:p>9</text:p>
          </table:table-cell>
          <table:table-cell table:formula="of:=RIGHT([.A58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86486556" calcext:value-type="float">
            <text:p>286486556</text:p>
          </table:table-cell>
          <table:table-cell table:formula="of:=LEN([.A585])" office:value-type="float" office:value="9" calcext:value-type="float">
            <text:p>9</text:p>
          </table:table-cell>
          <table:table-cell table:formula="of:=RIGHT([.A58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87319913" calcext:value-type="float">
            <text:p>287319913</text:p>
          </table:table-cell>
          <table:table-cell table:formula="of:=LEN([.A586])" office:value-type="float" office:value="9" calcext:value-type="float">
            <text:p>9</text:p>
          </table:table-cell>
          <table:table-cell table:formula="of:=RIGHT([.A58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87585888" calcext:value-type="float">
            <text:p>287585888</text:p>
          </table:table-cell>
          <table:table-cell table:formula="of:=LEN([.A587])" office:value-type="float" office:value="9" calcext:value-type="float">
            <text:p>9</text:p>
          </table:table-cell>
          <table:table-cell table:formula="of:=RIGHT([.A58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87754195" calcext:value-type="float">
            <text:p>287754195</text:p>
          </table:table-cell>
          <table:table-cell table:formula="of:=LEN([.A588])" office:value-type="float" office:value="9" calcext:value-type="float">
            <text:p>9</text:p>
          </table:table-cell>
          <table:table-cell table:formula="of:=RIGHT([.A58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88142994" calcext:value-type="float">
            <text:p>288142994</text:p>
          </table:table-cell>
          <table:table-cell table:formula="of:=LEN([.A589])" office:value-type="float" office:value="9" calcext:value-type="float">
            <text:p>9</text:p>
          </table:table-cell>
          <table:table-cell table:formula="of:=RIGHT([.A58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89113306" calcext:value-type="float">
            <text:p>289113306</text:p>
          </table:table-cell>
          <table:table-cell table:formula="of:=LEN([.A590])" office:value-type="float" office:value="9" calcext:value-type="float">
            <text:p>9</text:p>
          </table:table-cell>
          <table:table-cell table:formula="of:=RIGHT([.A59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90280403" calcext:value-type="float">
            <text:p>290280403</text:p>
          </table:table-cell>
          <table:table-cell table:formula="of:=LEN([.A591])" office:value-type="float" office:value="9" calcext:value-type="float">
            <text:p>9</text:p>
          </table:table-cell>
          <table:table-cell table:formula="of:=RIGHT([.A59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90358371" calcext:value-type="float">
            <text:p>290358371</text:p>
          </table:table-cell>
          <table:table-cell table:formula="of:=LEN([.A592])" office:value-type="float" office:value="9" calcext:value-type="float">
            <text:p>9</text:p>
          </table:table-cell>
          <table:table-cell table:formula="of:=RIGHT([.A59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90440135" calcext:value-type="float">
            <text:p>290440135</text:p>
          </table:table-cell>
          <table:table-cell table:formula="of:=LEN([.A593])" office:value-type="float" office:value="9" calcext:value-type="float">
            <text:p>9</text:p>
          </table:table-cell>
          <table:table-cell table:formula="of:=RIGHT([.A59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291308984" calcext:value-type="float">
            <text:p>291308984</text:p>
          </table:table-cell>
          <table:table-cell table:formula="of:=LEN([.A594])" office:value-type="float" office:value="9" calcext:value-type="float">
            <text:p>9</text:p>
          </table:table-cell>
          <table:table-cell table:formula="of:=RIGHT([.A59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91478354" calcext:value-type="float">
            <text:p>291478354</text:p>
          </table:table-cell>
          <table:table-cell table:formula="of:=LEN([.A595])" office:value-type="float" office:value="9" calcext:value-type="float">
            <text:p>9</text:p>
          </table:table-cell>
          <table:table-cell table:formula="of:=RIGHT([.A59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91534226" calcext:value-type="float">
            <text:p>291534226</text:p>
          </table:table-cell>
          <table:table-cell table:formula="of:=LEN([.A596])" office:value-type="float" office:value="9" calcext:value-type="float">
            <text:p>9</text:p>
          </table:table-cell>
          <table:table-cell table:formula="of:=RIGHT([.A59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92002418" calcext:value-type="float">
            <text:p>292002418</text:p>
          </table:table-cell>
          <table:table-cell table:formula="of:=LEN([.A597])" office:value-type="float" office:value="9" calcext:value-type="float">
            <text:p>9</text:p>
          </table:table-cell>
          <table:table-cell table:formula="of:=RIGHT([.A59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292007130" calcext:value-type="float">
            <text:p>292007130</text:p>
          </table:table-cell>
          <table:table-cell table:formula="of:=LEN([.A598])" office:value-type="float" office:value="9" calcext:value-type="float">
            <text:p>9</text:p>
          </table:table-cell>
          <table:table-cell table:formula="of:=RIGHT([.A59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92355030" calcext:value-type="float">
            <text:p>292355030</text:p>
          </table:table-cell>
          <table:table-cell table:formula="of:=LEN([.A599])" office:value-type="float" office:value="9" calcext:value-type="float">
            <text:p>9</text:p>
          </table:table-cell>
          <table:table-cell table:formula="of:=RIGHT([.A59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93558807" calcext:value-type="float">
            <text:p>293558807</text:p>
          </table:table-cell>
          <table:table-cell table:formula="of:=LEN([.A600])" office:value-type="float" office:value="9" calcext:value-type="float">
            <text:p>9</text:p>
          </table:table-cell>
          <table:table-cell table:formula="of:=RIGHT([.A60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93664786" calcext:value-type="float">
            <text:p>293664786</text:p>
          </table:table-cell>
          <table:table-cell table:formula="of:=LEN([.A601])" office:value-type="float" office:value="9" calcext:value-type="float">
            <text:p>9</text:p>
          </table:table-cell>
          <table:table-cell table:formula="of:=RIGHT([.A60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293668293" calcext:value-type="float">
            <text:p>293668293</text:p>
          </table:table-cell>
          <table:table-cell table:formula="of:=LEN([.A602])" office:value-type="float" office:value="9" calcext:value-type="float">
            <text:p>9</text:p>
          </table:table-cell>
          <table:table-cell table:formula="of:=RIGHT([.A60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94128477" calcext:value-type="float">
            <text:p>294128477</text:p>
          </table:table-cell>
          <table:table-cell table:formula="of:=LEN([.A603])" office:value-type="float" office:value="9" calcext:value-type="float">
            <text:p>9</text:p>
          </table:table-cell>
          <table:table-cell table:formula="of:=RIGHT([.A60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94306717" calcext:value-type="float">
            <text:p>294306717</text:p>
          </table:table-cell>
          <table:table-cell table:formula="of:=LEN([.A604])" office:value-type="float" office:value="9" calcext:value-type="float">
            <text:p>9</text:p>
          </table:table-cell>
          <table:table-cell table:formula="of:=RIGHT([.A60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94489321" calcext:value-type="float">
            <text:p>294489321</text:p>
          </table:table-cell>
          <table:table-cell table:formula="of:=LEN([.A605])" office:value-type="float" office:value="9" calcext:value-type="float">
            <text:p>9</text:p>
          </table:table-cell>
          <table:table-cell table:formula="of:=RIGHT([.A60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294822372" calcext:value-type="float">
            <text:p>294822372</text:p>
          </table:table-cell>
          <table:table-cell table:formula="of:=LEN([.A606])" office:value-type="float" office:value="9" calcext:value-type="float">
            <text:p>9</text:p>
          </table:table-cell>
          <table:table-cell table:formula="of:=RIGHT([.A60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295343014" calcext:value-type="float">
            <text:p>295343014</text:p>
          </table:table-cell>
          <table:table-cell table:formula="of:=LEN([.A607])" office:value-type="float" office:value="9" calcext:value-type="float">
            <text:p>9</text:p>
          </table:table-cell>
          <table:table-cell table:formula="of:=RIGHT([.A60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296965640" calcext:value-type="float">
            <text:p>296965640</text:p>
          </table:table-cell>
          <table:table-cell table:formula="of:=LEN([.A608])" office:value-type="float" office:value="9" calcext:value-type="float">
            <text:p>9</text:p>
          </table:table-cell>
          <table:table-cell table:formula="of:=RIGHT([.A60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297619903" calcext:value-type="float">
            <text:p>297619903</text:p>
          </table:table-cell>
          <table:table-cell table:formula="of:=LEN([.A609])" office:value-type="float" office:value="9" calcext:value-type="float">
            <text:p>9</text:p>
          </table:table-cell>
          <table:table-cell table:formula="of:=RIGHT([.A60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97746047" calcext:value-type="float">
            <text:p>297746047</text:p>
          </table:table-cell>
          <table:table-cell table:formula="of:=LEN([.A610])" office:value-type="float" office:value="9" calcext:value-type="float">
            <text:p>9</text:p>
          </table:table-cell>
          <table:table-cell table:formula="of:=RIGHT([.A61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298140119" calcext:value-type="float">
            <text:p>298140119</text:p>
          </table:table-cell>
          <table:table-cell table:formula="of:=LEN([.A611])" office:value-type="float" office:value="9" calcext:value-type="float">
            <text:p>9</text:p>
          </table:table-cell>
          <table:table-cell table:formula="of:=RIGHT([.A61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98355319" calcext:value-type="float">
            <text:p>298355319</text:p>
          </table:table-cell>
          <table:table-cell table:formula="of:=LEN([.A612])" office:value-type="float" office:value="9" calcext:value-type="float">
            <text:p>9</text:p>
          </table:table-cell>
          <table:table-cell table:formula="of:=RIGHT([.A61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299622123" calcext:value-type="float">
            <text:p>299622123</text:p>
          </table:table-cell>
          <table:table-cell table:formula="of:=LEN([.A613])" office:value-type="float" office:value="9" calcext:value-type="float">
            <text:p>9</text:p>
          </table:table-cell>
          <table:table-cell table:formula="of:=RIGHT([.A61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299637470" calcext:value-type="float">
            <text:p>299637470</text:p>
          </table:table-cell>
          <table:table-cell table:formula="of:=LEN([.A614])" office:value-type="float" office:value="9" calcext:value-type="float">
            <text:p>9</text:p>
          </table:table-cell>
          <table:table-cell table:formula="of:=RIGHT([.A61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01080713" calcext:value-type="float">
            <text:p>301080713</text:p>
          </table:table-cell>
          <table:table-cell table:formula="of:=LEN([.A615])" office:value-type="float" office:value="9" calcext:value-type="float">
            <text:p>9</text:p>
          </table:table-cell>
          <table:table-cell table:formula="of:=RIGHT([.A61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01321292" calcext:value-type="float">
            <text:p>301321292</text:p>
          </table:table-cell>
          <table:table-cell table:formula="of:=LEN([.A616])" office:value-type="float" office:value="9" calcext:value-type="float">
            <text:p>9</text:p>
          </table:table-cell>
          <table:table-cell table:formula="of:=RIGHT([.A61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01473356" calcext:value-type="float">
            <text:p>301473356</text:p>
          </table:table-cell>
          <table:table-cell table:formula="of:=LEN([.A617])" office:value-type="float" office:value="9" calcext:value-type="float">
            <text:p>9</text:p>
          </table:table-cell>
          <table:table-cell table:formula="of:=RIGHT([.A61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01744914" calcext:value-type="float">
            <text:p>301744914</text:p>
          </table:table-cell>
          <table:table-cell table:formula="of:=LEN([.A618])" office:value-type="float" office:value="9" calcext:value-type="float">
            <text:p>9</text:p>
          </table:table-cell>
          <table:table-cell table:formula="of:=RIGHT([.A61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01913865" calcext:value-type="float">
            <text:p>301913865</text:p>
          </table:table-cell>
          <table:table-cell table:formula="of:=LEN([.A619])" office:value-type="float" office:value="9" calcext:value-type="float">
            <text:p>9</text:p>
          </table:table-cell>
          <table:table-cell table:formula="of:=RIGHT([.A61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01947108" calcext:value-type="float">
            <text:p>301947108</text:p>
          </table:table-cell>
          <table:table-cell table:formula="of:=LEN([.A620])" office:value-type="float" office:value="9" calcext:value-type="float">
            <text:p>9</text:p>
          </table:table-cell>
          <table:table-cell table:formula="of:=RIGHT([.A62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02280362" calcext:value-type="float">
            <text:p>302280362</text:p>
          </table:table-cell>
          <table:table-cell table:formula="of:=LEN([.A621])" office:value-type="float" office:value="9" calcext:value-type="float">
            <text:p>9</text:p>
          </table:table-cell>
          <table:table-cell table:formula="of:=RIGHT([.A62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02905029" calcext:value-type="float">
            <text:p>302905029</text:p>
          </table:table-cell>
          <table:table-cell table:formula="of:=LEN([.A622])" office:value-type="float" office:value="9" calcext:value-type="float">
            <text:p>9</text:p>
          </table:table-cell>
          <table:table-cell table:formula="of:=RIGHT([.A62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04929243" calcext:value-type="float">
            <text:p>304929243</text:p>
          </table:table-cell>
          <table:table-cell table:formula="of:=LEN([.A623])" office:value-type="float" office:value="9" calcext:value-type="float">
            <text:p>9</text:p>
          </table:table-cell>
          <table:table-cell table:formula="of:=RIGHT([.A62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05673840" calcext:value-type="float">
            <text:p>305673840</text:p>
          </table:table-cell>
          <table:table-cell table:formula="of:=LEN([.A624])" office:value-type="float" office:value="9" calcext:value-type="float">
            <text:p>9</text:p>
          </table:table-cell>
          <table:table-cell table:formula="of:=RIGHT([.A62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05898880" calcext:value-type="float">
            <text:p>305898880</text:p>
          </table:table-cell>
          <table:table-cell table:formula="of:=LEN([.A625])" office:value-type="float" office:value="9" calcext:value-type="float">
            <text:p>9</text:p>
          </table:table-cell>
          <table:table-cell table:formula="of:=RIGHT([.A62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07258191" calcext:value-type="float">
            <text:p>307258191</text:p>
          </table:table-cell>
          <table:table-cell table:formula="of:=LEN([.A626])" office:value-type="float" office:value="9" calcext:value-type="float">
            <text:p>9</text:p>
          </table:table-cell>
          <table:table-cell table:formula="of:=RIGHT([.A62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07581060" calcext:value-type="float">
            <text:p>307581060</text:p>
          </table:table-cell>
          <table:table-cell table:formula="of:=LEN([.A627])" office:value-type="float" office:value="9" calcext:value-type="float">
            <text:p>9</text:p>
          </table:table-cell>
          <table:table-cell table:formula="of:=RIGHT([.A62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07614902" calcext:value-type="float">
            <text:p>307614902</text:p>
          </table:table-cell>
          <table:table-cell table:formula="of:=LEN([.A628])" office:value-type="float" office:value="9" calcext:value-type="float">
            <text:p>9</text:p>
          </table:table-cell>
          <table:table-cell table:formula="of:=RIGHT([.A62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07958971" calcext:value-type="float">
            <text:p>307958971</text:p>
          </table:table-cell>
          <table:table-cell table:formula="of:=LEN([.A629])" office:value-type="float" office:value="9" calcext:value-type="float">
            <text:p>9</text:p>
          </table:table-cell>
          <table:table-cell table:formula="of:=RIGHT([.A62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09125014" calcext:value-type="float">
            <text:p>309125014</text:p>
          </table:table-cell>
          <table:table-cell table:formula="of:=LEN([.A630])" office:value-type="float" office:value="9" calcext:value-type="float">
            <text:p>9</text:p>
          </table:table-cell>
          <table:table-cell table:formula="of:=RIGHT([.A63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09743882" calcext:value-type="float">
            <text:p>309743882</text:p>
          </table:table-cell>
          <table:table-cell table:formula="of:=LEN([.A631])" office:value-type="float" office:value="9" calcext:value-type="float">
            <text:p>9</text:p>
          </table:table-cell>
          <table:table-cell table:formula="of:=RIGHT([.A63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10339605" calcext:value-type="float">
            <text:p>310339605</text:p>
          </table:table-cell>
          <table:table-cell table:formula="of:=LEN([.A632])" office:value-type="float" office:value="9" calcext:value-type="float">
            <text:p>9</text:p>
          </table:table-cell>
          <table:table-cell table:formula="of:=RIGHT([.A63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11927569" calcext:value-type="float">
            <text:p>311927569</text:p>
          </table:table-cell>
          <table:table-cell table:formula="of:=LEN([.A633])" office:value-type="float" office:value="9" calcext:value-type="float">
            <text:p>9</text:p>
          </table:table-cell>
          <table:table-cell table:formula="of:=RIGHT([.A63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12639107" calcext:value-type="float">
            <text:p>312639107</text:p>
          </table:table-cell>
          <table:table-cell table:formula="of:=LEN([.A634])" office:value-type="float" office:value="9" calcext:value-type="float">
            <text:p>9</text:p>
          </table:table-cell>
          <table:table-cell table:formula="of:=RIGHT([.A63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12928532" calcext:value-type="float">
            <text:p>312928532</text:p>
          </table:table-cell>
          <table:table-cell table:formula="of:=LEN([.A635])" office:value-type="float" office:value="9" calcext:value-type="float">
            <text:p>9</text:p>
          </table:table-cell>
          <table:table-cell table:formula="of:=RIGHT([.A63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13163447" calcext:value-type="float">
            <text:p>313163447</text:p>
          </table:table-cell>
          <table:table-cell table:formula="of:=LEN([.A636])" office:value-type="float" office:value="9" calcext:value-type="float">
            <text:p>9</text:p>
          </table:table-cell>
          <table:table-cell table:formula="of:=RIGHT([.A63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13703549" calcext:value-type="float">
            <text:p>313703549</text:p>
          </table:table-cell>
          <table:table-cell table:formula="of:=LEN([.A637])" office:value-type="float" office:value="9" calcext:value-type="float">
            <text:p>9</text:p>
          </table:table-cell>
          <table:table-cell table:formula="of:=RIGHT([.A63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15238198" calcext:value-type="float">
            <text:p>315238198</text:p>
          </table:table-cell>
          <table:table-cell table:formula="of:=LEN([.A638])" office:value-type="float" office:value="9" calcext:value-type="float">
            <text:p>9</text:p>
          </table:table-cell>
          <table:table-cell table:formula="of:=RIGHT([.A63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15420025" calcext:value-type="float">
            <text:p>315420025</text:p>
          </table:table-cell>
          <table:table-cell table:formula="of:=LEN([.A639])" office:value-type="float" office:value="9" calcext:value-type="float">
            <text:p>9</text:p>
          </table:table-cell>
          <table:table-cell table:formula="of:=RIGHT([.A63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15440804" calcext:value-type="float">
            <text:p>315440804</text:p>
          </table:table-cell>
          <table:table-cell table:formula="of:=LEN([.A640])" office:value-type="float" office:value="9" calcext:value-type="float">
            <text:p>9</text:p>
          </table:table-cell>
          <table:table-cell table:formula="of:=RIGHT([.A64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15821945" calcext:value-type="float">
            <text:p>315821945</text:p>
          </table:table-cell>
          <table:table-cell table:formula="of:=LEN([.A641])" office:value-type="float" office:value="9" calcext:value-type="float">
            <text:p>9</text:p>
          </table:table-cell>
          <table:table-cell table:formula="of:=RIGHT([.A64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15931085" calcext:value-type="float">
            <text:p>315931085</text:p>
          </table:table-cell>
          <table:table-cell table:formula="of:=LEN([.A642])" office:value-type="float" office:value="9" calcext:value-type="float">
            <text:p>9</text:p>
          </table:table-cell>
          <table:table-cell table:formula="of:=RIGHT([.A64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16209339" calcext:value-type="float">
            <text:p>316209339</text:p>
          </table:table-cell>
          <table:table-cell table:formula="of:=LEN([.A643])" office:value-type="float" office:value="9" calcext:value-type="float">
            <text:p>9</text:p>
          </table:table-cell>
          <table:table-cell table:formula="of:=RIGHT([.A64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16884230" calcext:value-type="float">
            <text:p>316884230</text:p>
          </table:table-cell>
          <table:table-cell table:formula="of:=LEN([.A644])" office:value-type="float" office:value="9" calcext:value-type="float">
            <text:p>9</text:p>
          </table:table-cell>
          <table:table-cell table:formula="of:=RIGHT([.A64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17524509" calcext:value-type="float">
            <text:p>317524509</text:p>
          </table:table-cell>
          <table:table-cell table:formula="of:=LEN([.A645])" office:value-type="float" office:value="9" calcext:value-type="float">
            <text:p>9</text:p>
          </table:table-cell>
          <table:table-cell table:formula="of:=RIGHT([.A64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19493558" calcext:value-type="float">
            <text:p>319493558</text:p>
          </table:table-cell>
          <table:table-cell table:formula="of:=LEN([.A646])" office:value-type="float" office:value="9" calcext:value-type="float">
            <text:p>9</text:p>
          </table:table-cell>
          <table:table-cell table:formula="of:=RIGHT([.A64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19814405" calcext:value-type="float">
            <text:p>319814405</text:p>
          </table:table-cell>
          <table:table-cell table:formula="of:=LEN([.A647])" office:value-type="float" office:value="9" calcext:value-type="float">
            <text:p>9</text:p>
          </table:table-cell>
          <table:table-cell table:formula="of:=RIGHT([.A64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21294236" calcext:value-type="float">
            <text:p>321294236</text:p>
          </table:table-cell>
          <table:table-cell table:formula="of:=LEN([.A648])" office:value-type="float" office:value="9" calcext:value-type="float">
            <text:p>9</text:p>
          </table:table-cell>
          <table:table-cell table:formula="of:=RIGHT([.A64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21856163" calcext:value-type="float">
            <text:p>321856163</text:p>
          </table:table-cell>
          <table:table-cell table:formula="of:=LEN([.A649])" office:value-type="float" office:value="9" calcext:value-type="float">
            <text:p>9</text:p>
          </table:table-cell>
          <table:table-cell table:formula="of:=RIGHT([.A64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22643786" calcext:value-type="float">
            <text:p>322643786</text:p>
          </table:table-cell>
          <table:table-cell table:formula="of:=LEN([.A650])" office:value-type="float" office:value="9" calcext:value-type="float">
            <text:p>9</text:p>
          </table:table-cell>
          <table:table-cell table:formula="of:=RIGHT([.A65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22712943" calcext:value-type="float">
            <text:p>322712943</text:p>
          </table:table-cell>
          <table:table-cell table:formula="of:=LEN([.A651])" office:value-type="float" office:value="9" calcext:value-type="float">
            <text:p>9</text:p>
          </table:table-cell>
          <table:table-cell table:formula="of:=RIGHT([.A65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23101516" calcext:value-type="float">
            <text:p>323101516</text:p>
          </table:table-cell>
          <table:table-cell table:formula="of:=LEN([.A652])" office:value-type="float" office:value="9" calcext:value-type="float">
            <text:p>9</text:p>
          </table:table-cell>
          <table:table-cell table:formula="of:=RIGHT([.A65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23574129" calcext:value-type="float">
            <text:p>323574129</text:p>
          </table:table-cell>
          <table:table-cell table:formula="of:=LEN([.A653])" office:value-type="float" office:value="9" calcext:value-type="float">
            <text:p>9</text:p>
          </table:table-cell>
          <table:table-cell table:formula="of:=RIGHT([.A65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23672562" calcext:value-type="float">
            <text:p>323672562</text:p>
          </table:table-cell>
          <table:table-cell table:formula="of:=LEN([.A654])" office:value-type="float" office:value="9" calcext:value-type="float">
            <text:p>9</text:p>
          </table:table-cell>
          <table:table-cell table:formula="of:=RIGHT([.A65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24886878" calcext:value-type="float">
            <text:p>324886878</text:p>
          </table:table-cell>
          <table:table-cell table:formula="of:=LEN([.A655])" office:value-type="float" office:value="9" calcext:value-type="float">
            <text:p>9</text:p>
          </table:table-cell>
          <table:table-cell table:formula="of:=RIGHT([.A65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25034124" calcext:value-type="float">
            <text:p>325034124</text:p>
          </table:table-cell>
          <table:table-cell table:formula="of:=LEN([.A656])" office:value-type="float" office:value="9" calcext:value-type="float">
            <text:p>9</text:p>
          </table:table-cell>
          <table:table-cell table:formula="of:=RIGHT([.A65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25135969" calcext:value-type="float">
            <text:p>325135969</text:p>
          </table:table-cell>
          <table:table-cell table:formula="of:=LEN([.A657])" office:value-type="float" office:value="9" calcext:value-type="float">
            <text:p>9</text:p>
          </table:table-cell>
          <table:table-cell table:formula="of:=RIGHT([.A65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25446739" calcext:value-type="float">
            <text:p>325446739</text:p>
          </table:table-cell>
          <table:table-cell table:formula="of:=LEN([.A658])" office:value-type="float" office:value="9" calcext:value-type="float">
            <text:p>9</text:p>
          </table:table-cell>
          <table:table-cell table:formula="of:=RIGHT([.A65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27221983" calcext:value-type="float">
            <text:p>327221983</text:p>
          </table:table-cell>
          <table:table-cell table:formula="of:=LEN([.A659])" office:value-type="float" office:value="9" calcext:value-type="float">
            <text:p>9</text:p>
          </table:table-cell>
          <table:table-cell table:formula="of:=RIGHT([.A65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27487185" calcext:value-type="float">
            <text:p>327487185</text:p>
          </table:table-cell>
          <table:table-cell table:formula="of:=LEN([.A660])" office:value-type="float" office:value="9" calcext:value-type="float">
            <text:p>9</text:p>
          </table:table-cell>
          <table:table-cell table:formula="of:=RIGHT([.A66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30323595" calcext:value-type="float">
            <text:p>330323595</text:p>
          </table:table-cell>
          <table:table-cell table:formula="of:=LEN([.A661])" office:value-type="float" office:value="9" calcext:value-type="float">
            <text:p>9</text:p>
          </table:table-cell>
          <table:table-cell table:formula="of:=RIGHT([.A66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30402154" calcext:value-type="float">
            <text:p>330402154</text:p>
          </table:table-cell>
          <table:table-cell table:formula="of:=LEN([.A662])" office:value-type="float" office:value="9" calcext:value-type="float">
            <text:p>9</text:p>
          </table:table-cell>
          <table:table-cell table:formula="of:=RIGHT([.A66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31117380" calcext:value-type="float">
            <text:p>331117380</text:p>
          </table:table-cell>
          <table:table-cell table:formula="of:=LEN([.A663])" office:value-type="float" office:value="9" calcext:value-type="float">
            <text:p>9</text:p>
          </table:table-cell>
          <table:table-cell table:formula="of:=RIGHT([.A66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31398810" calcext:value-type="float">
            <text:p>331398810</text:p>
          </table:table-cell>
          <table:table-cell table:formula="of:=LEN([.A664])" office:value-type="float" office:value="9" calcext:value-type="float">
            <text:p>9</text:p>
          </table:table-cell>
          <table:table-cell table:formula="of:=RIGHT([.A66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31607559" calcext:value-type="float">
            <text:p>331607559</text:p>
          </table:table-cell>
          <table:table-cell table:formula="of:=LEN([.A665])" office:value-type="float" office:value="9" calcext:value-type="float">
            <text:p>9</text:p>
          </table:table-cell>
          <table:table-cell table:formula="of:=RIGHT([.A66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31783823" calcext:value-type="float">
            <text:p>331783823</text:p>
          </table:table-cell>
          <table:table-cell table:formula="of:=LEN([.A666])" office:value-type="float" office:value="9" calcext:value-type="float">
            <text:p>9</text:p>
          </table:table-cell>
          <table:table-cell table:formula="of:=RIGHT([.A66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31900748" calcext:value-type="float">
            <text:p>331900748</text:p>
          </table:table-cell>
          <table:table-cell table:formula="of:=LEN([.A667])" office:value-type="float" office:value="9" calcext:value-type="float">
            <text:p>9</text:p>
          </table:table-cell>
          <table:table-cell table:formula="of:=RIGHT([.A66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32259167" calcext:value-type="float">
            <text:p>332259167</text:p>
          </table:table-cell>
          <table:table-cell table:formula="of:=LEN([.A668])" office:value-type="float" office:value="9" calcext:value-type="float">
            <text:p>9</text:p>
          </table:table-cell>
          <table:table-cell table:formula="of:=RIGHT([.A66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32410346" calcext:value-type="float">
            <text:p>332410346</text:p>
          </table:table-cell>
          <table:table-cell table:formula="of:=LEN([.A669])" office:value-type="float" office:value="9" calcext:value-type="float">
            <text:p>9</text:p>
          </table:table-cell>
          <table:table-cell table:formula="of:=RIGHT([.A66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32984673" calcext:value-type="float">
            <text:p>332984673</text:p>
          </table:table-cell>
          <table:table-cell table:formula="of:=LEN([.A670])" office:value-type="float" office:value="9" calcext:value-type="float">
            <text:p>9</text:p>
          </table:table-cell>
          <table:table-cell table:formula="of:=RIGHT([.A67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34590343" calcext:value-type="float">
            <text:p>334590343</text:p>
          </table:table-cell>
          <table:table-cell table:formula="of:=LEN([.A671])" office:value-type="float" office:value="9" calcext:value-type="float">
            <text:p>9</text:p>
          </table:table-cell>
          <table:table-cell table:formula="of:=RIGHT([.A67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36443718" calcext:value-type="float">
            <text:p>336443718</text:p>
          </table:table-cell>
          <table:table-cell table:formula="of:=LEN([.A672])" office:value-type="float" office:value="9" calcext:value-type="float">
            <text:p>9</text:p>
          </table:table-cell>
          <table:table-cell table:formula="of:=RIGHT([.A67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36757605" calcext:value-type="float">
            <text:p>336757605</text:p>
          </table:table-cell>
          <table:table-cell table:formula="of:=LEN([.A673])" office:value-type="float" office:value="9" calcext:value-type="float">
            <text:p>9</text:p>
          </table:table-cell>
          <table:table-cell table:formula="of:=RIGHT([.A67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39107188" calcext:value-type="float">
            <text:p>339107188</text:p>
          </table:table-cell>
          <table:table-cell table:formula="of:=LEN([.A674])" office:value-type="float" office:value="9" calcext:value-type="float">
            <text:p>9</text:p>
          </table:table-cell>
          <table:table-cell table:formula="of:=RIGHT([.A67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39804165" calcext:value-type="float">
            <text:p>339804165</text:p>
          </table:table-cell>
          <table:table-cell table:formula="of:=LEN([.A675])" office:value-type="float" office:value="9" calcext:value-type="float">
            <text:p>9</text:p>
          </table:table-cell>
          <table:table-cell table:formula="of:=RIGHT([.A67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39816987" calcext:value-type="float">
            <text:p>339816987</text:p>
          </table:table-cell>
          <table:table-cell table:formula="of:=LEN([.A676])" office:value-type="float" office:value="9" calcext:value-type="float">
            <text:p>9</text:p>
          </table:table-cell>
          <table:table-cell table:formula="of:=RIGHT([.A67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40217313" calcext:value-type="float">
            <text:p>340217313</text:p>
          </table:table-cell>
          <table:table-cell table:formula="of:=LEN([.A677])" office:value-type="float" office:value="9" calcext:value-type="float">
            <text:p>9</text:p>
          </table:table-cell>
          <table:table-cell table:formula="of:=RIGHT([.A67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40591017" calcext:value-type="float">
            <text:p>340591017</text:p>
          </table:table-cell>
          <table:table-cell table:formula="of:=LEN([.A678])" office:value-type="float" office:value="9" calcext:value-type="float">
            <text:p>9</text:p>
          </table:table-cell>
          <table:table-cell table:formula="of:=RIGHT([.A67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40938981" calcext:value-type="float">
            <text:p>340938981</text:p>
          </table:table-cell>
          <table:table-cell table:formula="of:=LEN([.A679])" office:value-type="float" office:value="9" calcext:value-type="float">
            <text:p>9</text:p>
          </table:table-cell>
          <table:table-cell table:formula="of:=RIGHT([.A67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41160056" calcext:value-type="float">
            <text:p>341160056</text:p>
          </table:table-cell>
          <table:table-cell table:formula="of:=LEN([.A680])" office:value-type="float" office:value="9" calcext:value-type="float">
            <text:p>9</text:p>
          </table:table-cell>
          <table:table-cell table:formula="of:=RIGHT([.A68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41931198" calcext:value-type="float">
            <text:p>341931198</text:p>
          </table:table-cell>
          <table:table-cell table:formula="of:=LEN([.A681])" office:value-type="float" office:value="9" calcext:value-type="float">
            <text:p>9</text:p>
          </table:table-cell>
          <table:table-cell table:formula="of:=RIGHT([.A68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42622812" calcext:value-type="float">
            <text:p>342622812</text:p>
          </table:table-cell>
          <table:table-cell table:formula="of:=LEN([.A682])" office:value-type="float" office:value="9" calcext:value-type="float">
            <text:p>9</text:p>
          </table:table-cell>
          <table:table-cell table:formula="of:=RIGHT([.A68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42999131" calcext:value-type="float">
            <text:p>342999131</text:p>
          </table:table-cell>
          <table:table-cell table:formula="of:=LEN([.A683])" office:value-type="float" office:value="9" calcext:value-type="float">
            <text:p>9</text:p>
          </table:table-cell>
          <table:table-cell table:formula="of:=RIGHT([.A68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43029774" calcext:value-type="float">
            <text:p>343029774</text:p>
          </table:table-cell>
          <table:table-cell table:formula="of:=LEN([.A684])" office:value-type="float" office:value="9" calcext:value-type="float">
            <text:p>9</text:p>
          </table:table-cell>
          <table:table-cell table:formula="of:=RIGHT([.A68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43102798" calcext:value-type="float">
            <text:p>343102798</text:p>
          </table:table-cell>
          <table:table-cell table:formula="of:=LEN([.A685])" office:value-type="float" office:value="9" calcext:value-type="float">
            <text:p>9</text:p>
          </table:table-cell>
          <table:table-cell table:formula="of:=RIGHT([.A68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44156678" calcext:value-type="float">
            <text:p>344156678</text:p>
          </table:table-cell>
          <table:table-cell table:formula="of:=LEN([.A686])" office:value-type="float" office:value="9" calcext:value-type="float">
            <text:p>9</text:p>
          </table:table-cell>
          <table:table-cell table:formula="of:=RIGHT([.A68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44301673" calcext:value-type="float">
            <text:p>344301673</text:p>
          </table:table-cell>
          <table:table-cell table:formula="of:=LEN([.A687])" office:value-type="float" office:value="9" calcext:value-type="float">
            <text:p>9</text:p>
          </table:table-cell>
          <table:table-cell table:formula="of:=RIGHT([.A68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45329434" calcext:value-type="float">
            <text:p>345329434</text:p>
          </table:table-cell>
          <table:table-cell table:formula="of:=LEN([.A688])" office:value-type="float" office:value="9" calcext:value-type="float">
            <text:p>9</text:p>
          </table:table-cell>
          <table:table-cell table:formula="of:=RIGHT([.A68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45459192" calcext:value-type="float">
            <text:p>345459192</text:p>
          </table:table-cell>
          <table:table-cell table:formula="of:=LEN([.A689])" office:value-type="float" office:value="9" calcext:value-type="float">
            <text:p>9</text:p>
          </table:table-cell>
          <table:table-cell table:formula="of:=RIGHT([.A68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46323792" calcext:value-type="float">
            <text:p>346323792</text:p>
          </table:table-cell>
          <table:table-cell table:formula="of:=LEN([.A690])" office:value-type="float" office:value="9" calcext:value-type="float">
            <text:p>9</text:p>
          </table:table-cell>
          <table:table-cell table:formula="of:=RIGHT([.A69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46417322" calcext:value-type="float">
            <text:p>346417322</text:p>
          </table:table-cell>
          <table:table-cell table:formula="of:=LEN([.A691])" office:value-type="float" office:value="9" calcext:value-type="float">
            <text:p>9</text:p>
          </table:table-cell>
          <table:table-cell table:formula="of:=RIGHT([.A69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47747039" calcext:value-type="float">
            <text:p>347747039</text:p>
          </table:table-cell>
          <table:table-cell table:formula="of:=LEN([.A692])" office:value-type="float" office:value="9" calcext:value-type="float">
            <text:p>9</text:p>
          </table:table-cell>
          <table:table-cell table:formula="of:=RIGHT([.A69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47941666" calcext:value-type="float">
            <text:p>347941666</text:p>
          </table:table-cell>
          <table:table-cell table:formula="of:=LEN([.A693])" office:value-type="float" office:value="9" calcext:value-type="float">
            <text:p>9</text:p>
          </table:table-cell>
          <table:table-cell table:formula="of:=RIGHT([.A69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48304309" calcext:value-type="float">
            <text:p>348304309</text:p>
          </table:table-cell>
          <table:table-cell table:formula="of:=LEN([.A694])" office:value-type="float" office:value="9" calcext:value-type="float">
            <text:p>9</text:p>
          </table:table-cell>
          <table:table-cell table:formula="of:=RIGHT([.A69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49717057" calcext:value-type="float">
            <text:p>349717057</text:p>
          </table:table-cell>
          <table:table-cell table:formula="of:=LEN([.A695])" office:value-type="float" office:value="9" calcext:value-type="float">
            <text:p>9</text:p>
          </table:table-cell>
          <table:table-cell table:formula="of:=RIGHT([.A69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50321531" calcext:value-type="float">
            <text:p>350321531</text:p>
          </table:table-cell>
          <table:table-cell table:formula="of:=LEN([.A696])" office:value-type="float" office:value="9" calcext:value-type="float">
            <text:p>9</text:p>
          </table:table-cell>
          <table:table-cell table:formula="of:=RIGHT([.A69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51607592" calcext:value-type="float">
            <text:p>351607592</text:p>
          </table:table-cell>
          <table:table-cell table:formula="of:=LEN([.A697])" office:value-type="float" office:value="9" calcext:value-type="float">
            <text:p>9</text:p>
          </table:table-cell>
          <table:table-cell table:formula="of:=RIGHT([.A69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51676019" calcext:value-type="float">
            <text:p>351676019</text:p>
          </table:table-cell>
          <table:table-cell table:formula="of:=LEN([.A698])" office:value-type="float" office:value="9" calcext:value-type="float">
            <text:p>9</text:p>
          </table:table-cell>
          <table:table-cell table:formula="of:=RIGHT([.A69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51676702" calcext:value-type="float">
            <text:p>351676702</text:p>
          </table:table-cell>
          <table:table-cell table:formula="of:=LEN([.A699])" office:value-type="float" office:value="9" calcext:value-type="float">
            <text:p>9</text:p>
          </table:table-cell>
          <table:table-cell table:formula="of:=RIGHT([.A69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51832211" calcext:value-type="float">
            <text:p>351832211</text:p>
          </table:table-cell>
          <table:table-cell table:formula="of:=LEN([.A700])" office:value-type="float" office:value="9" calcext:value-type="float">
            <text:p>9</text:p>
          </table:table-cell>
          <table:table-cell table:formula="of:=RIGHT([.A70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52551362" calcext:value-type="float">
            <text:p>352551362</text:p>
          </table:table-cell>
          <table:table-cell table:formula="of:=LEN([.A701])" office:value-type="float" office:value="9" calcext:value-type="float">
            <text:p>9</text:p>
          </table:table-cell>
          <table:table-cell table:formula="of:=RIGHT([.A70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52878723" calcext:value-type="float">
            <text:p>352878723</text:p>
          </table:table-cell>
          <table:table-cell table:formula="of:=LEN([.A702])" office:value-type="float" office:value="9" calcext:value-type="float">
            <text:p>9</text:p>
          </table:table-cell>
          <table:table-cell table:formula="of:=RIGHT([.A70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52974077" calcext:value-type="float">
            <text:p>352974077</text:p>
          </table:table-cell>
          <table:table-cell table:formula="of:=LEN([.A703])" office:value-type="float" office:value="9" calcext:value-type="float">
            <text:p>9</text:p>
          </table:table-cell>
          <table:table-cell table:formula="of:=RIGHT([.A70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53141698" calcext:value-type="float">
            <text:p>353141698</text:p>
          </table:table-cell>
          <table:table-cell table:formula="of:=LEN([.A704])" office:value-type="float" office:value="9" calcext:value-type="float">
            <text:p>9</text:p>
          </table:table-cell>
          <table:table-cell table:formula="of:=RIGHT([.A70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53429001" calcext:value-type="float">
            <text:p>353429001</text:p>
          </table:table-cell>
          <table:table-cell table:formula="of:=LEN([.A705])" office:value-type="float" office:value="9" calcext:value-type="float">
            <text:p>9</text:p>
          </table:table-cell>
          <table:table-cell table:formula="of:=RIGHT([.A70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53822367" calcext:value-type="float">
            <text:p>353822367</text:p>
          </table:table-cell>
          <table:table-cell table:formula="of:=LEN([.A706])" office:value-type="float" office:value="9" calcext:value-type="float">
            <text:p>9</text:p>
          </table:table-cell>
          <table:table-cell table:formula="of:=RIGHT([.A70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54030181" calcext:value-type="float">
            <text:p>354030181</text:p>
          </table:table-cell>
          <table:table-cell table:formula="of:=LEN([.A707])" office:value-type="float" office:value="9" calcext:value-type="float">
            <text:p>9</text:p>
          </table:table-cell>
          <table:table-cell table:formula="of:=RIGHT([.A70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55253227" calcext:value-type="float">
            <text:p>355253227</text:p>
          </table:table-cell>
          <table:table-cell table:formula="of:=LEN([.A708])" office:value-type="float" office:value="9" calcext:value-type="float">
            <text:p>9</text:p>
          </table:table-cell>
          <table:table-cell table:formula="of:=RIGHT([.A70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55415449" calcext:value-type="float">
            <text:p>355415449</text:p>
          </table:table-cell>
          <table:table-cell table:formula="of:=LEN([.A709])" office:value-type="float" office:value="9" calcext:value-type="float">
            <text:p>9</text:p>
          </table:table-cell>
          <table:table-cell table:formula="of:=RIGHT([.A70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56188029" calcext:value-type="float">
            <text:p>356188029</text:p>
          </table:table-cell>
          <table:table-cell table:formula="of:=LEN([.A710])" office:value-type="float" office:value="9" calcext:value-type="float">
            <text:p>9</text:p>
          </table:table-cell>
          <table:table-cell table:formula="of:=RIGHT([.A71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56724787" calcext:value-type="float">
            <text:p>356724787</text:p>
          </table:table-cell>
          <table:table-cell table:formula="of:=LEN([.A711])" office:value-type="float" office:value="9" calcext:value-type="float">
            <text:p>9</text:p>
          </table:table-cell>
          <table:table-cell table:formula="of:=RIGHT([.A71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57618316" calcext:value-type="float">
            <text:p>357618316</text:p>
          </table:table-cell>
          <table:table-cell table:formula="of:=LEN([.A712])" office:value-type="float" office:value="9" calcext:value-type="float">
            <text:p>9</text:p>
          </table:table-cell>
          <table:table-cell table:formula="of:=RIGHT([.A71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58885695" calcext:value-type="float">
            <text:p>358885695</text:p>
          </table:table-cell>
          <table:table-cell table:formula="of:=LEN([.A713])" office:value-type="float" office:value="9" calcext:value-type="float">
            <text:p>9</text:p>
          </table:table-cell>
          <table:table-cell table:formula="of:=RIGHT([.A71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59608511" calcext:value-type="float">
            <text:p>359608511</text:p>
          </table:table-cell>
          <table:table-cell table:formula="of:=LEN([.A714])" office:value-type="float" office:value="9" calcext:value-type="float">
            <text:p>9</text:p>
          </table:table-cell>
          <table:table-cell table:formula="of:=RIGHT([.A71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61090712" calcext:value-type="float">
            <text:p>361090712</text:p>
          </table:table-cell>
          <table:table-cell table:formula="of:=LEN([.A715])" office:value-type="float" office:value="9" calcext:value-type="float">
            <text:p>9</text:p>
          </table:table-cell>
          <table:table-cell table:formula="of:=RIGHT([.A71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61475409" calcext:value-type="float">
            <text:p>361475409</text:p>
          </table:table-cell>
          <table:table-cell table:formula="of:=LEN([.A716])" office:value-type="float" office:value="9" calcext:value-type="float">
            <text:p>9</text:p>
          </table:table-cell>
          <table:table-cell table:formula="of:=RIGHT([.A71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61947368" calcext:value-type="float">
            <text:p>361947368</text:p>
          </table:table-cell>
          <table:table-cell table:formula="of:=LEN([.A717])" office:value-type="float" office:value="9" calcext:value-type="float">
            <text:p>9</text:p>
          </table:table-cell>
          <table:table-cell table:formula="of:=RIGHT([.A71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62461220" calcext:value-type="float">
            <text:p>362461220</text:p>
          </table:table-cell>
          <table:table-cell table:formula="of:=LEN([.A718])" office:value-type="float" office:value="9" calcext:value-type="float">
            <text:p>9</text:p>
          </table:table-cell>
          <table:table-cell table:formula="of:=RIGHT([.A71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63109507" calcext:value-type="float">
            <text:p>363109507</text:p>
          </table:table-cell>
          <table:table-cell table:formula="of:=LEN([.A719])" office:value-type="float" office:value="9" calcext:value-type="float">
            <text:p>9</text:p>
          </table:table-cell>
          <table:table-cell table:formula="of:=RIGHT([.A71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63447622" calcext:value-type="float">
            <text:p>363447622</text:p>
          </table:table-cell>
          <table:table-cell table:formula="of:=LEN([.A720])" office:value-type="float" office:value="9" calcext:value-type="float">
            <text:p>9</text:p>
          </table:table-cell>
          <table:table-cell table:formula="of:=RIGHT([.A72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65294304" calcext:value-type="float">
            <text:p>365294304</text:p>
          </table:table-cell>
          <table:table-cell table:formula="of:=LEN([.A721])" office:value-type="float" office:value="9" calcext:value-type="float">
            <text:p>9</text:p>
          </table:table-cell>
          <table:table-cell table:formula="of:=RIGHT([.A72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65409348" calcext:value-type="float">
            <text:p>365409348</text:p>
          </table:table-cell>
          <table:table-cell table:formula="of:=LEN([.A722])" office:value-type="float" office:value="9" calcext:value-type="float">
            <text:p>9</text:p>
          </table:table-cell>
          <table:table-cell table:formula="of:=RIGHT([.A72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66594547" calcext:value-type="float">
            <text:p>366594547</text:p>
          </table:table-cell>
          <table:table-cell table:formula="of:=LEN([.A723])" office:value-type="float" office:value="9" calcext:value-type="float">
            <text:p>9</text:p>
          </table:table-cell>
          <table:table-cell table:formula="of:=RIGHT([.A72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67216361" calcext:value-type="float">
            <text:p>367216361</text:p>
          </table:table-cell>
          <table:table-cell table:formula="of:=LEN([.A724])" office:value-type="float" office:value="9" calcext:value-type="float">
            <text:p>9</text:p>
          </table:table-cell>
          <table:table-cell table:formula="of:=RIGHT([.A72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67390421" calcext:value-type="float">
            <text:p>367390421</text:p>
          </table:table-cell>
          <table:table-cell table:formula="of:=LEN([.A725])" office:value-type="float" office:value="9" calcext:value-type="float">
            <text:p>9</text:p>
          </table:table-cell>
          <table:table-cell table:formula="of:=RIGHT([.A72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68012524" calcext:value-type="float">
            <text:p>368012524</text:p>
          </table:table-cell>
          <table:table-cell table:formula="of:=LEN([.A726])" office:value-type="float" office:value="9" calcext:value-type="float">
            <text:p>9</text:p>
          </table:table-cell>
          <table:table-cell table:formula="of:=RIGHT([.A72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69067892" calcext:value-type="float">
            <text:p>369067892</text:p>
          </table:table-cell>
          <table:table-cell table:formula="of:=LEN([.A727])" office:value-type="float" office:value="9" calcext:value-type="float">
            <text:p>9</text:p>
          </table:table-cell>
          <table:table-cell table:formula="of:=RIGHT([.A72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69402294" calcext:value-type="float">
            <text:p>369402294</text:p>
          </table:table-cell>
          <table:table-cell table:formula="of:=LEN([.A728])" office:value-type="float" office:value="9" calcext:value-type="float">
            <text:p>9</text:p>
          </table:table-cell>
          <table:table-cell table:formula="of:=RIGHT([.A72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70437620" calcext:value-type="float">
            <text:p>370437620</text:p>
          </table:table-cell>
          <table:table-cell table:formula="of:=LEN([.A729])" office:value-type="float" office:value="9" calcext:value-type="float">
            <text:p>9</text:p>
          </table:table-cell>
          <table:table-cell table:formula="of:=RIGHT([.A72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70660881" calcext:value-type="float">
            <text:p>370660881</text:p>
          </table:table-cell>
          <table:table-cell table:formula="of:=LEN([.A730])" office:value-type="float" office:value="9" calcext:value-type="float">
            <text:p>9</text:p>
          </table:table-cell>
          <table:table-cell table:formula="of:=RIGHT([.A73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70781051" calcext:value-type="float">
            <text:p>370781051</text:p>
          </table:table-cell>
          <table:table-cell table:formula="of:=LEN([.A731])" office:value-type="float" office:value="9" calcext:value-type="float">
            <text:p>9</text:p>
          </table:table-cell>
          <table:table-cell table:formula="of:=RIGHT([.A73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72912073" calcext:value-type="float">
            <text:p>372912073</text:p>
          </table:table-cell>
          <table:table-cell table:formula="of:=LEN([.A732])" office:value-type="float" office:value="9" calcext:value-type="float">
            <text:p>9</text:p>
          </table:table-cell>
          <table:table-cell table:formula="of:=RIGHT([.A73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73128276" calcext:value-type="float">
            <text:p>373128276</text:p>
          </table:table-cell>
          <table:table-cell table:formula="of:=LEN([.A733])" office:value-type="float" office:value="9" calcext:value-type="float">
            <text:p>9</text:p>
          </table:table-cell>
          <table:table-cell table:formula="of:=RIGHT([.A73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74159860" calcext:value-type="float">
            <text:p>374159860</text:p>
          </table:table-cell>
          <table:table-cell table:formula="of:=LEN([.A734])" office:value-type="float" office:value="9" calcext:value-type="float">
            <text:p>9</text:p>
          </table:table-cell>
          <table:table-cell table:formula="of:=RIGHT([.A73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74354091" calcext:value-type="float">
            <text:p>374354091</text:p>
          </table:table-cell>
          <table:table-cell table:formula="of:=LEN([.A735])" office:value-type="float" office:value="9" calcext:value-type="float">
            <text:p>9</text:p>
          </table:table-cell>
          <table:table-cell table:formula="of:=RIGHT([.A73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74434030" calcext:value-type="float">
            <text:p>374434030</text:p>
          </table:table-cell>
          <table:table-cell table:formula="of:=LEN([.A736])" office:value-type="float" office:value="9" calcext:value-type="float">
            <text:p>9</text:p>
          </table:table-cell>
          <table:table-cell table:formula="of:=RIGHT([.A73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74635024" calcext:value-type="float">
            <text:p>374635024</text:p>
          </table:table-cell>
          <table:table-cell table:formula="of:=LEN([.A737])" office:value-type="float" office:value="9" calcext:value-type="float">
            <text:p>9</text:p>
          </table:table-cell>
          <table:table-cell table:formula="of:=RIGHT([.A73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75222925" calcext:value-type="float">
            <text:p>375222925</text:p>
          </table:table-cell>
          <table:table-cell table:formula="of:=LEN([.A738])" office:value-type="float" office:value="9" calcext:value-type="float">
            <text:p>9</text:p>
          </table:table-cell>
          <table:table-cell table:formula="of:=RIGHT([.A73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75642322" calcext:value-type="float">
            <text:p>375642322</text:p>
          </table:table-cell>
          <table:table-cell table:formula="of:=LEN([.A739])" office:value-type="float" office:value="9" calcext:value-type="float">
            <text:p>9</text:p>
          </table:table-cell>
          <table:table-cell table:formula="of:=RIGHT([.A73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76606241" calcext:value-type="float">
            <text:p>376606241</text:p>
          </table:table-cell>
          <table:table-cell table:formula="of:=LEN([.A740])" office:value-type="float" office:value="9" calcext:value-type="float">
            <text:p>9</text:p>
          </table:table-cell>
          <table:table-cell table:formula="of:=RIGHT([.A74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77638648" calcext:value-type="float">
            <text:p>377638648</text:p>
          </table:table-cell>
          <table:table-cell table:formula="of:=LEN([.A741])" office:value-type="float" office:value="9" calcext:value-type="float">
            <text:p>9</text:p>
          </table:table-cell>
          <table:table-cell table:formula="of:=RIGHT([.A74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78185701" calcext:value-type="float">
            <text:p>378185701</text:p>
          </table:table-cell>
          <table:table-cell table:formula="of:=LEN([.A742])" office:value-type="float" office:value="9" calcext:value-type="float">
            <text:p>9</text:p>
          </table:table-cell>
          <table:table-cell table:formula="of:=RIGHT([.A74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78520467" calcext:value-type="float">
            <text:p>378520467</text:p>
          </table:table-cell>
          <table:table-cell table:formula="of:=LEN([.A743])" office:value-type="float" office:value="9" calcext:value-type="float">
            <text:p>9</text:p>
          </table:table-cell>
          <table:table-cell table:formula="of:=RIGHT([.A74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78644959" calcext:value-type="float">
            <text:p>378644959</text:p>
          </table:table-cell>
          <table:table-cell table:formula="of:=LEN([.A744])" office:value-type="float" office:value="9" calcext:value-type="float">
            <text:p>9</text:p>
          </table:table-cell>
          <table:table-cell table:formula="of:=RIGHT([.A74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79857776" calcext:value-type="float">
            <text:p>379857776</text:p>
          </table:table-cell>
          <table:table-cell table:formula="of:=LEN([.A745])" office:value-type="float" office:value="9" calcext:value-type="float">
            <text:p>9</text:p>
          </table:table-cell>
          <table:table-cell table:formula="of:=RIGHT([.A74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79903063" calcext:value-type="float">
            <text:p>379903063</text:p>
          </table:table-cell>
          <table:table-cell table:formula="of:=LEN([.A746])" office:value-type="float" office:value="9" calcext:value-type="float">
            <text:p>9</text:p>
          </table:table-cell>
          <table:table-cell table:formula="of:=RIGHT([.A74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80455170" calcext:value-type="float">
            <text:p>380455170</text:p>
          </table:table-cell>
          <table:table-cell table:formula="of:=LEN([.A747])" office:value-type="float" office:value="9" calcext:value-type="float">
            <text:p>9</text:p>
          </table:table-cell>
          <table:table-cell table:formula="of:=RIGHT([.A74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80706050" calcext:value-type="float">
            <text:p>380706050</text:p>
          </table:table-cell>
          <table:table-cell table:formula="of:=LEN([.A748])" office:value-type="float" office:value="9" calcext:value-type="float">
            <text:p>9</text:p>
          </table:table-cell>
          <table:table-cell table:formula="of:=RIGHT([.A74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80723130" calcext:value-type="float">
            <text:p>380723130</text:p>
          </table:table-cell>
          <table:table-cell table:formula="of:=LEN([.A749])" office:value-type="float" office:value="9" calcext:value-type="float">
            <text:p>9</text:p>
          </table:table-cell>
          <table:table-cell table:formula="of:=RIGHT([.A74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81550033" calcext:value-type="float">
            <text:p>381550033</text:p>
          </table:table-cell>
          <table:table-cell table:formula="of:=LEN([.A750])" office:value-type="float" office:value="9" calcext:value-type="float">
            <text:p>9</text:p>
          </table:table-cell>
          <table:table-cell table:formula="of:=RIGHT([.A75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82131664" calcext:value-type="float">
            <text:p>382131664</text:p>
          </table:table-cell>
          <table:table-cell table:formula="of:=LEN([.A751])" office:value-type="float" office:value="9" calcext:value-type="float">
            <text:p>9</text:p>
          </table:table-cell>
          <table:table-cell table:formula="of:=RIGHT([.A75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82235931" calcext:value-type="float">
            <text:p>382235931</text:p>
          </table:table-cell>
          <table:table-cell table:formula="of:=LEN([.A752])" office:value-type="float" office:value="9" calcext:value-type="float">
            <text:p>9</text:p>
          </table:table-cell>
          <table:table-cell table:formula="of:=RIGHT([.A75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82259665" calcext:value-type="float">
            <text:p>382259665</text:p>
          </table:table-cell>
          <table:table-cell table:formula="of:=LEN([.A753])" office:value-type="float" office:value="9" calcext:value-type="float">
            <text:p>9</text:p>
          </table:table-cell>
          <table:table-cell table:formula="of:=RIGHT([.A75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82842325" calcext:value-type="float">
            <text:p>382842325</text:p>
          </table:table-cell>
          <table:table-cell table:formula="of:=LEN([.A754])" office:value-type="float" office:value="9" calcext:value-type="float">
            <text:p>9</text:p>
          </table:table-cell>
          <table:table-cell table:formula="of:=RIGHT([.A75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82947804" calcext:value-type="float">
            <text:p>382947804</text:p>
          </table:table-cell>
          <table:table-cell table:formula="of:=LEN([.A755])" office:value-type="float" office:value="9" calcext:value-type="float">
            <text:p>9</text:p>
          </table:table-cell>
          <table:table-cell table:formula="of:=RIGHT([.A75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84163854" calcext:value-type="float">
            <text:p>384163854</text:p>
          </table:table-cell>
          <table:table-cell table:formula="of:=LEN([.A756])" office:value-type="float" office:value="9" calcext:value-type="float">
            <text:p>9</text:p>
          </table:table-cell>
          <table:table-cell table:formula="of:=RIGHT([.A75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384178022" calcext:value-type="float">
            <text:p>384178022</text:p>
          </table:table-cell>
          <table:table-cell table:formula="of:=LEN([.A757])" office:value-type="float" office:value="9" calcext:value-type="float">
            <text:p>9</text:p>
          </table:table-cell>
          <table:table-cell table:formula="of:=RIGHT([.A75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84243961" calcext:value-type="float">
            <text:p>384243961</text:p>
          </table:table-cell>
          <table:table-cell table:formula="of:=LEN([.A758])" office:value-type="float" office:value="9" calcext:value-type="float">
            <text:p>9</text:p>
          </table:table-cell>
          <table:table-cell table:formula="of:=RIGHT([.A75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84576259" calcext:value-type="float">
            <text:p>384576259</text:p>
          </table:table-cell>
          <table:table-cell table:formula="of:=LEN([.A759])" office:value-type="float" office:value="9" calcext:value-type="float">
            <text:p>9</text:p>
          </table:table-cell>
          <table:table-cell table:formula="of:=RIGHT([.A75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84634436" calcext:value-type="float">
            <text:p>384634436</text:p>
          </table:table-cell>
          <table:table-cell table:formula="of:=LEN([.A760])" office:value-type="float" office:value="9" calcext:value-type="float">
            <text:p>9</text:p>
          </table:table-cell>
          <table:table-cell table:formula="of:=RIGHT([.A76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85283949" calcext:value-type="float">
            <text:p>385283949</text:p>
          </table:table-cell>
          <table:table-cell table:formula="of:=LEN([.A761])" office:value-type="float" office:value="9" calcext:value-type="float">
            <text:p>9</text:p>
          </table:table-cell>
          <table:table-cell table:formula="of:=RIGHT([.A76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385833162" calcext:value-type="float">
            <text:p>385833162</text:p>
          </table:table-cell>
          <table:table-cell table:formula="of:=LEN([.A762])" office:value-type="float" office:value="9" calcext:value-type="float">
            <text:p>9</text:p>
          </table:table-cell>
          <table:table-cell table:formula="of:=RIGHT([.A76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87251882" calcext:value-type="float">
            <text:p>387251882</text:p>
          </table:table-cell>
          <table:table-cell table:formula="of:=LEN([.A763])" office:value-type="float" office:value="9" calcext:value-type="float">
            <text:p>9</text:p>
          </table:table-cell>
          <table:table-cell table:formula="of:=RIGHT([.A76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87320410" calcext:value-type="float">
            <text:p>387320410</text:p>
          </table:table-cell>
          <table:table-cell table:formula="of:=LEN([.A764])" office:value-type="float" office:value="9" calcext:value-type="float">
            <text:p>9</text:p>
          </table:table-cell>
          <table:table-cell table:formula="of:=RIGHT([.A76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87552347" calcext:value-type="float">
            <text:p>387552347</text:p>
          </table:table-cell>
          <table:table-cell table:formula="of:=LEN([.A765])" office:value-type="float" office:value="9" calcext:value-type="float">
            <text:p>9</text:p>
          </table:table-cell>
          <table:table-cell table:formula="of:=RIGHT([.A76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87990513" calcext:value-type="float">
            <text:p>387990513</text:p>
          </table:table-cell>
          <table:table-cell table:formula="of:=LEN([.A766])" office:value-type="float" office:value="9" calcext:value-type="float">
            <text:p>9</text:p>
          </table:table-cell>
          <table:table-cell table:formula="of:=RIGHT([.A76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88240358" calcext:value-type="float">
            <text:p>388240358</text:p>
          </table:table-cell>
          <table:table-cell table:formula="of:=LEN([.A767])" office:value-type="float" office:value="9" calcext:value-type="float">
            <text:p>9</text:p>
          </table:table-cell>
          <table:table-cell table:formula="of:=RIGHT([.A76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88294346" calcext:value-type="float">
            <text:p>388294346</text:p>
          </table:table-cell>
          <table:table-cell table:formula="of:=LEN([.A768])" office:value-type="float" office:value="9" calcext:value-type="float">
            <text:p>9</text:p>
          </table:table-cell>
          <table:table-cell table:formula="of:=RIGHT([.A76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88758997" calcext:value-type="float">
            <text:p>388758997</text:p>
          </table:table-cell>
          <table:table-cell table:formula="of:=LEN([.A769])" office:value-type="float" office:value="9" calcext:value-type="float">
            <text:p>9</text:p>
          </table:table-cell>
          <table:table-cell table:formula="of:=RIGHT([.A76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89424015" calcext:value-type="float">
            <text:p>389424015</text:p>
          </table:table-cell>
          <table:table-cell table:formula="of:=LEN([.A770])" office:value-type="float" office:value="9" calcext:value-type="float">
            <text:p>9</text:p>
          </table:table-cell>
          <table:table-cell table:formula="of:=RIGHT([.A77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390909293" calcext:value-type="float">
            <text:p>390909293</text:p>
          </table:table-cell>
          <table:table-cell table:formula="of:=LEN([.A771])" office:value-type="float" office:value="9" calcext:value-type="float">
            <text:p>9</text:p>
          </table:table-cell>
          <table:table-cell table:formula="of:=RIGHT([.A77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91006568" calcext:value-type="float">
            <text:p>391006568</text:p>
          </table:table-cell>
          <table:table-cell table:formula="of:=LEN([.A772])" office:value-type="float" office:value="9" calcext:value-type="float">
            <text:p>9</text:p>
          </table:table-cell>
          <table:table-cell table:formula="of:=RIGHT([.A77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91020668" calcext:value-type="float">
            <text:p>391020668</text:p>
          </table:table-cell>
          <table:table-cell table:formula="of:=LEN([.A773])" office:value-type="float" office:value="9" calcext:value-type="float">
            <text:p>9</text:p>
          </table:table-cell>
          <table:table-cell table:formula="of:=RIGHT([.A77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92003548" calcext:value-type="float">
            <text:p>392003548</text:p>
          </table:table-cell>
          <table:table-cell table:formula="of:=LEN([.A774])" office:value-type="float" office:value="9" calcext:value-type="float">
            <text:p>9</text:p>
          </table:table-cell>
          <table:table-cell table:formula="of:=RIGHT([.A77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92952821" calcext:value-type="float">
            <text:p>392952821</text:p>
          </table:table-cell>
          <table:table-cell table:formula="of:=LEN([.A775])" office:value-type="float" office:value="9" calcext:value-type="float">
            <text:p>9</text:p>
          </table:table-cell>
          <table:table-cell table:formula="of:=RIGHT([.A77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92992196" calcext:value-type="float">
            <text:p>392992196</text:p>
          </table:table-cell>
          <table:table-cell table:formula="of:=LEN([.A776])" office:value-type="float" office:value="9" calcext:value-type="float">
            <text:p>9</text:p>
          </table:table-cell>
          <table:table-cell table:formula="of:=RIGHT([.A77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93212281" calcext:value-type="float">
            <text:p>393212281</text:p>
          </table:table-cell>
          <table:table-cell table:formula="of:=LEN([.A777])" office:value-type="float" office:value="9" calcext:value-type="float">
            <text:p>9</text:p>
          </table:table-cell>
          <table:table-cell table:formula="of:=RIGHT([.A77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93246391" calcext:value-type="float">
            <text:p>393246391</text:p>
          </table:table-cell>
          <table:table-cell table:formula="of:=LEN([.A778])" office:value-type="float" office:value="9" calcext:value-type="float">
            <text:p>9</text:p>
          </table:table-cell>
          <table:table-cell table:formula="of:=RIGHT([.A77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93424421" calcext:value-type="float">
            <text:p>393424421</text:p>
          </table:table-cell>
          <table:table-cell table:formula="of:=LEN([.A779])" office:value-type="float" office:value="9" calcext:value-type="float">
            <text:p>9</text:p>
          </table:table-cell>
          <table:table-cell table:formula="of:=RIGHT([.A77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393873813" calcext:value-type="float">
            <text:p>393873813</text:p>
          </table:table-cell>
          <table:table-cell table:formula="of:=LEN([.A780])" office:value-type="float" office:value="9" calcext:value-type="float">
            <text:p>9</text:p>
          </table:table-cell>
          <table:table-cell table:formula="of:=RIGHT([.A78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94011150" calcext:value-type="float">
            <text:p>394011150</text:p>
          </table:table-cell>
          <table:table-cell table:formula="of:=LEN([.A781])" office:value-type="float" office:value="9" calcext:value-type="float">
            <text:p>9</text:p>
          </table:table-cell>
          <table:table-cell table:formula="of:=RIGHT([.A78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394629128" calcext:value-type="float">
            <text:p>394629128</text:p>
          </table:table-cell>
          <table:table-cell table:formula="of:=LEN([.A782])" office:value-type="float" office:value="9" calcext:value-type="float">
            <text:p>9</text:p>
          </table:table-cell>
          <table:table-cell table:formula="of:=RIGHT([.A78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394713683" calcext:value-type="float">
            <text:p>394713683</text:p>
          </table:table-cell>
          <table:table-cell table:formula="of:=LEN([.A783])" office:value-type="float" office:value="9" calcext:value-type="float">
            <text:p>9</text:p>
          </table:table-cell>
          <table:table-cell table:formula="of:=RIGHT([.A78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395364972" calcext:value-type="float">
            <text:p>395364972</text:p>
          </table:table-cell>
          <table:table-cell table:formula="of:=LEN([.A784])" office:value-type="float" office:value="9" calcext:value-type="float">
            <text:p>9</text:p>
          </table:table-cell>
          <table:table-cell table:formula="of:=RIGHT([.A78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395592497" calcext:value-type="float">
            <text:p>395592497</text:p>
          </table:table-cell>
          <table:table-cell table:formula="of:=LEN([.A785])" office:value-type="float" office:value="9" calcext:value-type="float">
            <text:p>9</text:p>
          </table:table-cell>
          <table:table-cell table:formula="of:=RIGHT([.A78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396700436" calcext:value-type="float">
            <text:p>396700436</text:p>
          </table:table-cell>
          <table:table-cell table:formula="of:=LEN([.A786])" office:value-type="float" office:value="9" calcext:value-type="float">
            <text:p>9</text:p>
          </table:table-cell>
          <table:table-cell table:formula="of:=RIGHT([.A78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399168949" calcext:value-type="float">
            <text:p>399168949</text:p>
          </table:table-cell>
          <table:table-cell table:formula="of:=LEN([.A787])" office:value-type="float" office:value="9" calcext:value-type="float">
            <text:p>9</text:p>
          </table:table-cell>
          <table:table-cell table:formula="of:=RIGHT([.A78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01586830" calcext:value-type="float">
            <text:p>401586830</text:p>
          </table:table-cell>
          <table:table-cell table:formula="of:=LEN([.A788])" office:value-type="float" office:value="9" calcext:value-type="float">
            <text:p>9</text:p>
          </table:table-cell>
          <table:table-cell table:formula="of:=RIGHT([.A78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01868430" calcext:value-type="float">
            <text:p>401868430</text:p>
          </table:table-cell>
          <table:table-cell table:formula="of:=LEN([.A789])" office:value-type="float" office:value="9" calcext:value-type="float">
            <text:p>9</text:p>
          </table:table-cell>
          <table:table-cell table:formula="of:=RIGHT([.A78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02556954" calcext:value-type="float">
            <text:p>402556954</text:p>
          </table:table-cell>
          <table:table-cell table:formula="of:=LEN([.A790])" office:value-type="float" office:value="9" calcext:value-type="float">
            <text:p>9</text:p>
          </table:table-cell>
          <table:table-cell table:formula="of:=RIGHT([.A79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02701653" calcext:value-type="float">
            <text:p>402701653</text:p>
          </table:table-cell>
          <table:table-cell table:formula="of:=LEN([.A791])" office:value-type="float" office:value="9" calcext:value-type="float">
            <text:p>9</text:p>
          </table:table-cell>
          <table:table-cell table:formula="of:=RIGHT([.A79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03998971" calcext:value-type="float">
            <text:p>403998971</text:p>
          </table:table-cell>
          <table:table-cell table:formula="of:=LEN([.A792])" office:value-type="float" office:value="9" calcext:value-type="float">
            <text:p>9</text:p>
          </table:table-cell>
          <table:table-cell table:formula="of:=RIGHT([.A79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04574679" calcext:value-type="float">
            <text:p>404574679</text:p>
          </table:table-cell>
          <table:table-cell table:formula="of:=LEN([.A793])" office:value-type="float" office:value="9" calcext:value-type="float">
            <text:p>9</text:p>
          </table:table-cell>
          <table:table-cell table:formula="of:=RIGHT([.A79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05222665" calcext:value-type="float">
            <text:p>405222665</text:p>
          </table:table-cell>
          <table:table-cell table:formula="of:=LEN([.A794])" office:value-type="float" office:value="9" calcext:value-type="float">
            <text:p>9</text:p>
          </table:table-cell>
          <table:table-cell table:formula="of:=RIGHT([.A79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05770867" calcext:value-type="float">
            <text:p>405770867</text:p>
          </table:table-cell>
          <table:table-cell table:formula="of:=LEN([.A795])" office:value-type="float" office:value="9" calcext:value-type="float">
            <text:p>9</text:p>
          </table:table-cell>
          <table:table-cell table:formula="of:=RIGHT([.A79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06009614" calcext:value-type="float">
            <text:p>406009614</text:p>
          </table:table-cell>
          <table:table-cell table:formula="of:=LEN([.A796])" office:value-type="float" office:value="9" calcext:value-type="float">
            <text:p>9</text:p>
          </table:table-cell>
          <table:table-cell table:formula="of:=RIGHT([.A79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07433122" calcext:value-type="float">
            <text:p>407433122</text:p>
          </table:table-cell>
          <table:table-cell table:formula="of:=LEN([.A797])" office:value-type="float" office:value="9" calcext:value-type="float">
            <text:p>9</text:p>
          </table:table-cell>
          <table:table-cell table:formula="of:=RIGHT([.A79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08076676" calcext:value-type="float">
            <text:p>408076676</text:p>
          </table:table-cell>
          <table:table-cell table:formula="of:=LEN([.A798])" office:value-type="float" office:value="9" calcext:value-type="float">
            <text:p>9</text:p>
          </table:table-cell>
          <table:table-cell table:formula="of:=RIGHT([.A79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08988043" calcext:value-type="float">
            <text:p>408988043</text:p>
          </table:table-cell>
          <table:table-cell table:formula="of:=LEN([.A799])" office:value-type="float" office:value="9" calcext:value-type="float">
            <text:p>9</text:p>
          </table:table-cell>
          <table:table-cell table:formula="of:=RIGHT([.A79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09439368" calcext:value-type="float">
            <text:p>409439368</text:p>
          </table:table-cell>
          <table:table-cell table:formula="of:=LEN([.A800])" office:value-type="float" office:value="9" calcext:value-type="float">
            <text:p>9</text:p>
          </table:table-cell>
          <table:table-cell table:formula="of:=RIGHT([.A80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10262829" calcext:value-type="float">
            <text:p>410262829</text:p>
          </table:table-cell>
          <table:table-cell table:formula="of:=LEN([.A801])" office:value-type="float" office:value="9" calcext:value-type="float">
            <text:p>9</text:p>
          </table:table-cell>
          <table:table-cell table:formula="of:=RIGHT([.A80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10265154" calcext:value-type="float">
            <text:p>410265154</text:p>
          </table:table-cell>
          <table:table-cell table:formula="of:=LEN([.A802])" office:value-type="float" office:value="9" calcext:value-type="float">
            <text:p>9</text:p>
          </table:table-cell>
          <table:table-cell table:formula="of:=RIGHT([.A80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10594425" calcext:value-type="float">
            <text:p>410594425</text:p>
          </table:table-cell>
          <table:table-cell table:formula="of:=LEN([.A803])" office:value-type="float" office:value="9" calcext:value-type="float">
            <text:p>9</text:p>
          </table:table-cell>
          <table:table-cell table:formula="of:=RIGHT([.A80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11049549" calcext:value-type="float">
            <text:p>411049549</text:p>
          </table:table-cell>
          <table:table-cell table:formula="of:=LEN([.A804])" office:value-type="float" office:value="9" calcext:value-type="float">
            <text:p>9</text:p>
          </table:table-cell>
          <table:table-cell table:formula="of:=RIGHT([.A80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11111755" calcext:value-type="float">
            <text:p>411111755</text:p>
          </table:table-cell>
          <table:table-cell table:formula="of:=LEN([.A805])" office:value-type="float" office:value="9" calcext:value-type="float">
            <text:p>9</text:p>
          </table:table-cell>
          <table:table-cell table:formula="of:=RIGHT([.A80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12250836" calcext:value-type="float">
            <text:p>412250836</text:p>
          </table:table-cell>
          <table:table-cell table:formula="of:=LEN([.A806])" office:value-type="float" office:value="9" calcext:value-type="float">
            <text:p>9</text:p>
          </table:table-cell>
          <table:table-cell table:formula="of:=RIGHT([.A80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12331978" calcext:value-type="float">
            <text:p>412331978</text:p>
          </table:table-cell>
          <table:table-cell table:formula="of:=LEN([.A807])" office:value-type="float" office:value="9" calcext:value-type="float">
            <text:p>9</text:p>
          </table:table-cell>
          <table:table-cell table:formula="of:=RIGHT([.A80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12530256" calcext:value-type="float">
            <text:p>412530256</text:p>
          </table:table-cell>
          <table:table-cell table:formula="of:=LEN([.A808])" office:value-type="float" office:value="9" calcext:value-type="float">
            <text:p>9</text:p>
          </table:table-cell>
          <table:table-cell table:formula="of:=RIGHT([.A80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12668796" calcext:value-type="float">
            <text:p>412668796</text:p>
          </table:table-cell>
          <table:table-cell table:formula="of:=LEN([.A809])" office:value-type="float" office:value="9" calcext:value-type="float">
            <text:p>9</text:p>
          </table:table-cell>
          <table:table-cell table:formula="of:=RIGHT([.A80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13003733" calcext:value-type="float">
            <text:p>413003733</text:p>
          </table:table-cell>
          <table:table-cell table:formula="of:=LEN([.A810])" office:value-type="float" office:value="9" calcext:value-type="float">
            <text:p>9</text:p>
          </table:table-cell>
          <table:table-cell table:formula="of:=RIGHT([.A81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13012104" calcext:value-type="float">
            <text:p>413012104</text:p>
          </table:table-cell>
          <table:table-cell table:formula="of:=LEN([.A811])" office:value-type="float" office:value="9" calcext:value-type="float">
            <text:p>9</text:p>
          </table:table-cell>
          <table:table-cell table:formula="of:=RIGHT([.A81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13578417" calcext:value-type="float">
            <text:p>413578417</text:p>
          </table:table-cell>
          <table:table-cell table:formula="of:=LEN([.A812])" office:value-type="float" office:value="9" calcext:value-type="float">
            <text:p>9</text:p>
          </table:table-cell>
          <table:table-cell table:formula="of:=RIGHT([.A81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14140643" calcext:value-type="float">
            <text:p>414140643</text:p>
          </table:table-cell>
          <table:table-cell table:formula="of:=LEN([.A813])" office:value-type="float" office:value="9" calcext:value-type="float">
            <text:p>9</text:p>
          </table:table-cell>
          <table:table-cell table:formula="of:=RIGHT([.A81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14489695" calcext:value-type="float">
            <text:p>414489695</text:p>
          </table:table-cell>
          <table:table-cell table:formula="of:=LEN([.A814])" office:value-type="float" office:value="9" calcext:value-type="float">
            <text:p>9</text:p>
          </table:table-cell>
          <table:table-cell table:formula="of:=RIGHT([.A81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18212429" calcext:value-type="float">
            <text:p>418212429</text:p>
          </table:table-cell>
          <table:table-cell table:formula="of:=LEN([.A815])" office:value-type="float" office:value="9" calcext:value-type="float">
            <text:p>9</text:p>
          </table:table-cell>
          <table:table-cell table:formula="of:=RIGHT([.A81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18285440" calcext:value-type="float">
            <text:p>418285440</text:p>
          </table:table-cell>
          <table:table-cell table:formula="of:=LEN([.A816])" office:value-type="float" office:value="9" calcext:value-type="float">
            <text:p>9</text:p>
          </table:table-cell>
          <table:table-cell table:formula="of:=RIGHT([.A81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19062553" calcext:value-type="float">
            <text:p>419062553</text:p>
          </table:table-cell>
          <table:table-cell table:formula="of:=LEN([.A817])" office:value-type="float" office:value="9" calcext:value-type="float">
            <text:p>9</text:p>
          </table:table-cell>
          <table:table-cell table:formula="of:=RIGHT([.A81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19132031" calcext:value-type="float">
            <text:p>419132031</text:p>
          </table:table-cell>
          <table:table-cell table:formula="of:=LEN([.A818])" office:value-type="float" office:value="9" calcext:value-type="float">
            <text:p>9</text:p>
          </table:table-cell>
          <table:table-cell table:formula="of:=RIGHT([.A81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19250846" calcext:value-type="float">
            <text:p>419250846</text:p>
          </table:table-cell>
          <table:table-cell table:formula="of:=LEN([.A819])" office:value-type="float" office:value="9" calcext:value-type="float">
            <text:p>9</text:p>
          </table:table-cell>
          <table:table-cell table:formula="of:=RIGHT([.A81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19326840" calcext:value-type="float">
            <text:p>419326840</text:p>
          </table:table-cell>
          <table:table-cell table:formula="of:=LEN([.A820])" office:value-type="float" office:value="9" calcext:value-type="float">
            <text:p>9</text:p>
          </table:table-cell>
          <table:table-cell table:formula="of:=RIGHT([.A82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19762267" calcext:value-type="float">
            <text:p>419762267</text:p>
          </table:table-cell>
          <table:table-cell table:formula="of:=LEN([.A821])" office:value-type="float" office:value="9" calcext:value-type="float">
            <text:p>9</text:p>
          </table:table-cell>
          <table:table-cell table:formula="of:=RIGHT([.A82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19864256" calcext:value-type="float">
            <text:p>419864256</text:p>
          </table:table-cell>
          <table:table-cell table:formula="of:=LEN([.A822])" office:value-type="float" office:value="9" calcext:value-type="float">
            <text:p>9</text:p>
          </table:table-cell>
          <table:table-cell table:formula="of:=RIGHT([.A82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20755968" calcext:value-type="float">
            <text:p>420755968</text:p>
          </table:table-cell>
          <table:table-cell table:formula="of:=LEN([.A823])" office:value-type="float" office:value="9" calcext:value-type="float">
            <text:p>9</text:p>
          </table:table-cell>
          <table:table-cell table:formula="of:=RIGHT([.A82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21004458" calcext:value-type="float">
            <text:p>421004458</text:p>
          </table:table-cell>
          <table:table-cell table:formula="of:=LEN([.A824])" office:value-type="float" office:value="9" calcext:value-type="float">
            <text:p>9</text:p>
          </table:table-cell>
          <table:table-cell table:formula="of:=RIGHT([.A82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21010761" calcext:value-type="float">
            <text:p>421010761</text:p>
          </table:table-cell>
          <table:table-cell table:formula="of:=LEN([.A825])" office:value-type="float" office:value="9" calcext:value-type="float">
            <text:p>9</text:p>
          </table:table-cell>
          <table:table-cell table:formula="of:=RIGHT([.A82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21112585" calcext:value-type="float">
            <text:p>421112585</text:p>
          </table:table-cell>
          <table:table-cell table:formula="of:=LEN([.A826])" office:value-type="float" office:value="9" calcext:value-type="float">
            <text:p>9</text:p>
          </table:table-cell>
          <table:table-cell table:formula="of:=RIGHT([.A82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22521964" calcext:value-type="float">
            <text:p>422521964</text:p>
          </table:table-cell>
          <table:table-cell table:formula="of:=LEN([.A827])" office:value-type="float" office:value="9" calcext:value-type="float">
            <text:p>9</text:p>
          </table:table-cell>
          <table:table-cell table:formula="of:=RIGHT([.A82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23361731" calcext:value-type="float">
            <text:p>423361731</text:p>
          </table:table-cell>
          <table:table-cell table:formula="of:=LEN([.A828])" office:value-type="float" office:value="9" calcext:value-type="float">
            <text:p>9</text:p>
          </table:table-cell>
          <table:table-cell table:formula="of:=RIGHT([.A82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23495603" calcext:value-type="float">
            <text:p>423495603</text:p>
          </table:table-cell>
          <table:table-cell table:formula="of:=LEN([.A829])" office:value-type="float" office:value="9" calcext:value-type="float">
            <text:p>9</text:p>
          </table:table-cell>
          <table:table-cell table:formula="of:=RIGHT([.A82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23560629" calcext:value-type="float">
            <text:p>423560629</text:p>
          </table:table-cell>
          <table:table-cell table:formula="of:=LEN([.A830])" office:value-type="float" office:value="9" calcext:value-type="float">
            <text:p>9</text:p>
          </table:table-cell>
          <table:table-cell table:formula="of:=RIGHT([.A83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24400859" calcext:value-type="float">
            <text:p>424400859</text:p>
          </table:table-cell>
          <table:table-cell table:formula="of:=LEN([.A831])" office:value-type="float" office:value="9" calcext:value-type="float">
            <text:p>9</text:p>
          </table:table-cell>
          <table:table-cell table:formula="of:=RIGHT([.A83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24899947" calcext:value-type="float">
            <text:p>424899947</text:p>
          </table:table-cell>
          <table:table-cell table:formula="of:=LEN([.A832])" office:value-type="float" office:value="9" calcext:value-type="float">
            <text:p>9</text:p>
          </table:table-cell>
          <table:table-cell table:formula="of:=RIGHT([.A83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25370756" calcext:value-type="float">
            <text:p>425370756</text:p>
          </table:table-cell>
          <table:table-cell table:formula="of:=LEN([.A833])" office:value-type="float" office:value="9" calcext:value-type="float">
            <text:p>9</text:p>
          </table:table-cell>
          <table:table-cell table:formula="of:=RIGHT([.A83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25551557" calcext:value-type="float">
            <text:p>425551557</text:p>
          </table:table-cell>
          <table:table-cell table:formula="of:=LEN([.A834])" office:value-type="float" office:value="9" calcext:value-type="float">
            <text:p>9</text:p>
          </table:table-cell>
          <table:table-cell table:formula="of:=RIGHT([.A83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25655752" calcext:value-type="float">
            <text:p>425655752</text:p>
          </table:table-cell>
          <table:table-cell table:formula="of:=LEN([.A835])" office:value-type="float" office:value="9" calcext:value-type="float">
            <text:p>9</text:p>
          </table:table-cell>
          <table:table-cell table:formula="of:=RIGHT([.A83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26445523" calcext:value-type="float">
            <text:p>426445523</text:p>
          </table:table-cell>
          <table:table-cell table:formula="of:=LEN([.A836])" office:value-type="float" office:value="9" calcext:value-type="float">
            <text:p>9</text:p>
          </table:table-cell>
          <table:table-cell table:formula="of:=RIGHT([.A83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26877761" calcext:value-type="float">
            <text:p>426877761</text:p>
          </table:table-cell>
          <table:table-cell table:formula="of:=LEN([.A837])" office:value-type="float" office:value="9" calcext:value-type="float">
            <text:p>9</text:p>
          </table:table-cell>
          <table:table-cell table:formula="of:=RIGHT([.A83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27091151" calcext:value-type="float">
            <text:p>427091151</text:p>
          </table:table-cell>
          <table:table-cell table:formula="of:=LEN([.A838])" office:value-type="float" office:value="9" calcext:value-type="float">
            <text:p>9</text:p>
          </table:table-cell>
          <table:table-cell table:formula="of:=RIGHT([.A83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28111622" calcext:value-type="float">
            <text:p>428111622</text:p>
          </table:table-cell>
          <table:table-cell table:formula="of:=LEN([.A839])" office:value-type="float" office:value="9" calcext:value-type="float">
            <text:p>9</text:p>
          </table:table-cell>
          <table:table-cell table:formula="of:=RIGHT([.A83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28392351" calcext:value-type="float">
            <text:p>428392351</text:p>
          </table:table-cell>
          <table:table-cell table:formula="of:=LEN([.A840])" office:value-type="float" office:value="9" calcext:value-type="float">
            <text:p>9</text:p>
          </table:table-cell>
          <table:table-cell table:formula="of:=RIGHT([.A84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28434352" calcext:value-type="float">
            <text:p>428434352</text:p>
          </table:table-cell>
          <table:table-cell table:formula="of:=LEN([.A841])" office:value-type="float" office:value="9" calcext:value-type="float">
            <text:p>9</text:p>
          </table:table-cell>
          <table:table-cell table:formula="of:=RIGHT([.A84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28458627" calcext:value-type="float">
            <text:p>428458627</text:p>
          </table:table-cell>
          <table:table-cell table:formula="of:=LEN([.A842])" office:value-type="float" office:value="9" calcext:value-type="float">
            <text:p>9</text:p>
          </table:table-cell>
          <table:table-cell table:formula="of:=RIGHT([.A84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28635540" calcext:value-type="float">
            <text:p>428635540</text:p>
          </table:table-cell>
          <table:table-cell table:formula="of:=LEN([.A843])" office:value-type="float" office:value="9" calcext:value-type="float">
            <text:p>9</text:p>
          </table:table-cell>
          <table:table-cell table:formula="of:=RIGHT([.A84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29000968" calcext:value-type="float">
            <text:p>429000968</text:p>
          </table:table-cell>
          <table:table-cell table:formula="of:=LEN([.A844])" office:value-type="float" office:value="9" calcext:value-type="float">
            <text:p>9</text:p>
          </table:table-cell>
          <table:table-cell table:formula="of:=RIGHT([.A84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29827405" calcext:value-type="float">
            <text:p>429827405</text:p>
          </table:table-cell>
          <table:table-cell table:formula="of:=LEN([.A845])" office:value-type="float" office:value="9" calcext:value-type="float">
            <text:p>9</text:p>
          </table:table-cell>
          <table:table-cell table:formula="of:=RIGHT([.A84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29888413" calcext:value-type="float">
            <text:p>429888413</text:p>
          </table:table-cell>
          <table:table-cell table:formula="of:=LEN([.A846])" office:value-type="float" office:value="9" calcext:value-type="float">
            <text:p>9</text:p>
          </table:table-cell>
          <table:table-cell table:formula="of:=RIGHT([.A84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30138167" calcext:value-type="float">
            <text:p>430138167</text:p>
          </table:table-cell>
          <table:table-cell table:formula="of:=LEN([.A847])" office:value-type="float" office:value="9" calcext:value-type="float">
            <text:p>9</text:p>
          </table:table-cell>
          <table:table-cell table:formula="of:=RIGHT([.A84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30480497" calcext:value-type="float">
            <text:p>430480497</text:p>
          </table:table-cell>
          <table:table-cell table:formula="of:=LEN([.A848])" office:value-type="float" office:value="9" calcext:value-type="float">
            <text:p>9</text:p>
          </table:table-cell>
          <table:table-cell table:formula="of:=RIGHT([.A84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30950049" calcext:value-type="float">
            <text:p>430950049</text:p>
          </table:table-cell>
          <table:table-cell table:formula="of:=LEN([.A849])" office:value-type="float" office:value="9" calcext:value-type="float">
            <text:p>9</text:p>
          </table:table-cell>
          <table:table-cell table:formula="of:=RIGHT([.A84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31016568" calcext:value-type="float">
            <text:p>431016568</text:p>
          </table:table-cell>
          <table:table-cell table:formula="of:=LEN([.A850])" office:value-type="float" office:value="9" calcext:value-type="float">
            <text:p>9</text:p>
          </table:table-cell>
          <table:table-cell table:formula="of:=RIGHT([.A85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31320469" calcext:value-type="float">
            <text:p>431320469</text:p>
          </table:table-cell>
          <table:table-cell table:formula="of:=LEN([.A851])" office:value-type="float" office:value="9" calcext:value-type="float">
            <text:p>9</text:p>
          </table:table-cell>
          <table:table-cell table:formula="of:=RIGHT([.A85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31862643" calcext:value-type="float">
            <text:p>431862643</text:p>
          </table:table-cell>
          <table:table-cell table:formula="of:=LEN([.A852])" office:value-type="float" office:value="9" calcext:value-type="float">
            <text:p>9</text:p>
          </table:table-cell>
          <table:table-cell table:formula="of:=RIGHT([.A85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32016610" calcext:value-type="float">
            <text:p>432016610</text:p>
          </table:table-cell>
          <table:table-cell table:formula="of:=LEN([.A853])" office:value-type="float" office:value="9" calcext:value-type="float">
            <text:p>9</text:p>
          </table:table-cell>
          <table:table-cell table:formula="of:=RIGHT([.A85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32252984" calcext:value-type="float">
            <text:p>432252984</text:p>
          </table:table-cell>
          <table:table-cell table:formula="of:=LEN([.A854])" office:value-type="float" office:value="9" calcext:value-type="float">
            <text:p>9</text:p>
          </table:table-cell>
          <table:table-cell table:formula="of:=RIGHT([.A85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32905885" calcext:value-type="float">
            <text:p>432905885</text:p>
          </table:table-cell>
          <table:table-cell table:formula="of:=LEN([.A855])" office:value-type="float" office:value="9" calcext:value-type="float">
            <text:p>9</text:p>
          </table:table-cell>
          <table:table-cell table:formula="of:=RIGHT([.A85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33084698" calcext:value-type="float">
            <text:p>433084698</text:p>
          </table:table-cell>
          <table:table-cell table:formula="of:=LEN([.A856])" office:value-type="float" office:value="9" calcext:value-type="float">
            <text:p>9</text:p>
          </table:table-cell>
          <table:table-cell table:formula="of:=RIGHT([.A85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33086295" calcext:value-type="float">
            <text:p>433086295</text:p>
          </table:table-cell>
          <table:table-cell table:formula="of:=LEN([.A857])" office:value-type="float" office:value="9" calcext:value-type="float">
            <text:p>9</text:p>
          </table:table-cell>
          <table:table-cell table:formula="of:=RIGHT([.A85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33489783" calcext:value-type="float">
            <text:p>433489783</text:p>
          </table:table-cell>
          <table:table-cell table:formula="of:=LEN([.A858])" office:value-type="float" office:value="9" calcext:value-type="float">
            <text:p>9</text:p>
          </table:table-cell>
          <table:table-cell table:formula="of:=RIGHT([.A85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33872819" calcext:value-type="float">
            <text:p>433872819</text:p>
          </table:table-cell>
          <table:table-cell table:formula="of:=LEN([.A859])" office:value-type="float" office:value="9" calcext:value-type="float">
            <text:p>9</text:p>
          </table:table-cell>
          <table:table-cell table:formula="of:=RIGHT([.A85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34301678" calcext:value-type="float">
            <text:p>434301678</text:p>
          </table:table-cell>
          <table:table-cell table:formula="of:=LEN([.A860])" office:value-type="float" office:value="9" calcext:value-type="float">
            <text:p>9</text:p>
          </table:table-cell>
          <table:table-cell table:formula="of:=RIGHT([.A86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34647982" calcext:value-type="float">
            <text:p>434647982</text:p>
          </table:table-cell>
          <table:table-cell table:formula="of:=LEN([.A861])" office:value-type="float" office:value="9" calcext:value-type="float">
            <text:p>9</text:p>
          </table:table-cell>
          <table:table-cell table:formula="of:=RIGHT([.A86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34965849" calcext:value-type="float">
            <text:p>434965849</text:p>
          </table:table-cell>
          <table:table-cell table:formula="of:=LEN([.A862])" office:value-type="float" office:value="9" calcext:value-type="float">
            <text:p>9</text:p>
          </table:table-cell>
          <table:table-cell table:formula="of:=RIGHT([.A86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36148369" calcext:value-type="float">
            <text:p>436148369</text:p>
          </table:table-cell>
          <table:table-cell table:formula="of:=LEN([.A863])" office:value-type="float" office:value="9" calcext:value-type="float">
            <text:p>9</text:p>
          </table:table-cell>
          <table:table-cell table:formula="of:=RIGHT([.A86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36883045" calcext:value-type="float">
            <text:p>436883045</text:p>
          </table:table-cell>
          <table:table-cell table:formula="of:=LEN([.A864])" office:value-type="float" office:value="9" calcext:value-type="float">
            <text:p>9</text:p>
          </table:table-cell>
          <table:table-cell table:formula="of:=RIGHT([.A86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37103828" calcext:value-type="float">
            <text:p>437103828</text:p>
          </table:table-cell>
          <table:table-cell table:formula="of:=LEN([.A865])" office:value-type="float" office:value="9" calcext:value-type="float">
            <text:p>9</text:p>
          </table:table-cell>
          <table:table-cell table:formula="of:=RIGHT([.A86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37639685" calcext:value-type="float">
            <text:p>437639685</text:p>
          </table:table-cell>
          <table:table-cell table:formula="of:=LEN([.A866])" office:value-type="float" office:value="9" calcext:value-type="float">
            <text:p>9</text:p>
          </table:table-cell>
          <table:table-cell table:formula="of:=RIGHT([.A86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37696886" calcext:value-type="float">
            <text:p>437696886</text:p>
          </table:table-cell>
          <table:table-cell table:formula="of:=LEN([.A867])" office:value-type="float" office:value="9" calcext:value-type="float">
            <text:p>9</text:p>
          </table:table-cell>
          <table:table-cell table:formula="of:=RIGHT([.A86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38003915" calcext:value-type="float">
            <text:p>438003915</text:p>
          </table:table-cell>
          <table:table-cell table:formula="of:=LEN([.A868])" office:value-type="float" office:value="9" calcext:value-type="float">
            <text:p>9</text:p>
          </table:table-cell>
          <table:table-cell table:formula="of:=RIGHT([.A86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38562411" calcext:value-type="float">
            <text:p>438562411</text:p>
          </table:table-cell>
          <table:table-cell table:formula="of:=LEN([.A869])" office:value-type="float" office:value="9" calcext:value-type="float">
            <text:p>9</text:p>
          </table:table-cell>
          <table:table-cell table:formula="of:=RIGHT([.A86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38855337" calcext:value-type="float">
            <text:p>438855337</text:p>
          </table:table-cell>
          <table:table-cell table:formula="of:=LEN([.A870])" office:value-type="float" office:value="9" calcext:value-type="float">
            <text:p>9</text:p>
          </table:table-cell>
          <table:table-cell table:formula="of:=RIGHT([.A87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42033938" calcext:value-type="float">
            <text:p>442033938</text:p>
          </table:table-cell>
          <table:table-cell table:formula="of:=LEN([.A871])" office:value-type="float" office:value="9" calcext:value-type="float">
            <text:p>9</text:p>
          </table:table-cell>
          <table:table-cell table:formula="of:=RIGHT([.A87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42120782" calcext:value-type="float">
            <text:p>442120782</text:p>
          </table:table-cell>
          <table:table-cell table:formula="of:=LEN([.A872])" office:value-type="float" office:value="9" calcext:value-type="float">
            <text:p>9</text:p>
          </table:table-cell>
          <table:table-cell table:formula="of:=RIGHT([.A87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43238716" calcext:value-type="float">
            <text:p>443238716</text:p>
          </table:table-cell>
          <table:table-cell table:formula="of:=LEN([.A873])" office:value-type="float" office:value="9" calcext:value-type="float">
            <text:p>9</text:p>
          </table:table-cell>
          <table:table-cell table:formula="of:=RIGHT([.A87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43939193" calcext:value-type="float">
            <text:p>443939193</text:p>
          </table:table-cell>
          <table:table-cell table:formula="of:=LEN([.A874])" office:value-type="float" office:value="9" calcext:value-type="float">
            <text:p>9</text:p>
          </table:table-cell>
          <table:table-cell table:formula="of:=RIGHT([.A87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43954288" calcext:value-type="float">
            <text:p>443954288</text:p>
          </table:table-cell>
          <table:table-cell table:formula="of:=LEN([.A875])" office:value-type="float" office:value="9" calcext:value-type="float">
            <text:p>9</text:p>
          </table:table-cell>
          <table:table-cell table:formula="of:=RIGHT([.A87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44245454" calcext:value-type="float">
            <text:p>444245454</text:p>
          </table:table-cell>
          <table:table-cell table:formula="of:=LEN([.A876])" office:value-type="float" office:value="9" calcext:value-type="float">
            <text:p>9</text:p>
          </table:table-cell>
          <table:table-cell table:formula="of:=RIGHT([.A87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44263714" calcext:value-type="float">
            <text:p>444263714</text:p>
          </table:table-cell>
          <table:table-cell table:formula="of:=LEN([.A877])" office:value-type="float" office:value="9" calcext:value-type="float">
            <text:p>9</text:p>
          </table:table-cell>
          <table:table-cell table:formula="of:=RIGHT([.A87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44646751" calcext:value-type="float">
            <text:p>444646751</text:p>
          </table:table-cell>
          <table:table-cell table:formula="of:=LEN([.A878])" office:value-type="float" office:value="9" calcext:value-type="float">
            <text:p>9</text:p>
          </table:table-cell>
          <table:table-cell table:formula="of:=RIGHT([.A87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44763577" calcext:value-type="float">
            <text:p>444763577</text:p>
          </table:table-cell>
          <table:table-cell table:formula="of:=LEN([.A879])" office:value-type="float" office:value="9" calcext:value-type="float">
            <text:p>9</text:p>
          </table:table-cell>
          <table:table-cell table:formula="of:=RIGHT([.A87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45907353" calcext:value-type="float">
            <text:p>445907353</text:p>
          </table:table-cell>
          <table:table-cell table:formula="of:=LEN([.A880])" office:value-type="float" office:value="9" calcext:value-type="float">
            <text:p>9</text:p>
          </table:table-cell>
          <table:table-cell table:formula="of:=RIGHT([.A88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46623480" calcext:value-type="float">
            <text:p>446623480</text:p>
          </table:table-cell>
          <table:table-cell table:formula="of:=LEN([.A881])" office:value-type="float" office:value="9" calcext:value-type="float">
            <text:p>9</text:p>
          </table:table-cell>
          <table:table-cell table:formula="of:=RIGHT([.A88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47786082" calcext:value-type="float">
            <text:p>447786082</text:p>
          </table:table-cell>
          <table:table-cell table:formula="of:=LEN([.A882])" office:value-type="float" office:value="9" calcext:value-type="float">
            <text:p>9</text:p>
          </table:table-cell>
          <table:table-cell table:formula="of:=RIGHT([.A88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48335809" calcext:value-type="float">
            <text:p>448335809</text:p>
          </table:table-cell>
          <table:table-cell table:formula="of:=LEN([.A883])" office:value-type="float" office:value="9" calcext:value-type="float">
            <text:p>9</text:p>
          </table:table-cell>
          <table:table-cell table:formula="of:=RIGHT([.A88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48934676" calcext:value-type="float">
            <text:p>448934676</text:p>
          </table:table-cell>
          <table:table-cell table:formula="of:=LEN([.A884])" office:value-type="float" office:value="9" calcext:value-type="float">
            <text:p>9</text:p>
          </table:table-cell>
          <table:table-cell table:formula="of:=RIGHT([.A88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49433983" calcext:value-type="float">
            <text:p>449433983</text:p>
          </table:table-cell>
          <table:table-cell table:formula="of:=LEN([.A885])" office:value-type="float" office:value="9" calcext:value-type="float">
            <text:p>9</text:p>
          </table:table-cell>
          <table:table-cell table:formula="of:=RIGHT([.A88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49597011" calcext:value-type="float">
            <text:p>449597011</text:p>
          </table:table-cell>
          <table:table-cell table:formula="of:=LEN([.A886])" office:value-type="float" office:value="9" calcext:value-type="float">
            <text:p>9</text:p>
          </table:table-cell>
          <table:table-cell table:formula="of:=RIGHT([.A88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49968186" calcext:value-type="float">
            <text:p>449968186</text:p>
          </table:table-cell>
          <table:table-cell table:formula="of:=LEN([.A887])" office:value-type="float" office:value="9" calcext:value-type="float">
            <text:p>9</text:p>
          </table:table-cell>
          <table:table-cell table:formula="of:=RIGHT([.A88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50139161" calcext:value-type="float">
            <text:p>450139161</text:p>
          </table:table-cell>
          <table:table-cell table:formula="of:=LEN([.A888])" office:value-type="float" office:value="9" calcext:value-type="float">
            <text:p>9</text:p>
          </table:table-cell>
          <table:table-cell table:formula="of:=RIGHT([.A88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51009692" calcext:value-type="float">
            <text:p>451009692</text:p>
          </table:table-cell>
          <table:table-cell table:formula="of:=LEN([.A889])" office:value-type="float" office:value="9" calcext:value-type="float">
            <text:p>9</text:p>
          </table:table-cell>
          <table:table-cell table:formula="of:=RIGHT([.A88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54049250" calcext:value-type="float">
            <text:p>454049250</text:p>
          </table:table-cell>
          <table:table-cell table:formula="of:=LEN([.A890])" office:value-type="float" office:value="9" calcext:value-type="float">
            <text:p>9</text:p>
          </table:table-cell>
          <table:table-cell table:formula="of:=RIGHT([.A89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54865869" calcext:value-type="float">
            <text:p>454865869</text:p>
          </table:table-cell>
          <table:table-cell table:formula="of:=LEN([.A891])" office:value-type="float" office:value="9" calcext:value-type="float">
            <text:p>9</text:p>
          </table:table-cell>
          <table:table-cell table:formula="of:=RIGHT([.A89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56686998" calcext:value-type="float">
            <text:p>456686998</text:p>
          </table:table-cell>
          <table:table-cell table:formula="of:=LEN([.A892])" office:value-type="float" office:value="9" calcext:value-type="float">
            <text:p>9</text:p>
          </table:table-cell>
          <table:table-cell table:formula="of:=RIGHT([.A89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56888742" calcext:value-type="float">
            <text:p>456888742</text:p>
          </table:table-cell>
          <table:table-cell table:formula="of:=LEN([.A893])" office:value-type="float" office:value="9" calcext:value-type="float">
            <text:p>9</text:p>
          </table:table-cell>
          <table:table-cell table:formula="of:=RIGHT([.A89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57612405" calcext:value-type="float">
            <text:p>457612405</text:p>
          </table:table-cell>
          <table:table-cell table:formula="of:=LEN([.A894])" office:value-type="float" office:value="9" calcext:value-type="float">
            <text:p>9</text:p>
          </table:table-cell>
          <table:table-cell table:formula="of:=RIGHT([.A89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57799299" calcext:value-type="float">
            <text:p>457799299</text:p>
          </table:table-cell>
          <table:table-cell table:formula="of:=LEN([.A895])" office:value-type="float" office:value="9" calcext:value-type="float">
            <text:p>9</text:p>
          </table:table-cell>
          <table:table-cell table:formula="of:=RIGHT([.A89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58134797" calcext:value-type="float">
            <text:p>458134797</text:p>
          </table:table-cell>
          <table:table-cell table:formula="of:=LEN([.A896])" office:value-type="float" office:value="9" calcext:value-type="float">
            <text:p>9</text:p>
          </table:table-cell>
          <table:table-cell table:formula="of:=RIGHT([.A89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58352984" calcext:value-type="float">
            <text:p>458352984</text:p>
          </table:table-cell>
          <table:table-cell table:formula="of:=LEN([.A897])" office:value-type="float" office:value="9" calcext:value-type="float">
            <text:p>9</text:p>
          </table:table-cell>
          <table:table-cell table:formula="of:=RIGHT([.A89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58481137" calcext:value-type="float">
            <text:p>458481137</text:p>
          </table:table-cell>
          <table:table-cell table:formula="of:=LEN([.A898])" office:value-type="float" office:value="9" calcext:value-type="float">
            <text:p>9</text:p>
          </table:table-cell>
          <table:table-cell table:formula="of:=RIGHT([.A89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58637256" calcext:value-type="float">
            <text:p>458637256</text:p>
          </table:table-cell>
          <table:table-cell table:formula="of:=LEN([.A899])" office:value-type="float" office:value="9" calcext:value-type="float">
            <text:p>9</text:p>
          </table:table-cell>
          <table:table-cell table:formula="of:=RIGHT([.A89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59485704" calcext:value-type="float">
            <text:p>459485704</text:p>
          </table:table-cell>
          <table:table-cell table:formula="of:=LEN([.A900])" office:value-type="float" office:value="9" calcext:value-type="float">
            <text:p>9</text:p>
          </table:table-cell>
          <table:table-cell table:formula="of:=RIGHT([.A90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60648535" calcext:value-type="float">
            <text:p>460648535</text:p>
          </table:table-cell>
          <table:table-cell table:formula="of:=LEN([.A901])" office:value-type="float" office:value="9" calcext:value-type="float">
            <text:p>9</text:p>
          </table:table-cell>
          <table:table-cell table:formula="of:=RIGHT([.A90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60791026" calcext:value-type="float">
            <text:p>460791026</text:p>
          </table:table-cell>
          <table:table-cell table:formula="of:=LEN([.A902])" office:value-type="float" office:value="9" calcext:value-type="float">
            <text:p>9</text:p>
          </table:table-cell>
          <table:table-cell table:formula="of:=RIGHT([.A90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62304811" calcext:value-type="float">
            <text:p>462304811</text:p>
          </table:table-cell>
          <table:table-cell table:formula="of:=LEN([.A903])" office:value-type="float" office:value="9" calcext:value-type="float">
            <text:p>9</text:p>
          </table:table-cell>
          <table:table-cell table:formula="of:=RIGHT([.A90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63057141" calcext:value-type="float">
            <text:p>463057141</text:p>
          </table:table-cell>
          <table:table-cell table:formula="of:=LEN([.A904])" office:value-type="float" office:value="9" calcext:value-type="float">
            <text:p>9</text:p>
          </table:table-cell>
          <table:table-cell table:formula="of:=RIGHT([.A90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63241823" calcext:value-type="float">
            <text:p>463241823</text:p>
          </table:table-cell>
          <table:table-cell table:formula="of:=LEN([.A905])" office:value-type="float" office:value="9" calcext:value-type="float">
            <text:p>9</text:p>
          </table:table-cell>
          <table:table-cell table:formula="of:=RIGHT([.A90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65727914" calcext:value-type="float">
            <text:p>465727914</text:p>
          </table:table-cell>
          <table:table-cell table:formula="of:=LEN([.A906])" office:value-type="float" office:value="9" calcext:value-type="float">
            <text:p>9</text:p>
          </table:table-cell>
          <table:table-cell table:formula="of:=RIGHT([.A90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67101150" calcext:value-type="float">
            <text:p>467101150</text:p>
          </table:table-cell>
          <table:table-cell table:formula="of:=LEN([.A907])" office:value-type="float" office:value="9" calcext:value-type="float">
            <text:p>9</text:p>
          </table:table-cell>
          <table:table-cell table:formula="of:=RIGHT([.A90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67602852" calcext:value-type="float">
            <text:p>467602852</text:p>
          </table:table-cell>
          <table:table-cell table:formula="of:=LEN([.A908])" office:value-type="float" office:value="9" calcext:value-type="float">
            <text:p>9</text:p>
          </table:table-cell>
          <table:table-cell table:formula="of:=RIGHT([.A90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68048133" calcext:value-type="float">
            <text:p>468048133</text:p>
          </table:table-cell>
          <table:table-cell table:formula="of:=LEN([.A909])" office:value-type="float" office:value="9" calcext:value-type="float">
            <text:p>9</text:p>
          </table:table-cell>
          <table:table-cell table:formula="of:=RIGHT([.A90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69216424" calcext:value-type="float">
            <text:p>469216424</text:p>
          </table:table-cell>
          <table:table-cell table:formula="of:=LEN([.A910])" office:value-type="float" office:value="9" calcext:value-type="float">
            <text:p>9</text:p>
          </table:table-cell>
          <table:table-cell table:formula="of:=RIGHT([.A91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69685460" calcext:value-type="float">
            <text:p>469685460</text:p>
          </table:table-cell>
          <table:table-cell table:formula="of:=LEN([.A911])" office:value-type="float" office:value="9" calcext:value-type="float">
            <text:p>9</text:p>
          </table:table-cell>
          <table:table-cell table:formula="of:=RIGHT([.A91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69803102" calcext:value-type="float">
            <text:p>469803102</text:p>
          </table:table-cell>
          <table:table-cell table:formula="of:=LEN([.A912])" office:value-type="float" office:value="9" calcext:value-type="float">
            <text:p>9</text:p>
          </table:table-cell>
          <table:table-cell table:formula="of:=RIGHT([.A91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70719635" calcext:value-type="float">
            <text:p>470719635</text:p>
          </table:table-cell>
          <table:table-cell table:formula="of:=LEN([.A913])" office:value-type="float" office:value="9" calcext:value-type="float">
            <text:p>9</text:p>
          </table:table-cell>
          <table:table-cell table:formula="of:=RIGHT([.A91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70758832" calcext:value-type="float">
            <text:p>470758832</text:p>
          </table:table-cell>
          <table:table-cell table:formula="of:=LEN([.A914])" office:value-type="float" office:value="9" calcext:value-type="float">
            <text:p>9</text:p>
          </table:table-cell>
          <table:table-cell table:formula="of:=RIGHT([.A91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71489839" calcext:value-type="float">
            <text:p>471489839</text:p>
          </table:table-cell>
          <table:table-cell table:formula="of:=LEN([.A915])" office:value-type="float" office:value="9" calcext:value-type="float">
            <text:p>9</text:p>
          </table:table-cell>
          <table:table-cell table:formula="of:=RIGHT([.A91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71894052" calcext:value-type="float">
            <text:p>471894052</text:p>
          </table:table-cell>
          <table:table-cell table:formula="of:=LEN([.A916])" office:value-type="float" office:value="9" calcext:value-type="float">
            <text:p>9</text:p>
          </table:table-cell>
          <table:table-cell table:formula="of:=RIGHT([.A91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71930367" calcext:value-type="float">
            <text:p>471930367</text:p>
          </table:table-cell>
          <table:table-cell table:formula="of:=LEN([.A917])" office:value-type="float" office:value="9" calcext:value-type="float">
            <text:p>9</text:p>
          </table:table-cell>
          <table:table-cell table:formula="of:=RIGHT([.A91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72165028" calcext:value-type="float">
            <text:p>472165028</text:p>
          </table:table-cell>
          <table:table-cell table:formula="of:=LEN([.A918])" office:value-type="float" office:value="9" calcext:value-type="float">
            <text:p>9</text:p>
          </table:table-cell>
          <table:table-cell table:formula="of:=RIGHT([.A91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72698015" calcext:value-type="float">
            <text:p>472698015</text:p>
          </table:table-cell>
          <table:table-cell table:formula="of:=LEN([.A919])" office:value-type="float" office:value="9" calcext:value-type="float">
            <text:p>9</text:p>
          </table:table-cell>
          <table:table-cell table:formula="of:=RIGHT([.A91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72733247" calcext:value-type="float">
            <text:p>472733247</text:p>
          </table:table-cell>
          <table:table-cell table:formula="of:=LEN([.A920])" office:value-type="float" office:value="9" calcext:value-type="float">
            <text:p>9</text:p>
          </table:table-cell>
          <table:table-cell table:formula="of:=RIGHT([.A92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74519117" calcext:value-type="float">
            <text:p>474519117</text:p>
          </table:table-cell>
          <table:table-cell table:formula="of:=LEN([.A921])" office:value-type="float" office:value="9" calcext:value-type="float">
            <text:p>9</text:p>
          </table:table-cell>
          <table:table-cell table:formula="of:=RIGHT([.A92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75543947" calcext:value-type="float">
            <text:p>475543947</text:p>
          </table:table-cell>
          <table:table-cell table:formula="of:=LEN([.A922])" office:value-type="float" office:value="9" calcext:value-type="float">
            <text:p>9</text:p>
          </table:table-cell>
          <table:table-cell table:formula="of:=RIGHT([.A92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75807120" calcext:value-type="float">
            <text:p>475807120</text:p>
          </table:table-cell>
          <table:table-cell table:formula="of:=LEN([.A923])" office:value-type="float" office:value="9" calcext:value-type="float">
            <text:p>9</text:p>
          </table:table-cell>
          <table:table-cell table:formula="of:=RIGHT([.A92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76218490" calcext:value-type="float">
            <text:p>476218490</text:p>
          </table:table-cell>
          <table:table-cell table:formula="of:=LEN([.A924])" office:value-type="float" office:value="9" calcext:value-type="float">
            <text:p>9</text:p>
          </table:table-cell>
          <table:table-cell table:formula="of:=RIGHT([.A92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76724018" calcext:value-type="float">
            <text:p>476724018</text:p>
          </table:table-cell>
          <table:table-cell table:formula="of:=LEN([.A925])" office:value-type="float" office:value="9" calcext:value-type="float">
            <text:p>9</text:p>
          </table:table-cell>
          <table:table-cell table:formula="of:=RIGHT([.A92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76854882" calcext:value-type="float">
            <text:p>476854882</text:p>
          </table:table-cell>
          <table:table-cell table:formula="of:=LEN([.A926])" office:value-type="float" office:value="9" calcext:value-type="float">
            <text:p>9</text:p>
          </table:table-cell>
          <table:table-cell table:formula="of:=RIGHT([.A92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77783350" calcext:value-type="float">
            <text:p>477783350</text:p>
          </table:table-cell>
          <table:table-cell table:formula="of:=LEN([.A927])" office:value-type="float" office:value="9" calcext:value-type="float">
            <text:p>9</text:p>
          </table:table-cell>
          <table:table-cell table:formula="of:=RIGHT([.A92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78417891" calcext:value-type="float">
            <text:p>478417891</text:p>
          </table:table-cell>
          <table:table-cell table:formula="of:=LEN([.A928])" office:value-type="float" office:value="9" calcext:value-type="float">
            <text:p>9</text:p>
          </table:table-cell>
          <table:table-cell table:formula="of:=RIGHT([.A92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79834397" calcext:value-type="float">
            <text:p>479834397</text:p>
          </table:table-cell>
          <table:table-cell table:formula="of:=LEN([.A929])" office:value-type="float" office:value="9" calcext:value-type="float">
            <text:p>9</text:p>
          </table:table-cell>
          <table:table-cell table:formula="of:=RIGHT([.A92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79968724" calcext:value-type="float">
            <text:p>479968724</text:p>
          </table:table-cell>
          <table:table-cell table:formula="of:=LEN([.A930])" office:value-type="float" office:value="9" calcext:value-type="float">
            <text:p>9</text:p>
          </table:table-cell>
          <table:table-cell table:formula="of:=RIGHT([.A93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80060574" calcext:value-type="float">
            <text:p>480060574</text:p>
          </table:table-cell>
          <table:table-cell table:formula="of:=LEN([.A931])" office:value-type="float" office:value="9" calcext:value-type="float">
            <text:p>9</text:p>
          </table:table-cell>
          <table:table-cell table:formula="of:=RIGHT([.A93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80485487" calcext:value-type="float">
            <text:p>480485487</text:p>
          </table:table-cell>
          <table:table-cell table:formula="of:=LEN([.A932])" office:value-type="float" office:value="9" calcext:value-type="float">
            <text:p>9</text:p>
          </table:table-cell>
          <table:table-cell table:formula="of:=RIGHT([.A93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81209352" calcext:value-type="float">
            <text:p>481209352</text:p>
          </table:table-cell>
          <table:table-cell table:formula="of:=LEN([.A933])" office:value-type="float" office:value="9" calcext:value-type="float">
            <text:p>9</text:p>
          </table:table-cell>
          <table:table-cell table:formula="of:=RIGHT([.A93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81509541" calcext:value-type="float">
            <text:p>481509541</text:p>
          </table:table-cell>
          <table:table-cell table:formula="of:=LEN([.A934])" office:value-type="float" office:value="9" calcext:value-type="float">
            <text:p>9</text:p>
          </table:table-cell>
          <table:table-cell table:formula="of:=RIGHT([.A93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83015649" calcext:value-type="float">
            <text:p>483015649</text:p>
          </table:table-cell>
          <table:table-cell table:formula="of:=LEN([.A935])" office:value-type="float" office:value="9" calcext:value-type="float">
            <text:p>9</text:p>
          </table:table-cell>
          <table:table-cell table:formula="of:=RIGHT([.A93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84200007" calcext:value-type="float">
            <text:p>484200007</text:p>
          </table:table-cell>
          <table:table-cell table:formula="of:=LEN([.A936])" office:value-type="float" office:value="9" calcext:value-type="float">
            <text:p>9</text:p>
          </table:table-cell>
          <table:table-cell table:formula="of:=RIGHT([.A93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85964399" calcext:value-type="float">
            <text:p>485964399</text:p>
          </table:table-cell>
          <table:table-cell table:formula="of:=LEN([.A937])" office:value-type="float" office:value="9" calcext:value-type="float">
            <text:p>9</text:p>
          </table:table-cell>
          <table:table-cell table:formula="of:=RIGHT([.A93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86078120" calcext:value-type="float">
            <text:p>486078120</text:p>
          </table:table-cell>
          <table:table-cell table:formula="of:=LEN([.A938])" office:value-type="float" office:value="9" calcext:value-type="float">
            <text:p>9</text:p>
          </table:table-cell>
          <table:table-cell table:formula="of:=RIGHT([.A93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86271666" calcext:value-type="float">
            <text:p>486271666</text:p>
          </table:table-cell>
          <table:table-cell table:formula="of:=LEN([.A939])" office:value-type="float" office:value="9" calcext:value-type="float">
            <text:p>9</text:p>
          </table:table-cell>
          <table:table-cell table:formula="of:=RIGHT([.A93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86952431" calcext:value-type="float">
            <text:p>486952431</text:p>
          </table:table-cell>
          <table:table-cell table:formula="of:=LEN([.A940])" office:value-type="float" office:value="9" calcext:value-type="float">
            <text:p>9</text:p>
          </table:table-cell>
          <table:table-cell table:formula="of:=RIGHT([.A94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87531997" calcext:value-type="float">
            <text:p>487531997</text:p>
          </table:table-cell>
          <table:table-cell table:formula="of:=LEN([.A941])" office:value-type="float" office:value="9" calcext:value-type="float">
            <text:p>9</text:p>
          </table:table-cell>
          <table:table-cell table:formula="of:=RIGHT([.A94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88187390" calcext:value-type="float">
            <text:p>488187390</text:p>
          </table:table-cell>
          <table:table-cell table:formula="of:=LEN([.A942])" office:value-type="float" office:value="9" calcext:value-type="float">
            <text:p>9</text:p>
          </table:table-cell>
          <table:table-cell table:formula="of:=RIGHT([.A94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89918990" calcext:value-type="float">
            <text:p>489918990</text:p>
          </table:table-cell>
          <table:table-cell table:formula="of:=LEN([.A943])" office:value-type="float" office:value="9" calcext:value-type="float">
            <text:p>9</text:p>
          </table:table-cell>
          <table:table-cell table:formula="of:=RIGHT([.A94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90009802" calcext:value-type="float">
            <text:p>490009802</text:p>
          </table:table-cell>
          <table:table-cell table:formula="of:=LEN([.A944])" office:value-type="float" office:value="9" calcext:value-type="float">
            <text:p>9</text:p>
          </table:table-cell>
          <table:table-cell table:formula="of:=RIGHT([.A94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91539522" calcext:value-type="float">
            <text:p>491539522</text:p>
          </table:table-cell>
          <table:table-cell table:formula="of:=LEN([.A945])" office:value-type="float" office:value="9" calcext:value-type="float">
            <text:p>9</text:p>
          </table:table-cell>
          <table:table-cell table:formula="of:=RIGHT([.A94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91625130" calcext:value-type="float">
            <text:p>491625130</text:p>
          </table:table-cell>
          <table:table-cell table:formula="of:=LEN([.A946])" office:value-type="float" office:value="9" calcext:value-type="float">
            <text:p>9</text:p>
          </table:table-cell>
          <table:table-cell table:formula="of:=RIGHT([.A94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491802081" calcext:value-type="float">
            <text:p>491802081</text:p>
          </table:table-cell>
          <table:table-cell table:formula="of:=LEN([.A947])" office:value-type="float" office:value="9" calcext:value-type="float">
            <text:p>9</text:p>
          </table:table-cell>
          <table:table-cell table:formula="of:=RIGHT([.A94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92185223" calcext:value-type="float">
            <text:p>492185223</text:p>
          </table:table-cell>
          <table:table-cell table:formula="of:=LEN([.A948])" office:value-type="float" office:value="9" calcext:value-type="float">
            <text:p>9</text:p>
          </table:table-cell>
          <table:table-cell table:formula="of:=RIGHT([.A94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92360678" calcext:value-type="float">
            <text:p>492360678</text:p>
          </table:table-cell>
          <table:table-cell table:formula="of:=LEN([.A949])" office:value-type="float" office:value="9" calcext:value-type="float">
            <text:p>9</text:p>
          </table:table-cell>
          <table:table-cell table:formula="of:=RIGHT([.A94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92572255" calcext:value-type="float">
            <text:p>492572255</text:p>
          </table:table-cell>
          <table:table-cell table:formula="of:=LEN([.A950])" office:value-type="float" office:value="9" calcext:value-type="float">
            <text:p>9</text:p>
          </table:table-cell>
          <table:table-cell table:formula="of:=RIGHT([.A95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93260514" calcext:value-type="float">
            <text:p>493260514</text:p>
          </table:table-cell>
          <table:table-cell table:formula="of:=LEN([.A951])" office:value-type="float" office:value="9" calcext:value-type="float">
            <text:p>9</text:p>
          </table:table-cell>
          <table:table-cell table:formula="of:=RIGHT([.A95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93281487" calcext:value-type="float">
            <text:p>493281487</text:p>
          </table:table-cell>
          <table:table-cell table:formula="of:=LEN([.A952])" office:value-type="float" office:value="9" calcext:value-type="float">
            <text:p>9</text:p>
          </table:table-cell>
          <table:table-cell table:formula="of:=RIGHT([.A95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93398429" calcext:value-type="float">
            <text:p>493398429</text:p>
          </table:table-cell>
          <table:table-cell table:formula="of:=LEN([.A953])" office:value-type="float" office:value="9" calcext:value-type="float">
            <text:p>9</text:p>
          </table:table-cell>
          <table:table-cell table:formula="of:=RIGHT([.A95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93666172" calcext:value-type="float">
            <text:p>493666172</text:p>
          </table:table-cell>
          <table:table-cell table:formula="of:=LEN([.A954])" office:value-type="float" office:value="9" calcext:value-type="float">
            <text:p>9</text:p>
          </table:table-cell>
          <table:table-cell table:formula="of:=RIGHT([.A95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494409997" calcext:value-type="float">
            <text:p>494409997</text:p>
          </table:table-cell>
          <table:table-cell table:formula="of:=LEN([.A955])" office:value-type="float" office:value="9" calcext:value-type="float">
            <text:p>9</text:p>
          </table:table-cell>
          <table:table-cell table:formula="of:=RIGHT([.A95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495166488" calcext:value-type="float">
            <text:p>495166488</text:p>
          </table:table-cell>
          <table:table-cell table:formula="of:=LEN([.A956])" office:value-type="float" office:value="9" calcext:value-type="float">
            <text:p>9</text:p>
          </table:table-cell>
          <table:table-cell table:formula="of:=RIGHT([.A95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495820186" calcext:value-type="float">
            <text:p>495820186</text:p>
          </table:table-cell>
          <table:table-cell table:formula="of:=LEN([.A957])" office:value-type="float" office:value="9" calcext:value-type="float">
            <text:p>9</text:p>
          </table:table-cell>
          <table:table-cell table:formula="of:=RIGHT([.A95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496169419" calcext:value-type="float">
            <text:p>496169419</text:p>
          </table:table-cell>
          <table:table-cell table:formula="of:=LEN([.A958])" office:value-type="float" office:value="9" calcext:value-type="float">
            <text:p>9</text:p>
          </table:table-cell>
          <table:table-cell table:formula="of:=RIGHT([.A95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96602404" calcext:value-type="float">
            <text:p>496602404</text:p>
          </table:table-cell>
          <table:table-cell table:formula="of:=LEN([.A959])" office:value-type="float" office:value="9" calcext:value-type="float">
            <text:p>9</text:p>
          </table:table-cell>
          <table:table-cell table:formula="of:=RIGHT([.A95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496782073" calcext:value-type="float">
            <text:p>496782073</text:p>
          </table:table-cell>
          <table:table-cell table:formula="of:=LEN([.A960])" office:value-type="float" office:value="9" calcext:value-type="float">
            <text:p>9</text:p>
          </table:table-cell>
          <table:table-cell table:formula="of:=RIGHT([.A96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496910511" calcext:value-type="float">
            <text:p>496910511</text:p>
          </table:table-cell>
          <table:table-cell table:formula="of:=LEN([.A961])" office:value-type="float" office:value="9" calcext:value-type="float">
            <text:p>9</text:p>
          </table:table-cell>
          <table:table-cell table:formula="of:=RIGHT([.A96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497289535" calcext:value-type="float">
            <text:p>497289535</text:p>
          </table:table-cell>
          <table:table-cell table:formula="of:=LEN([.A962])" office:value-type="float" office:value="9" calcext:value-type="float">
            <text:p>9</text:p>
          </table:table-cell>
          <table:table-cell table:formula="of:=RIGHT([.A96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98665745" calcext:value-type="float">
            <text:p>498665745</text:p>
          </table:table-cell>
          <table:table-cell table:formula="of:=LEN([.A963])" office:value-type="float" office:value="9" calcext:value-type="float">
            <text:p>9</text:p>
          </table:table-cell>
          <table:table-cell table:formula="of:=RIGHT([.A96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499288339" calcext:value-type="float">
            <text:p>499288339</text:p>
          </table:table-cell>
          <table:table-cell table:formula="of:=LEN([.A964])" office:value-type="float" office:value="9" calcext:value-type="float">
            <text:p>9</text:p>
          </table:table-cell>
          <table:table-cell table:formula="of:=RIGHT([.A96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499378268" calcext:value-type="float">
            <text:p>499378268</text:p>
          </table:table-cell>
          <table:table-cell table:formula="of:=LEN([.A965])" office:value-type="float" office:value="9" calcext:value-type="float">
            <text:p>9</text:p>
          </table:table-cell>
          <table:table-cell table:formula="of:=RIGHT([.A96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00136444" calcext:value-type="float">
            <text:p>500136444</text:p>
          </table:table-cell>
          <table:table-cell table:formula="of:=LEN([.A966])" office:value-type="float" office:value="9" calcext:value-type="float">
            <text:p>9</text:p>
          </table:table-cell>
          <table:table-cell table:formula="of:=RIGHT([.A96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01205651" calcext:value-type="float">
            <text:p>501205651</text:p>
          </table:table-cell>
          <table:table-cell table:formula="of:=LEN([.A967])" office:value-type="float" office:value="9" calcext:value-type="float">
            <text:p>9</text:p>
          </table:table-cell>
          <table:table-cell table:formula="of:=RIGHT([.A96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01296993" calcext:value-type="float">
            <text:p>501296993</text:p>
          </table:table-cell>
          <table:table-cell table:formula="of:=LEN([.A968])" office:value-type="float" office:value="9" calcext:value-type="float">
            <text:p>9</text:p>
          </table:table-cell>
          <table:table-cell table:formula="of:=RIGHT([.A96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02742215" calcext:value-type="float">
            <text:p>502742215</text:p>
          </table:table-cell>
          <table:table-cell table:formula="of:=LEN([.A969])" office:value-type="float" office:value="9" calcext:value-type="float">
            <text:p>9</text:p>
          </table:table-cell>
          <table:table-cell table:formula="of:=RIGHT([.A96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02831767" calcext:value-type="float">
            <text:p>502831767</text:p>
          </table:table-cell>
          <table:table-cell table:formula="of:=LEN([.A970])" office:value-type="float" office:value="9" calcext:value-type="float">
            <text:p>9</text:p>
          </table:table-cell>
          <table:table-cell table:formula="of:=RIGHT([.A97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03316236" calcext:value-type="float">
            <text:p>503316236</text:p>
          </table:table-cell>
          <table:table-cell table:formula="of:=LEN([.A971])" office:value-type="float" office:value="9" calcext:value-type="float">
            <text:p>9</text:p>
          </table:table-cell>
          <table:table-cell table:formula="of:=RIGHT([.A97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03875984" calcext:value-type="float">
            <text:p>503875984</text:p>
          </table:table-cell>
          <table:table-cell table:formula="of:=LEN([.A972])" office:value-type="float" office:value="9" calcext:value-type="float">
            <text:p>9</text:p>
          </table:table-cell>
          <table:table-cell table:formula="of:=RIGHT([.A97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04035529" calcext:value-type="float">
            <text:p>504035529</text:p>
          </table:table-cell>
          <table:table-cell table:formula="of:=LEN([.A973])" office:value-type="float" office:value="9" calcext:value-type="float">
            <text:p>9</text:p>
          </table:table-cell>
          <table:table-cell table:formula="of:=RIGHT([.A97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04563719" calcext:value-type="float">
            <text:p>504563719</text:p>
          </table:table-cell>
          <table:table-cell table:formula="of:=LEN([.A974])" office:value-type="float" office:value="9" calcext:value-type="float">
            <text:p>9</text:p>
          </table:table-cell>
          <table:table-cell table:formula="of:=RIGHT([.A97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05198118" calcext:value-type="float">
            <text:p>505198118</text:p>
          </table:table-cell>
          <table:table-cell table:formula="of:=LEN([.A975])" office:value-type="float" office:value="9" calcext:value-type="float">
            <text:p>9</text:p>
          </table:table-cell>
          <table:table-cell table:formula="of:=RIGHT([.A97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05675524" calcext:value-type="float">
            <text:p>505675524</text:p>
          </table:table-cell>
          <table:table-cell table:formula="of:=LEN([.A976])" office:value-type="float" office:value="9" calcext:value-type="float">
            <text:p>9</text:p>
          </table:table-cell>
          <table:table-cell table:formula="of:=RIGHT([.A97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05832627" calcext:value-type="float">
            <text:p>505832627</text:p>
          </table:table-cell>
          <table:table-cell table:formula="of:=LEN([.A977])" office:value-type="float" office:value="9" calcext:value-type="float">
            <text:p>9</text:p>
          </table:table-cell>
          <table:table-cell table:formula="of:=RIGHT([.A97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05929293" calcext:value-type="float">
            <text:p>505929293</text:p>
          </table:table-cell>
          <table:table-cell table:formula="of:=LEN([.A978])" office:value-type="float" office:value="9" calcext:value-type="float">
            <text:p>9</text:p>
          </table:table-cell>
          <table:table-cell table:formula="of:=RIGHT([.A97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06390539" calcext:value-type="float">
            <text:p>506390539</text:p>
          </table:table-cell>
          <table:table-cell table:formula="of:=LEN([.A979])" office:value-type="float" office:value="9" calcext:value-type="float">
            <text:p>9</text:p>
          </table:table-cell>
          <table:table-cell table:formula="of:=RIGHT([.A97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06707523" calcext:value-type="float">
            <text:p>506707523</text:p>
          </table:table-cell>
          <table:table-cell table:formula="of:=LEN([.A980])" office:value-type="float" office:value="9" calcext:value-type="float">
            <text:p>9</text:p>
          </table:table-cell>
          <table:table-cell table:formula="of:=RIGHT([.A98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07051645" calcext:value-type="float">
            <text:p>507051645</text:p>
          </table:table-cell>
          <table:table-cell table:formula="of:=LEN([.A981])" office:value-type="float" office:value="9" calcext:value-type="float">
            <text:p>9</text:p>
          </table:table-cell>
          <table:table-cell table:formula="of:=RIGHT([.A98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07834220" calcext:value-type="float">
            <text:p>507834220</text:p>
          </table:table-cell>
          <table:table-cell table:formula="of:=LEN([.A982])" office:value-type="float" office:value="9" calcext:value-type="float">
            <text:p>9</text:p>
          </table:table-cell>
          <table:table-cell table:formula="of:=RIGHT([.A98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08620410" calcext:value-type="float">
            <text:p>508620410</text:p>
          </table:table-cell>
          <table:table-cell table:formula="of:=LEN([.A983])" office:value-type="float" office:value="9" calcext:value-type="float">
            <text:p>9</text:p>
          </table:table-cell>
          <table:table-cell table:formula="of:=RIGHT([.A98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10029326" calcext:value-type="float">
            <text:p>510029326</text:p>
          </table:table-cell>
          <table:table-cell table:formula="of:=LEN([.A984])" office:value-type="float" office:value="9" calcext:value-type="float">
            <text:p>9</text:p>
          </table:table-cell>
          <table:table-cell table:formula="of:=RIGHT([.A98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10283589" calcext:value-type="float">
            <text:p>510283589</text:p>
          </table:table-cell>
          <table:table-cell table:formula="of:=LEN([.A985])" office:value-type="float" office:value="9" calcext:value-type="float">
            <text:p>9</text:p>
          </table:table-cell>
          <table:table-cell table:formula="of:=RIGHT([.A98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10827183" calcext:value-type="float">
            <text:p>510827183</text:p>
          </table:table-cell>
          <table:table-cell table:formula="of:=LEN([.A986])" office:value-type="float" office:value="9" calcext:value-type="float">
            <text:p>9</text:p>
          </table:table-cell>
          <table:table-cell table:formula="of:=RIGHT([.A98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11139651" calcext:value-type="float">
            <text:p>511139651</text:p>
          </table:table-cell>
          <table:table-cell table:formula="of:=LEN([.A987])" office:value-type="float" office:value="9" calcext:value-type="float">
            <text:p>9</text:p>
          </table:table-cell>
          <table:table-cell table:formula="of:=RIGHT([.A98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11326391" calcext:value-type="float">
            <text:p>511326391</text:p>
          </table:table-cell>
          <table:table-cell table:formula="of:=LEN([.A988])" office:value-type="float" office:value="9" calcext:value-type="float">
            <text:p>9</text:p>
          </table:table-cell>
          <table:table-cell table:formula="of:=RIGHT([.A98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12073681" calcext:value-type="float">
            <text:p>512073681</text:p>
          </table:table-cell>
          <table:table-cell table:formula="of:=LEN([.A989])" office:value-type="float" office:value="9" calcext:value-type="float">
            <text:p>9</text:p>
          </table:table-cell>
          <table:table-cell table:formula="of:=RIGHT([.A98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13000330" calcext:value-type="float">
            <text:p>513000330</text:p>
          </table:table-cell>
          <table:table-cell table:formula="of:=LEN([.A990])" office:value-type="float" office:value="9" calcext:value-type="float">
            <text:p>9</text:p>
          </table:table-cell>
          <table:table-cell table:formula="of:=RIGHT([.A99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14298424" calcext:value-type="float">
            <text:p>514298424</text:p>
          </table:table-cell>
          <table:table-cell table:formula="of:=LEN([.A991])" office:value-type="float" office:value="9" calcext:value-type="float">
            <text:p>9</text:p>
          </table:table-cell>
          <table:table-cell table:formula="of:=RIGHT([.A99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14444157" calcext:value-type="float">
            <text:p>514444157</text:p>
          </table:table-cell>
          <table:table-cell table:formula="of:=LEN([.A992])" office:value-type="float" office:value="9" calcext:value-type="float">
            <text:p>9</text:p>
          </table:table-cell>
          <table:table-cell table:formula="of:=RIGHT([.A99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15300342" calcext:value-type="float">
            <text:p>515300342</text:p>
          </table:table-cell>
          <table:table-cell table:formula="of:=LEN([.A993])" office:value-type="float" office:value="9" calcext:value-type="float">
            <text:p>9</text:p>
          </table:table-cell>
          <table:table-cell table:formula="of:=RIGHT([.A99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15381153" calcext:value-type="float">
            <text:p>515381153</text:p>
          </table:table-cell>
          <table:table-cell table:formula="of:=LEN([.A994])" office:value-type="float" office:value="9" calcext:value-type="float">
            <text:p>9</text:p>
          </table:table-cell>
          <table:table-cell table:formula="of:=RIGHT([.A99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15725802" calcext:value-type="float">
            <text:p>515725802</text:p>
          </table:table-cell>
          <table:table-cell table:formula="of:=LEN([.A995])" office:value-type="float" office:value="9" calcext:value-type="float">
            <text:p>9</text:p>
          </table:table-cell>
          <table:table-cell table:formula="of:=RIGHT([.A99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16094249" calcext:value-type="float">
            <text:p>516094249</text:p>
          </table:table-cell>
          <table:table-cell table:formula="of:=LEN([.A996])" office:value-type="float" office:value="9" calcext:value-type="float">
            <text:p>9</text:p>
          </table:table-cell>
          <table:table-cell table:formula="of:=RIGHT([.A99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17265665" calcext:value-type="float">
            <text:p>517265665</text:p>
          </table:table-cell>
          <table:table-cell table:formula="of:=LEN([.A997])" office:value-type="float" office:value="9" calcext:value-type="float">
            <text:p>9</text:p>
          </table:table-cell>
          <table:table-cell table:formula="of:=RIGHT([.A99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17756179" calcext:value-type="float">
            <text:p>517756179</text:p>
          </table:table-cell>
          <table:table-cell table:formula="of:=LEN([.A998])" office:value-type="float" office:value="9" calcext:value-type="float">
            <text:p>9</text:p>
          </table:table-cell>
          <table:table-cell table:formula="of:=RIGHT([.A99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17985752" calcext:value-type="float">
            <text:p>517985752</text:p>
          </table:table-cell>
          <table:table-cell table:formula="of:=LEN([.A999])" office:value-type="float" office:value="9" calcext:value-type="float">
            <text:p>9</text:p>
          </table:table-cell>
          <table:table-cell table:formula="of:=RIGHT([.A99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18477616" calcext:value-type="float">
            <text:p>518477616</text:p>
          </table:table-cell>
          <table:table-cell table:formula="of:=LEN([.A1000])" office:value-type="float" office:value="9" calcext:value-type="float">
            <text:p>9</text:p>
          </table:table-cell>
          <table:table-cell table:formula="of:=RIGHT([.A100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18901733" calcext:value-type="float">
            <text:p>518901733</text:p>
          </table:table-cell>
          <table:table-cell table:formula="of:=LEN([.A1001])" office:value-type="float" office:value="9" calcext:value-type="float">
            <text:p>9</text:p>
          </table:table-cell>
          <table:table-cell table:formula="of:=RIGHT([.A100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19540621" calcext:value-type="float">
            <text:p>519540621</text:p>
          </table:table-cell>
          <table:table-cell table:formula="of:=LEN([.A1002])" office:value-type="float" office:value="9" calcext:value-type="float">
            <text:p>9</text:p>
          </table:table-cell>
          <table:table-cell table:formula="of:=RIGHT([.A100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20312475" calcext:value-type="float">
            <text:p>520312475</text:p>
          </table:table-cell>
          <table:table-cell table:formula="of:=LEN([.A1003])" office:value-type="float" office:value="9" calcext:value-type="float">
            <text:p>9</text:p>
          </table:table-cell>
          <table:table-cell table:formula="of:=RIGHT([.A100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20853513" calcext:value-type="float">
            <text:p>520853513</text:p>
          </table:table-cell>
          <table:table-cell table:formula="of:=LEN([.A1004])" office:value-type="float" office:value="9" calcext:value-type="float">
            <text:p>9</text:p>
          </table:table-cell>
          <table:table-cell table:formula="of:=RIGHT([.A100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21545232" calcext:value-type="float">
            <text:p>521545232</text:p>
          </table:table-cell>
          <table:table-cell table:formula="of:=LEN([.A1005])" office:value-type="float" office:value="9" calcext:value-type="float">
            <text:p>9</text:p>
          </table:table-cell>
          <table:table-cell table:formula="of:=RIGHT([.A100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21586401" calcext:value-type="float">
            <text:p>521586401</text:p>
          </table:table-cell>
          <table:table-cell table:formula="of:=LEN([.A1006])" office:value-type="float" office:value="9" calcext:value-type="float">
            <text:p>9</text:p>
          </table:table-cell>
          <table:table-cell table:formula="of:=RIGHT([.A100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22240036" calcext:value-type="float">
            <text:p>522240036</text:p>
          </table:table-cell>
          <table:table-cell table:formula="of:=LEN([.A1007])" office:value-type="float" office:value="9" calcext:value-type="float">
            <text:p>9</text:p>
          </table:table-cell>
          <table:table-cell table:formula="of:=RIGHT([.A100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23782975" calcext:value-type="float">
            <text:p>523782975</text:p>
          </table:table-cell>
          <table:table-cell table:formula="of:=LEN([.A1008])" office:value-type="float" office:value="9" calcext:value-type="float">
            <text:p>9</text:p>
          </table:table-cell>
          <table:table-cell table:formula="of:=RIGHT([.A100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24186518" calcext:value-type="float">
            <text:p>524186518</text:p>
          </table:table-cell>
          <table:table-cell table:formula="of:=LEN([.A1009])" office:value-type="float" office:value="9" calcext:value-type="float">
            <text:p>9</text:p>
          </table:table-cell>
          <table:table-cell table:formula="of:=RIGHT([.A100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24209314" calcext:value-type="float">
            <text:p>524209314</text:p>
          </table:table-cell>
          <table:table-cell table:formula="of:=LEN([.A1010])" office:value-type="float" office:value="9" calcext:value-type="float">
            <text:p>9</text:p>
          </table:table-cell>
          <table:table-cell table:formula="of:=RIGHT([.A101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25330048" calcext:value-type="float">
            <text:p>525330048</text:p>
          </table:table-cell>
          <table:table-cell table:formula="of:=LEN([.A1011])" office:value-type="float" office:value="9" calcext:value-type="float">
            <text:p>9</text:p>
          </table:table-cell>
          <table:table-cell table:formula="of:=RIGHT([.A101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25532431" calcext:value-type="float">
            <text:p>525532431</text:p>
          </table:table-cell>
          <table:table-cell table:formula="of:=LEN([.A1012])" office:value-type="float" office:value="9" calcext:value-type="float">
            <text:p>9</text:p>
          </table:table-cell>
          <table:table-cell table:formula="of:=RIGHT([.A101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26412689" calcext:value-type="float">
            <text:p>526412689</text:p>
          </table:table-cell>
          <table:table-cell table:formula="of:=LEN([.A1013])" office:value-type="float" office:value="9" calcext:value-type="float">
            <text:p>9</text:p>
          </table:table-cell>
          <table:table-cell table:formula="of:=RIGHT([.A101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27302940" calcext:value-type="float">
            <text:p>527302940</text:p>
          </table:table-cell>
          <table:table-cell table:formula="of:=LEN([.A1014])" office:value-type="float" office:value="9" calcext:value-type="float">
            <text:p>9</text:p>
          </table:table-cell>
          <table:table-cell table:formula="of:=RIGHT([.A101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27686690" calcext:value-type="float">
            <text:p>527686690</text:p>
          </table:table-cell>
          <table:table-cell table:formula="of:=LEN([.A1015])" office:value-type="float" office:value="9" calcext:value-type="float">
            <text:p>9</text:p>
          </table:table-cell>
          <table:table-cell table:formula="of:=RIGHT([.A101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27914404" calcext:value-type="float">
            <text:p>527914404</text:p>
          </table:table-cell>
          <table:table-cell table:formula="of:=LEN([.A1016])" office:value-type="float" office:value="9" calcext:value-type="float">
            <text:p>9</text:p>
          </table:table-cell>
          <table:table-cell table:formula="of:=RIGHT([.A101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28460010" calcext:value-type="float">
            <text:p>528460010</text:p>
          </table:table-cell>
          <table:table-cell table:formula="of:=LEN([.A1017])" office:value-type="float" office:value="9" calcext:value-type="float">
            <text:p>9</text:p>
          </table:table-cell>
          <table:table-cell table:formula="of:=RIGHT([.A101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28554925" calcext:value-type="float">
            <text:p>528554925</text:p>
          </table:table-cell>
          <table:table-cell table:formula="of:=LEN([.A1018])" office:value-type="float" office:value="9" calcext:value-type="float">
            <text:p>9</text:p>
          </table:table-cell>
          <table:table-cell table:formula="of:=RIGHT([.A101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28639895" calcext:value-type="float">
            <text:p>528639895</text:p>
          </table:table-cell>
          <table:table-cell table:formula="of:=LEN([.A1019])" office:value-type="float" office:value="9" calcext:value-type="float">
            <text:p>9</text:p>
          </table:table-cell>
          <table:table-cell table:formula="of:=RIGHT([.A101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29058556" calcext:value-type="float">
            <text:p>529058556</text:p>
          </table:table-cell>
          <table:table-cell table:formula="of:=LEN([.A1020])" office:value-type="float" office:value="9" calcext:value-type="float">
            <text:p>9</text:p>
          </table:table-cell>
          <table:table-cell table:formula="of:=RIGHT([.A102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30698662" calcext:value-type="float">
            <text:p>530698662</text:p>
          </table:table-cell>
          <table:table-cell table:formula="of:=LEN([.A1021])" office:value-type="float" office:value="9" calcext:value-type="float">
            <text:p>9</text:p>
          </table:table-cell>
          <table:table-cell table:formula="of:=RIGHT([.A102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30794437" calcext:value-type="float">
            <text:p>530794437</text:p>
          </table:table-cell>
          <table:table-cell table:formula="of:=LEN([.A1022])" office:value-type="float" office:value="9" calcext:value-type="float">
            <text:p>9</text:p>
          </table:table-cell>
          <table:table-cell table:formula="of:=RIGHT([.A102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31302973" calcext:value-type="float">
            <text:p>531302973</text:p>
          </table:table-cell>
          <table:table-cell table:formula="of:=LEN([.A1023])" office:value-type="float" office:value="9" calcext:value-type="float">
            <text:p>9</text:p>
          </table:table-cell>
          <table:table-cell table:formula="of:=RIGHT([.A102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31547301" calcext:value-type="float">
            <text:p>531547301</text:p>
          </table:table-cell>
          <table:table-cell table:formula="of:=LEN([.A1024])" office:value-type="float" office:value="9" calcext:value-type="float">
            <text:p>9</text:p>
          </table:table-cell>
          <table:table-cell table:formula="of:=RIGHT([.A102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31793625" calcext:value-type="float">
            <text:p>531793625</text:p>
          </table:table-cell>
          <table:table-cell table:formula="of:=LEN([.A1025])" office:value-type="float" office:value="9" calcext:value-type="float">
            <text:p>9</text:p>
          </table:table-cell>
          <table:table-cell table:formula="of:=RIGHT([.A102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32200975" calcext:value-type="float">
            <text:p>532200975</text:p>
          </table:table-cell>
          <table:table-cell table:formula="of:=LEN([.A1026])" office:value-type="float" office:value="9" calcext:value-type="float">
            <text:p>9</text:p>
          </table:table-cell>
          <table:table-cell table:formula="of:=RIGHT([.A102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32923576" calcext:value-type="float">
            <text:p>532923576</text:p>
          </table:table-cell>
          <table:table-cell table:formula="of:=LEN([.A1027])" office:value-type="float" office:value="9" calcext:value-type="float">
            <text:p>9</text:p>
          </table:table-cell>
          <table:table-cell table:formula="of:=RIGHT([.A102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32965152" calcext:value-type="float">
            <text:p>532965152</text:p>
          </table:table-cell>
          <table:table-cell table:formula="of:=LEN([.A1028])" office:value-type="float" office:value="9" calcext:value-type="float">
            <text:p>9</text:p>
          </table:table-cell>
          <table:table-cell table:formula="of:=RIGHT([.A102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33803256" calcext:value-type="float">
            <text:p>533803256</text:p>
          </table:table-cell>
          <table:table-cell table:formula="of:=LEN([.A1029])" office:value-type="float" office:value="9" calcext:value-type="float">
            <text:p>9</text:p>
          </table:table-cell>
          <table:table-cell table:formula="of:=RIGHT([.A102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34212210" calcext:value-type="float">
            <text:p>534212210</text:p>
          </table:table-cell>
          <table:table-cell table:formula="of:=LEN([.A1030])" office:value-type="float" office:value="9" calcext:value-type="float">
            <text:p>9</text:p>
          </table:table-cell>
          <table:table-cell table:formula="of:=RIGHT([.A103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34681299" calcext:value-type="float">
            <text:p>534681299</text:p>
          </table:table-cell>
          <table:table-cell table:formula="of:=LEN([.A1031])" office:value-type="float" office:value="9" calcext:value-type="float">
            <text:p>9</text:p>
          </table:table-cell>
          <table:table-cell table:formula="of:=RIGHT([.A103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35042369" calcext:value-type="float">
            <text:p>535042369</text:p>
          </table:table-cell>
          <table:table-cell table:formula="of:=LEN([.A1032])" office:value-type="float" office:value="9" calcext:value-type="float">
            <text:p>9</text:p>
          </table:table-cell>
          <table:table-cell table:formula="of:=RIGHT([.A103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35134279" calcext:value-type="float">
            <text:p>535134279</text:p>
          </table:table-cell>
          <table:table-cell table:formula="of:=LEN([.A1033])" office:value-type="float" office:value="9" calcext:value-type="float">
            <text:p>9</text:p>
          </table:table-cell>
          <table:table-cell table:formula="of:=RIGHT([.A103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35565814" calcext:value-type="float">
            <text:p>535565814</text:p>
          </table:table-cell>
          <table:table-cell table:formula="of:=LEN([.A1034])" office:value-type="float" office:value="9" calcext:value-type="float">
            <text:p>9</text:p>
          </table:table-cell>
          <table:table-cell table:formula="of:=RIGHT([.A103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35873872" calcext:value-type="float">
            <text:p>535873872</text:p>
          </table:table-cell>
          <table:table-cell table:formula="of:=LEN([.A1035])" office:value-type="float" office:value="9" calcext:value-type="float">
            <text:p>9</text:p>
          </table:table-cell>
          <table:table-cell table:formula="of:=RIGHT([.A103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36130940" calcext:value-type="float">
            <text:p>536130940</text:p>
          </table:table-cell>
          <table:table-cell table:formula="of:=LEN([.A1036])" office:value-type="float" office:value="9" calcext:value-type="float">
            <text:p>9</text:p>
          </table:table-cell>
          <table:table-cell table:formula="of:=RIGHT([.A103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36343833" calcext:value-type="float">
            <text:p>536343833</text:p>
          </table:table-cell>
          <table:table-cell table:formula="of:=LEN([.A1037])" office:value-type="float" office:value="9" calcext:value-type="float">
            <text:p>9</text:p>
          </table:table-cell>
          <table:table-cell table:formula="of:=RIGHT([.A103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36652644" calcext:value-type="float">
            <text:p>536652644</text:p>
          </table:table-cell>
          <table:table-cell table:formula="of:=LEN([.A1038])" office:value-type="float" office:value="9" calcext:value-type="float">
            <text:p>9</text:p>
          </table:table-cell>
          <table:table-cell table:formula="of:=RIGHT([.A103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36690885" calcext:value-type="float">
            <text:p>536690885</text:p>
          </table:table-cell>
          <table:table-cell table:formula="of:=LEN([.A1039])" office:value-type="float" office:value="9" calcext:value-type="float">
            <text:p>9</text:p>
          </table:table-cell>
          <table:table-cell table:formula="of:=RIGHT([.A103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37865043" calcext:value-type="float">
            <text:p>537865043</text:p>
          </table:table-cell>
          <table:table-cell table:formula="of:=LEN([.A1040])" office:value-type="float" office:value="9" calcext:value-type="float">
            <text:p>9</text:p>
          </table:table-cell>
          <table:table-cell table:formula="of:=RIGHT([.A104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38619810" calcext:value-type="float">
            <text:p>538619810</text:p>
          </table:table-cell>
          <table:table-cell table:formula="of:=LEN([.A1041])" office:value-type="float" office:value="9" calcext:value-type="float">
            <text:p>9</text:p>
          </table:table-cell>
          <table:table-cell table:formula="of:=RIGHT([.A104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38713284" calcext:value-type="float">
            <text:p>538713284</text:p>
          </table:table-cell>
          <table:table-cell table:formula="of:=LEN([.A1042])" office:value-type="float" office:value="9" calcext:value-type="float">
            <text:p>9</text:p>
          </table:table-cell>
          <table:table-cell table:formula="of:=RIGHT([.A104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39190712" calcext:value-type="float">
            <text:p>539190712</text:p>
          </table:table-cell>
          <table:table-cell table:formula="of:=LEN([.A1043])" office:value-type="float" office:value="9" calcext:value-type="float">
            <text:p>9</text:p>
          </table:table-cell>
          <table:table-cell table:formula="of:=RIGHT([.A104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39347279" calcext:value-type="float">
            <text:p>539347279</text:p>
          </table:table-cell>
          <table:table-cell table:formula="of:=LEN([.A1044])" office:value-type="float" office:value="9" calcext:value-type="float">
            <text:p>9</text:p>
          </table:table-cell>
          <table:table-cell table:formula="of:=RIGHT([.A104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39856432" calcext:value-type="float">
            <text:p>539856432</text:p>
          </table:table-cell>
          <table:table-cell table:formula="of:=LEN([.A1045])" office:value-type="float" office:value="9" calcext:value-type="float">
            <text:p>9</text:p>
          </table:table-cell>
          <table:table-cell table:formula="of:=RIGHT([.A104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1503152" calcext:value-type="float">
            <text:p>541503152</text:p>
          </table:table-cell>
          <table:table-cell table:formula="of:=LEN([.A1046])" office:value-type="float" office:value="9" calcext:value-type="float">
            <text:p>9</text:p>
          </table:table-cell>
          <table:table-cell table:formula="of:=RIGHT([.A104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2368408" calcext:value-type="float">
            <text:p>542368408</text:p>
          </table:table-cell>
          <table:table-cell table:formula="of:=LEN([.A1047])" office:value-type="float" office:value="9" calcext:value-type="float">
            <text:p>9</text:p>
          </table:table-cell>
          <table:table-cell table:formula="of:=RIGHT([.A104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42719172" calcext:value-type="float">
            <text:p>542719172</text:p>
          </table:table-cell>
          <table:table-cell table:formula="of:=LEN([.A1048])" office:value-type="float" office:value="9" calcext:value-type="float">
            <text:p>9</text:p>
          </table:table-cell>
          <table:table-cell table:formula="of:=RIGHT([.A104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3390516" calcext:value-type="float">
            <text:p>543390516</text:p>
          </table:table-cell>
          <table:table-cell table:formula="of:=LEN([.A1049])" office:value-type="float" office:value="9" calcext:value-type="float">
            <text:p>9</text:p>
          </table:table-cell>
          <table:table-cell table:formula="of:=RIGHT([.A104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43549422" calcext:value-type="float">
            <text:p>543549422</text:p>
          </table:table-cell>
          <table:table-cell table:formula="of:=LEN([.A1050])" office:value-type="float" office:value="9" calcext:value-type="float">
            <text:p>9</text:p>
          </table:table-cell>
          <table:table-cell table:formula="of:=RIGHT([.A105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3662993" calcext:value-type="float">
            <text:p>543662993</text:p>
          </table:table-cell>
          <table:table-cell table:formula="of:=LEN([.A1051])" office:value-type="float" office:value="9" calcext:value-type="float">
            <text:p>9</text:p>
          </table:table-cell>
          <table:table-cell table:formula="of:=RIGHT([.A105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43975393" calcext:value-type="float">
            <text:p>543975393</text:p>
          </table:table-cell>
          <table:table-cell table:formula="of:=LEN([.A1052])" office:value-type="float" office:value="9" calcext:value-type="float">
            <text:p>9</text:p>
          </table:table-cell>
          <table:table-cell table:formula="of:=RIGHT([.A105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44723569" calcext:value-type="float">
            <text:p>544723569</text:p>
          </table:table-cell>
          <table:table-cell table:formula="of:=LEN([.A1053])" office:value-type="float" office:value="9" calcext:value-type="float">
            <text:p>9</text:p>
          </table:table-cell>
          <table:table-cell table:formula="of:=RIGHT([.A105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45511157" calcext:value-type="float">
            <text:p>545511157</text:p>
          </table:table-cell>
          <table:table-cell table:formula="of:=LEN([.A1054])" office:value-type="float" office:value="9" calcext:value-type="float">
            <text:p>9</text:p>
          </table:table-cell>
          <table:table-cell table:formula="of:=RIGHT([.A105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45906077" calcext:value-type="float">
            <text:p>545906077</text:p>
          </table:table-cell>
          <table:table-cell table:formula="of:=LEN([.A1055])" office:value-type="float" office:value="9" calcext:value-type="float">
            <text:p>9</text:p>
          </table:table-cell>
          <table:table-cell table:formula="of:=RIGHT([.A105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45975924" calcext:value-type="float">
            <text:p>545975924</text:p>
          </table:table-cell>
          <table:table-cell table:formula="of:=LEN([.A1056])" office:value-type="float" office:value="9" calcext:value-type="float">
            <text:p>9</text:p>
          </table:table-cell>
          <table:table-cell table:formula="of:=RIGHT([.A105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47522206" calcext:value-type="float">
            <text:p>547522206</text:p>
          </table:table-cell>
          <table:table-cell table:formula="of:=LEN([.A1057])" office:value-type="float" office:value="9" calcext:value-type="float">
            <text:p>9</text:p>
          </table:table-cell>
          <table:table-cell table:formula="of:=RIGHT([.A105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47924083" calcext:value-type="float">
            <text:p>547924083</text:p>
          </table:table-cell>
          <table:table-cell table:formula="of:=LEN([.A1058])" office:value-type="float" office:value="9" calcext:value-type="float">
            <text:p>9</text:p>
          </table:table-cell>
          <table:table-cell table:formula="of:=RIGHT([.A105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48084312" calcext:value-type="float">
            <text:p>548084312</text:p>
          </table:table-cell>
          <table:table-cell table:formula="of:=LEN([.A1059])" office:value-type="float" office:value="9" calcext:value-type="float">
            <text:p>9</text:p>
          </table:table-cell>
          <table:table-cell table:formula="of:=RIGHT([.A105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8389462" calcext:value-type="float">
            <text:p>548389462</text:p>
          </table:table-cell>
          <table:table-cell table:formula="of:=LEN([.A1060])" office:value-type="float" office:value="9" calcext:value-type="float">
            <text:p>9</text:p>
          </table:table-cell>
          <table:table-cell table:formula="of:=RIGHT([.A106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8598477" calcext:value-type="float">
            <text:p>548598477</text:p>
          </table:table-cell>
          <table:table-cell table:formula="of:=LEN([.A1061])" office:value-type="float" office:value="9" calcext:value-type="float">
            <text:p>9</text:p>
          </table:table-cell>
          <table:table-cell table:formula="of:=RIGHT([.A106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49181086" calcext:value-type="float">
            <text:p>549181086</text:p>
          </table:table-cell>
          <table:table-cell table:formula="of:=LEN([.A1062])" office:value-type="float" office:value="9" calcext:value-type="float">
            <text:p>9</text:p>
          </table:table-cell>
          <table:table-cell table:formula="of:=RIGHT([.A106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49290442" calcext:value-type="float">
            <text:p>549290442</text:p>
          </table:table-cell>
          <table:table-cell table:formula="of:=LEN([.A1063])" office:value-type="float" office:value="9" calcext:value-type="float">
            <text:p>9</text:p>
          </table:table-cell>
          <table:table-cell table:formula="of:=RIGHT([.A106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9505107" calcext:value-type="float">
            <text:p>549505107</text:p>
          </table:table-cell>
          <table:table-cell table:formula="of:=LEN([.A1064])" office:value-type="float" office:value="9" calcext:value-type="float">
            <text:p>9</text:p>
          </table:table-cell>
          <table:table-cell table:formula="of:=RIGHT([.A106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49851102" calcext:value-type="float">
            <text:p>549851102</text:p>
          </table:table-cell>
          <table:table-cell table:formula="of:=LEN([.A1065])" office:value-type="float" office:value="9" calcext:value-type="float">
            <text:p>9</text:p>
          </table:table-cell>
          <table:table-cell table:formula="of:=RIGHT([.A106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49983057" calcext:value-type="float">
            <text:p>549983057</text:p>
          </table:table-cell>
          <table:table-cell table:formula="of:=LEN([.A1066])" office:value-type="float" office:value="9" calcext:value-type="float">
            <text:p>9</text:p>
          </table:table-cell>
          <table:table-cell table:formula="of:=RIGHT([.A106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50110694" calcext:value-type="float">
            <text:p>550110694</text:p>
          </table:table-cell>
          <table:table-cell table:formula="of:=LEN([.A1067])" office:value-type="float" office:value="9" calcext:value-type="float">
            <text:p>9</text:p>
          </table:table-cell>
          <table:table-cell table:formula="of:=RIGHT([.A106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51130556" calcext:value-type="float">
            <text:p>551130556</text:p>
          </table:table-cell>
          <table:table-cell table:formula="of:=LEN([.A1068])" office:value-type="float" office:value="9" calcext:value-type="float">
            <text:p>9</text:p>
          </table:table-cell>
          <table:table-cell table:formula="of:=RIGHT([.A106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51298819" calcext:value-type="float">
            <text:p>551298819</text:p>
          </table:table-cell>
          <table:table-cell table:formula="of:=LEN([.A1069])" office:value-type="float" office:value="9" calcext:value-type="float">
            <text:p>9</text:p>
          </table:table-cell>
          <table:table-cell table:formula="of:=RIGHT([.A106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51762457" calcext:value-type="float">
            <text:p>551762457</text:p>
          </table:table-cell>
          <table:table-cell table:formula="of:=LEN([.A1070])" office:value-type="float" office:value="9" calcext:value-type="float">
            <text:p>9</text:p>
          </table:table-cell>
          <table:table-cell table:formula="of:=RIGHT([.A107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52236664" calcext:value-type="float">
            <text:p>552236664</text:p>
          </table:table-cell>
          <table:table-cell table:formula="of:=LEN([.A1071])" office:value-type="float" office:value="9" calcext:value-type="float">
            <text:p>9</text:p>
          </table:table-cell>
          <table:table-cell table:formula="of:=RIGHT([.A107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52856347" calcext:value-type="float">
            <text:p>552856347</text:p>
          </table:table-cell>
          <table:table-cell table:formula="of:=LEN([.A1072])" office:value-type="float" office:value="9" calcext:value-type="float">
            <text:p>9</text:p>
          </table:table-cell>
          <table:table-cell table:formula="of:=RIGHT([.A107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54757654" calcext:value-type="float">
            <text:p>554757654</text:p>
          </table:table-cell>
          <table:table-cell table:formula="of:=LEN([.A1073])" office:value-type="float" office:value="9" calcext:value-type="float">
            <text:p>9</text:p>
          </table:table-cell>
          <table:table-cell table:formula="of:=RIGHT([.A107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54802118" calcext:value-type="float">
            <text:p>554802118</text:p>
          </table:table-cell>
          <table:table-cell table:formula="of:=LEN([.A1074])" office:value-type="float" office:value="9" calcext:value-type="float">
            <text:p>9</text:p>
          </table:table-cell>
          <table:table-cell table:formula="of:=RIGHT([.A107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55128372" calcext:value-type="float">
            <text:p>555128372</text:p>
          </table:table-cell>
          <table:table-cell table:formula="of:=LEN([.A1075])" office:value-type="float" office:value="9" calcext:value-type="float">
            <text:p>9</text:p>
          </table:table-cell>
          <table:table-cell table:formula="of:=RIGHT([.A107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55669057" calcext:value-type="float">
            <text:p>555669057</text:p>
          </table:table-cell>
          <table:table-cell table:formula="of:=LEN([.A1076])" office:value-type="float" office:value="9" calcext:value-type="float">
            <text:p>9</text:p>
          </table:table-cell>
          <table:table-cell table:formula="of:=RIGHT([.A107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56381807" calcext:value-type="float">
            <text:p>556381807</text:p>
          </table:table-cell>
          <table:table-cell table:formula="of:=LEN([.A1077])" office:value-type="float" office:value="9" calcext:value-type="float">
            <text:p>9</text:p>
          </table:table-cell>
          <table:table-cell table:formula="of:=RIGHT([.A107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56774525" calcext:value-type="float">
            <text:p>556774525</text:p>
          </table:table-cell>
          <table:table-cell table:formula="of:=LEN([.A1078])" office:value-type="float" office:value="9" calcext:value-type="float">
            <text:p>9</text:p>
          </table:table-cell>
          <table:table-cell table:formula="of:=RIGHT([.A107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57214543" calcext:value-type="float">
            <text:p>557214543</text:p>
          </table:table-cell>
          <table:table-cell table:formula="of:=LEN([.A1079])" office:value-type="float" office:value="9" calcext:value-type="float">
            <text:p>9</text:p>
          </table:table-cell>
          <table:table-cell table:formula="of:=RIGHT([.A107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58554063" calcext:value-type="float">
            <text:p>558554063</text:p>
          </table:table-cell>
          <table:table-cell table:formula="of:=LEN([.A1080])" office:value-type="float" office:value="9" calcext:value-type="float">
            <text:p>9</text:p>
          </table:table-cell>
          <table:table-cell table:formula="of:=RIGHT([.A108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58645111" calcext:value-type="float">
            <text:p>558645111</text:p>
          </table:table-cell>
          <table:table-cell table:formula="of:=LEN([.A1081])" office:value-type="float" office:value="9" calcext:value-type="float">
            <text:p>9</text:p>
          </table:table-cell>
          <table:table-cell table:formula="of:=RIGHT([.A108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59108129" calcext:value-type="float">
            <text:p>559108129</text:p>
          </table:table-cell>
          <table:table-cell table:formula="of:=LEN([.A1082])" office:value-type="float" office:value="9" calcext:value-type="float">
            <text:p>9</text:p>
          </table:table-cell>
          <table:table-cell table:formula="of:=RIGHT([.A108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59234269" calcext:value-type="float">
            <text:p>559234269</text:p>
          </table:table-cell>
          <table:table-cell table:formula="of:=LEN([.A1083])" office:value-type="float" office:value="9" calcext:value-type="float">
            <text:p>9</text:p>
          </table:table-cell>
          <table:table-cell table:formula="of:=RIGHT([.A108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59996831" calcext:value-type="float">
            <text:p>559996831</text:p>
          </table:table-cell>
          <table:table-cell table:formula="of:=LEN([.A1084])" office:value-type="float" office:value="9" calcext:value-type="float">
            <text:p>9</text:p>
          </table:table-cell>
          <table:table-cell table:formula="of:=RIGHT([.A108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60042695" calcext:value-type="float">
            <text:p>560042695</text:p>
          </table:table-cell>
          <table:table-cell table:formula="of:=LEN([.A1085])" office:value-type="float" office:value="9" calcext:value-type="float">
            <text:p>9</text:p>
          </table:table-cell>
          <table:table-cell table:formula="of:=RIGHT([.A108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60072004" calcext:value-type="float">
            <text:p>560072004</text:p>
          </table:table-cell>
          <table:table-cell table:formula="of:=LEN([.A1086])" office:value-type="float" office:value="9" calcext:value-type="float">
            <text:p>9</text:p>
          </table:table-cell>
          <table:table-cell table:formula="of:=RIGHT([.A108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61799785" calcext:value-type="float">
            <text:p>561799785</text:p>
          </table:table-cell>
          <table:table-cell table:formula="of:=LEN([.A1087])" office:value-type="float" office:value="9" calcext:value-type="float">
            <text:p>9</text:p>
          </table:table-cell>
          <table:table-cell table:formula="of:=RIGHT([.A108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63082141" calcext:value-type="float">
            <text:p>563082141</text:p>
          </table:table-cell>
          <table:table-cell table:formula="of:=LEN([.A1088])" office:value-type="float" office:value="9" calcext:value-type="float">
            <text:p>9</text:p>
          </table:table-cell>
          <table:table-cell table:formula="of:=RIGHT([.A108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63674782" calcext:value-type="float">
            <text:p>563674782</text:p>
          </table:table-cell>
          <table:table-cell table:formula="of:=LEN([.A1089])" office:value-type="float" office:value="9" calcext:value-type="float">
            <text:p>9</text:p>
          </table:table-cell>
          <table:table-cell table:formula="of:=RIGHT([.A108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63806044" calcext:value-type="float">
            <text:p>563806044</text:p>
          </table:table-cell>
          <table:table-cell table:formula="of:=LEN([.A1090])" office:value-type="float" office:value="9" calcext:value-type="float">
            <text:p>9</text:p>
          </table:table-cell>
          <table:table-cell table:formula="of:=RIGHT([.A109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64152080" calcext:value-type="float">
            <text:p>564152080</text:p>
          </table:table-cell>
          <table:table-cell table:formula="of:=LEN([.A1091])" office:value-type="float" office:value="9" calcext:value-type="float">
            <text:p>9</text:p>
          </table:table-cell>
          <table:table-cell table:formula="of:=RIGHT([.A109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64913499" calcext:value-type="float">
            <text:p>564913499</text:p>
          </table:table-cell>
          <table:table-cell table:formula="of:=LEN([.A1092])" office:value-type="float" office:value="9" calcext:value-type="float">
            <text:p>9</text:p>
          </table:table-cell>
          <table:table-cell table:formula="of:=RIGHT([.A109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65735736" calcext:value-type="float">
            <text:p>565735736</text:p>
          </table:table-cell>
          <table:table-cell table:formula="of:=LEN([.A1093])" office:value-type="float" office:value="9" calcext:value-type="float">
            <text:p>9</text:p>
          </table:table-cell>
          <table:table-cell table:formula="of:=RIGHT([.A109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66214259" calcext:value-type="float">
            <text:p>566214259</text:p>
          </table:table-cell>
          <table:table-cell table:formula="of:=LEN([.A1094])" office:value-type="float" office:value="9" calcext:value-type="float">
            <text:p>9</text:p>
          </table:table-cell>
          <table:table-cell table:formula="of:=RIGHT([.A109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66444528" calcext:value-type="float">
            <text:p>566444528</text:p>
          </table:table-cell>
          <table:table-cell table:formula="of:=LEN([.A1095])" office:value-type="float" office:value="9" calcext:value-type="float">
            <text:p>9</text:p>
          </table:table-cell>
          <table:table-cell table:formula="of:=RIGHT([.A109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66561162" calcext:value-type="float">
            <text:p>566561162</text:p>
          </table:table-cell>
          <table:table-cell table:formula="of:=LEN([.A1096])" office:value-type="float" office:value="9" calcext:value-type="float">
            <text:p>9</text:p>
          </table:table-cell>
          <table:table-cell table:formula="of:=RIGHT([.A109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67539265" calcext:value-type="float">
            <text:p>567539265</text:p>
          </table:table-cell>
          <table:table-cell table:formula="of:=LEN([.A1097])" office:value-type="float" office:value="9" calcext:value-type="float">
            <text:p>9</text:p>
          </table:table-cell>
          <table:table-cell table:formula="of:=RIGHT([.A109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68163063" calcext:value-type="float">
            <text:p>568163063</text:p>
          </table:table-cell>
          <table:table-cell table:formula="of:=LEN([.A1098])" office:value-type="float" office:value="9" calcext:value-type="float">
            <text:p>9</text:p>
          </table:table-cell>
          <table:table-cell table:formula="of:=RIGHT([.A109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68388018" calcext:value-type="float">
            <text:p>568388018</text:p>
          </table:table-cell>
          <table:table-cell table:formula="of:=LEN([.A1099])" office:value-type="float" office:value="9" calcext:value-type="float">
            <text:p>9</text:p>
          </table:table-cell>
          <table:table-cell table:formula="of:=RIGHT([.A109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68428145" calcext:value-type="float">
            <text:p>568428145</text:p>
          </table:table-cell>
          <table:table-cell table:formula="of:=LEN([.A1100])" office:value-type="float" office:value="9" calcext:value-type="float">
            <text:p>9</text:p>
          </table:table-cell>
          <table:table-cell table:formula="of:=RIGHT([.A110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69499851" calcext:value-type="float">
            <text:p>569499851</text:p>
          </table:table-cell>
          <table:table-cell table:formula="of:=LEN([.A1101])" office:value-type="float" office:value="9" calcext:value-type="float">
            <text:p>9</text:p>
          </table:table-cell>
          <table:table-cell table:formula="of:=RIGHT([.A110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69705921" calcext:value-type="float">
            <text:p>569705921</text:p>
          </table:table-cell>
          <table:table-cell table:formula="of:=LEN([.A1102])" office:value-type="float" office:value="9" calcext:value-type="float">
            <text:p>9</text:p>
          </table:table-cell>
          <table:table-cell table:formula="of:=RIGHT([.A110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70238124" calcext:value-type="float">
            <text:p>570238124</text:p>
          </table:table-cell>
          <table:table-cell table:formula="of:=LEN([.A1103])" office:value-type="float" office:value="9" calcext:value-type="float">
            <text:p>9</text:p>
          </table:table-cell>
          <table:table-cell table:formula="of:=RIGHT([.A110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71178800" calcext:value-type="float">
            <text:p>571178800</text:p>
          </table:table-cell>
          <table:table-cell table:formula="of:=LEN([.A1104])" office:value-type="float" office:value="9" calcext:value-type="float">
            <text:p>9</text:p>
          </table:table-cell>
          <table:table-cell table:formula="of:=RIGHT([.A110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71876604" calcext:value-type="float">
            <text:p>571876604</text:p>
          </table:table-cell>
          <table:table-cell table:formula="of:=LEN([.A1105])" office:value-type="float" office:value="9" calcext:value-type="float">
            <text:p>9</text:p>
          </table:table-cell>
          <table:table-cell table:formula="of:=RIGHT([.A110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72123738" calcext:value-type="float">
            <text:p>572123738</text:p>
          </table:table-cell>
          <table:table-cell table:formula="of:=LEN([.A1106])" office:value-type="float" office:value="9" calcext:value-type="float">
            <text:p>9</text:p>
          </table:table-cell>
          <table:table-cell table:formula="of:=RIGHT([.A110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72505444" calcext:value-type="float">
            <text:p>572505444</text:p>
          </table:table-cell>
          <table:table-cell table:formula="of:=LEN([.A1107])" office:value-type="float" office:value="9" calcext:value-type="float">
            <text:p>9</text:p>
          </table:table-cell>
          <table:table-cell table:formula="of:=RIGHT([.A110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73038494" calcext:value-type="float">
            <text:p>573038494</text:p>
          </table:table-cell>
          <table:table-cell table:formula="of:=LEN([.A1108])" office:value-type="float" office:value="9" calcext:value-type="float">
            <text:p>9</text:p>
          </table:table-cell>
          <table:table-cell table:formula="of:=RIGHT([.A110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73067875" calcext:value-type="float">
            <text:p>573067875</text:p>
          </table:table-cell>
          <table:table-cell table:formula="of:=LEN([.A1109])" office:value-type="float" office:value="9" calcext:value-type="float">
            <text:p>9</text:p>
          </table:table-cell>
          <table:table-cell table:formula="of:=RIGHT([.A110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73397838" calcext:value-type="float">
            <text:p>573397838</text:p>
          </table:table-cell>
          <table:table-cell table:formula="of:=LEN([.A1110])" office:value-type="float" office:value="9" calcext:value-type="float">
            <text:p>9</text:p>
          </table:table-cell>
          <table:table-cell table:formula="of:=RIGHT([.A111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75543456" calcext:value-type="float">
            <text:p>575543456</text:p>
          </table:table-cell>
          <table:table-cell table:formula="of:=LEN([.A1111])" office:value-type="float" office:value="9" calcext:value-type="float">
            <text:p>9</text:p>
          </table:table-cell>
          <table:table-cell table:formula="of:=RIGHT([.A111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75728435" calcext:value-type="float">
            <text:p>575728435</text:p>
          </table:table-cell>
          <table:table-cell table:formula="of:=LEN([.A1112])" office:value-type="float" office:value="9" calcext:value-type="float">
            <text:p>9</text:p>
          </table:table-cell>
          <table:table-cell table:formula="of:=RIGHT([.A111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76438106" calcext:value-type="float">
            <text:p>576438106</text:p>
          </table:table-cell>
          <table:table-cell table:formula="of:=LEN([.A1113])" office:value-type="float" office:value="9" calcext:value-type="float">
            <text:p>9</text:p>
          </table:table-cell>
          <table:table-cell table:formula="of:=RIGHT([.A111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77773189" calcext:value-type="float">
            <text:p>577773189</text:p>
          </table:table-cell>
          <table:table-cell table:formula="of:=LEN([.A1114])" office:value-type="float" office:value="9" calcext:value-type="float">
            <text:p>9</text:p>
          </table:table-cell>
          <table:table-cell table:formula="of:=RIGHT([.A111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77928725" calcext:value-type="float">
            <text:p>577928725</text:p>
          </table:table-cell>
          <table:table-cell table:formula="of:=LEN([.A1115])" office:value-type="float" office:value="9" calcext:value-type="float">
            <text:p>9</text:p>
          </table:table-cell>
          <table:table-cell table:formula="of:=RIGHT([.A111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78207009" calcext:value-type="float">
            <text:p>578207009</text:p>
          </table:table-cell>
          <table:table-cell table:formula="of:=LEN([.A1116])" office:value-type="float" office:value="9" calcext:value-type="float">
            <text:p>9</text:p>
          </table:table-cell>
          <table:table-cell table:formula="of:=RIGHT([.A111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78279429" calcext:value-type="float">
            <text:p>578279429</text:p>
          </table:table-cell>
          <table:table-cell table:formula="of:=LEN([.A1117])" office:value-type="float" office:value="9" calcext:value-type="float">
            <text:p>9</text:p>
          </table:table-cell>
          <table:table-cell table:formula="of:=RIGHT([.A111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78650811" calcext:value-type="float">
            <text:p>578650811</text:p>
          </table:table-cell>
          <table:table-cell table:formula="of:=LEN([.A1118])" office:value-type="float" office:value="9" calcext:value-type="float">
            <text:p>9</text:p>
          </table:table-cell>
          <table:table-cell table:formula="of:=RIGHT([.A111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78892205" calcext:value-type="float">
            <text:p>578892205</text:p>
          </table:table-cell>
          <table:table-cell table:formula="of:=LEN([.A1119])" office:value-type="float" office:value="9" calcext:value-type="float">
            <text:p>9</text:p>
          </table:table-cell>
          <table:table-cell table:formula="of:=RIGHT([.A111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79431645" calcext:value-type="float">
            <text:p>579431645</text:p>
          </table:table-cell>
          <table:table-cell table:formula="of:=LEN([.A1120])" office:value-type="float" office:value="9" calcext:value-type="float">
            <text:p>9</text:p>
          </table:table-cell>
          <table:table-cell table:formula="of:=RIGHT([.A112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80136465" calcext:value-type="float">
            <text:p>580136465</text:p>
          </table:table-cell>
          <table:table-cell table:formula="of:=LEN([.A1121])" office:value-type="float" office:value="9" calcext:value-type="float">
            <text:p>9</text:p>
          </table:table-cell>
          <table:table-cell table:formula="of:=RIGHT([.A112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80681783" calcext:value-type="float">
            <text:p>580681783</text:p>
          </table:table-cell>
          <table:table-cell table:formula="of:=LEN([.A1122])" office:value-type="float" office:value="9" calcext:value-type="float">
            <text:p>9</text:p>
          </table:table-cell>
          <table:table-cell table:formula="of:=RIGHT([.A112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80710117" calcext:value-type="float">
            <text:p>580710117</text:p>
          </table:table-cell>
          <table:table-cell table:formula="of:=LEN([.A1123])" office:value-type="float" office:value="9" calcext:value-type="float">
            <text:p>9</text:p>
          </table:table-cell>
          <table:table-cell table:formula="of:=RIGHT([.A112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80731831" calcext:value-type="float">
            <text:p>580731831</text:p>
          </table:table-cell>
          <table:table-cell table:formula="of:=LEN([.A1124])" office:value-type="float" office:value="9" calcext:value-type="float">
            <text:p>9</text:p>
          </table:table-cell>
          <table:table-cell table:formula="of:=RIGHT([.A112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81302060" calcext:value-type="float">
            <text:p>581302060</text:p>
          </table:table-cell>
          <table:table-cell table:formula="of:=LEN([.A1125])" office:value-type="float" office:value="9" calcext:value-type="float">
            <text:p>9</text:p>
          </table:table-cell>
          <table:table-cell table:formula="of:=RIGHT([.A112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81497396" calcext:value-type="float">
            <text:p>581497396</text:p>
          </table:table-cell>
          <table:table-cell table:formula="of:=LEN([.A1126])" office:value-type="float" office:value="9" calcext:value-type="float">
            <text:p>9</text:p>
          </table:table-cell>
          <table:table-cell table:formula="of:=RIGHT([.A112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82329522" calcext:value-type="float">
            <text:p>582329522</text:p>
          </table:table-cell>
          <table:table-cell table:formula="of:=LEN([.A1127])" office:value-type="float" office:value="9" calcext:value-type="float">
            <text:p>9</text:p>
          </table:table-cell>
          <table:table-cell table:formula="of:=RIGHT([.A112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82794418" calcext:value-type="float">
            <text:p>582794418</text:p>
          </table:table-cell>
          <table:table-cell table:formula="of:=LEN([.A1128])" office:value-type="float" office:value="9" calcext:value-type="float">
            <text:p>9</text:p>
          </table:table-cell>
          <table:table-cell table:formula="of:=RIGHT([.A112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82844282" calcext:value-type="float">
            <text:p>582844282</text:p>
          </table:table-cell>
          <table:table-cell table:formula="of:=LEN([.A1129])" office:value-type="float" office:value="9" calcext:value-type="float">
            <text:p>9</text:p>
          </table:table-cell>
          <table:table-cell table:formula="of:=RIGHT([.A112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84646179" calcext:value-type="float">
            <text:p>584646179</text:p>
          </table:table-cell>
          <table:table-cell table:formula="of:=LEN([.A1130])" office:value-type="float" office:value="9" calcext:value-type="float">
            <text:p>9</text:p>
          </table:table-cell>
          <table:table-cell table:formula="of:=RIGHT([.A113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85769514" calcext:value-type="float">
            <text:p>585769514</text:p>
          </table:table-cell>
          <table:table-cell table:formula="of:=LEN([.A1131])" office:value-type="float" office:value="9" calcext:value-type="float">
            <text:p>9</text:p>
          </table:table-cell>
          <table:table-cell table:formula="of:=RIGHT([.A113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86020461" calcext:value-type="float">
            <text:p>586020461</text:p>
          </table:table-cell>
          <table:table-cell table:formula="of:=LEN([.A1132])" office:value-type="float" office:value="9" calcext:value-type="float">
            <text:p>9</text:p>
          </table:table-cell>
          <table:table-cell table:formula="of:=RIGHT([.A113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86194718" calcext:value-type="float">
            <text:p>586194718</text:p>
          </table:table-cell>
          <table:table-cell table:formula="of:=LEN([.A1133])" office:value-type="float" office:value="9" calcext:value-type="float">
            <text:p>9</text:p>
          </table:table-cell>
          <table:table-cell table:formula="of:=RIGHT([.A113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86328733" calcext:value-type="float">
            <text:p>586328733</text:p>
          </table:table-cell>
          <table:table-cell table:formula="of:=LEN([.A1134])" office:value-type="float" office:value="9" calcext:value-type="float">
            <text:p>9</text:p>
          </table:table-cell>
          <table:table-cell table:formula="of:=RIGHT([.A113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86468454" calcext:value-type="float">
            <text:p>586468454</text:p>
          </table:table-cell>
          <table:table-cell table:formula="of:=LEN([.A1135])" office:value-type="float" office:value="9" calcext:value-type="float">
            <text:p>9</text:p>
          </table:table-cell>
          <table:table-cell table:formula="of:=RIGHT([.A113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87036749" calcext:value-type="float">
            <text:p>587036749</text:p>
          </table:table-cell>
          <table:table-cell table:formula="of:=LEN([.A1136])" office:value-type="float" office:value="9" calcext:value-type="float">
            <text:p>9</text:p>
          </table:table-cell>
          <table:table-cell table:formula="of:=RIGHT([.A113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87144450" calcext:value-type="float">
            <text:p>587144450</text:p>
          </table:table-cell>
          <table:table-cell table:formula="of:=LEN([.A1137])" office:value-type="float" office:value="9" calcext:value-type="float">
            <text:p>9</text:p>
          </table:table-cell>
          <table:table-cell table:formula="of:=RIGHT([.A113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88024152" calcext:value-type="float">
            <text:p>588024152</text:p>
          </table:table-cell>
          <table:table-cell table:formula="of:=LEN([.A1138])" office:value-type="float" office:value="9" calcext:value-type="float">
            <text:p>9</text:p>
          </table:table-cell>
          <table:table-cell table:formula="of:=RIGHT([.A113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88056218" calcext:value-type="float">
            <text:p>588056218</text:p>
          </table:table-cell>
          <table:table-cell table:formula="of:=LEN([.A1139])" office:value-type="float" office:value="9" calcext:value-type="float">
            <text:p>9</text:p>
          </table:table-cell>
          <table:table-cell table:formula="of:=RIGHT([.A113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88531533" calcext:value-type="float">
            <text:p>588531533</text:p>
          </table:table-cell>
          <table:table-cell table:formula="of:=LEN([.A1140])" office:value-type="float" office:value="9" calcext:value-type="float">
            <text:p>9</text:p>
          </table:table-cell>
          <table:table-cell table:formula="of:=RIGHT([.A114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88538059" calcext:value-type="float">
            <text:p>588538059</text:p>
          </table:table-cell>
          <table:table-cell table:formula="of:=LEN([.A1141])" office:value-type="float" office:value="9" calcext:value-type="float">
            <text:p>9</text:p>
          </table:table-cell>
          <table:table-cell table:formula="of:=RIGHT([.A114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88538577" calcext:value-type="float">
            <text:p>588538577</text:p>
          </table:table-cell>
          <table:table-cell table:formula="of:=LEN([.A1142])" office:value-type="float" office:value="9" calcext:value-type="float">
            <text:p>9</text:p>
          </table:table-cell>
          <table:table-cell table:formula="of:=RIGHT([.A114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89204178" calcext:value-type="float">
            <text:p>589204178</text:p>
          </table:table-cell>
          <table:table-cell table:formula="of:=LEN([.A1143])" office:value-type="float" office:value="9" calcext:value-type="float">
            <text:p>9</text:p>
          </table:table-cell>
          <table:table-cell table:formula="of:=RIGHT([.A114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89297540" calcext:value-type="float">
            <text:p>589297540</text:p>
          </table:table-cell>
          <table:table-cell table:formula="of:=LEN([.A1144])" office:value-type="float" office:value="9" calcext:value-type="float">
            <text:p>9</text:p>
          </table:table-cell>
          <table:table-cell table:formula="of:=RIGHT([.A114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89307652" calcext:value-type="float">
            <text:p>589307652</text:p>
          </table:table-cell>
          <table:table-cell table:formula="of:=LEN([.A1145])" office:value-type="float" office:value="9" calcext:value-type="float">
            <text:p>9</text:p>
          </table:table-cell>
          <table:table-cell table:formula="of:=RIGHT([.A114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90007238" calcext:value-type="float">
            <text:p>590007238</text:p>
          </table:table-cell>
          <table:table-cell table:formula="of:=LEN([.A1146])" office:value-type="float" office:value="9" calcext:value-type="float">
            <text:p>9</text:p>
          </table:table-cell>
          <table:table-cell table:formula="of:=RIGHT([.A114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590554805" calcext:value-type="float">
            <text:p>590554805</text:p>
          </table:table-cell>
          <table:table-cell table:formula="of:=LEN([.A1147])" office:value-type="float" office:value="9" calcext:value-type="float">
            <text:p>9</text:p>
          </table:table-cell>
          <table:table-cell table:formula="of:=RIGHT([.A114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90955636" calcext:value-type="float">
            <text:p>590955636</text:p>
          </table:table-cell>
          <table:table-cell table:formula="of:=LEN([.A1148])" office:value-type="float" office:value="9" calcext:value-type="float">
            <text:p>9</text:p>
          </table:table-cell>
          <table:table-cell table:formula="of:=RIGHT([.A114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591641972" calcext:value-type="float">
            <text:p>591641972</text:p>
          </table:table-cell>
          <table:table-cell table:formula="of:=LEN([.A1149])" office:value-type="float" office:value="9" calcext:value-type="float">
            <text:p>9</text:p>
          </table:table-cell>
          <table:table-cell table:formula="of:=RIGHT([.A114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92263883" calcext:value-type="float">
            <text:p>592263883</text:p>
          </table:table-cell>
          <table:table-cell table:formula="of:=LEN([.A1150])" office:value-type="float" office:value="9" calcext:value-type="float">
            <text:p>9</text:p>
          </table:table-cell>
          <table:table-cell table:formula="of:=RIGHT([.A115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92777284" calcext:value-type="float">
            <text:p>592777284</text:p>
          </table:table-cell>
          <table:table-cell table:formula="of:=LEN([.A1151])" office:value-type="float" office:value="9" calcext:value-type="float">
            <text:p>9</text:p>
          </table:table-cell>
          <table:table-cell table:formula="of:=RIGHT([.A115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93799297" calcext:value-type="float">
            <text:p>593799297</text:p>
          </table:table-cell>
          <table:table-cell table:formula="of:=LEN([.A1152])" office:value-type="float" office:value="9" calcext:value-type="float">
            <text:p>9</text:p>
          </table:table-cell>
          <table:table-cell table:formula="of:=RIGHT([.A115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93862283" calcext:value-type="float">
            <text:p>593862283</text:p>
          </table:table-cell>
          <table:table-cell table:formula="of:=LEN([.A1153])" office:value-type="float" office:value="9" calcext:value-type="float">
            <text:p>9</text:p>
          </table:table-cell>
          <table:table-cell table:formula="of:=RIGHT([.A115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594863374" calcext:value-type="float">
            <text:p>594863374</text:p>
          </table:table-cell>
          <table:table-cell table:formula="of:=LEN([.A1154])" office:value-type="float" office:value="9" calcext:value-type="float">
            <text:p>9</text:p>
          </table:table-cell>
          <table:table-cell table:formula="of:=RIGHT([.A115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95153907" calcext:value-type="float">
            <text:p>595153907</text:p>
          </table:table-cell>
          <table:table-cell table:formula="of:=LEN([.A1155])" office:value-type="float" office:value="9" calcext:value-type="float">
            <text:p>9</text:p>
          </table:table-cell>
          <table:table-cell table:formula="of:=RIGHT([.A115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595333720" calcext:value-type="float">
            <text:p>595333720</text:p>
          </table:table-cell>
          <table:table-cell table:formula="of:=LEN([.A1156])" office:value-type="float" office:value="9" calcext:value-type="float">
            <text:p>9</text:p>
          </table:table-cell>
          <table:table-cell table:formula="of:=RIGHT([.A115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95604672" calcext:value-type="float">
            <text:p>595604672</text:p>
          </table:table-cell>
          <table:table-cell table:formula="of:=LEN([.A1157])" office:value-type="float" office:value="9" calcext:value-type="float">
            <text:p>9</text:p>
          </table:table-cell>
          <table:table-cell table:formula="of:=RIGHT([.A115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95639789" calcext:value-type="float">
            <text:p>595639789</text:p>
          </table:table-cell>
          <table:table-cell table:formula="of:=LEN([.A1158])" office:value-type="float" office:value="9" calcext:value-type="float">
            <text:p>9</text:p>
          </table:table-cell>
          <table:table-cell table:formula="of:=RIGHT([.A115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95933064" calcext:value-type="float">
            <text:p>595933064</text:p>
          </table:table-cell>
          <table:table-cell table:formula="of:=LEN([.A1159])" office:value-type="float" office:value="9" calcext:value-type="float">
            <text:p>9</text:p>
          </table:table-cell>
          <table:table-cell table:formula="of:=RIGHT([.A115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96393752" calcext:value-type="float">
            <text:p>596393752</text:p>
          </table:table-cell>
          <table:table-cell table:formula="of:=LEN([.A1160])" office:value-type="float" office:value="9" calcext:value-type="float">
            <text:p>9</text:p>
          </table:table-cell>
          <table:table-cell table:formula="of:=RIGHT([.A116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596758785" calcext:value-type="float">
            <text:p>596758785</text:p>
          </table:table-cell>
          <table:table-cell table:formula="of:=LEN([.A1161])" office:value-type="float" office:value="9" calcext:value-type="float">
            <text:p>9</text:p>
          </table:table-cell>
          <table:table-cell table:formula="of:=RIGHT([.A116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96796404" calcext:value-type="float">
            <text:p>596796404</text:p>
          </table:table-cell>
          <table:table-cell table:formula="of:=LEN([.A1162])" office:value-type="float" office:value="9" calcext:value-type="float">
            <text:p>9</text:p>
          </table:table-cell>
          <table:table-cell table:formula="of:=RIGHT([.A116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97056404" calcext:value-type="float">
            <text:p>597056404</text:p>
          </table:table-cell>
          <table:table-cell table:formula="of:=LEN([.A1163])" office:value-type="float" office:value="9" calcext:value-type="float">
            <text:p>9</text:p>
          </table:table-cell>
          <table:table-cell table:formula="of:=RIGHT([.A116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97650724" calcext:value-type="float">
            <text:p>597650724</text:p>
          </table:table-cell>
          <table:table-cell table:formula="of:=LEN([.A1164])" office:value-type="float" office:value="9" calcext:value-type="float">
            <text:p>9</text:p>
          </table:table-cell>
          <table:table-cell table:formula="of:=RIGHT([.A116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597830949" calcext:value-type="float">
            <text:p>597830949</text:p>
          </table:table-cell>
          <table:table-cell table:formula="of:=LEN([.A1165])" office:value-type="float" office:value="9" calcext:value-type="float">
            <text:p>9</text:p>
          </table:table-cell>
          <table:table-cell table:formula="of:=RIGHT([.A116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597969275" calcext:value-type="float">
            <text:p>597969275</text:p>
          </table:table-cell>
          <table:table-cell table:formula="of:=LEN([.A1166])" office:value-type="float" office:value="9" calcext:value-type="float">
            <text:p>9</text:p>
          </table:table-cell>
          <table:table-cell table:formula="of:=RIGHT([.A116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599064330" calcext:value-type="float">
            <text:p>599064330</text:p>
          </table:table-cell>
          <table:table-cell table:formula="of:=LEN([.A1167])" office:value-type="float" office:value="9" calcext:value-type="float">
            <text:p>9</text:p>
          </table:table-cell>
          <table:table-cell table:formula="of:=RIGHT([.A116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599649731" calcext:value-type="float">
            <text:p>599649731</text:p>
          </table:table-cell>
          <table:table-cell table:formula="of:=LEN([.A1168])" office:value-type="float" office:value="9" calcext:value-type="float">
            <text:p>9</text:p>
          </table:table-cell>
          <table:table-cell table:formula="of:=RIGHT([.A116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599858940" calcext:value-type="float">
            <text:p>599858940</text:p>
          </table:table-cell>
          <table:table-cell table:formula="of:=LEN([.A1169])" office:value-type="float" office:value="9" calcext:value-type="float">
            <text:p>9</text:p>
          </table:table-cell>
          <table:table-cell table:formula="of:=RIGHT([.A116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00791523" calcext:value-type="float">
            <text:p>600791523</text:p>
          </table:table-cell>
          <table:table-cell table:formula="of:=LEN([.A1170])" office:value-type="float" office:value="9" calcext:value-type="float">
            <text:p>9</text:p>
          </table:table-cell>
          <table:table-cell table:formula="of:=RIGHT([.A117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00937670" calcext:value-type="float">
            <text:p>600937670</text:p>
          </table:table-cell>
          <table:table-cell table:formula="of:=LEN([.A1171])" office:value-type="float" office:value="9" calcext:value-type="float">
            <text:p>9</text:p>
          </table:table-cell>
          <table:table-cell table:formula="of:=RIGHT([.A117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01542742" calcext:value-type="float">
            <text:p>601542742</text:p>
          </table:table-cell>
          <table:table-cell table:formula="of:=LEN([.A1172])" office:value-type="float" office:value="9" calcext:value-type="float">
            <text:p>9</text:p>
          </table:table-cell>
          <table:table-cell table:formula="of:=RIGHT([.A117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02459794" calcext:value-type="float">
            <text:p>602459794</text:p>
          </table:table-cell>
          <table:table-cell table:formula="of:=LEN([.A1173])" office:value-type="float" office:value="9" calcext:value-type="float">
            <text:p>9</text:p>
          </table:table-cell>
          <table:table-cell table:formula="of:=RIGHT([.A117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02987673" calcext:value-type="float">
            <text:p>602987673</text:p>
          </table:table-cell>
          <table:table-cell table:formula="of:=LEN([.A1174])" office:value-type="float" office:value="9" calcext:value-type="float">
            <text:p>9</text:p>
          </table:table-cell>
          <table:table-cell table:formula="of:=RIGHT([.A117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03062683" calcext:value-type="float">
            <text:p>603062683</text:p>
          </table:table-cell>
          <table:table-cell table:formula="of:=LEN([.A1175])" office:value-type="float" office:value="9" calcext:value-type="float">
            <text:p>9</text:p>
          </table:table-cell>
          <table:table-cell table:formula="of:=RIGHT([.A117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04708223" calcext:value-type="float">
            <text:p>604708223</text:p>
          </table:table-cell>
          <table:table-cell table:formula="of:=LEN([.A1176])" office:value-type="float" office:value="9" calcext:value-type="float">
            <text:p>9</text:p>
          </table:table-cell>
          <table:table-cell table:formula="of:=RIGHT([.A117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04771106" calcext:value-type="float">
            <text:p>604771106</text:p>
          </table:table-cell>
          <table:table-cell table:formula="of:=LEN([.A1177])" office:value-type="float" office:value="9" calcext:value-type="float">
            <text:p>9</text:p>
          </table:table-cell>
          <table:table-cell table:formula="of:=RIGHT([.A117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05726752" calcext:value-type="float">
            <text:p>605726752</text:p>
          </table:table-cell>
          <table:table-cell table:formula="of:=LEN([.A1178])" office:value-type="float" office:value="9" calcext:value-type="float">
            <text:p>9</text:p>
          </table:table-cell>
          <table:table-cell table:formula="of:=RIGHT([.A117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05758780" calcext:value-type="float">
            <text:p>605758780</text:p>
          </table:table-cell>
          <table:table-cell table:formula="of:=LEN([.A1179])" office:value-type="float" office:value="9" calcext:value-type="float">
            <text:p>9</text:p>
          </table:table-cell>
          <table:table-cell table:formula="of:=RIGHT([.A117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06616712" calcext:value-type="float">
            <text:p>606616712</text:p>
          </table:table-cell>
          <table:table-cell table:formula="of:=LEN([.A1180])" office:value-type="float" office:value="9" calcext:value-type="float">
            <text:p>9</text:p>
          </table:table-cell>
          <table:table-cell table:formula="of:=RIGHT([.A118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07295571" calcext:value-type="float">
            <text:p>607295571</text:p>
          </table:table-cell>
          <table:table-cell table:formula="of:=LEN([.A1181])" office:value-type="float" office:value="9" calcext:value-type="float">
            <text:p>9</text:p>
          </table:table-cell>
          <table:table-cell table:formula="of:=RIGHT([.A118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07710780" calcext:value-type="float">
            <text:p>607710780</text:p>
          </table:table-cell>
          <table:table-cell table:formula="of:=LEN([.A1182])" office:value-type="float" office:value="9" calcext:value-type="float">
            <text:p>9</text:p>
          </table:table-cell>
          <table:table-cell table:formula="of:=RIGHT([.A118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07763337" calcext:value-type="float">
            <text:p>607763337</text:p>
          </table:table-cell>
          <table:table-cell table:formula="of:=LEN([.A1183])" office:value-type="float" office:value="9" calcext:value-type="float">
            <text:p>9</text:p>
          </table:table-cell>
          <table:table-cell table:formula="of:=RIGHT([.A118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07940493" calcext:value-type="float">
            <text:p>607940493</text:p>
          </table:table-cell>
          <table:table-cell table:formula="of:=LEN([.A1184])" office:value-type="float" office:value="9" calcext:value-type="float">
            <text:p>9</text:p>
          </table:table-cell>
          <table:table-cell table:formula="of:=RIGHT([.A118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08542658" calcext:value-type="float">
            <text:p>608542658</text:p>
          </table:table-cell>
          <table:table-cell table:formula="of:=LEN([.A1185])" office:value-type="float" office:value="9" calcext:value-type="float">
            <text:p>9</text:p>
          </table:table-cell>
          <table:table-cell table:formula="of:=RIGHT([.A118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08684924" calcext:value-type="float">
            <text:p>608684924</text:p>
          </table:table-cell>
          <table:table-cell table:formula="of:=LEN([.A1186])" office:value-type="float" office:value="9" calcext:value-type="float">
            <text:p>9</text:p>
          </table:table-cell>
          <table:table-cell table:formula="of:=RIGHT([.A118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09666294" calcext:value-type="float">
            <text:p>609666294</text:p>
          </table:table-cell>
          <table:table-cell table:formula="of:=LEN([.A1187])" office:value-type="float" office:value="9" calcext:value-type="float">
            <text:p>9</text:p>
          </table:table-cell>
          <table:table-cell table:formula="of:=RIGHT([.A118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10551351" calcext:value-type="float">
            <text:p>610551351</text:p>
          </table:table-cell>
          <table:table-cell table:formula="of:=LEN([.A1188])" office:value-type="float" office:value="9" calcext:value-type="float">
            <text:p>9</text:p>
          </table:table-cell>
          <table:table-cell table:formula="of:=RIGHT([.A118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10720995" calcext:value-type="float">
            <text:p>610720995</text:p>
          </table:table-cell>
          <table:table-cell table:formula="of:=LEN([.A1189])" office:value-type="float" office:value="9" calcext:value-type="float">
            <text:p>9</text:p>
          </table:table-cell>
          <table:table-cell table:formula="of:=RIGHT([.A118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10725018" calcext:value-type="float">
            <text:p>610725018</text:p>
          </table:table-cell>
          <table:table-cell table:formula="of:=LEN([.A1190])" office:value-type="float" office:value="9" calcext:value-type="float">
            <text:p>9</text:p>
          </table:table-cell>
          <table:table-cell table:formula="of:=RIGHT([.A119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11437596" calcext:value-type="float">
            <text:p>611437596</text:p>
          </table:table-cell>
          <table:table-cell table:formula="of:=LEN([.A1191])" office:value-type="float" office:value="9" calcext:value-type="float">
            <text:p>9</text:p>
          </table:table-cell>
          <table:table-cell table:formula="of:=RIGHT([.A119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12027152" calcext:value-type="float">
            <text:p>612027152</text:p>
          </table:table-cell>
          <table:table-cell table:formula="of:=LEN([.A1192])" office:value-type="float" office:value="9" calcext:value-type="float">
            <text:p>9</text:p>
          </table:table-cell>
          <table:table-cell table:formula="of:=RIGHT([.A119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12785459" calcext:value-type="float">
            <text:p>612785459</text:p>
          </table:table-cell>
          <table:table-cell table:formula="of:=LEN([.A1193])" office:value-type="float" office:value="9" calcext:value-type="float">
            <text:p>9</text:p>
          </table:table-cell>
          <table:table-cell table:formula="of:=RIGHT([.A119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12861814" calcext:value-type="float">
            <text:p>612861814</text:p>
          </table:table-cell>
          <table:table-cell table:formula="of:=LEN([.A1194])" office:value-type="float" office:value="9" calcext:value-type="float">
            <text:p>9</text:p>
          </table:table-cell>
          <table:table-cell table:formula="of:=RIGHT([.A119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13563622" calcext:value-type="float">
            <text:p>613563622</text:p>
          </table:table-cell>
          <table:table-cell table:formula="of:=LEN([.A1195])" office:value-type="float" office:value="9" calcext:value-type="float">
            <text:p>9</text:p>
          </table:table-cell>
          <table:table-cell table:formula="of:=RIGHT([.A119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13706999" calcext:value-type="float">
            <text:p>613706999</text:p>
          </table:table-cell>
          <table:table-cell table:formula="of:=LEN([.A1196])" office:value-type="float" office:value="9" calcext:value-type="float">
            <text:p>9</text:p>
          </table:table-cell>
          <table:table-cell table:formula="of:=RIGHT([.A119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14183493" calcext:value-type="float">
            <text:p>614183493</text:p>
          </table:table-cell>
          <table:table-cell table:formula="of:=LEN([.A1197])" office:value-type="float" office:value="9" calcext:value-type="float">
            <text:p>9</text:p>
          </table:table-cell>
          <table:table-cell table:formula="of:=RIGHT([.A119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14416457" calcext:value-type="float">
            <text:p>614416457</text:p>
          </table:table-cell>
          <table:table-cell table:formula="of:=LEN([.A1198])" office:value-type="float" office:value="9" calcext:value-type="float">
            <text:p>9</text:p>
          </table:table-cell>
          <table:table-cell table:formula="of:=RIGHT([.A119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15052230" calcext:value-type="float">
            <text:p>615052230</text:p>
          </table:table-cell>
          <table:table-cell table:formula="of:=LEN([.A1199])" office:value-type="float" office:value="9" calcext:value-type="float">
            <text:p>9</text:p>
          </table:table-cell>
          <table:table-cell table:formula="of:=RIGHT([.A119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15221322" calcext:value-type="float">
            <text:p>615221322</text:p>
          </table:table-cell>
          <table:table-cell table:formula="of:=LEN([.A1200])" office:value-type="float" office:value="9" calcext:value-type="float">
            <text:p>9</text:p>
          </table:table-cell>
          <table:table-cell table:formula="of:=RIGHT([.A120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15316055" calcext:value-type="float">
            <text:p>615316055</text:p>
          </table:table-cell>
          <table:table-cell table:formula="of:=LEN([.A1201])" office:value-type="float" office:value="9" calcext:value-type="float">
            <text:p>9</text:p>
          </table:table-cell>
          <table:table-cell table:formula="of:=RIGHT([.A120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16115248" calcext:value-type="float">
            <text:p>616115248</text:p>
          </table:table-cell>
          <table:table-cell table:formula="of:=LEN([.A1202])" office:value-type="float" office:value="9" calcext:value-type="float">
            <text:p>9</text:p>
          </table:table-cell>
          <table:table-cell table:formula="of:=RIGHT([.A120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16145711" calcext:value-type="float">
            <text:p>616145711</text:p>
          </table:table-cell>
          <table:table-cell table:formula="of:=LEN([.A1203])" office:value-type="float" office:value="9" calcext:value-type="float">
            <text:p>9</text:p>
          </table:table-cell>
          <table:table-cell table:formula="of:=RIGHT([.A120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17741882" calcext:value-type="float">
            <text:p>617741882</text:p>
          </table:table-cell>
          <table:table-cell table:formula="of:=LEN([.A1204])" office:value-type="float" office:value="9" calcext:value-type="float">
            <text:p>9</text:p>
          </table:table-cell>
          <table:table-cell table:formula="of:=RIGHT([.A120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17796756" calcext:value-type="float">
            <text:p>617796756</text:p>
          </table:table-cell>
          <table:table-cell table:formula="of:=LEN([.A1205])" office:value-type="float" office:value="9" calcext:value-type="float">
            <text:p>9</text:p>
          </table:table-cell>
          <table:table-cell table:formula="of:=RIGHT([.A120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18758059" calcext:value-type="float">
            <text:p>618758059</text:p>
          </table:table-cell>
          <table:table-cell table:formula="of:=LEN([.A1206])" office:value-type="float" office:value="9" calcext:value-type="float">
            <text:p>9</text:p>
          </table:table-cell>
          <table:table-cell table:formula="of:=RIGHT([.A120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19705193" calcext:value-type="float">
            <text:p>619705193</text:p>
          </table:table-cell>
          <table:table-cell table:formula="of:=LEN([.A1207])" office:value-type="float" office:value="9" calcext:value-type="float">
            <text:p>9</text:p>
          </table:table-cell>
          <table:table-cell table:formula="of:=RIGHT([.A120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19930396" calcext:value-type="float">
            <text:p>619930396</text:p>
          </table:table-cell>
          <table:table-cell table:formula="of:=LEN([.A1208])" office:value-type="float" office:value="9" calcext:value-type="float">
            <text:p>9</text:p>
          </table:table-cell>
          <table:table-cell table:formula="of:=RIGHT([.A120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20018880" calcext:value-type="float">
            <text:p>620018880</text:p>
          </table:table-cell>
          <table:table-cell table:formula="of:=LEN([.A1209])" office:value-type="float" office:value="9" calcext:value-type="float">
            <text:p>9</text:p>
          </table:table-cell>
          <table:table-cell table:formula="of:=RIGHT([.A120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20737717" calcext:value-type="float">
            <text:p>620737717</text:p>
          </table:table-cell>
          <table:table-cell table:formula="of:=LEN([.A1210])" office:value-type="float" office:value="9" calcext:value-type="float">
            <text:p>9</text:p>
          </table:table-cell>
          <table:table-cell table:formula="of:=RIGHT([.A121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20759394" calcext:value-type="float">
            <text:p>620759394</text:p>
          </table:table-cell>
          <table:table-cell table:formula="of:=LEN([.A1211])" office:value-type="float" office:value="9" calcext:value-type="float">
            <text:p>9</text:p>
          </table:table-cell>
          <table:table-cell table:formula="of:=RIGHT([.A121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21024405" calcext:value-type="float">
            <text:p>621024405</text:p>
          </table:table-cell>
          <table:table-cell table:formula="of:=LEN([.A1212])" office:value-type="float" office:value="9" calcext:value-type="float">
            <text:p>9</text:p>
          </table:table-cell>
          <table:table-cell table:formula="of:=RIGHT([.A121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21567385" calcext:value-type="float">
            <text:p>621567385</text:p>
          </table:table-cell>
          <table:table-cell table:formula="of:=LEN([.A1213])" office:value-type="float" office:value="9" calcext:value-type="float">
            <text:p>9</text:p>
          </table:table-cell>
          <table:table-cell table:formula="of:=RIGHT([.A121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23651629" calcext:value-type="float">
            <text:p>623651629</text:p>
          </table:table-cell>
          <table:table-cell table:formula="of:=LEN([.A1214])" office:value-type="float" office:value="9" calcext:value-type="float">
            <text:p>9</text:p>
          </table:table-cell>
          <table:table-cell table:formula="of:=RIGHT([.A121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24304462" calcext:value-type="float">
            <text:p>624304462</text:p>
          </table:table-cell>
          <table:table-cell table:formula="of:=LEN([.A1215])" office:value-type="float" office:value="9" calcext:value-type="float">
            <text:p>9</text:p>
          </table:table-cell>
          <table:table-cell table:formula="of:=RIGHT([.A121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24673380" calcext:value-type="float">
            <text:p>624673380</text:p>
          </table:table-cell>
          <table:table-cell table:formula="of:=LEN([.A1216])" office:value-type="float" office:value="9" calcext:value-type="float">
            <text:p>9</text:p>
          </table:table-cell>
          <table:table-cell table:formula="of:=RIGHT([.A121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24776330" calcext:value-type="float">
            <text:p>624776330</text:p>
          </table:table-cell>
          <table:table-cell table:formula="of:=LEN([.A1217])" office:value-type="float" office:value="9" calcext:value-type="float">
            <text:p>9</text:p>
          </table:table-cell>
          <table:table-cell table:formula="of:=RIGHT([.A121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25022280" calcext:value-type="float">
            <text:p>625022280</text:p>
          </table:table-cell>
          <table:table-cell table:formula="of:=LEN([.A1218])" office:value-type="float" office:value="9" calcext:value-type="float">
            <text:p>9</text:p>
          </table:table-cell>
          <table:table-cell table:formula="of:=RIGHT([.A121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25031004" calcext:value-type="float">
            <text:p>625031004</text:p>
          </table:table-cell>
          <table:table-cell table:formula="of:=LEN([.A1219])" office:value-type="float" office:value="9" calcext:value-type="float">
            <text:p>9</text:p>
          </table:table-cell>
          <table:table-cell table:formula="of:=RIGHT([.A121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25127050" calcext:value-type="float">
            <text:p>625127050</text:p>
          </table:table-cell>
          <table:table-cell table:formula="of:=LEN([.A1220])" office:value-type="float" office:value="9" calcext:value-type="float">
            <text:p>9</text:p>
          </table:table-cell>
          <table:table-cell table:formula="of:=RIGHT([.A122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25260407" calcext:value-type="float">
            <text:p>625260407</text:p>
          </table:table-cell>
          <table:table-cell table:formula="of:=LEN([.A1221])" office:value-type="float" office:value="9" calcext:value-type="float">
            <text:p>9</text:p>
          </table:table-cell>
          <table:table-cell table:formula="of:=RIGHT([.A122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25275478" calcext:value-type="float">
            <text:p>625275478</text:p>
          </table:table-cell>
          <table:table-cell table:formula="of:=LEN([.A1222])" office:value-type="float" office:value="9" calcext:value-type="float">
            <text:p>9</text:p>
          </table:table-cell>
          <table:table-cell table:formula="of:=RIGHT([.A122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25335705" calcext:value-type="float">
            <text:p>625335705</text:p>
          </table:table-cell>
          <table:table-cell table:formula="of:=LEN([.A1223])" office:value-type="float" office:value="9" calcext:value-type="float">
            <text:p>9</text:p>
          </table:table-cell>
          <table:table-cell table:formula="of:=RIGHT([.A122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26293960" calcext:value-type="float">
            <text:p>626293960</text:p>
          </table:table-cell>
          <table:table-cell table:formula="of:=LEN([.A1224])" office:value-type="float" office:value="9" calcext:value-type="float">
            <text:p>9</text:p>
          </table:table-cell>
          <table:table-cell table:formula="of:=RIGHT([.A122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26565295" calcext:value-type="float">
            <text:p>626565295</text:p>
          </table:table-cell>
          <table:table-cell table:formula="of:=LEN([.A1225])" office:value-type="float" office:value="9" calcext:value-type="float">
            <text:p>9</text:p>
          </table:table-cell>
          <table:table-cell table:formula="of:=RIGHT([.A122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27356839" calcext:value-type="float">
            <text:p>627356839</text:p>
          </table:table-cell>
          <table:table-cell table:formula="of:=LEN([.A1226])" office:value-type="float" office:value="9" calcext:value-type="float">
            <text:p>9</text:p>
          </table:table-cell>
          <table:table-cell table:formula="of:=RIGHT([.A122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27459685" calcext:value-type="float">
            <text:p>627459685</text:p>
          </table:table-cell>
          <table:table-cell table:formula="of:=LEN([.A1227])" office:value-type="float" office:value="9" calcext:value-type="float">
            <text:p>9</text:p>
          </table:table-cell>
          <table:table-cell table:formula="of:=RIGHT([.A122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27471326" calcext:value-type="float">
            <text:p>627471326</text:p>
          </table:table-cell>
          <table:table-cell table:formula="of:=LEN([.A1228])" office:value-type="float" office:value="9" calcext:value-type="float">
            <text:p>9</text:p>
          </table:table-cell>
          <table:table-cell table:formula="of:=RIGHT([.A122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27616744" calcext:value-type="float">
            <text:p>627616744</text:p>
          </table:table-cell>
          <table:table-cell table:formula="of:=LEN([.A1229])" office:value-type="float" office:value="9" calcext:value-type="float">
            <text:p>9</text:p>
          </table:table-cell>
          <table:table-cell table:formula="of:=RIGHT([.A122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27833647" calcext:value-type="float">
            <text:p>627833647</text:p>
          </table:table-cell>
          <table:table-cell table:formula="of:=LEN([.A1230])" office:value-type="float" office:value="9" calcext:value-type="float">
            <text:p>9</text:p>
          </table:table-cell>
          <table:table-cell table:formula="of:=RIGHT([.A123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28037883" calcext:value-type="float">
            <text:p>628037883</text:p>
          </table:table-cell>
          <table:table-cell table:formula="of:=LEN([.A1231])" office:value-type="float" office:value="9" calcext:value-type="float">
            <text:p>9</text:p>
          </table:table-cell>
          <table:table-cell table:formula="of:=RIGHT([.A123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28048924" calcext:value-type="float">
            <text:p>628048924</text:p>
          </table:table-cell>
          <table:table-cell table:formula="of:=LEN([.A1232])" office:value-type="float" office:value="9" calcext:value-type="float">
            <text:p>9</text:p>
          </table:table-cell>
          <table:table-cell table:formula="of:=RIGHT([.A123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28644680" calcext:value-type="float">
            <text:p>628644680</text:p>
          </table:table-cell>
          <table:table-cell table:formula="of:=LEN([.A1233])" office:value-type="float" office:value="9" calcext:value-type="float">
            <text:p>9</text:p>
          </table:table-cell>
          <table:table-cell table:formula="of:=RIGHT([.A123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28813902" calcext:value-type="float">
            <text:p>628813902</text:p>
          </table:table-cell>
          <table:table-cell table:formula="of:=LEN([.A1234])" office:value-type="float" office:value="9" calcext:value-type="float">
            <text:p>9</text:p>
          </table:table-cell>
          <table:table-cell table:formula="of:=RIGHT([.A123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29358911" calcext:value-type="float">
            <text:p>629358911</text:p>
          </table:table-cell>
          <table:table-cell table:formula="of:=LEN([.A1235])" office:value-type="float" office:value="9" calcext:value-type="float">
            <text:p>9</text:p>
          </table:table-cell>
          <table:table-cell table:formula="of:=RIGHT([.A123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29700392" calcext:value-type="float">
            <text:p>629700392</text:p>
          </table:table-cell>
          <table:table-cell table:formula="of:=LEN([.A1236])" office:value-type="float" office:value="9" calcext:value-type="float">
            <text:p>9</text:p>
          </table:table-cell>
          <table:table-cell table:formula="of:=RIGHT([.A123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29746913" calcext:value-type="float">
            <text:p>629746913</text:p>
          </table:table-cell>
          <table:table-cell table:formula="of:=LEN([.A1237])" office:value-type="float" office:value="9" calcext:value-type="float">
            <text:p>9</text:p>
          </table:table-cell>
          <table:table-cell table:formula="of:=RIGHT([.A123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30406110" calcext:value-type="float">
            <text:p>630406110</text:p>
          </table:table-cell>
          <table:table-cell table:formula="of:=LEN([.A1238])" office:value-type="float" office:value="9" calcext:value-type="float">
            <text:p>9</text:p>
          </table:table-cell>
          <table:table-cell table:formula="of:=RIGHT([.A123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30665207" calcext:value-type="float">
            <text:p>630665207</text:p>
          </table:table-cell>
          <table:table-cell table:formula="of:=LEN([.A1239])" office:value-type="float" office:value="9" calcext:value-type="float">
            <text:p>9</text:p>
          </table:table-cell>
          <table:table-cell table:formula="of:=RIGHT([.A123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30704564" calcext:value-type="float">
            <text:p>630704564</text:p>
          </table:table-cell>
          <table:table-cell table:formula="of:=LEN([.A1240])" office:value-type="float" office:value="9" calcext:value-type="float">
            <text:p>9</text:p>
          </table:table-cell>
          <table:table-cell table:formula="of:=RIGHT([.A124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30750546" calcext:value-type="float">
            <text:p>630750546</text:p>
          </table:table-cell>
          <table:table-cell table:formula="of:=LEN([.A1241])" office:value-type="float" office:value="9" calcext:value-type="float">
            <text:p>9</text:p>
          </table:table-cell>
          <table:table-cell table:formula="of:=RIGHT([.A124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30857013" calcext:value-type="float">
            <text:p>630857013</text:p>
          </table:table-cell>
          <table:table-cell table:formula="of:=LEN([.A1242])" office:value-type="float" office:value="9" calcext:value-type="float">
            <text:p>9</text:p>
          </table:table-cell>
          <table:table-cell table:formula="of:=RIGHT([.A124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32104510" calcext:value-type="float">
            <text:p>632104510</text:p>
          </table:table-cell>
          <table:table-cell table:formula="of:=LEN([.A1243])" office:value-type="float" office:value="9" calcext:value-type="float">
            <text:p>9</text:p>
          </table:table-cell>
          <table:table-cell table:formula="of:=RIGHT([.A124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33371565" calcext:value-type="float">
            <text:p>633371565</text:p>
          </table:table-cell>
          <table:table-cell table:formula="of:=LEN([.A1244])" office:value-type="float" office:value="9" calcext:value-type="float">
            <text:p>9</text:p>
          </table:table-cell>
          <table:table-cell table:formula="of:=RIGHT([.A124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33471473" calcext:value-type="float">
            <text:p>633471473</text:p>
          </table:table-cell>
          <table:table-cell table:formula="of:=LEN([.A1245])" office:value-type="float" office:value="9" calcext:value-type="float">
            <text:p>9</text:p>
          </table:table-cell>
          <table:table-cell table:formula="of:=RIGHT([.A124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34012139" calcext:value-type="float">
            <text:p>634012139</text:p>
          </table:table-cell>
          <table:table-cell table:formula="of:=LEN([.A1246])" office:value-type="float" office:value="9" calcext:value-type="float">
            <text:p>9</text:p>
          </table:table-cell>
          <table:table-cell table:formula="of:=RIGHT([.A124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34949120" calcext:value-type="float">
            <text:p>634949120</text:p>
          </table:table-cell>
          <table:table-cell table:formula="of:=LEN([.A1247])" office:value-type="float" office:value="9" calcext:value-type="float">
            <text:p>9</text:p>
          </table:table-cell>
          <table:table-cell table:formula="of:=RIGHT([.A124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35622885" calcext:value-type="float">
            <text:p>635622885</text:p>
          </table:table-cell>
          <table:table-cell table:formula="of:=LEN([.A1248])" office:value-type="float" office:value="9" calcext:value-type="float">
            <text:p>9</text:p>
          </table:table-cell>
          <table:table-cell table:formula="of:=RIGHT([.A124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35628251" calcext:value-type="float">
            <text:p>635628251</text:p>
          </table:table-cell>
          <table:table-cell table:formula="of:=LEN([.A1249])" office:value-type="float" office:value="9" calcext:value-type="float">
            <text:p>9</text:p>
          </table:table-cell>
          <table:table-cell table:formula="of:=RIGHT([.A124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35820503" calcext:value-type="float">
            <text:p>635820503</text:p>
          </table:table-cell>
          <table:table-cell table:formula="of:=LEN([.A1250])" office:value-type="float" office:value="9" calcext:value-type="float">
            <text:p>9</text:p>
          </table:table-cell>
          <table:table-cell table:formula="of:=RIGHT([.A125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35912863" calcext:value-type="float">
            <text:p>635912863</text:p>
          </table:table-cell>
          <table:table-cell table:formula="of:=LEN([.A1251])" office:value-type="float" office:value="9" calcext:value-type="float">
            <text:p>9</text:p>
          </table:table-cell>
          <table:table-cell table:formula="of:=RIGHT([.A125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35950190" calcext:value-type="float">
            <text:p>635950190</text:p>
          </table:table-cell>
          <table:table-cell table:formula="of:=LEN([.A1252])" office:value-type="float" office:value="9" calcext:value-type="float">
            <text:p>9</text:p>
          </table:table-cell>
          <table:table-cell table:formula="of:=RIGHT([.A125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36180565" calcext:value-type="float">
            <text:p>636180565</text:p>
          </table:table-cell>
          <table:table-cell table:formula="of:=LEN([.A1253])" office:value-type="float" office:value="9" calcext:value-type="float">
            <text:p>9</text:p>
          </table:table-cell>
          <table:table-cell table:formula="of:=RIGHT([.A125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36841707" calcext:value-type="float">
            <text:p>636841707</text:p>
          </table:table-cell>
          <table:table-cell table:formula="of:=LEN([.A1254])" office:value-type="float" office:value="9" calcext:value-type="float">
            <text:p>9</text:p>
          </table:table-cell>
          <table:table-cell table:formula="of:=RIGHT([.A125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37814949" calcext:value-type="float">
            <text:p>637814949</text:p>
          </table:table-cell>
          <table:table-cell table:formula="of:=LEN([.A1255])" office:value-type="float" office:value="9" calcext:value-type="float">
            <text:p>9</text:p>
          </table:table-cell>
          <table:table-cell table:formula="of:=RIGHT([.A125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38072371" calcext:value-type="float">
            <text:p>638072371</text:p>
          </table:table-cell>
          <table:table-cell table:formula="of:=LEN([.A1256])" office:value-type="float" office:value="9" calcext:value-type="float">
            <text:p>9</text:p>
          </table:table-cell>
          <table:table-cell table:formula="of:=RIGHT([.A125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38753040" calcext:value-type="float">
            <text:p>638753040</text:p>
          </table:table-cell>
          <table:table-cell table:formula="of:=LEN([.A1257])" office:value-type="float" office:value="9" calcext:value-type="float">
            <text:p>9</text:p>
          </table:table-cell>
          <table:table-cell table:formula="of:=RIGHT([.A125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38902829" calcext:value-type="float">
            <text:p>638902829</text:p>
          </table:table-cell>
          <table:table-cell table:formula="of:=LEN([.A1258])" office:value-type="float" office:value="9" calcext:value-type="float">
            <text:p>9</text:p>
          </table:table-cell>
          <table:table-cell table:formula="of:=RIGHT([.A125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38963138" calcext:value-type="float">
            <text:p>638963138</text:p>
          </table:table-cell>
          <table:table-cell table:formula="of:=LEN([.A1259])" office:value-type="float" office:value="9" calcext:value-type="float">
            <text:p>9</text:p>
          </table:table-cell>
          <table:table-cell table:formula="of:=RIGHT([.A125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39017383" calcext:value-type="float">
            <text:p>639017383</text:p>
          </table:table-cell>
          <table:table-cell table:formula="of:=LEN([.A1260])" office:value-type="float" office:value="9" calcext:value-type="float">
            <text:p>9</text:p>
          </table:table-cell>
          <table:table-cell table:formula="of:=RIGHT([.A126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39085635" calcext:value-type="float">
            <text:p>639085635</text:p>
          </table:table-cell>
          <table:table-cell table:formula="of:=LEN([.A1261])" office:value-type="float" office:value="9" calcext:value-type="float">
            <text:p>9</text:p>
          </table:table-cell>
          <table:table-cell table:formula="of:=RIGHT([.A126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39086079" calcext:value-type="float">
            <text:p>639086079</text:p>
          </table:table-cell>
          <table:table-cell table:formula="of:=LEN([.A1262])" office:value-type="float" office:value="9" calcext:value-type="float">
            <text:p>9</text:p>
          </table:table-cell>
          <table:table-cell table:formula="of:=RIGHT([.A126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39706576" calcext:value-type="float">
            <text:p>639706576</text:p>
          </table:table-cell>
          <table:table-cell table:formula="of:=LEN([.A1263])" office:value-type="float" office:value="9" calcext:value-type="float">
            <text:p>9</text:p>
          </table:table-cell>
          <table:table-cell table:formula="of:=RIGHT([.A126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39716679" calcext:value-type="float">
            <text:p>639716679</text:p>
          </table:table-cell>
          <table:table-cell table:formula="of:=LEN([.A1264])" office:value-type="float" office:value="9" calcext:value-type="float">
            <text:p>9</text:p>
          </table:table-cell>
          <table:table-cell table:formula="of:=RIGHT([.A126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39780410" calcext:value-type="float">
            <text:p>639780410</text:p>
          </table:table-cell>
          <table:table-cell table:formula="of:=LEN([.A1265])" office:value-type="float" office:value="9" calcext:value-type="float">
            <text:p>9</text:p>
          </table:table-cell>
          <table:table-cell table:formula="of:=RIGHT([.A126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39872421" calcext:value-type="float">
            <text:p>639872421</text:p>
          </table:table-cell>
          <table:table-cell table:formula="of:=LEN([.A1266])" office:value-type="float" office:value="9" calcext:value-type="float">
            <text:p>9</text:p>
          </table:table-cell>
          <table:table-cell table:formula="of:=RIGHT([.A126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41690948" calcext:value-type="float">
            <text:p>641690948</text:p>
          </table:table-cell>
          <table:table-cell table:formula="of:=LEN([.A1267])" office:value-type="float" office:value="9" calcext:value-type="float">
            <text:p>9</text:p>
          </table:table-cell>
          <table:table-cell table:formula="of:=RIGHT([.A126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41757490" calcext:value-type="float">
            <text:p>641757490</text:p>
          </table:table-cell>
          <table:table-cell table:formula="of:=LEN([.A1268])" office:value-type="float" office:value="9" calcext:value-type="float">
            <text:p>9</text:p>
          </table:table-cell>
          <table:table-cell table:formula="of:=RIGHT([.A126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42147535" calcext:value-type="float">
            <text:p>642147535</text:p>
          </table:table-cell>
          <table:table-cell table:formula="of:=LEN([.A1269])" office:value-type="float" office:value="9" calcext:value-type="float">
            <text:p>9</text:p>
          </table:table-cell>
          <table:table-cell table:formula="of:=RIGHT([.A126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42252030" calcext:value-type="float">
            <text:p>642252030</text:p>
          </table:table-cell>
          <table:table-cell table:formula="of:=LEN([.A1270])" office:value-type="float" office:value="9" calcext:value-type="float">
            <text:p>9</text:p>
          </table:table-cell>
          <table:table-cell table:formula="of:=RIGHT([.A127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42843654" calcext:value-type="float">
            <text:p>642843654</text:p>
          </table:table-cell>
          <table:table-cell table:formula="of:=LEN([.A1271])" office:value-type="float" office:value="9" calcext:value-type="float">
            <text:p>9</text:p>
          </table:table-cell>
          <table:table-cell table:formula="of:=RIGHT([.A127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43922404" calcext:value-type="float">
            <text:p>643922404</text:p>
          </table:table-cell>
          <table:table-cell table:formula="of:=LEN([.A1272])" office:value-type="float" office:value="9" calcext:value-type="float">
            <text:p>9</text:p>
          </table:table-cell>
          <table:table-cell table:formula="of:=RIGHT([.A127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44162964" calcext:value-type="float">
            <text:p>644162964</text:p>
          </table:table-cell>
          <table:table-cell table:formula="of:=LEN([.A1273])" office:value-type="float" office:value="9" calcext:value-type="float">
            <text:p>9</text:p>
          </table:table-cell>
          <table:table-cell table:formula="of:=RIGHT([.A127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44542764" calcext:value-type="float">
            <text:p>644542764</text:p>
          </table:table-cell>
          <table:table-cell table:formula="of:=LEN([.A1274])" office:value-type="float" office:value="9" calcext:value-type="float">
            <text:p>9</text:p>
          </table:table-cell>
          <table:table-cell table:formula="of:=RIGHT([.A127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45470237" calcext:value-type="float">
            <text:p>645470237</text:p>
          </table:table-cell>
          <table:table-cell table:formula="of:=LEN([.A1275])" office:value-type="float" office:value="9" calcext:value-type="float">
            <text:p>9</text:p>
          </table:table-cell>
          <table:table-cell table:formula="of:=RIGHT([.A127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45486105" calcext:value-type="float">
            <text:p>645486105</text:p>
          </table:table-cell>
          <table:table-cell table:formula="of:=LEN([.A1276])" office:value-type="float" office:value="9" calcext:value-type="float">
            <text:p>9</text:p>
          </table:table-cell>
          <table:table-cell table:formula="of:=RIGHT([.A127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45508583" calcext:value-type="float">
            <text:p>645508583</text:p>
          </table:table-cell>
          <table:table-cell table:formula="of:=LEN([.A1277])" office:value-type="float" office:value="9" calcext:value-type="float">
            <text:p>9</text:p>
          </table:table-cell>
          <table:table-cell table:formula="of:=RIGHT([.A127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45816686" calcext:value-type="float">
            <text:p>645816686</text:p>
          </table:table-cell>
          <table:table-cell table:formula="of:=LEN([.A1278])" office:value-type="float" office:value="9" calcext:value-type="float">
            <text:p>9</text:p>
          </table:table-cell>
          <table:table-cell table:formula="of:=RIGHT([.A127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46901556" calcext:value-type="float">
            <text:p>646901556</text:p>
          </table:table-cell>
          <table:table-cell table:formula="of:=LEN([.A1279])" office:value-type="float" office:value="9" calcext:value-type="float">
            <text:p>9</text:p>
          </table:table-cell>
          <table:table-cell table:formula="of:=RIGHT([.A127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47280093" calcext:value-type="float">
            <text:p>647280093</text:p>
          </table:table-cell>
          <table:table-cell table:formula="of:=LEN([.A1280])" office:value-type="float" office:value="9" calcext:value-type="float">
            <text:p>9</text:p>
          </table:table-cell>
          <table:table-cell table:formula="of:=RIGHT([.A128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48062071" calcext:value-type="float">
            <text:p>648062071</text:p>
          </table:table-cell>
          <table:table-cell table:formula="of:=LEN([.A1281])" office:value-type="float" office:value="9" calcext:value-type="float">
            <text:p>9</text:p>
          </table:table-cell>
          <table:table-cell table:formula="of:=RIGHT([.A128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48068737" calcext:value-type="float">
            <text:p>648068737</text:p>
          </table:table-cell>
          <table:table-cell table:formula="of:=LEN([.A1282])" office:value-type="float" office:value="9" calcext:value-type="float">
            <text:p>9</text:p>
          </table:table-cell>
          <table:table-cell table:formula="of:=RIGHT([.A128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48426771" calcext:value-type="float">
            <text:p>648426771</text:p>
          </table:table-cell>
          <table:table-cell table:formula="of:=LEN([.A1283])" office:value-type="float" office:value="9" calcext:value-type="float">
            <text:p>9</text:p>
          </table:table-cell>
          <table:table-cell table:formula="of:=RIGHT([.A128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49131572" calcext:value-type="float">
            <text:p>649131572</text:p>
          </table:table-cell>
          <table:table-cell table:formula="of:=LEN([.A1284])" office:value-type="float" office:value="9" calcext:value-type="float">
            <text:p>9</text:p>
          </table:table-cell>
          <table:table-cell table:formula="of:=RIGHT([.A128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49490744" calcext:value-type="float">
            <text:p>649490744</text:p>
          </table:table-cell>
          <table:table-cell table:formula="of:=LEN([.A1285])" office:value-type="float" office:value="9" calcext:value-type="float">
            <text:p>9</text:p>
          </table:table-cell>
          <table:table-cell table:formula="of:=RIGHT([.A128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50217257" calcext:value-type="float">
            <text:p>650217257</text:p>
          </table:table-cell>
          <table:table-cell table:formula="of:=LEN([.A1286])" office:value-type="float" office:value="9" calcext:value-type="float">
            <text:p>9</text:p>
          </table:table-cell>
          <table:table-cell table:formula="of:=RIGHT([.A128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50617769" calcext:value-type="float">
            <text:p>650617769</text:p>
          </table:table-cell>
          <table:table-cell table:formula="of:=LEN([.A1287])" office:value-type="float" office:value="9" calcext:value-type="float">
            <text:p>9</text:p>
          </table:table-cell>
          <table:table-cell table:formula="of:=RIGHT([.A128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51660150" calcext:value-type="float">
            <text:p>651660150</text:p>
          </table:table-cell>
          <table:table-cell table:formula="of:=LEN([.A1288])" office:value-type="float" office:value="9" calcext:value-type="float">
            <text:p>9</text:p>
          </table:table-cell>
          <table:table-cell table:formula="of:=RIGHT([.A128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51844798" calcext:value-type="float">
            <text:p>651844798</text:p>
          </table:table-cell>
          <table:table-cell table:formula="of:=LEN([.A1289])" office:value-type="float" office:value="9" calcext:value-type="float">
            <text:p>9</text:p>
          </table:table-cell>
          <table:table-cell table:formula="of:=RIGHT([.A128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52600565" calcext:value-type="float">
            <text:p>652600565</text:p>
          </table:table-cell>
          <table:table-cell table:formula="of:=LEN([.A1290])" office:value-type="float" office:value="9" calcext:value-type="float">
            <text:p>9</text:p>
          </table:table-cell>
          <table:table-cell table:formula="of:=RIGHT([.A129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52623220" calcext:value-type="float">
            <text:p>652623220</text:p>
          </table:table-cell>
          <table:table-cell table:formula="of:=LEN([.A1291])" office:value-type="float" office:value="9" calcext:value-type="float">
            <text:p>9</text:p>
          </table:table-cell>
          <table:table-cell table:formula="of:=RIGHT([.A129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52839168" calcext:value-type="float">
            <text:p>652839168</text:p>
          </table:table-cell>
          <table:table-cell table:formula="of:=LEN([.A1292])" office:value-type="float" office:value="9" calcext:value-type="float">
            <text:p>9</text:p>
          </table:table-cell>
          <table:table-cell table:formula="of:=RIGHT([.A129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53492876" calcext:value-type="float">
            <text:p>653492876</text:p>
          </table:table-cell>
          <table:table-cell table:formula="of:=LEN([.A1293])" office:value-type="float" office:value="9" calcext:value-type="float">
            <text:p>9</text:p>
          </table:table-cell>
          <table:table-cell table:formula="of:=RIGHT([.A129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53646878" calcext:value-type="float">
            <text:p>653646878</text:p>
          </table:table-cell>
          <table:table-cell table:formula="of:=LEN([.A1294])" office:value-type="float" office:value="9" calcext:value-type="float">
            <text:p>9</text:p>
          </table:table-cell>
          <table:table-cell table:formula="of:=RIGHT([.A129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53714186" calcext:value-type="float">
            <text:p>653714186</text:p>
          </table:table-cell>
          <table:table-cell table:formula="of:=LEN([.A1295])" office:value-type="float" office:value="9" calcext:value-type="float">
            <text:p>9</text:p>
          </table:table-cell>
          <table:table-cell table:formula="of:=RIGHT([.A129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54386979" calcext:value-type="float">
            <text:p>654386979</text:p>
          </table:table-cell>
          <table:table-cell table:formula="of:=LEN([.A1296])" office:value-type="float" office:value="9" calcext:value-type="float">
            <text:p>9</text:p>
          </table:table-cell>
          <table:table-cell table:formula="of:=RIGHT([.A129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54793188" calcext:value-type="float">
            <text:p>654793188</text:p>
          </table:table-cell>
          <table:table-cell table:formula="of:=LEN([.A1297])" office:value-type="float" office:value="9" calcext:value-type="float">
            <text:p>9</text:p>
          </table:table-cell>
          <table:table-cell table:formula="of:=RIGHT([.A129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55432578" calcext:value-type="float">
            <text:p>655432578</text:p>
          </table:table-cell>
          <table:table-cell table:formula="of:=LEN([.A1298])" office:value-type="float" office:value="9" calcext:value-type="float">
            <text:p>9</text:p>
          </table:table-cell>
          <table:table-cell table:formula="of:=RIGHT([.A129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56076973" calcext:value-type="float">
            <text:p>656076973</text:p>
          </table:table-cell>
          <table:table-cell table:formula="of:=LEN([.A1299])" office:value-type="float" office:value="9" calcext:value-type="float">
            <text:p>9</text:p>
          </table:table-cell>
          <table:table-cell table:formula="of:=RIGHT([.A129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56140487" calcext:value-type="float">
            <text:p>656140487</text:p>
          </table:table-cell>
          <table:table-cell table:formula="of:=LEN([.A1300])" office:value-type="float" office:value="9" calcext:value-type="float">
            <text:p>9</text:p>
          </table:table-cell>
          <table:table-cell table:formula="of:=RIGHT([.A130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56762085" calcext:value-type="float">
            <text:p>656762085</text:p>
          </table:table-cell>
          <table:table-cell table:formula="of:=LEN([.A1301])" office:value-type="float" office:value="9" calcext:value-type="float">
            <text:p>9</text:p>
          </table:table-cell>
          <table:table-cell table:formula="of:=RIGHT([.A130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57408652" calcext:value-type="float">
            <text:p>657408652</text:p>
          </table:table-cell>
          <table:table-cell table:formula="of:=LEN([.A1302])" office:value-type="float" office:value="9" calcext:value-type="float">
            <text:p>9</text:p>
          </table:table-cell>
          <table:table-cell table:formula="of:=RIGHT([.A130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57451951" calcext:value-type="float">
            <text:p>657451951</text:p>
          </table:table-cell>
          <table:table-cell table:formula="of:=LEN([.A1303])" office:value-type="float" office:value="9" calcext:value-type="float">
            <text:p>9</text:p>
          </table:table-cell>
          <table:table-cell table:formula="of:=RIGHT([.A130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57738919" calcext:value-type="float">
            <text:p>657738919</text:p>
          </table:table-cell>
          <table:table-cell table:formula="of:=LEN([.A1304])" office:value-type="float" office:value="9" calcext:value-type="float">
            <text:p>9</text:p>
          </table:table-cell>
          <table:table-cell table:formula="of:=RIGHT([.A130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57775548" calcext:value-type="float">
            <text:p>657775548</text:p>
          </table:table-cell>
          <table:table-cell table:formula="of:=LEN([.A1305])" office:value-type="float" office:value="9" calcext:value-type="float">
            <text:p>9</text:p>
          </table:table-cell>
          <table:table-cell table:formula="of:=RIGHT([.A130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57931146" calcext:value-type="float">
            <text:p>657931146</text:p>
          </table:table-cell>
          <table:table-cell table:formula="of:=LEN([.A1306])" office:value-type="float" office:value="9" calcext:value-type="float">
            <text:p>9</text:p>
          </table:table-cell>
          <table:table-cell table:formula="of:=RIGHT([.A130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58795517" calcext:value-type="float">
            <text:p>658795517</text:p>
          </table:table-cell>
          <table:table-cell table:formula="of:=LEN([.A1307])" office:value-type="float" office:value="9" calcext:value-type="float">
            <text:p>9</text:p>
          </table:table-cell>
          <table:table-cell table:formula="of:=RIGHT([.A130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59784174" calcext:value-type="float">
            <text:p>659784174</text:p>
          </table:table-cell>
          <table:table-cell table:formula="of:=LEN([.A1308])" office:value-type="float" office:value="9" calcext:value-type="float">
            <text:p>9</text:p>
          </table:table-cell>
          <table:table-cell table:formula="of:=RIGHT([.A130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59792211" calcext:value-type="float">
            <text:p>659792211</text:p>
          </table:table-cell>
          <table:table-cell table:formula="of:=LEN([.A1309])" office:value-type="float" office:value="9" calcext:value-type="float">
            <text:p>9</text:p>
          </table:table-cell>
          <table:table-cell table:formula="of:=RIGHT([.A130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59804658" calcext:value-type="float">
            <text:p>659804658</text:p>
          </table:table-cell>
          <table:table-cell table:formula="of:=LEN([.A1310])" office:value-type="float" office:value="9" calcext:value-type="float">
            <text:p>9</text:p>
          </table:table-cell>
          <table:table-cell table:formula="of:=RIGHT([.A131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59806880" calcext:value-type="float">
            <text:p>659806880</text:p>
          </table:table-cell>
          <table:table-cell table:formula="of:=LEN([.A1311])" office:value-type="float" office:value="9" calcext:value-type="float">
            <text:p>9</text:p>
          </table:table-cell>
          <table:table-cell table:formula="of:=RIGHT([.A131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59959853" calcext:value-type="float">
            <text:p>659959853</text:p>
          </table:table-cell>
          <table:table-cell table:formula="of:=LEN([.A1312])" office:value-type="float" office:value="9" calcext:value-type="float">
            <text:p>9</text:p>
          </table:table-cell>
          <table:table-cell table:formula="of:=RIGHT([.A131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59994076" calcext:value-type="float">
            <text:p>659994076</text:p>
          </table:table-cell>
          <table:table-cell table:formula="of:=LEN([.A1313])" office:value-type="float" office:value="9" calcext:value-type="float">
            <text:p>9</text:p>
          </table:table-cell>
          <table:table-cell table:formula="of:=RIGHT([.A131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60819354" calcext:value-type="float">
            <text:p>660819354</text:p>
          </table:table-cell>
          <table:table-cell table:formula="of:=LEN([.A1314])" office:value-type="float" office:value="9" calcext:value-type="float">
            <text:p>9</text:p>
          </table:table-cell>
          <table:table-cell table:formula="of:=RIGHT([.A131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61216120" calcext:value-type="float">
            <text:p>661216120</text:p>
          </table:table-cell>
          <table:table-cell table:formula="of:=LEN([.A1315])" office:value-type="float" office:value="9" calcext:value-type="float">
            <text:p>9</text:p>
          </table:table-cell>
          <table:table-cell table:formula="of:=RIGHT([.A131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63035212" calcext:value-type="float">
            <text:p>663035212</text:p>
          </table:table-cell>
          <table:table-cell table:formula="of:=LEN([.A1316])" office:value-type="float" office:value="9" calcext:value-type="float">
            <text:p>9</text:p>
          </table:table-cell>
          <table:table-cell table:formula="of:=RIGHT([.A131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63057996" calcext:value-type="float">
            <text:p>663057996</text:p>
          </table:table-cell>
          <table:table-cell table:formula="of:=LEN([.A1317])" office:value-type="float" office:value="9" calcext:value-type="float">
            <text:p>9</text:p>
          </table:table-cell>
          <table:table-cell table:formula="of:=RIGHT([.A131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63826972" calcext:value-type="float">
            <text:p>663826972</text:p>
          </table:table-cell>
          <table:table-cell table:formula="of:=LEN([.A1318])" office:value-type="float" office:value="9" calcext:value-type="float">
            <text:p>9</text:p>
          </table:table-cell>
          <table:table-cell table:formula="of:=RIGHT([.A131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64426259" calcext:value-type="float">
            <text:p>664426259</text:p>
          </table:table-cell>
          <table:table-cell table:formula="of:=LEN([.A1319])" office:value-type="float" office:value="9" calcext:value-type="float">
            <text:p>9</text:p>
          </table:table-cell>
          <table:table-cell table:formula="of:=RIGHT([.A131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65039487" calcext:value-type="float">
            <text:p>665039487</text:p>
          </table:table-cell>
          <table:table-cell table:formula="of:=LEN([.A1320])" office:value-type="float" office:value="9" calcext:value-type="float">
            <text:p>9</text:p>
          </table:table-cell>
          <table:table-cell table:formula="of:=RIGHT([.A132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65185823" calcext:value-type="float">
            <text:p>665185823</text:p>
          </table:table-cell>
          <table:table-cell table:formula="of:=LEN([.A1321])" office:value-type="float" office:value="9" calcext:value-type="float">
            <text:p>9</text:p>
          </table:table-cell>
          <table:table-cell table:formula="of:=RIGHT([.A132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65285350" calcext:value-type="float">
            <text:p>665285350</text:p>
          </table:table-cell>
          <table:table-cell table:formula="of:=LEN([.A1322])" office:value-type="float" office:value="9" calcext:value-type="float">
            <text:p>9</text:p>
          </table:table-cell>
          <table:table-cell table:formula="of:=RIGHT([.A132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65388435" calcext:value-type="float">
            <text:p>665388435</text:p>
          </table:table-cell>
          <table:table-cell table:formula="of:=LEN([.A1323])" office:value-type="float" office:value="9" calcext:value-type="float">
            <text:p>9</text:p>
          </table:table-cell>
          <table:table-cell table:formula="of:=RIGHT([.A132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65632083" calcext:value-type="float">
            <text:p>665632083</text:p>
          </table:table-cell>
          <table:table-cell table:formula="of:=LEN([.A1324])" office:value-type="float" office:value="9" calcext:value-type="float">
            <text:p>9</text:p>
          </table:table-cell>
          <table:table-cell table:formula="of:=RIGHT([.A132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66247017" calcext:value-type="float">
            <text:p>666247017</text:p>
          </table:table-cell>
          <table:table-cell table:formula="of:=LEN([.A1325])" office:value-type="float" office:value="9" calcext:value-type="float">
            <text:p>9</text:p>
          </table:table-cell>
          <table:table-cell table:formula="of:=RIGHT([.A132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67143643" calcext:value-type="float">
            <text:p>667143643</text:p>
          </table:table-cell>
          <table:table-cell table:formula="of:=LEN([.A1326])" office:value-type="float" office:value="9" calcext:value-type="float">
            <text:p>9</text:p>
          </table:table-cell>
          <table:table-cell table:formula="of:=RIGHT([.A132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67186658" calcext:value-type="float">
            <text:p>667186658</text:p>
          </table:table-cell>
          <table:table-cell table:formula="of:=LEN([.A1327])" office:value-type="float" office:value="9" calcext:value-type="float">
            <text:p>9</text:p>
          </table:table-cell>
          <table:table-cell table:formula="of:=RIGHT([.A132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67189800" calcext:value-type="float">
            <text:p>667189800</text:p>
          </table:table-cell>
          <table:table-cell table:formula="of:=LEN([.A1328])" office:value-type="float" office:value="9" calcext:value-type="float">
            <text:p>9</text:p>
          </table:table-cell>
          <table:table-cell table:formula="of:=RIGHT([.A132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68392999" calcext:value-type="float">
            <text:p>668392999</text:p>
          </table:table-cell>
          <table:table-cell table:formula="of:=LEN([.A1329])" office:value-type="float" office:value="9" calcext:value-type="float">
            <text:p>9</text:p>
          </table:table-cell>
          <table:table-cell table:formula="of:=RIGHT([.A132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68430506" calcext:value-type="float">
            <text:p>668430506</text:p>
          </table:table-cell>
          <table:table-cell table:formula="of:=LEN([.A1330])" office:value-type="float" office:value="9" calcext:value-type="float">
            <text:p>9</text:p>
          </table:table-cell>
          <table:table-cell table:formula="of:=RIGHT([.A133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68552570" calcext:value-type="float">
            <text:p>668552570</text:p>
          </table:table-cell>
          <table:table-cell table:formula="of:=LEN([.A1331])" office:value-type="float" office:value="9" calcext:value-type="float">
            <text:p>9</text:p>
          </table:table-cell>
          <table:table-cell table:formula="of:=RIGHT([.A133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69534345" calcext:value-type="float">
            <text:p>669534345</text:p>
          </table:table-cell>
          <table:table-cell table:formula="of:=LEN([.A1332])" office:value-type="float" office:value="9" calcext:value-type="float">
            <text:p>9</text:p>
          </table:table-cell>
          <table:table-cell table:formula="of:=RIGHT([.A133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69583137" calcext:value-type="float">
            <text:p>669583137</text:p>
          </table:table-cell>
          <table:table-cell table:formula="of:=LEN([.A1333])" office:value-type="float" office:value="9" calcext:value-type="float">
            <text:p>9</text:p>
          </table:table-cell>
          <table:table-cell table:formula="of:=RIGHT([.A133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69802528" calcext:value-type="float">
            <text:p>669802528</text:p>
          </table:table-cell>
          <table:table-cell table:formula="of:=LEN([.A1334])" office:value-type="float" office:value="9" calcext:value-type="float">
            <text:p>9</text:p>
          </table:table-cell>
          <table:table-cell table:formula="of:=RIGHT([.A133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69896070" calcext:value-type="float">
            <text:p>669896070</text:p>
          </table:table-cell>
          <table:table-cell table:formula="of:=LEN([.A1335])" office:value-type="float" office:value="9" calcext:value-type="float">
            <text:p>9</text:p>
          </table:table-cell>
          <table:table-cell table:formula="of:=RIGHT([.A133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70513799" calcext:value-type="float">
            <text:p>670513799</text:p>
          </table:table-cell>
          <table:table-cell table:formula="of:=LEN([.A1336])" office:value-type="float" office:value="9" calcext:value-type="float">
            <text:p>9</text:p>
          </table:table-cell>
          <table:table-cell table:formula="of:=RIGHT([.A133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72565496" calcext:value-type="float">
            <text:p>672565496</text:p>
          </table:table-cell>
          <table:table-cell table:formula="of:=LEN([.A1337])" office:value-type="float" office:value="9" calcext:value-type="float">
            <text:p>9</text:p>
          </table:table-cell>
          <table:table-cell table:formula="of:=RIGHT([.A133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72815477" calcext:value-type="float">
            <text:p>672815477</text:p>
          </table:table-cell>
          <table:table-cell table:formula="of:=LEN([.A1338])" office:value-type="float" office:value="9" calcext:value-type="float">
            <text:p>9</text:p>
          </table:table-cell>
          <table:table-cell table:formula="of:=RIGHT([.A133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73230697" calcext:value-type="float">
            <text:p>673230697</text:p>
          </table:table-cell>
          <table:table-cell table:formula="of:=LEN([.A1339])" office:value-type="float" office:value="9" calcext:value-type="float">
            <text:p>9</text:p>
          </table:table-cell>
          <table:table-cell table:formula="of:=RIGHT([.A133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73931323" calcext:value-type="float">
            <text:p>673931323</text:p>
          </table:table-cell>
          <table:table-cell table:formula="of:=LEN([.A1340])" office:value-type="float" office:value="9" calcext:value-type="float">
            <text:p>9</text:p>
          </table:table-cell>
          <table:table-cell table:formula="of:=RIGHT([.A134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74110763" calcext:value-type="float">
            <text:p>674110763</text:p>
          </table:table-cell>
          <table:table-cell table:formula="of:=LEN([.A1341])" office:value-type="float" office:value="9" calcext:value-type="float">
            <text:p>9</text:p>
          </table:table-cell>
          <table:table-cell table:formula="of:=RIGHT([.A134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74990139" calcext:value-type="float">
            <text:p>674990139</text:p>
          </table:table-cell>
          <table:table-cell table:formula="of:=LEN([.A1342])" office:value-type="float" office:value="9" calcext:value-type="float">
            <text:p>9</text:p>
          </table:table-cell>
          <table:table-cell table:formula="of:=RIGHT([.A134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75159986" calcext:value-type="float">
            <text:p>675159986</text:p>
          </table:table-cell>
          <table:table-cell table:formula="of:=LEN([.A1343])" office:value-type="float" office:value="9" calcext:value-type="float">
            <text:p>9</text:p>
          </table:table-cell>
          <table:table-cell table:formula="of:=RIGHT([.A134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75535732" calcext:value-type="float">
            <text:p>675535732</text:p>
          </table:table-cell>
          <table:table-cell table:formula="of:=LEN([.A1344])" office:value-type="float" office:value="9" calcext:value-type="float">
            <text:p>9</text:p>
          </table:table-cell>
          <table:table-cell table:formula="of:=RIGHT([.A134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75577784" calcext:value-type="float">
            <text:p>675577784</text:p>
          </table:table-cell>
          <table:table-cell table:formula="of:=LEN([.A1345])" office:value-type="float" office:value="9" calcext:value-type="float">
            <text:p>9</text:p>
          </table:table-cell>
          <table:table-cell table:formula="of:=RIGHT([.A134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76180871" calcext:value-type="float">
            <text:p>676180871</text:p>
          </table:table-cell>
          <table:table-cell table:formula="of:=LEN([.A1346])" office:value-type="float" office:value="9" calcext:value-type="float">
            <text:p>9</text:p>
          </table:table-cell>
          <table:table-cell table:formula="of:=RIGHT([.A134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76267027" calcext:value-type="float">
            <text:p>676267027</text:p>
          </table:table-cell>
          <table:table-cell table:formula="of:=LEN([.A1347])" office:value-type="float" office:value="9" calcext:value-type="float">
            <text:p>9</text:p>
          </table:table-cell>
          <table:table-cell table:formula="of:=RIGHT([.A134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76404896" calcext:value-type="float">
            <text:p>676404896</text:p>
          </table:table-cell>
          <table:table-cell table:formula="of:=LEN([.A1348])" office:value-type="float" office:value="9" calcext:value-type="float">
            <text:p>9</text:p>
          </table:table-cell>
          <table:table-cell table:formula="of:=RIGHT([.A134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76503647" calcext:value-type="float">
            <text:p>676503647</text:p>
          </table:table-cell>
          <table:table-cell table:formula="of:=LEN([.A1349])" office:value-type="float" office:value="9" calcext:value-type="float">
            <text:p>9</text:p>
          </table:table-cell>
          <table:table-cell table:formula="of:=RIGHT([.A134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76776191" calcext:value-type="float">
            <text:p>676776191</text:p>
          </table:table-cell>
          <table:table-cell table:formula="of:=LEN([.A1350])" office:value-type="float" office:value="9" calcext:value-type="float">
            <text:p>9</text:p>
          </table:table-cell>
          <table:table-cell table:formula="of:=RIGHT([.A135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77156523" calcext:value-type="float">
            <text:p>677156523</text:p>
          </table:table-cell>
          <table:table-cell table:formula="of:=LEN([.A1351])" office:value-type="float" office:value="9" calcext:value-type="float">
            <text:p>9</text:p>
          </table:table-cell>
          <table:table-cell table:formula="of:=RIGHT([.A135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77416216" calcext:value-type="float">
            <text:p>677416216</text:p>
          </table:table-cell>
          <table:table-cell table:formula="of:=LEN([.A1352])" office:value-type="float" office:value="9" calcext:value-type="float">
            <text:p>9</text:p>
          </table:table-cell>
          <table:table-cell table:formula="of:=RIGHT([.A135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78089866" calcext:value-type="float">
            <text:p>678089866</text:p>
          </table:table-cell>
          <table:table-cell table:formula="of:=LEN([.A1353])" office:value-type="float" office:value="9" calcext:value-type="float">
            <text:p>9</text:p>
          </table:table-cell>
          <table:table-cell table:formula="of:=RIGHT([.A135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79146085" calcext:value-type="float">
            <text:p>679146085</text:p>
          </table:table-cell>
          <table:table-cell table:formula="of:=LEN([.A1354])" office:value-type="float" office:value="9" calcext:value-type="float">
            <text:p>9</text:p>
          </table:table-cell>
          <table:table-cell table:formula="of:=RIGHT([.A135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79676886" calcext:value-type="float">
            <text:p>679676886</text:p>
          </table:table-cell>
          <table:table-cell table:formula="of:=LEN([.A1355])" office:value-type="float" office:value="9" calcext:value-type="float">
            <text:p>9</text:p>
          </table:table-cell>
          <table:table-cell table:formula="of:=RIGHT([.A135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79881642" calcext:value-type="float">
            <text:p>679881642</text:p>
          </table:table-cell>
          <table:table-cell table:formula="of:=LEN([.A1356])" office:value-type="float" office:value="9" calcext:value-type="float">
            <text:p>9</text:p>
          </table:table-cell>
          <table:table-cell table:formula="of:=RIGHT([.A135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80421044" calcext:value-type="float">
            <text:p>680421044</text:p>
          </table:table-cell>
          <table:table-cell table:formula="of:=LEN([.A1357])" office:value-type="float" office:value="9" calcext:value-type="float">
            <text:p>9</text:p>
          </table:table-cell>
          <table:table-cell table:formula="of:=RIGHT([.A135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80503056" calcext:value-type="float">
            <text:p>680503056</text:p>
          </table:table-cell>
          <table:table-cell table:formula="of:=LEN([.A1358])" office:value-type="float" office:value="9" calcext:value-type="float">
            <text:p>9</text:p>
          </table:table-cell>
          <table:table-cell table:formula="of:=RIGHT([.A135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81308277" calcext:value-type="float">
            <text:p>681308277</text:p>
          </table:table-cell>
          <table:table-cell table:formula="of:=LEN([.A1359])" office:value-type="float" office:value="9" calcext:value-type="float">
            <text:p>9</text:p>
          </table:table-cell>
          <table:table-cell table:formula="of:=RIGHT([.A135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81335320" calcext:value-type="float">
            <text:p>681335320</text:p>
          </table:table-cell>
          <table:table-cell table:formula="of:=LEN([.A1360])" office:value-type="float" office:value="9" calcext:value-type="float">
            <text:p>9</text:p>
          </table:table-cell>
          <table:table-cell table:formula="of:=RIGHT([.A136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81625823" calcext:value-type="float">
            <text:p>681625823</text:p>
          </table:table-cell>
          <table:table-cell table:formula="of:=LEN([.A1361])" office:value-type="float" office:value="9" calcext:value-type="float">
            <text:p>9</text:p>
          </table:table-cell>
          <table:table-cell table:formula="of:=RIGHT([.A136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81767974" calcext:value-type="float">
            <text:p>681767974</text:p>
          </table:table-cell>
          <table:table-cell table:formula="of:=LEN([.A1362])" office:value-type="float" office:value="9" calcext:value-type="float">
            <text:p>9</text:p>
          </table:table-cell>
          <table:table-cell table:formula="of:=RIGHT([.A136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81894551" calcext:value-type="float">
            <text:p>681894551</text:p>
          </table:table-cell>
          <table:table-cell table:formula="of:=LEN([.A1363])" office:value-type="float" office:value="9" calcext:value-type="float">
            <text:p>9</text:p>
          </table:table-cell>
          <table:table-cell table:formula="of:=RIGHT([.A136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83298282" calcext:value-type="float">
            <text:p>683298282</text:p>
          </table:table-cell>
          <table:table-cell table:formula="of:=LEN([.A1364])" office:value-type="float" office:value="9" calcext:value-type="float">
            <text:p>9</text:p>
          </table:table-cell>
          <table:table-cell table:formula="of:=RIGHT([.A136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83298702" calcext:value-type="float">
            <text:p>683298702</text:p>
          </table:table-cell>
          <table:table-cell table:formula="of:=LEN([.A1365])" office:value-type="float" office:value="9" calcext:value-type="float">
            <text:p>9</text:p>
          </table:table-cell>
          <table:table-cell table:formula="of:=RIGHT([.A136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683498899" calcext:value-type="float">
            <text:p>683498899</text:p>
          </table:table-cell>
          <table:table-cell table:formula="of:=LEN([.A1366])" office:value-type="float" office:value="9" calcext:value-type="float">
            <text:p>9</text:p>
          </table:table-cell>
          <table:table-cell table:formula="of:=RIGHT([.A136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83631589" calcext:value-type="float">
            <text:p>683631589</text:p>
          </table:table-cell>
          <table:table-cell table:formula="of:=LEN([.A1367])" office:value-type="float" office:value="9" calcext:value-type="float">
            <text:p>9</text:p>
          </table:table-cell>
          <table:table-cell table:formula="of:=RIGHT([.A136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83971309" calcext:value-type="float">
            <text:p>683971309</text:p>
          </table:table-cell>
          <table:table-cell table:formula="of:=LEN([.A1368])" office:value-type="float" office:value="9" calcext:value-type="float">
            <text:p>9</text:p>
          </table:table-cell>
          <table:table-cell table:formula="of:=RIGHT([.A136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84002436" calcext:value-type="float">
            <text:p>684002436</text:p>
          </table:table-cell>
          <table:table-cell table:formula="of:=LEN([.A1369])" office:value-type="float" office:value="9" calcext:value-type="float">
            <text:p>9</text:p>
          </table:table-cell>
          <table:table-cell table:formula="of:=RIGHT([.A136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85120155" calcext:value-type="float">
            <text:p>685120155</text:p>
          </table:table-cell>
          <table:table-cell table:formula="of:=LEN([.A1370])" office:value-type="float" office:value="9" calcext:value-type="float">
            <text:p>9</text:p>
          </table:table-cell>
          <table:table-cell table:formula="of:=RIGHT([.A137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85175573" calcext:value-type="float">
            <text:p>685175573</text:p>
          </table:table-cell>
          <table:table-cell table:formula="of:=LEN([.A1371])" office:value-type="float" office:value="9" calcext:value-type="float">
            <text:p>9</text:p>
          </table:table-cell>
          <table:table-cell table:formula="of:=RIGHT([.A137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85539460" calcext:value-type="float">
            <text:p>685539460</text:p>
          </table:table-cell>
          <table:table-cell table:formula="of:=LEN([.A1372])" office:value-type="float" office:value="9" calcext:value-type="float">
            <text:p>9</text:p>
          </table:table-cell>
          <table:table-cell table:formula="of:=RIGHT([.A137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85642059" calcext:value-type="float">
            <text:p>685642059</text:p>
          </table:table-cell>
          <table:table-cell table:formula="of:=LEN([.A1373])" office:value-type="float" office:value="9" calcext:value-type="float">
            <text:p>9</text:p>
          </table:table-cell>
          <table:table-cell table:formula="of:=RIGHT([.A137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85650148" calcext:value-type="float">
            <text:p>685650148</text:p>
          </table:table-cell>
          <table:table-cell table:formula="of:=LEN([.A1374])" office:value-type="float" office:value="9" calcext:value-type="float">
            <text:p>9</text:p>
          </table:table-cell>
          <table:table-cell table:formula="of:=RIGHT([.A137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85713646" calcext:value-type="float">
            <text:p>685713646</text:p>
          </table:table-cell>
          <table:table-cell table:formula="of:=LEN([.A1375])" office:value-type="float" office:value="9" calcext:value-type="float">
            <text:p>9</text:p>
          </table:table-cell>
          <table:table-cell table:formula="of:=RIGHT([.A137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86644584" calcext:value-type="float">
            <text:p>686644584</text:p>
          </table:table-cell>
          <table:table-cell table:formula="of:=LEN([.A1376])" office:value-type="float" office:value="9" calcext:value-type="float">
            <text:p>9</text:p>
          </table:table-cell>
          <table:table-cell table:formula="of:=RIGHT([.A137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88024120" calcext:value-type="float">
            <text:p>688024120</text:p>
          </table:table-cell>
          <table:table-cell table:formula="of:=LEN([.A1377])" office:value-type="float" office:value="9" calcext:value-type="float">
            <text:p>9</text:p>
          </table:table-cell>
          <table:table-cell table:formula="of:=RIGHT([.A137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688726011" calcext:value-type="float">
            <text:p>688726011</text:p>
          </table:table-cell>
          <table:table-cell table:formula="of:=LEN([.A1378])" office:value-type="float" office:value="9" calcext:value-type="float">
            <text:p>9</text:p>
          </table:table-cell>
          <table:table-cell table:formula="of:=RIGHT([.A137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89352465" calcext:value-type="float">
            <text:p>689352465</text:p>
          </table:table-cell>
          <table:table-cell table:formula="of:=LEN([.A1379])" office:value-type="float" office:value="9" calcext:value-type="float">
            <text:p>9</text:p>
          </table:table-cell>
          <table:table-cell table:formula="of:=RIGHT([.A137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90868989" calcext:value-type="float">
            <text:p>690868989</text:p>
          </table:table-cell>
          <table:table-cell table:formula="of:=LEN([.A1380])" office:value-type="float" office:value="9" calcext:value-type="float">
            <text:p>9</text:p>
          </table:table-cell>
          <table:table-cell table:formula="of:=RIGHT([.A138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91134824" calcext:value-type="float">
            <text:p>691134824</text:p>
          </table:table-cell>
          <table:table-cell table:formula="of:=LEN([.A1381])" office:value-type="float" office:value="9" calcext:value-type="float">
            <text:p>9</text:p>
          </table:table-cell>
          <table:table-cell table:formula="of:=RIGHT([.A138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91501661" calcext:value-type="float">
            <text:p>691501661</text:p>
          </table:table-cell>
          <table:table-cell table:formula="of:=LEN([.A1382])" office:value-type="float" office:value="9" calcext:value-type="float">
            <text:p>9</text:p>
          </table:table-cell>
          <table:table-cell table:formula="of:=RIGHT([.A138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91610171" calcext:value-type="float">
            <text:p>691610171</text:p>
          </table:table-cell>
          <table:table-cell table:formula="of:=LEN([.A1383])" office:value-type="float" office:value="9" calcext:value-type="float">
            <text:p>9</text:p>
          </table:table-cell>
          <table:table-cell table:formula="of:=RIGHT([.A138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692942027" calcext:value-type="float">
            <text:p>692942027</text:p>
          </table:table-cell>
          <table:table-cell table:formula="of:=LEN([.A1384])" office:value-type="float" office:value="9" calcext:value-type="float">
            <text:p>9</text:p>
          </table:table-cell>
          <table:table-cell table:formula="of:=RIGHT([.A138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93669483" calcext:value-type="float">
            <text:p>693669483</text:p>
          </table:table-cell>
          <table:table-cell table:formula="of:=LEN([.A1385])" office:value-type="float" office:value="9" calcext:value-type="float">
            <text:p>9</text:p>
          </table:table-cell>
          <table:table-cell table:formula="of:=RIGHT([.A138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93926377" calcext:value-type="float">
            <text:p>693926377</text:p>
          </table:table-cell>
          <table:table-cell table:formula="of:=LEN([.A1386])" office:value-type="float" office:value="9" calcext:value-type="float">
            <text:p>9</text:p>
          </table:table-cell>
          <table:table-cell table:formula="of:=RIGHT([.A138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94405649" calcext:value-type="float">
            <text:p>694405649</text:p>
          </table:table-cell>
          <table:table-cell table:formula="of:=LEN([.A1387])" office:value-type="float" office:value="9" calcext:value-type="float">
            <text:p>9</text:p>
          </table:table-cell>
          <table:table-cell table:formula="of:=RIGHT([.A138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694762556" calcext:value-type="float">
            <text:p>694762556</text:p>
          </table:table-cell>
          <table:table-cell table:formula="of:=LEN([.A1388])" office:value-type="float" office:value="9" calcext:value-type="float">
            <text:p>9</text:p>
          </table:table-cell>
          <table:table-cell table:formula="of:=RIGHT([.A138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95047774" calcext:value-type="float">
            <text:p>695047774</text:p>
          </table:table-cell>
          <table:table-cell table:formula="of:=LEN([.A1389])" office:value-type="float" office:value="9" calcext:value-type="float">
            <text:p>9</text:p>
          </table:table-cell>
          <table:table-cell table:formula="of:=RIGHT([.A138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95218197" calcext:value-type="float">
            <text:p>695218197</text:p>
          </table:table-cell>
          <table:table-cell table:formula="of:=LEN([.A1390])" office:value-type="float" office:value="9" calcext:value-type="float">
            <text:p>9</text:p>
          </table:table-cell>
          <table:table-cell table:formula="of:=RIGHT([.A139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96027607" calcext:value-type="float">
            <text:p>696027607</text:p>
          </table:table-cell>
          <table:table-cell table:formula="of:=LEN([.A1391])" office:value-type="float" office:value="9" calcext:value-type="float">
            <text:p>9</text:p>
          </table:table-cell>
          <table:table-cell table:formula="of:=RIGHT([.A139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696799428" calcext:value-type="float">
            <text:p>696799428</text:p>
          </table:table-cell>
          <table:table-cell table:formula="of:=LEN([.A1392])" office:value-type="float" office:value="9" calcext:value-type="float">
            <text:p>9</text:p>
          </table:table-cell>
          <table:table-cell table:formula="of:=RIGHT([.A139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97524514" calcext:value-type="float">
            <text:p>697524514</text:p>
          </table:table-cell>
          <table:table-cell table:formula="of:=LEN([.A1393])" office:value-type="float" office:value="9" calcext:value-type="float">
            <text:p>9</text:p>
          </table:table-cell>
          <table:table-cell table:formula="of:=RIGHT([.A139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97673233" calcext:value-type="float">
            <text:p>697673233</text:p>
          </table:table-cell>
          <table:table-cell table:formula="of:=LEN([.A1394])" office:value-type="float" office:value="9" calcext:value-type="float">
            <text:p>9</text:p>
          </table:table-cell>
          <table:table-cell table:formula="of:=RIGHT([.A139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697959795" calcext:value-type="float">
            <text:p>697959795</text:p>
          </table:table-cell>
          <table:table-cell table:formula="of:=LEN([.A1395])" office:value-type="float" office:value="9" calcext:value-type="float">
            <text:p>9</text:p>
          </table:table-cell>
          <table:table-cell table:formula="of:=RIGHT([.A139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698002538" calcext:value-type="float">
            <text:p>698002538</text:p>
          </table:table-cell>
          <table:table-cell table:formula="of:=LEN([.A1396])" office:value-type="float" office:value="9" calcext:value-type="float">
            <text:p>9</text:p>
          </table:table-cell>
          <table:table-cell table:formula="of:=RIGHT([.A139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698243744" calcext:value-type="float">
            <text:p>698243744</text:p>
          </table:table-cell>
          <table:table-cell table:formula="of:=LEN([.A1397])" office:value-type="float" office:value="9" calcext:value-type="float">
            <text:p>9</text:p>
          </table:table-cell>
          <table:table-cell table:formula="of:=RIGHT([.A139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698663266" calcext:value-type="float">
            <text:p>698663266</text:p>
          </table:table-cell>
          <table:table-cell table:formula="of:=LEN([.A1398])" office:value-type="float" office:value="9" calcext:value-type="float">
            <text:p>9</text:p>
          </table:table-cell>
          <table:table-cell table:formula="of:=RIGHT([.A139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99194456" calcext:value-type="float">
            <text:p>699194456</text:p>
          </table:table-cell>
          <table:table-cell table:formula="of:=LEN([.A1399])" office:value-type="float" office:value="9" calcext:value-type="float">
            <text:p>9</text:p>
          </table:table-cell>
          <table:table-cell table:formula="of:=RIGHT([.A139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699473018" calcext:value-type="float">
            <text:p>699473018</text:p>
          </table:table-cell>
          <table:table-cell table:formula="of:=LEN([.A1400])" office:value-type="float" office:value="9" calcext:value-type="float">
            <text:p>9</text:p>
          </table:table-cell>
          <table:table-cell table:formula="of:=RIGHT([.A140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00131856" calcext:value-type="float">
            <text:p>700131856</text:p>
          </table:table-cell>
          <table:table-cell table:formula="of:=LEN([.A1401])" office:value-type="float" office:value="9" calcext:value-type="float">
            <text:p>9</text:p>
          </table:table-cell>
          <table:table-cell table:formula="of:=RIGHT([.A140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00255343" calcext:value-type="float">
            <text:p>700255343</text:p>
          </table:table-cell>
          <table:table-cell table:formula="of:=LEN([.A1402])" office:value-type="float" office:value="9" calcext:value-type="float">
            <text:p>9</text:p>
          </table:table-cell>
          <table:table-cell table:formula="of:=RIGHT([.A140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02175763" calcext:value-type="float">
            <text:p>702175763</text:p>
          </table:table-cell>
          <table:table-cell table:formula="of:=LEN([.A1403])" office:value-type="float" office:value="9" calcext:value-type="float">
            <text:p>9</text:p>
          </table:table-cell>
          <table:table-cell table:formula="of:=RIGHT([.A140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02359656" calcext:value-type="float">
            <text:p>702359656</text:p>
          </table:table-cell>
          <table:table-cell table:formula="of:=LEN([.A1404])" office:value-type="float" office:value="9" calcext:value-type="float">
            <text:p>9</text:p>
          </table:table-cell>
          <table:table-cell table:formula="of:=RIGHT([.A140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02581877" calcext:value-type="float">
            <text:p>702581877</text:p>
          </table:table-cell>
          <table:table-cell table:formula="of:=LEN([.A1405])" office:value-type="float" office:value="9" calcext:value-type="float">
            <text:p>9</text:p>
          </table:table-cell>
          <table:table-cell table:formula="of:=RIGHT([.A140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03314545" calcext:value-type="float">
            <text:p>703314545</text:p>
          </table:table-cell>
          <table:table-cell table:formula="of:=LEN([.A1406])" office:value-type="float" office:value="9" calcext:value-type="float">
            <text:p>9</text:p>
          </table:table-cell>
          <table:table-cell table:formula="of:=RIGHT([.A140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03722264" calcext:value-type="float">
            <text:p>703722264</text:p>
          </table:table-cell>
          <table:table-cell table:formula="of:=LEN([.A1407])" office:value-type="float" office:value="9" calcext:value-type="float">
            <text:p>9</text:p>
          </table:table-cell>
          <table:table-cell table:formula="of:=RIGHT([.A140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04737151" calcext:value-type="float">
            <text:p>704737151</text:p>
          </table:table-cell>
          <table:table-cell table:formula="of:=LEN([.A1408])" office:value-type="float" office:value="9" calcext:value-type="float">
            <text:p>9</text:p>
          </table:table-cell>
          <table:table-cell table:formula="of:=RIGHT([.A140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05465715" calcext:value-type="float">
            <text:p>705465715</text:p>
          </table:table-cell>
          <table:table-cell table:formula="of:=LEN([.A1409])" office:value-type="float" office:value="9" calcext:value-type="float">
            <text:p>9</text:p>
          </table:table-cell>
          <table:table-cell table:formula="of:=RIGHT([.A140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05527802" calcext:value-type="float">
            <text:p>705527802</text:p>
          </table:table-cell>
          <table:table-cell table:formula="of:=LEN([.A1410])" office:value-type="float" office:value="9" calcext:value-type="float">
            <text:p>9</text:p>
          </table:table-cell>
          <table:table-cell table:formula="of:=RIGHT([.A141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06052440" calcext:value-type="float">
            <text:p>706052440</text:p>
          </table:table-cell>
          <table:table-cell table:formula="of:=LEN([.A1411])" office:value-type="float" office:value="9" calcext:value-type="float">
            <text:p>9</text:p>
          </table:table-cell>
          <table:table-cell table:formula="of:=RIGHT([.A141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06143865" calcext:value-type="float">
            <text:p>706143865</text:p>
          </table:table-cell>
          <table:table-cell table:formula="of:=LEN([.A1412])" office:value-type="float" office:value="9" calcext:value-type="float">
            <text:p>9</text:p>
          </table:table-cell>
          <table:table-cell table:formula="of:=RIGHT([.A141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06920819" calcext:value-type="float">
            <text:p>706920819</text:p>
          </table:table-cell>
          <table:table-cell table:formula="of:=LEN([.A1413])" office:value-type="float" office:value="9" calcext:value-type="float">
            <text:p>9</text:p>
          </table:table-cell>
          <table:table-cell table:formula="of:=RIGHT([.A141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07001460" calcext:value-type="float">
            <text:p>707001460</text:p>
          </table:table-cell>
          <table:table-cell table:formula="of:=LEN([.A1414])" office:value-type="float" office:value="9" calcext:value-type="float">
            <text:p>9</text:p>
          </table:table-cell>
          <table:table-cell table:formula="of:=RIGHT([.A141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07067987" calcext:value-type="float">
            <text:p>707067987</text:p>
          </table:table-cell>
          <table:table-cell table:formula="of:=LEN([.A1415])" office:value-type="float" office:value="9" calcext:value-type="float">
            <text:p>9</text:p>
          </table:table-cell>
          <table:table-cell table:formula="of:=RIGHT([.A141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08770405" calcext:value-type="float">
            <text:p>708770405</text:p>
          </table:table-cell>
          <table:table-cell table:formula="of:=LEN([.A1416])" office:value-type="float" office:value="9" calcext:value-type="float">
            <text:p>9</text:p>
          </table:table-cell>
          <table:table-cell table:formula="of:=RIGHT([.A141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09017371" calcext:value-type="float">
            <text:p>709017371</text:p>
          </table:table-cell>
          <table:table-cell table:formula="of:=LEN([.A1417])" office:value-type="float" office:value="9" calcext:value-type="float">
            <text:p>9</text:p>
          </table:table-cell>
          <table:table-cell table:formula="of:=RIGHT([.A141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09272134" calcext:value-type="float">
            <text:p>709272134</text:p>
          </table:table-cell>
          <table:table-cell table:formula="of:=LEN([.A1418])" office:value-type="float" office:value="9" calcext:value-type="float">
            <text:p>9</text:p>
          </table:table-cell>
          <table:table-cell table:formula="of:=RIGHT([.A141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09302817" calcext:value-type="float">
            <text:p>709302817</text:p>
          </table:table-cell>
          <table:table-cell table:formula="of:=LEN([.A1419])" office:value-type="float" office:value="9" calcext:value-type="float">
            <text:p>9</text:p>
          </table:table-cell>
          <table:table-cell table:formula="of:=RIGHT([.A141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09957898" calcext:value-type="float">
            <text:p>709957898</text:p>
          </table:table-cell>
          <table:table-cell table:formula="of:=LEN([.A1420])" office:value-type="float" office:value="9" calcext:value-type="float">
            <text:p>9</text:p>
          </table:table-cell>
          <table:table-cell table:formula="of:=RIGHT([.A142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10382507" calcext:value-type="float">
            <text:p>710382507</text:p>
          </table:table-cell>
          <table:table-cell table:formula="of:=LEN([.A1421])" office:value-type="float" office:value="9" calcext:value-type="float">
            <text:p>9</text:p>
          </table:table-cell>
          <table:table-cell table:formula="of:=RIGHT([.A142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10767046" calcext:value-type="float">
            <text:p>710767046</text:p>
          </table:table-cell>
          <table:table-cell table:formula="of:=LEN([.A1422])" office:value-type="float" office:value="9" calcext:value-type="float">
            <text:p>9</text:p>
          </table:table-cell>
          <table:table-cell table:formula="of:=RIGHT([.A142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11562874" calcext:value-type="float">
            <text:p>711562874</text:p>
          </table:table-cell>
          <table:table-cell table:formula="of:=LEN([.A1423])" office:value-type="float" office:value="9" calcext:value-type="float">
            <text:p>9</text:p>
          </table:table-cell>
          <table:table-cell table:formula="of:=RIGHT([.A142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11904125" calcext:value-type="float">
            <text:p>711904125</text:p>
          </table:table-cell>
          <table:table-cell table:formula="of:=LEN([.A1424])" office:value-type="float" office:value="9" calcext:value-type="float">
            <text:p>9</text:p>
          </table:table-cell>
          <table:table-cell table:formula="of:=RIGHT([.A142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12580627" calcext:value-type="float">
            <text:p>712580627</text:p>
          </table:table-cell>
          <table:table-cell table:formula="of:=LEN([.A1425])" office:value-type="float" office:value="9" calcext:value-type="float">
            <text:p>9</text:p>
          </table:table-cell>
          <table:table-cell table:formula="of:=RIGHT([.A142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13416190" calcext:value-type="float">
            <text:p>713416190</text:p>
          </table:table-cell>
          <table:table-cell table:formula="of:=LEN([.A1426])" office:value-type="float" office:value="9" calcext:value-type="float">
            <text:p>9</text:p>
          </table:table-cell>
          <table:table-cell table:formula="of:=RIGHT([.A142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13831221" calcext:value-type="float">
            <text:p>713831221</text:p>
          </table:table-cell>
          <table:table-cell table:formula="of:=LEN([.A1427])" office:value-type="float" office:value="9" calcext:value-type="float">
            <text:p>9</text:p>
          </table:table-cell>
          <table:table-cell table:formula="of:=RIGHT([.A142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14375727" calcext:value-type="float">
            <text:p>714375727</text:p>
          </table:table-cell>
          <table:table-cell table:formula="of:=LEN([.A1428])" office:value-type="float" office:value="9" calcext:value-type="float">
            <text:p>9</text:p>
          </table:table-cell>
          <table:table-cell table:formula="of:=RIGHT([.A142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14696301" calcext:value-type="float">
            <text:p>714696301</text:p>
          </table:table-cell>
          <table:table-cell table:formula="of:=LEN([.A1429])" office:value-type="float" office:value="9" calcext:value-type="float">
            <text:p>9</text:p>
          </table:table-cell>
          <table:table-cell table:formula="of:=RIGHT([.A142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16171198" calcext:value-type="float">
            <text:p>716171198</text:p>
          </table:table-cell>
          <table:table-cell table:formula="of:=LEN([.A1430])" office:value-type="float" office:value="9" calcext:value-type="float">
            <text:p>9</text:p>
          </table:table-cell>
          <table:table-cell table:formula="of:=RIGHT([.A143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17068360" calcext:value-type="float">
            <text:p>717068360</text:p>
          </table:table-cell>
          <table:table-cell table:formula="of:=LEN([.A1431])" office:value-type="float" office:value="9" calcext:value-type="float">
            <text:p>9</text:p>
          </table:table-cell>
          <table:table-cell table:formula="of:=RIGHT([.A143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17529233" calcext:value-type="float">
            <text:p>717529233</text:p>
          </table:table-cell>
          <table:table-cell table:formula="of:=LEN([.A1432])" office:value-type="float" office:value="9" calcext:value-type="float">
            <text:p>9</text:p>
          </table:table-cell>
          <table:table-cell table:formula="of:=RIGHT([.A143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17586033" calcext:value-type="float">
            <text:p>717586033</text:p>
          </table:table-cell>
          <table:table-cell table:formula="of:=LEN([.A1433])" office:value-type="float" office:value="9" calcext:value-type="float">
            <text:p>9</text:p>
          </table:table-cell>
          <table:table-cell table:formula="of:=RIGHT([.A143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18009269" calcext:value-type="float">
            <text:p>718009269</text:p>
          </table:table-cell>
          <table:table-cell table:formula="of:=LEN([.A1434])" office:value-type="float" office:value="9" calcext:value-type="float">
            <text:p>9</text:p>
          </table:table-cell>
          <table:table-cell table:formula="of:=RIGHT([.A143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18073143" calcext:value-type="float">
            <text:p>718073143</text:p>
          </table:table-cell>
          <table:table-cell table:formula="of:=LEN([.A1435])" office:value-type="float" office:value="9" calcext:value-type="float">
            <text:p>9</text:p>
          </table:table-cell>
          <table:table-cell table:formula="of:=RIGHT([.A143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19029291" calcext:value-type="float">
            <text:p>719029291</text:p>
          </table:table-cell>
          <table:table-cell table:formula="of:=LEN([.A1436])" office:value-type="float" office:value="9" calcext:value-type="float">
            <text:p>9</text:p>
          </table:table-cell>
          <table:table-cell table:formula="of:=RIGHT([.A143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19488337" calcext:value-type="float">
            <text:p>719488337</text:p>
          </table:table-cell>
          <table:table-cell table:formula="of:=LEN([.A1437])" office:value-type="float" office:value="9" calcext:value-type="float">
            <text:p>9</text:p>
          </table:table-cell>
          <table:table-cell table:formula="of:=RIGHT([.A143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19600922" calcext:value-type="float">
            <text:p>719600922</text:p>
          </table:table-cell>
          <table:table-cell table:formula="of:=LEN([.A1438])" office:value-type="float" office:value="9" calcext:value-type="float">
            <text:p>9</text:p>
          </table:table-cell>
          <table:table-cell table:formula="of:=RIGHT([.A143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19799594" calcext:value-type="float">
            <text:p>719799594</text:p>
          </table:table-cell>
          <table:table-cell table:formula="of:=LEN([.A1439])" office:value-type="float" office:value="9" calcext:value-type="float">
            <text:p>9</text:p>
          </table:table-cell>
          <table:table-cell table:formula="of:=RIGHT([.A143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21362985" calcext:value-type="float">
            <text:p>721362985</text:p>
          </table:table-cell>
          <table:table-cell table:formula="of:=LEN([.A1440])" office:value-type="float" office:value="9" calcext:value-type="float">
            <text:p>9</text:p>
          </table:table-cell>
          <table:table-cell table:formula="of:=RIGHT([.A144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21557698" calcext:value-type="float">
            <text:p>721557698</text:p>
          </table:table-cell>
          <table:table-cell table:formula="of:=LEN([.A1441])" office:value-type="float" office:value="9" calcext:value-type="float">
            <text:p>9</text:p>
          </table:table-cell>
          <table:table-cell table:formula="of:=RIGHT([.A144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21617333" calcext:value-type="float">
            <text:p>721617333</text:p>
          </table:table-cell>
          <table:table-cell table:formula="of:=LEN([.A1442])" office:value-type="float" office:value="9" calcext:value-type="float">
            <text:p>9</text:p>
          </table:table-cell>
          <table:table-cell table:formula="of:=RIGHT([.A144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22033089" calcext:value-type="float">
            <text:p>722033089</text:p>
          </table:table-cell>
          <table:table-cell table:formula="of:=LEN([.A1443])" office:value-type="float" office:value="9" calcext:value-type="float">
            <text:p>9</text:p>
          </table:table-cell>
          <table:table-cell table:formula="of:=RIGHT([.A144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22585669" calcext:value-type="float">
            <text:p>722585669</text:p>
          </table:table-cell>
          <table:table-cell table:formula="of:=LEN([.A1444])" office:value-type="float" office:value="9" calcext:value-type="float">
            <text:p>9</text:p>
          </table:table-cell>
          <table:table-cell table:formula="of:=RIGHT([.A144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23528281" calcext:value-type="float">
            <text:p>723528281</text:p>
          </table:table-cell>
          <table:table-cell table:formula="of:=LEN([.A1445])" office:value-type="float" office:value="9" calcext:value-type="float">
            <text:p>9</text:p>
          </table:table-cell>
          <table:table-cell table:formula="of:=RIGHT([.A144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23936617" calcext:value-type="float">
            <text:p>723936617</text:p>
          </table:table-cell>
          <table:table-cell table:formula="of:=LEN([.A1446])" office:value-type="float" office:value="9" calcext:value-type="float">
            <text:p>9</text:p>
          </table:table-cell>
          <table:table-cell table:formula="of:=RIGHT([.A1446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24002459" calcext:value-type="float">
            <text:p>724002459</text:p>
          </table:table-cell>
          <table:table-cell table:formula="of:=LEN([.A1447])" office:value-type="float" office:value="9" calcext:value-type="float">
            <text:p>9</text:p>
          </table:table-cell>
          <table:table-cell table:formula="of:=RIGHT([.A144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24342911" calcext:value-type="float">
            <text:p>724342911</text:p>
          </table:table-cell>
          <table:table-cell table:formula="of:=LEN([.A1448])" office:value-type="float" office:value="9" calcext:value-type="float">
            <text:p>9</text:p>
          </table:table-cell>
          <table:table-cell table:formula="of:=RIGHT([.A144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25204418" calcext:value-type="float">
            <text:p>725204418</text:p>
          </table:table-cell>
          <table:table-cell table:formula="of:=LEN([.A1449])" office:value-type="float" office:value="9" calcext:value-type="float">
            <text:p>9</text:p>
          </table:table-cell>
          <table:table-cell table:formula="of:=RIGHT([.A144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25605304" calcext:value-type="float">
            <text:p>725605304</text:p>
          </table:table-cell>
          <table:table-cell table:formula="of:=LEN([.A1450])" office:value-type="float" office:value="9" calcext:value-type="float">
            <text:p>9</text:p>
          </table:table-cell>
          <table:table-cell table:formula="of:=RIGHT([.A145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25802817" calcext:value-type="float">
            <text:p>725802817</text:p>
          </table:table-cell>
          <table:table-cell table:formula="of:=LEN([.A1451])" office:value-type="float" office:value="9" calcext:value-type="float">
            <text:p>9</text:p>
          </table:table-cell>
          <table:table-cell table:formula="of:=RIGHT([.A145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26136133" calcext:value-type="float">
            <text:p>726136133</text:p>
          </table:table-cell>
          <table:table-cell table:formula="of:=LEN([.A1452])" office:value-type="float" office:value="9" calcext:value-type="float">
            <text:p>9</text:p>
          </table:table-cell>
          <table:table-cell table:formula="of:=RIGHT([.A145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26525062" calcext:value-type="float">
            <text:p>726525062</text:p>
          </table:table-cell>
          <table:table-cell table:formula="of:=LEN([.A1453])" office:value-type="float" office:value="9" calcext:value-type="float">
            <text:p>9</text:p>
          </table:table-cell>
          <table:table-cell table:formula="of:=RIGHT([.A145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27407615" calcext:value-type="float">
            <text:p>727407615</text:p>
          </table:table-cell>
          <table:table-cell table:formula="of:=LEN([.A1454])" office:value-type="float" office:value="9" calcext:value-type="float">
            <text:p>9</text:p>
          </table:table-cell>
          <table:table-cell table:formula="of:=RIGHT([.A145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27553249" calcext:value-type="float">
            <text:p>727553249</text:p>
          </table:table-cell>
          <table:table-cell table:formula="of:=LEN([.A1455])" office:value-type="float" office:value="9" calcext:value-type="float">
            <text:p>9</text:p>
          </table:table-cell>
          <table:table-cell table:formula="of:=RIGHT([.A145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28136379" calcext:value-type="float">
            <text:p>728136379</text:p>
          </table:table-cell>
          <table:table-cell table:formula="of:=LEN([.A1456])" office:value-type="float" office:value="9" calcext:value-type="float">
            <text:p>9</text:p>
          </table:table-cell>
          <table:table-cell table:formula="of:=RIGHT([.A145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28181445" calcext:value-type="float">
            <text:p>728181445</text:p>
          </table:table-cell>
          <table:table-cell table:formula="of:=LEN([.A1457])" office:value-type="float" office:value="9" calcext:value-type="float">
            <text:p>9</text:p>
          </table:table-cell>
          <table:table-cell table:formula="of:=RIGHT([.A145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28854731" calcext:value-type="float">
            <text:p>728854731</text:p>
          </table:table-cell>
          <table:table-cell table:formula="of:=LEN([.A1458])" office:value-type="float" office:value="9" calcext:value-type="float">
            <text:p>9</text:p>
          </table:table-cell>
          <table:table-cell table:formula="of:=RIGHT([.A145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30200015" calcext:value-type="float">
            <text:p>730200015</text:p>
          </table:table-cell>
          <table:table-cell table:formula="of:=LEN([.A1459])" office:value-type="float" office:value="9" calcext:value-type="float">
            <text:p>9</text:p>
          </table:table-cell>
          <table:table-cell table:formula="of:=RIGHT([.A145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30297456" calcext:value-type="float">
            <text:p>730297456</text:p>
          </table:table-cell>
          <table:table-cell table:formula="of:=LEN([.A1460])" office:value-type="float" office:value="9" calcext:value-type="float">
            <text:p>9</text:p>
          </table:table-cell>
          <table:table-cell table:formula="of:=RIGHT([.A146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30306454" calcext:value-type="float">
            <text:p>730306454</text:p>
          </table:table-cell>
          <table:table-cell table:formula="of:=LEN([.A1461])" office:value-type="float" office:value="9" calcext:value-type="float">
            <text:p>9</text:p>
          </table:table-cell>
          <table:table-cell table:formula="of:=RIGHT([.A146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30370576" calcext:value-type="float">
            <text:p>730370576</text:p>
          </table:table-cell>
          <table:table-cell table:formula="of:=LEN([.A1462])" office:value-type="float" office:value="9" calcext:value-type="float">
            <text:p>9</text:p>
          </table:table-cell>
          <table:table-cell table:formula="of:=RIGHT([.A146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31407380" calcext:value-type="float">
            <text:p>731407380</text:p>
          </table:table-cell>
          <table:table-cell table:formula="of:=LEN([.A1463])" office:value-type="float" office:value="9" calcext:value-type="float">
            <text:p>9</text:p>
          </table:table-cell>
          <table:table-cell table:formula="of:=RIGHT([.A146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31716313" calcext:value-type="float">
            <text:p>731716313</text:p>
          </table:table-cell>
          <table:table-cell table:formula="of:=LEN([.A1464])" office:value-type="float" office:value="9" calcext:value-type="float">
            <text:p>9</text:p>
          </table:table-cell>
          <table:table-cell table:formula="of:=RIGHT([.A146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31800872" calcext:value-type="float">
            <text:p>731800872</text:p>
          </table:table-cell>
          <table:table-cell table:formula="of:=LEN([.A1465])" office:value-type="float" office:value="9" calcext:value-type="float">
            <text:p>9</text:p>
          </table:table-cell>
          <table:table-cell table:formula="of:=RIGHT([.A146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32181949" calcext:value-type="float">
            <text:p>732181949</text:p>
          </table:table-cell>
          <table:table-cell table:formula="of:=LEN([.A1466])" office:value-type="float" office:value="9" calcext:value-type="float">
            <text:p>9</text:p>
          </table:table-cell>
          <table:table-cell table:formula="of:=RIGHT([.A146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35704093" calcext:value-type="float">
            <text:p>735704093</text:p>
          </table:table-cell>
          <table:table-cell table:formula="of:=LEN([.A1467])" office:value-type="float" office:value="9" calcext:value-type="float">
            <text:p>9</text:p>
          </table:table-cell>
          <table:table-cell table:formula="of:=RIGHT([.A146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36039516" calcext:value-type="float">
            <text:p>736039516</text:p>
          </table:table-cell>
          <table:table-cell table:formula="of:=LEN([.A1468])" office:value-type="float" office:value="9" calcext:value-type="float">
            <text:p>9</text:p>
          </table:table-cell>
          <table:table-cell table:formula="of:=RIGHT([.A146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36803749" calcext:value-type="float">
            <text:p>736803749</text:p>
          </table:table-cell>
          <table:table-cell table:formula="of:=LEN([.A1469])" office:value-type="float" office:value="9" calcext:value-type="float">
            <text:p>9</text:p>
          </table:table-cell>
          <table:table-cell table:formula="of:=RIGHT([.A146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37959212" calcext:value-type="float">
            <text:p>737959212</text:p>
          </table:table-cell>
          <table:table-cell table:formula="of:=LEN([.A1470])" office:value-type="float" office:value="9" calcext:value-type="float">
            <text:p>9</text:p>
          </table:table-cell>
          <table:table-cell table:formula="of:=RIGHT([.A147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38326504" calcext:value-type="float">
            <text:p>738326504</text:p>
          </table:table-cell>
          <table:table-cell table:formula="of:=LEN([.A1471])" office:value-type="float" office:value="9" calcext:value-type="float">
            <text:p>9</text:p>
          </table:table-cell>
          <table:table-cell table:formula="of:=RIGHT([.A147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38478504" calcext:value-type="float">
            <text:p>738478504</text:p>
          </table:table-cell>
          <table:table-cell table:formula="of:=LEN([.A1472])" office:value-type="float" office:value="9" calcext:value-type="float">
            <text:p>9</text:p>
          </table:table-cell>
          <table:table-cell table:formula="of:=RIGHT([.A147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39232192" calcext:value-type="float">
            <text:p>739232192</text:p>
          </table:table-cell>
          <table:table-cell table:formula="of:=LEN([.A1473])" office:value-type="float" office:value="9" calcext:value-type="float">
            <text:p>9</text:p>
          </table:table-cell>
          <table:table-cell table:formula="of:=RIGHT([.A147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39663058" calcext:value-type="float">
            <text:p>739663058</text:p>
          </table:table-cell>
          <table:table-cell table:formula="of:=LEN([.A1474])" office:value-type="float" office:value="9" calcext:value-type="float">
            <text:p>9</text:p>
          </table:table-cell>
          <table:table-cell table:formula="of:=RIGHT([.A147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39746626" calcext:value-type="float">
            <text:p>739746626</text:p>
          </table:table-cell>
          <table:table-cell table:formula="of:=LEN([.A1475])" office:value-type="float" office:value="9" calcext:value-type="float">
            <text:p>9</text:p>
          </table:table-cell>
          <table:table-cell table:formula="of:=RIGHT([.A147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39883242" calcext:value-type="float">
            <text:p>739883242</text:p>
          </table:table-cell>
          <table:table-cell table:formula="of:=LEN([.A1476])" office:value-type="float" office:value="9" calcext:value-type="float">
            <text:p>9</text:p>
          </table:table-cell>
          <table:table-cell table:formula="of:=RIGHT([.A147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40681480" calcext:value-type="float">
            <text:p>740681480</text:p>
          </table:table-cell>
          <table:table-cell table:formula="of:=LEN([.A1477])" office:value-type="float" office:value="9" calcext:value-type="float">
            <text:p>9</text:p>
          </table:table-cell>
          <table:table-cell table:formula="of:=RIGHT([.A147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42119436" calcext:value-type="float">
            <text:p>742119436</text:p>
          </table:table-cell>
          <table:table-cell table:formula="of:=LEN([.A1478])" office:value-type="float" office:value="9" calcext:value-type="float">
            <text:p>9</text:p>
          </table:table-cell>
          <table:table-cell table:formula="of:=RIGHT([.A147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42873947" calcext:value-type="float">
            <text:p>742873947</text:p>
          </table:table-cell>
          <table:table-cell table:formula="of:=LEN([.A1479])" office:value-type="float" office:value="9" calcext:value-type="float">
            <text:p>9</text:p>
          </table:table-cell>
          <table:table-cell table:formula="of:=RIGHT([.A147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43099060" calcext:value-type="float">
            <text:p>743099060</text:p>
          </table:table-cell>
          <table:table-cell table:formula="of:=LEN([.A1480])" office:value-type="float" office:value="9" calcext:value-type="float">
            <text:p>9</text:p>
          </table:table-cell>
          <table:table-cell table:formula="of:=RIGHT([.A148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43429198" calcext:value-type="float">
            <text:p>743429198</text:p>
          </table:table-cell>
          <table:table-cell table:formula="of:=LEN([.A1481])" office:value-type="float" office:value="9" calcext:value-type="float">
            <text:p>9</text:p>
          </table:table-cell>
          <table:table-cell table:formula="of:=RIGHT([.A148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45751216" calcext:value-type="float">
            <text:p>745751216</text:p>
          </table:table-cell>
          <table:table-cell table:formula="of:=LEN([.A1482])" office:value-type="float" office:value="9" calcext:value-type="float">
            <text:p>9</text:p>
          </table:table-cell>
          <table:table-cell table:formula="of:=RIGHT([.A148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47691298" calcext:value-type="float">
            <text:p>747691298</text:p>
          </table:table-cell>
          <table:table-cell table:formula="of:=LEN([.A1483])" office:value-type="float" office:value="9" calcext:value-type="float">
            <text:p>9</text:p>
          </table:table-cell>
          <table:table-cell table:formula="of:=RIGHT([.A148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48157083" calcext:value-type="float">
            <text:p>748157083</text:p>
          </table:table-cell>
          <table:table-cell table:formula="of:=LEN([.A1484])" office:value-type="float" office:value="9" calcext:value-type="float">
            <text:p>9</text:p>
          </table:table-cell>
          <table:table-cell table:formula="of:=RIGHT([.A148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48204847" calcext:value-type="float">
            <text:p>748204847</text:p>
          </table:table-cell>
          <table:table-cell table:formula="of:=LEN([.A1485])" office:value-type="float" office:value="9" calcext:value-type="float">
            <text:p>9</text:p>
          </table:table-cell>
          <table:table-cell table:formula="of:=RIGHT([.A148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48678924" calcext:value-type="float">
            <text:p>748678924</text:p>
          </table:table-cell>
          <table:table-cell table:formula="of:=LEN([.A1486])" office:value-type="float" office:value="9" calcext:value-type="float">
            <text:p>9</text:p>
          </table:table-cell>
          <table:table-cell table:formula="of:=RIGHT([.A148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48772318" calcext:value-type="float">
            <text:p>748772318</text:p>
          </table:table-cell>
          <table:table-cell table:formula="of:=LEN([.A1487])" office:value-type="float" office:value="9" calcext:value-type="float">
            <text:p>9</text:p>
          </table:table-cell>
          <table:table-cell table:formula="of:=RIGHT([.A148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49966331" calcext:value-type="float">
            <text:p>749966331</text:p>
          </table:table-cell>
          <table:table-cell table:formula="of:=LEN([.A1488])" office:value-type="float" office:value="9" calcext:value-type="float">
            <text:p>9</text:p>
          </table:table-cell>
          <table:table-cell table:formula="of:=RIGHT([.A148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50095952" calcext:value-type="float">
            <text:p>750095952</text:p>
          </table:table-cell>
          <table:table-cell table:formula="of:=LEN([.A1489])" office:value-type="float" office:value="9" calcext:value-type="float">
            <text:p>9</text:p>
          </table:table-cell>
          <table:table-cell table:formula="of:=RIGHT([.A148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50390217" calcext:value-type="float">
            <text:p>750390217</text:p>
          </table:table-cell>
          <table:table-cell table:formula="of:=LEN([.A1490])" office:value-type="float" office:value="9" calcext:value-type="float">
            <text:p>9</text:p>
          </table:table-cell>
          <table:table-cell table:formula="of:=RIGHT([.A149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50498244" calcext:value-type="float">
            <text:p>750498244</text:p>
          </table:table-cell>
          <table:table-cell table:formula="of:=LEN([.A1491])" office:value-type="float" office:value="9" calcext:value-type="float">
            <text:p>9</text:p>
          </table:table-cell>
          <table:table-cell table:formula="of:=RIGHT([.A149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50859844" calcext:value-type="float">
            <text:p>750859844</text:p>
          </table:table-cell>
          <table:table-cell table:formula="of:=LEN([.A1492])" office:value-type="float" office:value="9" calcext:value-type="float">
            <text:p>9</text:p>
          </table:table-cell>
          <table:table-cell table:formula="of:=RIGHT([.A149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51312601" calcext:value-type="float">
            <text:p>751312601</text:p>
          </table:table-cell>
          <table:table-cell table:formula="of:=LEN([.A1493])" office:value-type="float" office:value="9" calcext:value-type="float">
            <text:p>9</text:p>
          </table:table-cell>
          <table:table-cell table:formula="of:=RIGHT([.A149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51613575" calcext:value-type="float">
            <text:p>751613575</text:p>
          </table:table-cell>
          <table:table-cell table:formula="of:=LEN([.A1494])" office:value-type="float" office:value="9" calcext:value-type="float">
            <text:p>9</text:p>
          </table:table-cell>
          <table:table-cell table:formula="of:=RIGHT([.A149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53646937" calcext:value-type="float">
            <text:p>753646937</text:p>
          </table:table-cell>
          <table:table-cell table:formula="of:=LEN([.A1495])" office:value-type="float" office:value="9" calcext:value-type="float">
            <text:p>9</text:p>
          </table:table-cell>
          <table:table-cell table:formula="of:=RIGHT([.A149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53782020" calcext:value-type="float">
            <text:p>753782020</text:p>
          </table:table-cell>
          <table:table-cell table:formula="of:=LEN([.A1496])" office:value-type="float" office:value="9" calcext:value-type="float">
            <text:p>9</text:p>
          </table:table-cell>
          <table:table-cell table:formula="of:=RIGHT([.A149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54141738" calcext:value-type="float">
            <text:p>754141738</text:p>
          </table:table-cell>
          <table:table-cell table:formula="of:=LEN([.A1497])" office:value-type="float" office:value="9" calcext:value-type="float">
            <text:p>9</text:p>
          </table:table-cell>
          <table:table-cell table:formula="of:=RIGHT([.A149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54197345" calcext:value-type="float">
            <text:p>754197345</text:p>
          </table:table-cell>
          <table:table-cell table:formula="of:=LEN([.A1498])" office:value-type="float" office:value="9" calcext:value-type="float">
            <text:p>9</text:p>
          </table:table-cell>
          <table:table-cell table:formula="of:=RIGHT([.A149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54656813" calcext:value-type="float">
            <text:p>754656813</text:p>
          </table:table-cell>
          <table:table-cell table:formula="of:=LEN([.A1499])" office:value-type="float" office:value="9" calcext:value-type="float">
            <text:p>9</text:p>
          </table:table-cell>
          <table:table-cell table:formula="of:=RIGHT([.A149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55112835" calcext:value-type="float">
            <text:p>755112835</text:p>
          </table:table-cell>
          <table:table-cell table:formula="of:=LEN([.A1500])" office:value-type="float" office:value="9" calcext:value-type="float">
            <text:p>9</text:p>
          </table:table-cell>
          <table:table-cell table:formula="of:=RIGHT([.A150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55885694" calcext:value-type="float">
            <text:p>755885694</text:p>
          </table:table-cell>
          <table:table-cell table:formula="of:=LEN([.A1501])" office:value-type="float" office:value="9" calcext:value-type="float">
            <text:p>9</text:p>
          </table:table-cell>
          <table:table-cell table:formula="of:=RIGHT([.A150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56200831" calcext:value-type="float">
            <text:p>756200831</text:p>
          </table:table-cell>
          <table:table-cell table:formula="of:=LEN([.A1502])" office:value-type="float" office:value="9" calcext:value-type="float">
            <text:p>9</text:p>
          </table:table-cell>
          <table:table-cell table:formula="of:=RIGHT([.A150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56381197" calcext:value-type="float">
            <text:p>756381197</text:p>
          </table:table-cell>
          <table:table-cell table:formula="of:=LEN([.A1503])" office:value-type="float" office:value="9" calcext:value-type="float">
            <text:p>9</text:p>
          </table:table-cell>
          <table:table-cell table:formula="of:=RIGHT([.A150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57411416" calcext:value-type="float">
            <text:p>757411416</text:p>
          </table:table-cell>
          <table:table-cell table:formula="of:=LEN([.A1504])" office:value-type="float" office:value="9" calcext:value-type="float">
            <text:p>9</text:p>
          </table:table-cell>
          <table:table-cell table:formula="of:=RIGHT([.A150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57575389" calcext:value-type="float">
            <text:p>757575389</text:p>
          </table:table-cell>
          <table:table-cell table:formula="of:=LEN([.A1505])" office:value-type="float" office:value="9" calcext:value-type="float">
            <text:p>9</text:p>
          </table:table-cell>
          <table:table-cell table:formula="of:=RIGHT([.A150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57596306" calcext:value-type="float">
            <text:p>757596306</text:p>
          </table:table-cell>
          <table:table-cell table:formula="of:=LEN([.A1506])" office:value-type="float" office:value="9" calcext:value-type="float">
            <text:p>9</text:p>
          </table:table-cell>
          <table:table-cell table:formula="of:=RIGHT([.A150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57983898" calcext:value-type="float">
            <text:p>757983898</text:p>
          </table:table-cell>
          <table:table-cell table:formula="of:=LEN([.A1507])" office:value-type="float" office:value="9" calcext:value-type="float">
            <text:p>9</text:p>
          </table:table-cell>
          <table:table-cell table:formula="of:=RIGHT([.A150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58426269" calcext:value-type="float">
            <text:p>758426269</text:p>
          </table:table-cell>
          <table:table-cell table:formula="of:=LEN([.A1508])" office:value-type="float" office:value="9" calcext:value-type="float">
            <text:p>9</text:p>
          </table:table-cell>
          <table:table-cell table:formula="of:=RIGHT([.A150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58725641" calcext:value-type="float">
            <text:p>758725641</text:p>
          </table:table-cell>
          <table:table-cell table:formula="of:=LEN([.A1509])" office:value-type="float" office:value="9" calcext:value-type="float">
            <text:p>9</text:p>
          </table:table-cell>
          <table:table-cell table:formula="of:=RIGHT([.A150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60859739" calcext:value-type="float">
            <text:p>760859739</text:p>
          </table:table-cell>
          <table:table-cell table:formula="of:=LEN([.A1510])" office:value-type="float" office:value="9" calcext:value-type="float">
            <text:p>9</text:p>
          </table:table-cell>
          <table:table-cell table:formula="of:=RIGHT([.A151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60943700" calcext:value-type="float">
            <text:p>760943700</text:p>
          </table:table-cell>
          <table:table-cell table:formula="of:=LEN([.A1511])" office:value-type="float" office:value="9" calcext:value-type="float">
            <text:p>9</text:p>
          </table:table-cell>
          <table:table-cell table:formula="of:=RIGHT([.A151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60973315" calcext:value-type="float">
            <text:p>760973315</text:p>
          </table:table-cell>
          <table:table-cell table:formula="of:=LEN([.A1512])" office:value-type="float" office:value="9" calcext:value-type="float">
            <text:p>9</text:p>
          </table:table-cell>
          <table:table-cell table:formula="of:=RIGHT([.A151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62117666" calcext:value-type="float">
            <text:p>762117666</text:p>
          </table:table-cell>
          <table:table-cell table:formula="of:=LEN([.A1513])" office:value-type="float" office:value="9" calcext:value-type="float">
            <text:p>9</text:p>
          </table:table-cell>
          <table:table-cell table:formula="of:=RIGHT([.A151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62292577" calcext:value-type="float">
            <text:p>762292577</text:p>
          </table:table-cell>
          <table:table-cell table:formula="of:=LEN([.A1514])" office:value-type="float" office:value="9" calcext:value-type="float">
            <text:p>9</text:p>
          </table:table-cell>
          <table:table-cell table:formula="of:=RIGHT([.A151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62384664" calcext:value-type="float">
            <text:p>762384664</text:p>
          </table:table-cell>
          <table:table-cell table:formula="of:=LEN([.A1515])" office:value-type="float" office:value="9" calcext:value-type="float">
            <text:p>9</text:p>
          </table:table-cell>
          <table:table-cell table:formula="of:=RIGHT([.A151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62699801" calcext:value-type="float">
            <text:p>762699801</text:p>
          </table:table-cell>
          <table:table-cell table:formula="of:=LEN([.A1516])" office:value-type="float" office:value="9" calcext:value-type="float">
            <text:p>9</text:p>
          </table:table-cell>
          <table:table-cell table:formula="of:=RIGHT([.A151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63168555" calcext:value-type="float">
            <text:p>763168555</text:p>
          </table:table-cell>
          <table:table-cell table:formula="of:=LEN([.A1517])" office:value-type="float" office:value="9" calcext:value-type="float">
            <text:p>9</text:p>
          </table:table-cell>
          <table:table-cell table:formula="of:=RIGHT([.A151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63418198" calcext:value-type="float">
            <text:p>763418198</text:p>
          </table:table-cell>
          <table:table-cell table:formula="of:=LEN([.A1518])" office:value-type="float" office:value="9" calcext:value-type="float">
            <text:p>9</text:p>
          </table:table-cell>
          <table:table-cell table:formula="of:=RIGHT([.A151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64602153" calcext:value-type="float">
            <text:p>764602153</text:p>
          </table:table-cell>
          <table:table-cell table:formula="of:=LEN([.A1519])" office:value-type="float" office:value="9" calcext:value-type="float">
            <text:p>9</text:p>
          </table:table-cell>
          <table:table-cell table:formula="of:=RIGHT([.A151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65080984" calcext:value-type="float">
            <text:p>765080984</text:p>
          </table:table-cell>
          <table:table-cell table:formula="of:=LEN([.A1520])" office:value-type="float" office:value="9" calcext:value-type="float">
            <text:p>9</text:p>
          </table:table-cell>
          <table:table-cell table:formula="of:=RIGHT([.A152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66170789" calcext:value-type="float">
            <text:p>766170789</text:p>
          </table:table-cell>
          <table:table-cell table:formula="of:=LEN([.A1521])" office:value-type="float" office:value="9" calcext:value-type="float">
            <text:p>9</text:p>
          </table:table-cell>
          <table:table-cell table:formula="of:=RIGHT([.A152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66556130" calcext:value-type="float">
            <text:p>766556130</text:p>
          </table:table-cell>
          <table:table-cell table:formula="of:=LEN([.A1522])" office:value-type="float" office:value="9" calcext:value-type="float">
            <text:p>9</text:p>
          </table:table-cell>
          <table:table-cell table:formula="of:=RIGHT([.A152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66699267" calcext:value-type="float">
            <text:p>766699267</text:p>
          </table:table-cell>
          <table:table-cell table:formula="of:=LEN([.A1523])" office:value-type="float" office:value="9" calcext:value-type="float">
            <text:p>9</text:p>
          </table:table-cell>
          <table:table-cell table:formula="of:=RIGHT([.A152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66841836" calcext:value-type="float">
            <text:p>766841836</text:p>
          </table:table-cell>
          <table:table-cell table:formula="of:=LEN([.A1524])" office:value-type="float" office:value="9" calcext:value-type="float">
            <text:p>9</text:p>
          </table:table-cell>
          <table:table-cell table:formula="of:=RIGHT([.A152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67195849" calcext:value-type="float">
            <text:p>767195849</text:p>
          </table:table-cell>
          <table:table-cell table:formula="of:=LEN([.A1525])" office:value-type="float" office:value="9" calcext:value-type="float">
            <text:p>9</text:p>
          </table:table-cell>
          <table:table-cell table:formula="of:=RIGHT([.A152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67321406" calcext:value-type="float">
            <text:p>767321406</text:p>
          </table:table-cell>
          <table:table-cell table:formula="of:=LEN([.A1526])" office:value-type="float" office:value="9" calcext:value-type="float">
            <text:p>9</text:p>
          </table:table-cell>
          <table:table-cell table:formula="of:=RIGHT([.A152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67366577" calcext:value-type="float">
            <text:p>767366577</text:p>
          </table:table-cell>
          <table:table-cell table:formula="of:=LEN([.A1527])" office:value-type="float" office:value="9" calcext:value-type="float">
            <text:p>9</text:p>
          </table:table-cell>
          <table:table-cell table:formula="of:=RIGHT([.A152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68519961" calcext:value-type="float">
            <text:p>768519961</text:p>
          </table:table-cell>
          <table:table-cell table:formula="of:=LEN([.A1528])" office:value-type="float" office:value="9" calcext:value-type="float">
            <text:p>9</text:p>
          </table:table-cell>
          <table:table-cell table:formula="of:=RIGHT([.A152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69176826" calcext:value-type="float">
            <text:p>769176826</text:p>
          </table:table-cell>
          <table:table-cell table:formula="of:=LEN([.A1529])" office:value-type="float" office:value="9" calcext:value-type="float">
            <text:p>9</text:p>
          </table:table-cell>
          <table:table-cell table:formula="of:=RIGHT([.A152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69609121" calcext:value-type="float">
            <text:p>769609121</text:p>
          </table:table-cell>
          <table:table-cell table:formula="of:=LEN([.A1530])" office:value-type="float" office:value="9" calcext:value-type="float">
            <text:p>9</text:p>
          </table:table-cell>
          <table:table-cell table:formula="of:=RIGHT([.A153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69701894" calcext:value-type="float">
            <text:p>769701894</text:p>
          </table:table-cell>
          <table:table-cell table:formula="of:=LEN([.A1531])" office:value-type="float" office:value="9" calcext:value-type="float">
            <text:p>9</text:p>
          </table:table-cell>
          <table:table-cell table:formula="of:=RIGHT([.A153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70446750" calcext:value-type="float">
            <text:p>770446750</text:p>
          </table:table-cell>
          <table:table-cell table:formula="of:=LEN([.A1532])" office:value-type="float" office:value="9" calcext:value-type="float">
            <text:p>9</text:p>
          </table:table-cell>
          <table:table-cell table:formula="of:=RIGHT([.A153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70489982" calcext:value-type="float">
            <text:p>770489982</text:p>
          </table:table-cell>
          <table:table-cell table:formula="of:=LEN([.A1533])" office:value-type="float" office:value="9" calcext:value-type="float">
            <text:p>9</text:p>
          </table:table-cell>
          <table:table-cell table:formula="of:=RIGHT([.A153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71198025" calcext:value-type="float">
            <text:p>771198025</text:p>
          </table:table-cell>
          <table:table-cell table:formula="of:=LEN([.A1534])" office:value-type="float" office:value="9" calcext:value-type="float">
            <text:p>9</text:p>
          </table:table-cell>
          <table:table-cell table:formula="of:=RIGHT([.A153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71392318" calcext:value-type="float">
            <text:p>771392318</text:p>
          </table:table-cell>
          <table:table-cell table:formula="of:=LEN([.A1535])" office:value-type="float" office:value="9" calcext:value-type="float">
            <text:p>9</text:p>
          </table:table-cell>
          <table:table-cell table:formula="of:=RIGHT([.A153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71408081" calcext:value-type="float">
            <text:p>771408081</text:p>
          </table:table-cell>
          <table:table-cell table:formula="of:=LEN([.A1536])" office:value-type="float" office:value="9" calcext:value-type="float">
            <text:p>9</text:p>
          </table:table-cell>
          <table:table-cell table:formula="of:=RIGHT([.A153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71537094" calcext:value-type="float">
            <text:p>771537094</text:p>
          </table:table-cell>
          <table:table-cell table:formula="of:=LEN([.A1537])" office:value-type="float" office:value="9" calcext:value-type="float">
            <text:p>9</text:p>
          </table:table-cell>
          <table:table-cell table:formula="of:=RIGHT([.A153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72099666" calcext:value-type="float">
            <text:p>772099666</text:p>
          </table:table-cell>
          <table:table-cell table:formula="of:=LEN([.A1538])" office:value-type="float" office:value="9" calcext:value-type="float">
            <text:p>9</text:p>
          </table:table-cell>
          <table:table-cell table:formula="of:=RIGHT([.A153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72249895" calcext:value-type="float">
            <text:p>772249895</text:p>
          </table:table-cell>
          <table:table-cell table:formula="of:=LEN([.A1539])" office:value-type="float" office:value="9" calcext:value-type="float">
            <text:p>9</text:p>
          </table:table-cell>
          <table:table-cell table:formula="of:=RIGHT([.A153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72403609" calcext:value-type="float">
            <text:p>772403609</text:p>
          </table:table-cell>
          <table:table-cell table:formula="of:=LEN([.A1540])" office:value-type="float" office:value="9" calcext:value-type="float">
            <text:p>9</text:p>
          </table:table-cell>
          <table:table-cell table:formula="of:=RIGHT([.A154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72583219" calcext:value-type="float">
            <text:p>772583219</text:p>
          </table:table-cell>
          <table:table-cell table:formula="of:=LEN([.A1541])" office:value-type="float" office:value="9" calcext:value-type="float">
            <text:p>9</text:p>
          </table:table-cell>
          <table:table-cell table:formula="of:=RIGHT([.A154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72801559" calcext:value-type="float">
            <text:p>772801559</text:p>
          </table:table-cell>
          <table:table-cell table:formula="of:=LEN([.A1542])" office:value-type="float" office:value="9" calcext:value-type="float">
            <text:p>9</text:p>
          </table:table-cell>
          <table:table-cell table:formula="of:=RIGHT([.A154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73678486" calcext:value-type="float">
            <text:p>773678486</text:p>
          </table:table-cell>
          <table:table-cell table:formula="of:=LEN([.A1543])" office:value-type="float" office:value="9" calcext:value-type="float">
            <text:p>9</text:p>
          </table:table-cell>
          <table:table-cell table:formula="of:=RIGHT([.A154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73782767" calcext:value-type="float">
            <text:p>773782767</text:p>
          </table:table-cell>
          <table:table-cell table:formula="of:=LEN([.A1544])" office:value-type="float" office:value="9" calcext:value-type="float">
            <text:p>9</text:p>
          </table:table-cell>
          <table:table-cell table:formula="of:=RIGHT([.A154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74463222" calcext:value-type="float">
            <text:p>774463222</text:p>
          </table:table-cell>
          <table:table-cell table:formula="of:=LEN([.A1545])" office:value-type="float" office:value="9" calcext:value-type="float">
            <text:p>9</text:p>
          </table:table-cell>
          <table:table-cell table:formula="of:=RIGHT([.A154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75213059" calcext:value-type="float">
            <text:p>775213059</text:p>
          </table:table-cell>
          <table:table-cell table:formula="of:=LEN([.A1546])" office:value-type="float" office:value="9" calcext:value-type="float">
            <text:p>9</text:p>
          </table:table-cell>
          <table:table-cell table:formula="of:=RIGHT([.A154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75867849" calcext:value-type="float">
            <text:p>775867849</text:p>
          </table:table-cell>
          <table:table-cell table:formula="of:=LEN([.A1547])" office:value-type="float" office:value="9" calcext:value-type="float">
            <text:p>9</text:p>
          </table:table-cell>
          <table:table-cell table:formula="of:=RIGHT([.A154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76271943" calcext:value-type="float">
            <text:p>776271943</text:p>
          </table:table-cell>
          <table:table-cell table:formula="of:=LEN([.A1548])" office:value-type="float" office:value="9" calcext:value-type="float">
            <text:p>9</text:p>
          </table:table-cell>
          <table:table-cell table:formula="of:=RIGHT([.A154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77136352" calcext:value-type="float">
            <text:p>777136352</text:p>
          </table:table-cell>
          <table:table-cell table:formula="of:=LEN([.A1549])" office:value-type="float" office:value="9" calcext:value-type="float">
            <text:p>9</text:p>
          </table:table-cell>
          <table:table-cell table:formula="of:=RIGHT([.A154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77207521" calcext:value-type="float">
            <text:p>777207521</text:p>
          </table:table-cell>
          <table:table-cell table:formula="of:=LEN([.A1550])" office:value-type="float" office:value="9" calcext:value-type="float">
            <text:p>9</text:p>
          </table:table-cell>
          <table:table-cell table:formula="of:=RIGHT([.A155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77330215" calcext:value-type="float">
            <text:p>777330215</text:p>
          </table:table-cell>
          <table:table-cell table:formula="of:=LEN([.A1551])" office:value-type="float" office:value="9" calcext:value-type="float">
            <text:p>9</text:p>
          </table:table-cell>
          <table:table-cell table:formula="of:=RIGHT([.A155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78842094" calcext:value-type="float">
            <text:p>778842094</text:p>
          </table:table-cell>
          <table:table-cell table:formula="of:=LEN([.A1552])" office:value-type="float" office:value="9" calcext:value-type="float">
            <text:p>9</text:p>
          </table:table-cell>
          <table:table-cell table:formula="of:=RIGHT([.A155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78977897" calcext:value-type="float">
            <text:p>778977897</text:p>
          </table:table-cell>
          <table:table-cell table:formula="of:=LEN([.A1553])" office:value-type="float" office:value="9" calcext:value-type="float">
            <text:p>9</text:p>
          </table:table-cell>
          <table:table-cell table:formula="of:=RIGHT([.A155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80698252" calcext:value-type="float">
            <text:p>780698252</text:p>
          </table:table-cell>
          <table:table-cell table:formula="of:=LEN([.A1554])" office:value-type="float" office:value="9" calcext:value-type="float">
            <text:p>9</text:p>
          </table:table-cell>
          <table:table-cell table:formula="of:=RIGHT([.A155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81038537" calcext:value-type="float">
            <text:p>781038537</text:p>
          </table:table-cell>
          <table:table-cell table:formula="of:=LEN([.A1555])" office:value-type="float" office:value="9" calcext:value-type="float">
            <text:p>9</text:p>
          </table:table-cell>
          <table:table-cell table:formula="of:=RIGHT([.A155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81118200" calcext:value-type="float">
            <text:p>781118200</text:p>
          </table:table-cell>
          <table:table-cell table:formula="of:=LEN([.A1556])" office:value-type="float" office:value="9" calcext:value-type="float">
            <text:p>9</text:p>
          </table:table-cell>
          <table:table-cell table:formula="of:=RIGHT([.A155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81965355" calcext:value-type="float">
            <text:p>781965355</text:p>
          </table:table-cell>
          <table:table-cell table:formula="of:=LEN([.A1557])" office:value-type="float" office:value="9" calcext:value-type="float">
            <text:p>9</text:p>
          </table:table-cell>
          <table:table-cell table:formula="of:=RIGHT([.A155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82097891" calcext:value-type="float">
            <text:p>782097891</text:p>
          </table:table-cell>
          <table:table-cell table:formula="of:=LEN([.A1558])" office:value-type="float" office:value="9" calcext:value-type="float">
            <text:p>9</text:p>
          </table:table-cell>
          <table:table-cell table:formula="of:=RIGHT([.A155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82285178" calcext:value-type="float">
            <text:p>782285178</text:p>
          </table:table-cell>
          <table:table-cell table:formula="of:=LEN([.A1559])" office:value-type="float" office:value="9" calcext:value-type="float">
            <text:p>9</text:p>
          </table:table-cell>
          <table:table-cell table:formula="of:=RIGHT([.A155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82805423" calcext:value-type="float">
            <text:p>782805423</text:p>
          </table:table-cell>
          <table:table-cell table:formula="of:=LEN([.A1560])" office:value-type="float" office:value="9" calcext:value-type="float">
            <text:p>9</text:p>
          </table:table-cell>
          <table:table-cell table:formula="of:=RIGHT([.A156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82951506" calcext:value-type="float">
            <text:p>782951506</text:p>
          </table:table-cell>
          <table:table-cell table:formula="of:=LEN([.A1561])" office:value-type="float" office:value="9" calcext:value-type="float">
            <text:p>9</text:p>
          </table:table-cell>
          <table:table-cell table:formula="of:=RIGHT([.A156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83612379" calcext:value-type="float">
            <text:p>783612379</text:p>
          </table:table-cell>
          <table:table-cell table:formula="of:=LEN([.A1562])" office:value-type="float" office:value="9" calcext:value-type="float">
            <text:p>9</text:p>
          </table:table-cell>
          <table:table-cell table:formula="of:=RIGHT([.A156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83743266" calcext:value-type="float">
            <text:p>783743266</text:p>
          </table:table-cell>
          <table:table-cell table:formula="of:=LEN([.A1563])" office:value-type="float" office:value="9" calcext:value-type="float">
            <text:p>9</text:p>
          </table:table-cell>
          <table:table-cell table:formula="of:=RIGHT([.A156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83828291" calcext:value-type="float">
            <text:p>783828291</text:p>
          </table:table-cell>
          <table:table-cell table:formula="of:=LEN([.A1564])" office:value-type="float" office:value="9" calcext:value-type="float">
            <text:p>9</text:p>
          </table:table-cell>
          <table:table-cell table:formula="of:=RIGHT([.A156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84459993" calcext:value-type="float">
            <text:p>784459993</text:p>
          </table:table-cell>
          <table:table-cell table:formula="of:=LEN([.A1565])" office:value-type="float" office:value="9" calcext:value-type="float">
            <text:p>9</text:p>
          </table:table-cell>
          <table:table-cell table:formula="of:=RIGHT([.A156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85331480" calcext:value-type="float">
            <text:p>785331480</text:p>
          </table:table-cell>
          <table:table-cell table:formula="of:=LEN([.A1566])" office:value-type="float" office:value="9" calcext:value-type="float">
            <text:p>9</text:p>
          </table:table-cell>
          <table:table-cell table:formula="of:=RIGHT([.A156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85643834" calcext:value-type="float">
            <text:p>785643834</text:p>
          </table:table-cell>
          <table:table-cell table:formula="of:=LEN([.A1567])" office:value-type="float" office:value="9" calcext:value-type="float">
            <text:p>9</text:p>
          </table:table-cell>
          <table:table-cell table:formula="of:=RIGHT([.A156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85763293" calcext:value-type="float">
            <text:p>785763293</text:p>
          </table:table-cell>
          <table:table-cell table:formula="of:=LEN([.A1568])" office:value-type="float" office:value="9" calcext:value-type="float">
            <text:p>9</text:p>
          </table:table-cell>
          <table:table-cell table:formula="of:=RIGHT([.A156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87520986" calcext:value-type="float">
            <text:p>787520986</text:p>
          </table:table-cell>
          <table:table-cell table:formula="of:=LEN([.A1569])" office:value-type="float" office:value="9" calcext:value-type="float">
            <text:p>9</text:p>
          </table:table-cell>
          <table:table-cell table:formula="of:=RIGHT([.A156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88685831" calcext:value-type="float">
            <text:p>788685831</text:p>
          </table:table-cell>
          <table:table-cell table:formula="of:=LEN([.A1570])" office:value-type="float" office:value="9" calcext:value-type="float">
            <text:p>9</text:p>
          </table:table-cell>
          <table:table-cell table:formula="of:=RIGHT([.A157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89108662" calcext:value-type="float">
            <text:p>789108662</text:p>
          </table:table-cell>
          <table:table-cell table:formula="of:=LEN([.A1571])" office:value-type="float" office:value="9" calcext:value-type="float">
            <text:p>9</text:p>
          </table:table-cell>
          <table:table-cell table:formula="of:=RIGHT([.A157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89300747" calcext:value-type="float">
            <text:p>789300747</text:p>
          </table:table-cell>
          <table:table-cell table:formula="of:=LEN([.A1572])" office:value-type="float" office:value="9" calcext:value-type="float">
            <text:p>9</text:p>
          </table:table-cell>
          <table:table-cell table:formula="of:=RIGHT([.A157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91554461" calcext:value-type="float">
            <text:p>791554461</text:p>
          </table:table-cell>
          <table:table-cell table:formula="of:=LEN([.A1573])" office:value-type="float" office:value="9" calcext:value-type="float">
            <text:p>9</text:p>
          </table:table-cell>
          <table:table-cell table:formula="of:=RIGHT([.A157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92210455" calcext:value-type="float">
            <text:p>792210455</text:p>
          </table:table-cell>
          <table:table-cell table:formula="of:=LEN([.A1574])" office:value-type="float" office:value="9" calcext:value-type="float">
            <text:p>9</text:p>
          </table:table-cell>
          <table:table-cell table:formula="of:=RIGHT([.A157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92621381" calcext:value-type="float">
            <text:p>792621381</text:p>
          </table:table-cell>
          <table:table-cell table:formula="of:=LEN([.A1575])" office:value-type="float" office:value="9" calcext:value-type="float">
            <text:p>9</text:p>
          </table:table-cell>
          <table:table-cell table:formula="of:=RIGHT([.A157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92780599" calcext:value-type="float">
            <text:p>792780599</text:p>
          </table:table-cell>
          <table:table-cell table:formula="of:=LEN([.A1576])" office:value-type="float" office:value="9" calcext:value-type="float">
            <text:p>9</text:p>
          </table:table-cell>
          <table:table-cell table:formula="of:=RIGHT([.A157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93037394" calcext:value-type="float">
            <text:p>793037394</text:p>
          </table:table-cell>
          <table:table-cell table:formula="of:=LEN([.A1577])" office:value-type="float" office:value="9" calcext:value-type="float">
            <text:p>9</text:p>
          </table:table-cell>
          <table:table-cell table:formula="of:=RIGHT([.A157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93066005" calcext:value-type="float">
            <text:p>793066005</text:p>
          </table:table-cell>
          <table:table-cell table:formula="of:=LEN([.A1578])" office:value-type="float" office:value="9" calcext:value-type="float">
            <text:p>9</text:p>
          </table:table-cell>
          <table:table-cell table:formula="of:=RIGHT([.A157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93368157" calcext:value-type="float">
            <text:p>793368157</text:p>
          </table:table-cell>
          <table:table-cell table:formula="of:=LEN([.A1579])" office:value-type="float" office:value="9" calcext:value-type="float">
            <text:p>9</text:p>
          </table:table-cell>
          <table:table-cell table:formula="of:=RIGHT([.A157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793766748" calcext:value-type="float">
            <text:p>793766748</text:p>
          </table:table-cell>
          <table:table-cell table:formula="of:=LEN([.A1580])" office:value-type="float" office:value="9" calcext:value-type="float">
            <text:p>9</text:p>
          </table:table-cell>
          <table:table-cell table:formula="of:=RIGHT([.A158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93813832" calcext:value-type="float">
            <text:p>793813832</text:p>
          </table:table-cell>
          <table:table-cell table:formula="of:=LEN([.A1581])" office:value-type="float" office:value="9" calcext:value-type="float">
            <text:p>9</text:p>
          </table:table-cell>
          <table:table-cell table:formula="of:=RIGHT([.A158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94397655" calcext:value-type="float">
            <text:p>794397655</text:p>
          </table:table-cell>
          <table:table-cell table:formula="of:=LEN([.A1582])" office:value-type="float" office:value="9" calcext:value-type="float">
            <text:p>9</text:p>
          </table:table-cell>
          <table:table-cell table:formula="of:=RIGHT([.A158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95371989" calcext:value-type="float">
            <text:p>795371989</text:p>
          </table:table-cell>
          <table:table-cell table:formula="of:=LEN([.A1583])" office:value-type="float" office:value="9" calcext:value-type="float">
            <text:p>9</text:p>
          </table:table-cell>
          <table:table-cell table:formula="of:=RIGHT([.A158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795449484" calcext:value-type="float">
            <text:p>795449484</text:p>
          </table:table-cell>
          <table:table-cell table:formula="of:=LEN([.A1584])" office:value-type="float" office:value="9" calcext:value-type="float">
            <text:p>9</text:p>
          </table:table-cell>
          <table:table-cell table:formula="of:=RIGHT([.A158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795805835" calcext:value-type="float">
            <text:p>795805835</text:p>
          </table:table-cell>
          <table:table-cell table:formula="of:=LEN([.A1585])" office:value-type="float" office:value="9" calcext:value-type="float">
            <text:p>9</text:p>
          </table:table-cell>
          <table:table-cell table:formula="of:=RIGHT([.A158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95810850" calcext:value-type="float">
            <text:p>795810850</text:p>
          </table:table-cell>
          <table:table-cell table:formula="of:=LEN([.A1586])" office:value-type="float" office:value="9" calcext:value-type="float">
            <text:p>9</text:p>
          </table:table-cell>
          <table:table-cell table:formula="of:=RIGHT([.A158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95983240" calcext:value-type="float">
            <text:p>795983240</text:p>
          </table:table-cell>
          <table:table-cell table:formula="of:=LEN([.A1587])" office:value-type="float" office:value="9" calcext:value-type="float">
            <text:p>9</text:p>
          </table:table-cell>
          <table:table-cell table:formula="of:=RIGHT([.A158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96033960" calcext:value-type="float">
            <text:p>796033960</text:p>
          </table:table-cell>
          <table:table-cell table:formula="of:=LEN([.A1588])" office:value-type="float" office:value="9" calcext:value-type="float">
            <text:p>9</text:p>
          </table:table-cell>
          <table:table-cell table:formula="of:=RIGHT([.A158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97035801" calcext:value-type="float">
            <text:p>797035801</text:p>
          </table:table-cell>
          <table:table-cell table:formula="of:=LEN([.A1589])" office:value-type="float" office:value="9" calcext:value-type="float">
            <text:p>9</text:p>
          </table:table-cell>
          <table:table-cell table:formula="of:=RIGHT([.A1589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797444110" calcext:value-type="float">
            <text:p>797444110</text:p>
          </table:table-cell>
          <table:table-cell table:formula="of:=LEN([.A1590])" office:value-type="float" office:value="9" calcext:value-type="float">
            <text:p>9</text:p>
          </table:table-cell>
          <table:table-cell table:formula="of:=RIGHT([.A159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97623985" calcext:value-type="float">
            <text:p>797623985</text:p>
          </table:table-cell>
          <table:table-cell table:formula="of:=LEN([.A1591])" office:value-type="float" office:value="9" calcext:value-type="float">
            <text:p>9</text:p>
          </table:table-cell>
          <table:table-cell table:formula="of:=RIGHT([.A159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797723022" calcext:value-type="float">
            <text:p>797723022</text:p>
          </table:table-cell>
          <table:table-cell table:formula="of:=LEN([.A1592])" office:value-type="float" office:value="9" calcext:value-type="float">
            <text:p>9</text:p>
          </table:table-cell>
          <table:table-cell table:formula="of:=RIGHT([.A159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797848453" calcext:value-type="float">
            <text:p>797848453</text:p>
          </table:table-cell>
          <table:table-cell table:formula="of:=LEN([.A1593])" office:value-type="float" office:value="9" calcext:value-type="float">
            <text:p>9</text:p>
          </table:table-cell>
          <table:table-cell table:formula="of:=RIGHT([.A159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98673828" calcext:value-type="float">
            <text:p>798673828</text:p>
          </table:table-cell>
          <table:table-cell table:formula="of:=LEN([.A1594])" office:value-type="float" office:value="9" calcext:value-type="float">
            <text:p>9</text:p>
          </table:table-cell>
          <table:table-cell table:formula="of:=RIGHT([.A159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798822640" calcext:value-type="float">
            <text:p>798822640</text:p>
          </table:table-cell>
          <table:table-cell table:formula="of:=LEN([.A1595])" office:value-type="float" office:value="9" calcext:value-type="float">
            <text:p>9</text:p>
          </table:table-cell>
          <table:table-cell table:formula="of:=RIGHT([.A159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799248323" calcext:value-type="float">
            <text:p>799248323</text:p>
          </table:table-cell>
          <table:table-cell table:formula="of:=LEN([.A1596])" office:value-type="float" office:value="9" calcext:value-type="float">
            <text:p>9</text:p>
          </table:table-cell>
          <table:table-cell table:formula="of:=RIGHT([.A159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799649986" calcext:value-type="float">
            <text:p>799649986</text:p>
          </table:table-cell>
          <table:table-cell table:formula="of:=LEN([.A1597])" office:value-type="float" office:value="9" calcext:value-type="float">
            <text:p>9</text:p>
          </table:table-cell>
          <table:table-cell table:formula="of:=RIGHT([.A159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799849006" calcext:value-type="float">
            <text:p>799849006</text:p>
          </table:table-cell>
          <table:table-cell table:formula="of:=LEN([.A1598])" office:value-type="float" office:value="9" calcext:value-type="float">
            <text:p>9</text:p>
          </table:table-cell>
          <table:table-cell table:formula="of:=RIGHT([.A159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00178553" calcext:value-type="float">
            <text:p>800178553</text:p>
          </table:table-cell>
          <table:table-cell table:formula="of:=LEN([.A1599])" office:value-type="float" office:value="9" calcext:value-type="float">
            <text:p>9</text:p>
          </table:table-cell>
          <table:table-cell table:formula="of:=RIGHT([.A159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00232530" calcext:value-type="float">
            <text:p>800232530</text:p>
          </table:table-cell>
          <table:table-cell table:formula="of:=LEN([.A1600])" office:value-type="float" office:value="9" calcext:value-type="float">
            <text:p>9</text:p>
          </table:table-cell>
          <table:table-cell table:formula="of:=RIGHT([.A160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00264531" calcext:value-type="float">
            <text:p>800264531</text:p>
          </table:table-cell>
          <table:table-cell table:formula="of:=LEN([.A1601])" office:value-type="float" office:value="9" calcext:value-type="float">
            <text:p>9</text:p>
          </table:table-cell>
          <table:table-cell table:formula="of:=RIGHT([.A160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00359826" calcext:value-type="float">
            <text:p>800359826</text:p>
          </table:table-cell>
          <table:table-cell table:formula="of:=LEN([.A1602])" office:value-type="float" office:value="9" calcext:value-type="float">
            <text:p>9</text:p>
          </table:table-cell>
          <table:table-cell table:formula="of:=RIGHT([.A160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01288602" calcext:value-type="float">
            <text:p>801288602</text:p>
          </table:table-cell>
          <table:table-cell table:formula="of:=LEN([.A1603])" office:value-type="float" office:value="9" calcext:value-type="float">
            <text:p>9</text:p>
          </table:table-cell>
          <table:table-cell table:formula="of:=RIGHT([.A160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01386188" calcext:value-type="float">
            <text:p>801386188</text:p>
          </table:table-cell>
          <table:table-cell table:formula="of:=LEN([.A1604])" office:value-type="float" office:value="9" calcext:value-type="float">
            <text:p>9</text:p>
          </table:table-cell>
          <table:table-cell table:formula="of:=RIGHT([.A160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02073644" calcext:value-type="float">
            <text:p>802073644</text:p>
          </table:table-cell>
          <table:table-cell table:formula="of:=LEN([.A1605])" office:value-type="float" office:value="9" calcext:value-type="float">
            <text:p>9</text:p>
          </table:table-cell>
          <table:table-cell table:formula="of:=RIGHT([.A160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02799364" calcext:value-type="float">
            <text:p>802799364</text:p>
          </table:table-cell>
          <table:table-cell table:formula="of:=LEN([.A1606])" office:value-type="float" office:value="9" calcext:value-type="float">
            <text:p>9</text:p>
          </table:table-cell>
          <table:table-cell table:formula="of:=RIGHT([.A160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02829630" calcext:value-type="float">
            <text:p>802829630</text:p>
          </table:table-cell>
          <table:table-cell table:formula="of:=LEN([.A1607])" office:value-type="float" office:value="9" calcext:value-type="float">
            <text:p>9</text:p>
          </table:table-cell>
          <table:table-cell table:formula="of:=RIGHT([.A160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03240784" calcext:value-type="float">
            <text:p>803240784</text:p>
          </table:table-cell>
          <table:table-cell table:formula="of:=LEN([.A1608])" office:value-type="float" office:value="9" calcext:value-type="float">
            <text:p>9</text:p>
          </table:table-cell>
          <table:table-cell table:formula="of:=RIGHT([.A160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03593193" calcext:value-type="float">
            <text:p>803593193</text:p>
          </table:table-cell>
          <table:table-cell table:formula="of:=LEN([.A1609])" office:value-type="float" office:value="9" calcext:value-type="float">
            <text:p>9</text:p>
          </table:table-cell>
          <table:table-cell table:formula="of:=RIGHT([.A160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03682023" calcext:value-type="float">
            <text:p>803682023</text:p>
          </table:table-cell>
          <table:table-cell table:formula="of:=LEN([.A1610])" office:value-type="float" office:value="9" calcext:value-type="float">
            <text:p>9</text:p>
          </table:table-cell>
          <table:table-cell table:formula="of:=RIGHT([.A161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04433435" calcext:value-type="float">
            <text:p>804433435</text:p>
          </table:table-cell>
          <table:table-cell table:formula="of:=LEN([.A1611])" office:value-type="float" office:value="9" calcext:value-type="float">
            <text:p>9</text:p>
          </table:table-cell>
          <table:table-cell table:formula="of:=RIGHT([.A161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04758116" calcext:value-type="float">
            <text:p>804758116</text:p>
          </table:table-cell>
          <table:table-cell table:formula="of:=LEN([.A1612])" office:value-type="float" office:value="9" calcext:value-type="float">
            <text:p>9</text:p>
          </table:table-cell>
          <table:table-cell table:formula="of:=RIGHT([.A161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05138908" calcext:value-type="float">
            <text:p>805138908</text:p>
          </table:table-cell>
          <table:table-cell table:formula="of:=LEN([.A1613])" office:value-type="float" office:value="9" calcext:value-type="float">
            <text:p>9</text:p>
          </table:table-cell>
          <table:table-cell table:formula="of:=RIGHT([.A161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05414308" calcext:value-type="float">
            <text:p>805414308</text:p>
          </table:table-cell>
          <table:table-cell table:formula="of:=LEN([.A1614])" office:value-type="float" office:value="9" calcext:value-type="float">
            <text:p>9</text:p>
          </table:table-cell>
          <table:table-cell table:formula="of:=RIGHT([.A161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05665924" calcext:value-type="float">
            <text:p>805665924</text:p>
          </table:table-cell>
          <table:table-cell table:formula="of:=LEN([.A1615])" office:value-type="float" office:value="9" calcext:value-type="float">
            <text:p>9</text:p>
          </table:table-cell>
          <table:table-cell table:formula="of:=RIGHT([.A161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08283531" calcext:value-type="float">
            <text:p>808283531</text:p>
          </table:table-cell>
          <table:table-cell table:formula="of:=LEN([.A1616])" office:value-type="float" office:value="9" calcext:value-type="float">
            <text:p>9</text:p>
          </table:table-cell>
          <table:table-cell table:formula="of:=RIGHT([.A161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10747848" calcext:value-type="float">
            <text:p>810747848</text:p>
          </table:table-cell>
          <table:table-cell table:formula="of:=LEN([.A1617])" office:value-type="float" office:value="9" calcext:value-type="float">
            <text:p>9</text:p>
          </table:table-cell>
          <table:table-cell table:formula="of:=RIGHT([.A161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11099463" calcext:value-type="float">
            <text:p>811099463</text:p>
          </table:table-cell>
          <table:table-cell table:formula="of:=LEN([.A1618])" office:value-type="float" office:value="9" calcext:value-type="float">
            <text:p>9</text:p>
          </table:table-cell>
          <table:table-cell table:formula="of:=RIGHT([.A161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11138630" calcext:value-type="float">
            <text:p>811138630</text:p>
          </table:table-cell>
          <table:table-cell table:formula="of:=LEN([.A1619])" office:value-type="float" office:value="9" calcext:value-type="float">
            <text:p>9</text:p>
          </table:table-cell>
          <table:table-cell table:formula="of:=RIGHT([.A161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11143888" calcext:value-type="float">
            <text:p>811143888</text:p>
          </table:table-cell>
          <table:table-cell table:formula="of:=LEN([.A1620])" office:value-type="float" office:value="9" calcext:value-type="float">
            <text:p>9</text:p>
          </table:table-cell>
          <table:table-cell table:formula="of:=RIGHT([.A162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11747442" calcext:value-type="float">
            <text:p>811747442</text:p>
          </table:table-cell>
          <table:table-cell table:formula="of:=LEN([.A1621])" office:value-type="float" office:value="9" calcext:value-type="float">
            <text:p>9</text:p>
          </table:table-cell>
          <table:table-cell table:formula="of:=RIGHT([.A162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12202326" calcext:value-type="float">
            <text:p>812202326</text:p>
          </table:table-cell>
          <table:table-cell table:formula="of:=LEN([.A1622])" office:value-type="float" office:value="9" calcext:value-type="float">
            <text:p>9</text:p>
          </table:table-cell>
          <table:table-cell table:formula="of:=RIGHT([.A162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12427304" calcext:value-type="float">
            <text:p>812427304</text:p>
          </table:table-cell>
          <table:table-cell table:formula="of:=LEN([.A1623])" office:value-type="float" office:value="9" calcext:value-type="float">
            <text:p>9</text:p>
          </table:table-cell>
          <table:table-cell table:formula="of:=RIGHT([.A162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13725344" calcext:value-type="float">
            <text:p>813725344</text:p>
          </table:table-cell>
          <table:table-cell table:formula="of:=LEN([.A1624])" office:value-type="float" office:value="9" calcext:value-type="float">
            <text:p>9</text:p>
          </table:table-cell>
          <table:table-cell table:formula="of:=RIGHT([.A162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13922378" calcext:value-type="float">
            <text:p>813922378</text:p>
          </table:table-cell>
          <table:table-cell table:formula="of:=LEN([.A1625])" office:value-type="float" office:value="9" calcext:value-type="float">
            <text:p>9</text:p>
          </table:table-cell>
          <table:table-cell table:formula="of:=RIGHT([.A162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14043698" calcext:value-type="float">
            <text:p>814043698</text:p>
          </table:table-cell>
          <table:table-cell table:formula="of:=LEN([.A1626])" office:value-type="float" office:value="9" calcext:value-type="float">
            <text:p>9</text:p>
          </table:table-cell>
          <table:table-cell table:formula="of:=RIGHT([.A162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14926286" calcext:value-type="float">
            <text:p>814926286</text:p>
          </table:table-cell>
          <table:table-cell table:formula="of:=LEN([.A1627])" office:value-type="float" office:value="9" calcext:value-type="float">
            <text:p>9</text:p>
          </table:table-cell>
          <table:table-cell table:formula="of:=RIGHT([.A162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15385090" calcext:value-type="float">
            <text:p>815385090</text:p>
          </table:table-cell>
          <table:table-cell table:formula="of:=LEN([.A1628])" office:value-type="float" office:value="9" calcext:value-type="float">
            <text:p>9</text:p>
          </table:table-cell>
          <table:table-cell table:formula="of:=RIGHT([.A162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15851564" calcext:value-type="float">
            <text:p>815851564</text:p>
          </table:table-cell>
          <table:table-cell table:formula="of:=LEN([.A1629])" office:value-type="float" office:value="9" calcext:value-type="float">
            <text:p>9</text:p>
          </table:table-cell>
          <table:table-cell table:formula="of:=RIGHT([.A162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16250384" calcext:value-type="float">
            <text:p>816250384</text:p>
          </table:table-cell>
          <table:table-cell table:formula="of:=LEN([.A1630])" office:value-type="float" office:value="9" calcext:value-type="float">
            <text:p>9</text:p>
          </table:table-cell>
          <table:table-cell table:formula="of:=RIGHT([.A163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16886167" calcext:value-type="float">
            <text:p>816886167</text:p>
          </table:table-cell>
          <table:table-cell table:formula="of:=LEN([.A1631])" office:value-type="float" office:value="9" calcext:value-type="float">
            <text:p>9</text:p>
          </table:table-cell>
          <table:table-cell table:formula="of:=RIGHT([.A163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16950196" calcext:value-type="float">
            <text:p>816950196</text:p>
          </table:table-cell>
          <table:table-cell table:formula="of:=LEN([.A1632])" office:value-type="float" office:value="9" calcext:value-type="float">
            <text:p>9</text:p>
          </table:table-cell>
          <table:table-cell table:formula="of:=RIGHT([.A163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18382515" calcext:value-type="float">
            <text:p>818382515</text:p>
          </table:table-cell>
          <table:table-cell table:formula="of:=LEN([.A1633])" office:value-type="float" office:value="9" calcext:value-type="float">
            <text:p>9</text:p>
          </table:table-cell>
          <table:table-cell table:formula="of:=RIGHT([.A163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19349678" calcext:value-type="float">
            <text:p>819349678</text:p>
          </table:table-cell>
          <table:table-cell table:formula="of:=LEN([.A1634])" office:value-type="float" office:value="9" calcext:value-type="float">
            <text:p>9</text:p>
          </table:table-cell>
          <table:table-cell table:formula="of:=RIGHT([.A163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19653150" calcext:value-type="float">
            <text:p>819653150</text:p>
          </table:table-cell>
          <table:table-cell table:formula="of:=LEN([.A1635])" office:value-type="float" office:value="9" calcext:value-type="float">
            <text:p>9</text:p>
          </table:table-cell>
          <table:table-cell table:formula="of:=RIGHT([.A163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21186188" calcext:value-type="float">
            <text:p>821186188</text:p>
          </table:table-cell>
          <table:table-cell table:formula="of:=LEN([.A1636])" office:value-type="float" office:value="9" calcext:value-type="float">
            <text:p>9</text:p>
          </table:table-cell>
          <table:table-cell table:formula="of:=RIGHT([.A163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22127903" calcext:value-type="float">
            <text:p>822127903</text:p>
          </table:table-cell>
          <table:table-cell table:formula="of:=LEN([.A1637])" office:value-type="float" office:value="9" calcext:value-type="float">
            <text:p>9</text:p>
          </table:table-cell>
          <table:table-cell table:formula="of:=RIGHT([.A1637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22510771" calcext:value-type="float">
            <text:p>822510771</text:p>
          </table:table-cell>
          <table:table-cell table:formula="of:=LEN([.A1638])" office:value-type="float" office:value="9" calcext:value-type="float">
            <text:p>9</text:p>
          </table:table-cell>
          <table:table-cell table:formula="of:=RIGHT([.A163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22535988" calcext:value-type="float">
            <text:p>822535988</text:p>
          </table:table-cell>
          <table:table-cell table:formula="of:=LEN([.A1639])" office:value-type="float" office:value="9" calcext:value-type="float">
            <text:p>9</text:p>
          </table:table-cell>
          <table:table-cell table:formula="of:=RIGHT([.A1639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22636868" calcext:value-type="float">
            <text:p>822636868</text:p>
          </table:table-cell>
          <table:table-cell table:formula="of:=LEN([.A1640])" office:value-type="float" office:value="9" calcext:value-type="float">
            <text:p>9</text:p>
          </table:table-cell>
          <table:table-cell table:formula="of:=RIGHT([.A164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22741688" calcext:value-type="float">
            <text:p>822741688</text:p>
          </table:table-cell>
          <table:table-cell table:formula="of:=LEN([.A1641])" office:value-type="float" office:value="9" calcext:value-type="float">
            <text:p>9</text:p>
          </table:table-cell>
          <table:table-cell table:formula="of:=RIGHT([.A164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22915111" calcext:value-type="float">
            <text:p>822915111</text:p>
          </table:table-cell>
          <table:table-cell table:formula="of:=LEN([.A1642])" office:value-type="float" office:value="9" calcext:value-type="float">
            <text:p>9</text:p>
          </table:table-cell>
          <table:table-cell table:formula="of:=RIGHT([.A164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23136489" calcext:value-type="float">
            <text:p>823136489</text:p>
          </table:table-cell>
          <table:table-cell table:formula="of:=LEN([.A1643])" office:value-type="float" office:value="9" calcext:value-type="float">
            <text:p>9</text:p>
          </table:table-cell>
          <table:table-cell table:formula="of:=RIGHT([.A164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23547135" calcext:value-type="float">
            <text:p>823547135</text:p>
          </table:table-cell>
          <table:table-cell table:formula="of:=LEN([.A1644])" office:value-type="float" office:value="9" calcext:value-type="float">
            <text:p>9</text:p>
          </table:table-cell>
          <table:table-cell table:formula="of:=RIGHT([.A164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23662296" calcext:value-type="float">
            <text:p>823662296</text:p>
          </table:table-cell>
          <table:table-cell table:formula="of:=LEN([.A1645])" office:value-type="float" office:value="9" calcext:value-type="float">
            <text:p>9</text:p>
          </table:table-cell>
          <table:table-cell table:formula="of:=RIGHT([.A164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23978041" calcext:value-type="float">
            <text:p>823978041</text:p>
          </table:table-cell>
          <table:table-cell table:formula="of:=LEN([.A1646])" office:value-type="float" office:value="9" calcext:value-type="float">
            <text:p>9</text:p>
          </table:table-cell>
          <table:table-cell table:formula="of:=RIGHT([.A164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24464270" calcext:value-type="float">
            <text:p>824464270</text:p>
          </table:table-cell>
          <table:table-cell table:formula="of:=LEN([.A1647])" office:value-type="float" office:value="9" calcext:value-type="float">
            <text:p>9</text:p>
          </table:table-cell>
          <table:table-cell table:formula="of:=RIGHT([.A164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24506664" calcext:value-type="float">
            <text:p>824506664</text:p>
          </table:table-cell>
          <table:table-cell table:formula="of:=LEN([.A1648])" office:value-type="float" office:value="9" calcext:value-type="float">
            <text:p>9</text:p>
          </table:table-cell>
          <table:table-cell table:formula="of:=RIGHT([.A164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25252643" calcext:value-type="float">
            <text:p>825252643</text:p>
          </table:table-cell>
          <table:table-cell table:formula="of:=LEN([.A1649])" office:value-type="float" office:value="9" calcext:value-type="float">
            <text:p>9</text:p>
          </table:table-cell>
          <table:table-cell table:formula="of:=RIGHT([.A164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25531174" calcext:value-type="float">
            <text:p>825531174</text:p>
          </table:table-cell>
          <table:table-cell table:formula="of:=LEN([.A1650])" office:value-type="float" office:value="9" calcext:value-type="float">
            <text:p>9</text:p>
          </table:table-cell>
          <table:table-cell table:formula="of:=RIGHT([.A165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26337378" calcext:value-type="float">
            <text:p>826337378</text:p>
          </table:table-cell>
          <table:table-cell table:formula="of:=LEN([.A1651])" office:value-type="float" office:value="9" calcext:value-type="float">
            <text:p>9</text:p>
          </table:table-cell>
          <table:table-cell table:formula="of:=RIGHT([.A165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27735842" calcext:value-type="float">
            <text:p>827735842</text:p>
          </table:table-cell>
          <table:table-cell table:formula="of:=LEN([.A1652])" office:value-type="float" office:value="9" calcext:value-type="float">
            <text:p>9</text:p>
          </table:table-cell>
          <table:table-cell table:formula="of:=RIGHT([.A165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28216518" calcext:value-type="float">
            <text:p>828216518</text:p>
          </table:table-cell>
          <table:table-cell table:formula="of:=LEN([.A1653])" office:value-type="float" office:value="9" calcext:value-type="float">
            <text:p>9</text:p>
          </table:table-cell>
          <table:table-cell table:formula="of:=RIGHT([.A1653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28563346" calcext:value-type="float">
            <text:p>828563346</text:p>
          </table:table-cell>
          <table:table-cell table:formula="of:=LEN([.A1654])" office:value-type="float" office:value="9" calcext:value-type="float">
            <text:p>9</text:p>
          </table:table-cell>
          <table:table-cell table:formula="of:=RIGHT([.A165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28653930" calcext:value-type="float">
            <text:p>828653930</text:p>
          </table:table-cell>
          <table:table-cell table:formula="of:=LEN([.A1655])" office:value-type="float" office:value="9" calcext:value-type="float">
            <text:p>9</text:p>
          </table:table-cell>
          <table:table-cell table:formula="of:=RIGHT([.A165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29145403" calcext:value-type="float">
            <text:p>829145403</text:p>
          </table:table-cell>
          <table:table-cell table:formula="of:=LEN([.A1656])" office:value-type="float" office:value="9" calcext:value-type="float">
            <text:p>9</text:p>
          </table:table-cell>
          <table:table-cell table:formula="of:=RIGHT([.A165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29146558" calcext:value-type="float">
            <text:p>829146558</text:p>
          </table:table-cell>
          <table:table-cell table:formula="of:=LEN([.A1657])" office:value-type="float" office:value="9" calcext:value-type="float">
            <text:p>9</text:p>
          </table:table-cell>
          <table:table-cell table:formula="of:=RIGHT([.A165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29854871" calcext:value-type="float">
            <text:p>829854871</text:p>
          </table:table-cell>
          <table:table-cell table:formula="of:=LEN([.A1658])" office:value-type="float" office:value="9" calcext:value-type="float">
            <text:p>9</text:p>
          </table:table-cell>
          <table:table-cell table:formula="of:=RIGHT([.A1658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30179122" calcext:value-type="float">
            <text:p>830179122</text:p>
          </table:table-cell>
          <table:table-cell table:formula="of:=LEN([.A1659])" office:value-type="float" office:value="9" calcext:value-type="float">
            <text:p>9</text:p>
          </table:table-cell>
          <table:table-cell table:formula="of:=RIGHT([.A165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30879371" calcext:value-type="float">
            <text:p>830879371</text:p>
          </table:table-cell>
          <table:table-cell table:formula="of:=LEN([.A1660])" office:value-type="float" office:value="9" calcext:value-type="float">
            <text:p>9</text:p>
          </table:table-cell>
          <table:table-cell table:formula="of:=RIGHT([.A166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31167435" calcext:value-type="float">
            <text:p>831167435</text:p>
          </table:table-cell>
          <table:table-cell table:formula="of:=LEN([.A1661])" office:value-type="float" office:value="9" calcext:value-type="float">
            <text:p>9</text:p>
          </table:table-cell>
          <table:table-cell table:formula="of:=RIGHT([.A166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31279893" calcext:value-type="float">
            <text:p>831279893</text:p>
          </table:table-cell>
          <table:table-cell table:formula="of:=LEN([.A1662])" office:value-type="float" office:value="9" calcext:value-type="float">
            <text:p>9</text:p>
          </table:table-cell>
          <table:table-cell table:formula="of:=RIGHT([.A166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32219760" calcext:value-type="float">
            <text:p>832219760</text:p>
          </table:table-cell>
          <table:table-cell table:formula="of:=LEN([.A1663])" office:value-type="float" office:value="9" calcext:value-type="float">
            <text:p>9</text:p>
          </table:table-cell>
          <table:table-cell table:formula="of:=RIGHT([.A166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32252320" calcext:value-type="float">
            <text:p>832252320</text:p>
          </table:table-cell>
          <table:table-cell table:formula="of:=LEN([.A1664])" office:value-type="float" office:value="9" calcext:value-type="float">
            <text:p>9</text:p>
          </table:table-cell>
          <table:table-cell table:formula="of:=RIGHT([.A166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33977280" calcext:value-type="float">
            <text:p>833977280</text:p>
          </table:table-cell>
          <table:table-cell table:formula="of:=LEN([.A1665])" office:value-type="float" office:value="9" calcext:value-type="float">
            <text:p>9</text:p>
          </table:table-cell>
          <table:table-cell table:formula="of:=RIGHT([.A166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34595628" calcext:value-type="float">
            <text:p>834595628</text:p>
          </table:table-cell>
          <table:table-cell table:formula="of:=LEN([.A1666])" office:value-type="float" office:value="9" calcext:value-type="float">
            <text:p>9</text:p>
          </table:table-cell>
          <table:table-cell table:formula="of:=RIGHT([.A166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35676031" calcext:value-type="float">
            <text:p>835676031</text:p>
          </table:table-cell>
          <table:table-cell table:formula="of:=LEN([.A1667])" office:value-type="float" office:value="9" calcext:value-type="float">
            <text:p>9</text:p>
          </table:table-cell>
          <table:table-cell table:formula="of:=RIGHT([.A166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35946489" calcext:value-type="float">
            <text:p>835946489</text:p>
          </table:table-cell>
          <table:table-cell table:formula="of:=LEN([.A1668])" office:value-type="float" office:value="9" calcext:value-type="float">
            <text:p>9</text:p>
          </table:table-cell>
          <table:table-cell table:formula="of:=RIGHT([.A166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36170639" calcext:value-type="float">
            <text:p>836170639</text:p>
          </table:table-cell>
          <table:table-cell table:formula="of:=LEN([.A1669])" office:value-type="float" office:value="9" calcext:value-type="float">
            <text:p>9</text:p>
          </table:table-cell>
          <table:table-cell table:formula="of:=RIGHT([.A166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36768027" calcext:value-type="float">
            <text:p>836768027</text:p>
          </table:table-cell>
          <table:table-cell table:formula="of:=LEN([.A1670])" office:value-type="float" office:value="9" calcext:value-type="float">
            <text:p>9</text:p>
          </table:table-cell>
          <table:table-cell table:formula="of:=RIGHT([.A167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36851489" calcext:value-type="float">
            <text:p>836851489</text:p>
          </table:table-cell>
          <table:table-cell table:formula="of:=LEN([.A1671])" office:value-type="float" office:value="9" calcext:value-type="float">
            <text:p>9</text:p>
          </table:table-cell>
          <table:table-cell table:formula="of:=RIGHT([.A167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37462798" calcext:value-type="float">
            <text:p>837462798</text:p>
          </table:table-cell>
          <table:table-cell table:formula="of:=LEN([.A1672])" office:value-type="float" office:value="9" calcext:value-type="float">
            <text:p>9</text:p>
          </table:table-cell>
          <table:table-cell table:formula="of:=RIGHT([.A1672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37671901" calcext:value-type="float">
            <text:p>837671901</text:p>
          </table:table-cell>
          <table:table-cell table:formula="of:=LEN([.A1673])" office:value-type="float" office:value="9" calcext:value-type="float">
            <text:p>9</text:p>
          </table:table-cell>
          <table:table-cell table:formula="of:=RIGHT([.A167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38101261" calcext:value-type="float">
            <text:p>838101261</text:p>
          </table:table-cell>
          <table:table-cell table:formula="of:=LEN([.A1674])" office:value-type="float" office:value="9" calcext:value-type="float">
            <text:p>9</text:p>
          </table:table-cell>
          <table:table-cell table:formula="of:=RIGHT([.A167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38195972" calcext:value-type="float">
            <text:p>838195972</text:p>
          </table:table-cell>
          <table:table-cell table:formula="of:=LEN([.A1675])" office:value-type="float" office:value="9" calcext:value-type="float">
            <text:p>9</text:p>
          </table:table-cell>
          <table:table-cell table:formula="of:=RIGHT([.A167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38325490" calcext:value-type="float">
            <text:p>838325490</text:p>
          </table:table-cell>
          <table:table-cell table:formula="of:=LEN([.A1676])" office:value-type="float" office:value="9" calcext:value-type="float">
            <text:p>9</text:p>
          </table:table-cell>
          <table:table-cell table:formula="of:=RIGHT([.A167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38925838" calcext:value-type="float">
            <text:p>838925838</text:p>
          </table:table-cell>
          <table:table-cell table:formula="of:=LEN([.A1677])" office:value-type="float" office:value="9" calcext:value-type="float">
            <text:p>9</text:p>
          </table:table-cell>
          <table:table-cell table:formula="of:=RIGHT([.A167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39092919" calcext:value-type="float">
            <text:p>839092919</text:p>
          </table:table-cell>
          <table:table-cell table:formula="of:=LEN([.A1678])" office:value-type="float" office:value="9" calcext:value-type="float">
            <text:p>9</text:p>
          </table:table-cell>
          <table:table-cell table:formula="of:=RIGHT([.A167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39741416" calcext:value-type="float">
            <text:p>839741416</text:p>
          </table:table-cell>
          <table:table-cell table:formula="of:=LEN([.A1679])" office:value-type="float" office:value="9" calcext:value-type="float">
            <text:p>9</text:p>
          </table:table-cell>
          <table:table-cell table:formula="of:=RIGHT([.A167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39752904" calcext:value-type="float">
            <text:p>839752904</text:p>
          </table:table-cell>
          <table:table-cell table:formula="of:=LEN([.A1680])" office:value-type="float" office:value="9" calcext:value-type="float">
            <text:p>9</text:p>
          </table:table-cell>
          <table:table-cell table:formula="of:=RIGHT([.A168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40268433" calcext:value-type="float">
            <text:p>840268433</text:p>
          </table:table-cell>
          <table:table-cell table:formula="of:=LEN([.A1681])" office:value-type="float" office:value="9" calcext:value-type="float">
            <text:p>9</text:p>
          </table:table-cell>
          <table:table-cell table:formula="of:=RIGHT([.A168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41189564" calcext:value-type="float">
            <text:p>841189564</text:p>
          </table:table-cell>
          <table:table-cell table:formula="of:=LEN([.A1682])" office:value-type="float" office:value="9" calcext:value-type="float">
            <text:p>9</text:p>
          </table:table-cell>
          <table:table-cell table:formula="of:=RIGHT([.A168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41721647" calcext:value-type="float">
            <text:p>841721647</text:p>
          </table:table-cell>
          <table:table-cell table:formula="of:=LEN([.A1683])" office:value-type="float" office:value="9" calcext:value-type="float">
            <text:p>9</text:p>
          </table:table-cell>
          <table:table-cell table:formula="of:=RIGHT([.A168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42628486" calcext:value-type="float">
            <text:p>842628486</text:p>
          </table:table-cell>
          <table:table-cell table:formula="of:=LEN([.A1684])" office:value-type="float" office:value="9" calcext:value-type="float">
            <text:p>9</text:p>
          </table:table-cell>
          <table:table-cell table:formula="of:=RIGHT([.A168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43536656" calcext:value-type="float">
            <text:p>843536656</text:p>
          </table:table-cell>
          <table:table-cell table:formula="of:=LEN([.A1685])" office:value-type="float" office:value="9" calcext:value-type="float">
            <text:p>9</text:p>
          </table:table-cell>
          <table:table-cell table:formula="of:=RIGHT([.A168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43823405" calcext:value-type="float">
            <text:p>843823405</text:p>
          </table:table-cell>
          <table:table-cell table:formula="of:=LEN([.A1686])" office:value-type="float" office:value="9" calcext:value-type="float">
            <text:p>9</text:p>
          </table:table-cell>
          <table:table-cell table:formula="of:=RIGHT([.A168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44606847" calcext:value-type="float">
            <text:p>844606847</text:p>
          </table:table-cell>
          <table:table-cell table:formula="of:=LEN([.A1687])" office:value-type="float" office:value="9" calcext:value-type="float">
            <text:p>9</text:p>
          </table:table-cell>
          <table:table-cell table:formula="of:=RIGHT([.A1687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45143302" calcext:value-type="float">
            <text:p>845143302</text:p>
          </table:table-cell>
          <table:table-cell table:formula="of:=LEN([.A1688])" office:value-type="float" office:value="9" calcext:value-type="float">
            <text:p>9</text:p>
          </table:table-cell>
          <table:table-cell table:formula="of:=RIGHT([.A168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45256347" calcext:value-type="float">
            <text:p>845256347</text:p>
          </table:table-cell>
          <table:table-cell table:formula="of:=LEN([.A1689])" office:value-type="float" office:value="9" calcext:value-type="float">
            <text:p>9</text:p>
          </table:table-cell>
          <table:table-cell table:formula="of:=RIGHT([.A168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45426872" calcext:value-type="float">
            <text:p>845426872</text:p>
          </table:table-cell>
          <table:table-cell table:formula="of:=LEN([.A1690])" office:value-type="float" office:value="9" calcext:value-type="float">
            <text:p>9</text:p>
          </table:table-cell>
          <table:table-cell table:formula="of:=RIGHT([.A169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45806919" calcext:value-type="float">
            <text:p>845806919</text:p>
          </table:table-cell>
          <table:table-cell table:formula="of:=LEN([.A1691])" office:value-type="float" office:value="9" calcext:value-type="float">
            <text:p>9</text:p>
          </table:table-cell>
          <table:table-cell table:formula="of:=RIGHT([.A169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45921751" calcext:value-type="float">
            <text:p>845921751</text:p>
          </table:table-cell>
          <table:table-cell table:formula="of:=LEN([.A1692])" office:value-type="float" office:value="9" calcext:value-type="float">
            <text:p>9</text:p>
          </table:table-cell>
          <table:table-cell table:formula="of:=RIGHT([.A169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46009727" calcext:value-type="float">
            <text:p>846009727</text:p>
          </table:table-cell>
          <table:table-cell table:formula="of:=LEN([.A1693])" office:value-type="float" office:value="9" calcext:value-type="float">
            <text:p>9</text:p>
          </table:table-cell>
          <table:table-cell table:formula="of:=RIGHT([.A169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46515460" calcext:value-type="float">
            <text:p>846515460</text:p>
          </table:table-cell>
          <table:table-cell table:formula="of:=LEN([.A1694])" office:value-type="float" office:value="9" calcext:value-type="float">
            <text:p>9</text:p>
          </table:table-cell>
          <table:table-cell table:formula="of:=RIGHT([.A169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46524184" calcext:value-type="float">
            <text:p>846524184</text:p>
          </table:table-cell>
          <table:table-cell table:formula="of:=LEN([.A1695])" office:value-type="float" office:value="9" calcext:value-type="float">
            <text:p>9</text:p>
          </table:table-cell>
          <table:table-cell table:formula="of:=RIGHT([.A169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47110816" calcext:value-type="float">
            <text:p>847110816</text:p>
          </table:table-cell>
          <table:table-cell table:formula="of:=LEN([.A1696])" office:value-type="float" office:value="9" calcext:value-type="float">
            <text:p>9</text:p>
          </table:table-cell>
          <table:table-cell table:formula="of:=RIGHT([.A169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47153344" calcext:value-type="float">
            <text:p>847153344</text:p>
          </table:table-cell>
          <table:table-cell table:formula="of:=LEN([.A1697])" office:value-type="float" office:value="9" calcext:value-type="float">
            <text:p>9</text:p>
          </table:table-cell>
          <table:table-cell table:formula="of:=RIGHT([.A169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47815008" calcext:value-type="float">
            <text:p>847815008</text:p>
          </table:table-cell>
          <table:table-cell table:formula="of:=LEN([.A1698])" office:value-type="float" office:value="9" calcext:value-type="float">
            <text:p>9</text:p>
          </table:table-cell>
          <table:table-cell table:formula="of:=RIGHT([.A169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47924429" calcext:value-type="float">
            <text:p>847924429</text:p>
          </table:table-cell>
          <table:table-cell table:formula="of:=LEN([.A1699])" office:value-type="float" office:value="9" calcext:value-type="float">
            <text:p>9</text:p>
          </table:table-cell>
          <table:table-cell table:formula="of:=RIGHT([.A169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48932422" calcext:value-type="float">
            <text:p>848932422</text:p>
          </table:table-cell>
          <table:table-cell table:formula="of:=LEN([.A1700])" office:value-type="float" office:value="9" calcext:value-type="float">
            <text:p>9</text:p>
          </table:table-cell>
          <table:table-cell table:formula="of:=RIGHT([.A170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49613728" calcext:value-type="float">
            <text:p>849613728</text:p>
          </table:table-cell>
          <table:table-cell table:formula="of:=LEN([.A1701])" office:value-type="float" office:value="9" calcext:value-type="float">
            <text:p>9</text:p>
          </table:table-cell>
          <table:table-cell table:formula="of:=RIGHT([.A1701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50185943" calcext:value-type="float">
            <text:p>850185943</text:p>
          </table:table-cell>
          <table:table-cell table:formula="of:=LEN([.A1702])" office:value-type="float" office:value="9" calcext:value-type="float">
            <text:p>9</text:p>
          </table:table-cell>
          <table:table-cell table:formula="of:=RIGHT([.A170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50610395" calcext:value-type="float">
            <text:p>850610395</text:p>
          </table:table-cell>
          <table:table-cell table:formula="of:=LEN([.A1703])" office:value-type="float" office:value="9" calcext:value-type="float">
            <text:p>9</text:p>
          </table:table-cell>
          <table:table-cell table:formula="of:=RIGHT([.A170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50668769" calcext:value-type="float">
            <text:p>850668769</text:p>
          </table:table-cell>
          <table:table-cell table:formula="of:=LEN([.A1704])" office:value-type="float" office:value="9" calcext:value-type="float">
            <text:p>9</text:p>
          </table:table-cell>
          <table:table-cell table:formula="of:=RIGHT([.A170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51301989" calcext:value-type="float">
            <text:p>851301989</text:p>
          </table:table-cell>
          <table:table-cell table:formula="of:=LEN([.A1705])" office:value-type="float" office:value="9" calcext:value-type="float">
            <text:p>9</text:p>
          </table:table-cell>
          <table:table-cell table:formula="of:=RIGHT([.A170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51790445" calcext:value-type="float">
            <text:p>851790445</text:p>
          </table:table-cell>
          <table:table-cell table:formula="of:=LEN([.A1706])" office:value-type="float" office:value="9" calcext:value-type="float">
            <text:p>9</text:p>
          </table:table-cell>
          <table:table-cell table:formula="of:=RIGHT([.A170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51830719" calcext:value-type="float">
            <text:p>851830719</text:p>
          </table:table-cell>
          <table:table-cell table:formula="of:=LEN([.A1707])" office:value-type="float" office:value="9" calcext:value-type="float">
            <text:p>9</text:p>
          </table:table-cell>
          <table:table-cell table:formula="of:=RIGHT([.A170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52900840" calcext:value-type="float">
            <text:p>852900840</text:p>
          </table:table-cell>
          <table:table-cell table:formula="of:=LEN([.A1708])" office:value-type="float" office:value="9" calcext:value-type="float">
            <text:p>9</text:p>
          </table:table-cell>
          <table:table-cell table:formula="of:=RIGHT([.A170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53705840" calcext:value-type="float">
            <text:p>853705840</text:p>
          </table:table-cell>
          <table:table-cell table:formula="of:=LEN([.A1709])" office:value-type="float" office:value="9" calcext:value-type="float">
            <text:p>9</text:p>
          </table:table-cell>
          <table:table-cell table:formula="of:=RIGHT([.A170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53879237" calcext:value-type="float">
            <text:p>853879237</text:p>
          </table:table-cell>
          <table:table-cell table:formula="of:=LEN([.A1710])" office:value-type="float" office:value="9" calcext:value-type="float">
            <text:p>9</text:p>
          </table:table-cell>
          <table:table-cell table:formula="of:=RIGHT([.A171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54029994" calcext:value-type="float">
            <text:p>854029994</text:p>
          </table:table-cell>
          <table:table-cell table:formula="of:=LEN([.A1711])" office:value-type="float" office:value="9" calcext:value-type="float">
            <text:p>9</text:p>
          </table:table-cell>
          <table:table-cell table:formula="of:=RIGHT([.A171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54268643" calcext:value-type="float">
            <text:p>854268643</text:p>
          </table:table-cell>
          <table:table-cell table:formula="of:=LEN([.A1712])" office:value-type="float" office:value="9" calcext:value-type="float">
            <text:p>9</text:p>
          </table:table-cell>
          <table:table-cell table:formula="of:=RIGHT([.A171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54443155" calcext:value-type="float">
            <text:p>854443155</text:p>
          </table:table-cell>
          <table:table-cell table:formula="of:=LEN([.A1713])" office:value-type="float" office:value="9" calcext:value-type="float">
            <text:p>9</text:p>
          </table:table-cell>
          <table:table-cell table:formula="of:=RIGHT([.A171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54938901" calcext:value-type="float">
            <text:p>854938901</text:p>
          </table:table-cell>
          <table:table-cell table:formula="of:=LEN([.A1714])" office:value-type="float" office:value="9" calcext:value-type="float">
            <text:p>9</text:p>
          </table:table-cell>
          <table:table-cell table:formula="of:=RIGHT([.A171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55009806" calcext:value-type="float">
            <text:p>855009806</text:p>
          </table:table-cell>
          <table:table-cell table:formula="of:=LEN([.A1715])" office:value-type="float" office:value="9" calcext:value-type="float">
            <text:p>9</text:p>
          </table:table-cell>
          <table:table-cell table:formula="of:=RIGHT([.A171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56510236" calcext:value-type="float">
            <text:p>856510236</text:p>
          </table:table-cell>
          <table:table-cell table:formula="of:=LEN([.A1716])" office:value-type="float" office:value="9" calcext:value-type="float">
            <text:p>9</text:p>
          </table:table-cell>
          <table:table-cell table:formula="of:=RIGHT([.A171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58090785" calcext:value-type="float">
            <text:p>858090785</text:p>
          </table:table-cell>
          <table:table-cell table:formula="of:=LEN([.A1717])" office:value-type="float" office:value="9" calcext:value-type="float">
            <text:p>9</text:p>
          </table:table-cell>
          <table:table-cell table:formula="of:=RIGHT([.A171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58111574" calcext:value-type="float">
            <text:p>858111574</text:p>
          </table:table-cell>
          <table:table-cell table:formula="of:=LEN([.A1718])" office:value-type="float" office:value="9" calcext:value-type="float">
            <text:p>9</text:p>
          </table:table-cell>
          <table:table-cell table:formula="of:=RIGHT([.A171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58285987" calcext:value-type="float">
            <text:p>858285987</text:p>
          </table:table-cell>
          <table:table-cell table:formula="of:=LEN([.A1719])" office:value-type="float" office:value="9" calcext:value-type="float">
            <text:p>9</text:p>
          </table:table-cell>
          <table:table-cell table:formula="of:=RIGHT([.A171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58884671" calcext:value-type="float">
            <text:p>858884671</text:p>
          </table:table-cell>
          <table:table-cell table:formula="of:=LEN([.A1720])" office:value-type="float" office:value="9" calcext:value-type="float">
            <text:p>9</text:p>
          </table:table-cell>
          <table:table-cell table:formula="of:=RIGHT([.A172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59990007" calcext:value-type="float">
            <text:p>859990007</text:p>
          </table:table-cell>
          <table:table-cell table:formula="of:=LEN([.A1721])" office:value-type="float" office:value="9" calcext:value-type="float">
            <text:p>9</text:p>
          </table:table-cell>
          <table:table-cell table:formula="of:=RIGHT([.A1721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60293426" calcext:value-type="float">
            <text:p>860293426</text:p>
          </table:table-cell>
          <table:table-cell table:formula="of:=LEN([.A1722])" office:value-type="float" office:value="9" calcext:value-type="float">
            <text:p>9</text:p>
          </table:table-cell>
          <table:table-cell table:formula="of:=RIGHT([.A172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60628049" calcext:value-type="float">
            <text:p>860628049</text:p>
          </table:table-cell>
          <table:table-cell table:formula="of:=LEN([.A1723])" office:value-type="float" office:value="9" calcext:value-type="float">
            <text:p>9</text:p>
          </table:table-cell>
          <table:table-cell table:formula="of:=RIGHT([.A172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61566368" calcext:value-type="float">
            <text:p>861566368</text:p>
          </table:table-cell>
          <table:table-cell table:formula="of:=LEN([.A1724])" office:value-type="float" office:value="9" calcext:value-type="float">
            <text:p>9</text:p>
          </table:table-cell>
          <table:table-cell table:formula="of:=RIGHT([.A172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62089373" calcext:value-type="float">
            <text:p>862089373</text:p>
          </table:table-cell>
          <table:table-cell table:formula="of:=LEN([.A1725])" office:value-type="float" office:value="9" calcext:value-type="float">
            <text:p>9</text:p>
          </table:table-cell>
          <table:table-cell table:formula="of:=RIGHT([.A1725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62303860" calcext:value-type="float">
            <text:p>862303860</text:p>
          </table:table-cell>
          <table:table-cell table:formula="of:=LEN([.A1726])" office:value-type="float" office:value="9" calcext:value-type="float">
            <text:p>9</text:p>
          </table:table-cell>
          <table:table-cell table:formula="of:=RIGHT([.A172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62902478" calcext:value-type="float">
            <text:p>862902478</text:p>
          </table:table-cell>
          <table:table-cell table:formula="of:=LEN([.A1727])" office:value-type="float" office:value="9" calcext:value-type="float">
            <text:p>9</text:p>
          </table:table-cell>
          <table:table-cell table:formula="of:=RIGHT([.A172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63403603" calcext:value-type="float">
            <text:p>863403603</text:p>
          </table:table-cell>
          <table:table-cell table:formula="of:=LEN([.A1728])" office:value-type="float" office:value="9" calcext:value-type="float">
            <text:p>9</text:p>
          </table:table-cell>
          <table:table-cell table:formula="of:=RIGHT([.A172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63704970" calcext:value-type="float">
            <text:p>863704970</text:p>
          </table:table-cell>
          <table:table-cell table:formula="of:=LEN([.A1729])" office:value-type="float" office:value="9" calcext:value-type="float">
            <text:p>9</text:p>
          </table:table-cell>
          <table:table-cell table:formula="of:=RIGHT([.A172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64609893" calcext:value-type="float">
            <text:p>864609893</text:p>
          </table:table-cell>
          <table:table-cell table:formula="of:=LEN([.A1730])" office:value-type="float" office:value="9" calcext:value-type="float">
            <text:p>9</text:p>
          </table:table-cell>
          <table:table-cell table:formula="of:=RIGHT([.A173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64893530" calcext:value-type="float">
            <text:p>864893530</text:p>
          </table:table-cell>
          <table:table-cell table:formula="of:=LEN([.A1731])" office:value-type="float" office:value="9" calcext:value-type="float">
            <text:p>9</text:p>
          </table:table-cell>
          <table:table-cell table:formula="of:=RIGHT([.A173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64966072" calcext:value-type="float">
            <text:p>864966072</text:p>
          </table:table-cell>
          <table:table-cell table:formula="of:=LEN([.A1732])" office:value-type="float" office:value="9" calcext:value-type="float">
            <text:p>9</text:p>
          </table:table-cell>
          <table:table-cell table:formula="of:=RIGHT([.A173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65896151" calcext:value-type="float">
            <text:p>865896151</text:p>
          </table:table-cell>
          <table:table-cell table:formula="of:=LEN([.A1733])" office:value-type="float" office:value="9" calcext:value-type="float">
            <text:p>9</text:p>
          </table:table-cell>
          <table:table-cell table:formula="of:=RIGHT([.A173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65979507" calcext:value-type="float">
            <text:p>865979507</text:p>
          </table:table-cell>
          <table:table-cell table:formula="of:=LEN([.A1734])" office:value-type="float" office:value="9" calcext:value-type="float">
            <text:p>9</text:p>
          </table:table-cell>
          <table:table-cell table:formula="of:=RIGHT([.A173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66002189" calcext:value-type="float">
            <text:p>866002189</text:p>
          </table:table-cell>
          <table:table-cell table:formula="of:=LEN([.A1735])" office:value-type="float" office:value="9" calcext:value-type="float">
            <text:p>9</text:p>
          </table:table-cell>
          <table:table-cell table:formula="of:=RIGHT([.A173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66595358" calcext:value-type="float">
            <text:p>866595358</text:p>
          </table:table-cell>
          <table:table-cell table:formula="of:=LEN([.A1736])" office:value-type="float" office:value="9" calcext:value-type="float">
            <text:p>9</text:p>
          </table:table-cell>
          <table:table-cell table:formula="of:=RIGHT([.A173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66685558" calcext:value-type="float">
            <text:p>866685558</text:p>
          </table:table-cell>
          <table:table-cell table:formula="of:=LEN([.A1737])" office:value-type="float" office:value="9" calcext:value-type="float">
            <text:p>9</text:p>
          </table:table-cell>
          <table:table-cell table:formula="of:=RIGHT([.A173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66781539" calcext:value-type="float">
            <text:p>866781539</text:p>
          </table:table-cell>
          <table:table-cell table:formula="of:=LEN([.A1738])" office:value-type="float" office:value="9" calcext:value-type="float">
            <text:p>9</text:p>
          </table:table-cell>
          <table:table-cell table:formula="of:=RIGHT([.A173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66868383" calcext:value-type="float">
            <text:p>866868383</text:p>
          </table:table-cell>
          <table:table-cell table:formula="of:=LEN([.A1739])" office:value-type="float" office:value="9" calcext:value-type="float">
            <text:p>9</text:p>
          </table:table-cell>
          <table:table-cell table:formula="of:=RIGHT([.A173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67102476" calcext:value-type="float">
            <text:p>867102476</text:p>
          </table:table-cell>
          <table:table-cell table:formula="of:=LEN([.A1740])" office:value-type="float" office:value="9" calcext:value-type="float">
            <text:p>9</text:p>
          </table:table-cell>
          <table:table-cell table:formula="of:=RIGHT([.A174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67301964" calcext:value-type="float">
            <text:p>867301964</text:p>
          </table:table-cell>
          <table:table-cell table:formula="of:=LEN([.A1741])" office:value-type="float" office:value="9" calcext:value-type="float">
            <text:p>9</text:p>
          </table:table-cell>
          <table:table-cell table:formula="of:=RIGHT([.A174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67328384" calcext:value-type="float">
            <text:p>867328384</text:p>
          </table:table-cell>
          <table:table-cell table:formula="of:=LEN([.A1742])" office:value-type="float" office:value="9" calcext:value-type="float">
            <text:p>9</text:p>
          </table:table-cell>
          <table:table-cell table:formula="of:=RIGHT([.A174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68139306" calcext:value-type="float">
            <text:p>868139306</text:p>
          </table:table-cell>
          <table:table-cell table:formula="of:=LEN([.A1743])" office:value-type="float" office:value="9" calcext:value-type="float">
            <text:p>9</text:p>
          </table:table-cell>
          <table:table-cell table:formula="of:=RIGHT([.A174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69334059" calcext:value-type="float">
            <text:p>869334059</text:p>
          </table:table-cell>
          <table:table-cell table:formula="of:=LEN([.A1744])" office:value-type="float" office:value="9" calcext:value-type="float">
            <text:p>9</text:p>
          </table:table-cell>
          <table:table-cell table:formula="of:=RIGHT([.A1744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69453715" calcext:value-type="float">
            <text:p>869453715</text:p>
          </table:table-cell>
          <table:table-cell table:formula="of:=LEN([.A1745])" office:value-type="float" office:value="9" calcext:value-type="float">
            <text:p>9</text:p>
          </table:table-cell>
          <table:table-cell table:formula="of:=RIGHT([.A174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69800990" calcext:value-type="float">
            <text:p>869800990</text:p>
          </table:table-cell>
          <table:table-cell table:formula="of:=LEN([.A1746])" office:value-type="float" office:value="9" calcext:value-type="float">
            <text:p>9</text:p>
          </table:table-cell>
          <table:table-cell table:formula="of:=RIGHT([.A174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70400429" calcext:value-type="float">
            <text:p>870400429</text:p>
          </table:table-cell>
          <table:table-cell table:formula="of:=LEN([.A1747])" office:value-type="float" office:value="9" calcext:value-type="float">
            <text:p>9</text:p>
          </table:table-cell>
          <table:table-cell table:formula="of:=RIGHT([.A174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70774616" calcext:value-type="float">
            <text:p>870774616</text:p>
          </table:table-cell>
          <table:table-cell table:formula="of:=LEN([.A1748])" office:value-type="float" office:value="9" calcext:value-type="float">
            <text:p>9</text:p>
          </table:table-cell>
          <table:table-cell table:formula="of:=RIGHT([.A174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70778205" calcext:value-type="float">
            <text:p>870778205</text:p>
          </table:table-cell>
          <table:table-cell table:formula="of:=LEN([.A1749])" office:value-type="float" office:value="9" calcext:value-type="float">
            <text:p>9</text:p>
          </table:table-cell>
          <table:table-cell table:formula="of:=RIGHT([.A174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71068552" calcext:value-type="float">
            <text:p>871068552</text:p>
          </table:table-cell>
          <table:table-cell table:formula="of:=LEN([.A1750])" office:value-type="float" office:value="9" calcext:value-type="float">
            <text:p>9</text:p>
          </table:table-cell>
          <table:table-cell table:formula="of:=RIGHT([.A175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71903786" calcext:value-type="float">
            <text:p>871903786</text:p>
          </table:table-cell>
          <table:table-cell table:formula="of:=LEN([.A1751])" office:value-type="float" office:value="9" calcext:value-type="float">
            <text:p>9</text:p>
          </table:table-cell>
          <table:table-cell table:formula="of:=RIGHT([.A175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71918454" calcext:value-type="float">
            <text:p>871918454</text:p>
          </table:table-cell>
          <table:table-cell table:formula="of:=LEN([.A1752])" office:value-type="float" office:value="9" calcext:value-type="float">
            <text:p>9</text:p>
          </table:table-cell>
          <table:table-cell table:formula="of:=RIGHT([.A175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72065449" calcext:value-type="float">
            <text:p>872065449</text:p>
          </table:table-cell>
          <table:table-cell table:formula="of:=LEN([.A1753])" office:value-type="float" office:value="9" calcext:value-type="float">
            <text:p>9</text:p>
          </table:table-cell>
          <table:table-cell table:formula="of:=RIGHT([.A175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72284506" calcext:value-type="float">
            <text:p>872284506</text:p>
          </table:table-cell>
          <table:table-cell table:formula="of:=LEN([.A1754])" office:value-type="float" office:value="9" calcext:value-type="float">
            <text:p>9</text:p>
          </table:table-cell>
          <table:table-cell table:formula="of:=RIGHT([.A175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73615996" calcext:value-type="float">
            <text:p>873615996</text:p>
          </table:table-cell>
          <table:table-cell table:formula="of:=LEN([.A1755])" office:value-type="float" office:value="9" calcext:value-type="float">
            <text:p>9</text:p>
          </table:table-cell>
          <table:table-cell table:formula="of:=RIGHT([.A175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74090371" calcext:value-type="float">
            <text:p>874090371</text:p>
          </table:table-cell>
          <table:table-cell table:formula="of:=LEN([.A1756])" office:value-type="float" office:value="9" calcext:value-type="float">
            <text:p>9</text:p>
          </table:table-cell>
          <table:table-cell table:formula="of:=RIGHT([.A175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75232339" calcext:value-type="float">
            <text:p>875232339</text:p>
          </table:table-cell>
          <table:table-cell table:formula="of:=LEN([.A1757])" office:value-type="float" office:value="9" calcext:value-type="float">
            <text:p>9</text:p>
          </table:table-cell>
          <table:table-cell table:formula="of:=RIGHT([.A175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75235902" calcext:value-type="float">
            <text:p>875235902</text:p>
          </table:table-cell>
          <table:table-cell table:formula="of:=LEN([.A1758])" office:value-type="float" office:value="9" calcext:value-type="float">
            <text:p>9</text:p>
          </table:table-cell>
          <table:table-cell table:formula="of:=RIGHT([.A175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75313099" calcext:value-type="float">
            <text:p>875313099</text:p>
          </table:table-cell>
          <table:table-cell table:formula="of:=LEN([.A1759])" office:value-type="float" office:value="9" calcext:value-type="float">
            <text:p>9</text:p>
          </table:table-cell>
          <table:table-cell table:formula="of:=RIGHT([.A175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75402067" calcext:value-type="float">
            <text:p>875402067</text:p>
          </table:table-cell>
          <table:table-cell table:formula="of:=LEN([.A1760])" office:value-type="float" office:value="9" calcext:value-type="float">
            <text:p>9</text:p>
          </table:table-cell>
          <table:table-cell table:formula="of:=RIGHT([.A176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75500884" calcext:value-type="float">
            <text:p>875500884</text:p>
          </table:table-cell>
          <table:table-cell table:formula="of:=LEN([.A1761])" office:value-type="float" office:value="9" calcext:value-type="float">
            <text:p>9</text:p>
          </table:table-cell>
          <table:table-cell table:formula="of:=RIGHT([.A176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75731120" calcext:value-type="float">
            <text:p>875731120</text:p>
          </table:table-cell>
          <table:table-cell table:formula="of:=LEN([.A1762])" office:value-type="float" office:value="9" calcext:value-type="float">
            <text:p>9</text:p>
          </table:table-cell>
          <table:table-cell table:formula="of:=RIGHT([.A176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76338621" calcext:value-type="float">
            <text:p>876338621</text:p>
          </table:table-cell>
          <table:table-cell table:formula="of:=LEN([.A1763])" office:value-type="float" office:value="9" calcext:value-type="float">
            <text:p>9</text:p>
          </table:table-cell>
          <table:table-cell table:formula="of:=RIGHT([.A1763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76451395" calcext:value-type="float">
            <text:p>876451395</text:p>
          </table:table-cell>
          <table:table-cell table:formula="of:=LEN([.A1764])" office:value-type="float" office:value="9" calcext:value-type="float">
            <text:p>9</text:p>
          </table:table-cell>
          <table:table-cell table:formula="of:=RIGHT([.A176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77111408" calcext:value-type="float">
            <text:p>877111408</text:p>
          </table:table-cell>
          <table:table-cell table:formula="of:=LEN([.A1765])" office:value-type="float" office:value="9" calcext:value-type="float">
            <text:p>9</text:p>
          </table:table-cell>
          <table:table-cell table:formula="of:=RIGHT([.A1765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77824641" calcext:value-type="float">
            <text:p>877824641</text:p>
          </table:table-cell>
          <table:table-cell table:formula="of:=LEN([.A1766])" office:value-type="float" office:value="9" calcext:value-type="float">
            <text:p>9</text:p>
          </table:table-cell>
          <table:table-cell table:formula="of:=RIGHT([.A176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78276500" calcext:value-type="float">
            <text:p>878276500</text:p>
          </table:table-cell>
          <table:table-cell table:formula="of:=LEN([.A1767])" office:value-type="float" office:value="9" calcext:value-type="float">
            <text:p>9</text:p>
          </table:table-cell>
          <table:table-cell table:formula="of:=RIGHT([.A176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78436964" calcext:value-type="float">
            <text:p>878436964</text:p>
          </table:table-cell>
          <table:table-cell table:formula="of:=LEN([.A1768])" office:value-type="float" office:value="9" calcext:value-type="float">
            <text:p>9</text:p>
          </table:table-cell>
          <table:table-cell table:formula="of:=RIGHT([.A176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79325406" calcext:value-type="float">
            <text:p>879325406</text:p>
          </table:table-cell>
          <table:table-cell table:formula="of:=LEN([.A1769])" office:value-type="float" office:value="9" calcext:value-type="float">
            <text:p>9</text:p>
          </table:table-cell>
          <table:table-cell table:formula="of:=RIGHT([.A176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79491729" calcext:value-type="float">
            <text:p>879491729</text:p>
          </table:table-cell>
          <table:table-cell table:formula="of:=LEN([.A1770])" office:value-type="float" office:value="9" calcext:value-type="float">
            <text:p>9</text:p>
          </table:table-cell>
          <table:table-cell table:formula="of:=RIGHT([.A177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79851284" calcext:value-type="float">
            <text:p>879851284</text:p>
          </table:table-cell>
          <table:table-cell table:formula="of:=LEN([.A1771])" office:value-type="float" office:value="9" calcext:value-type="float">
            <text:p>9</text:p>
          </table:table-cell>
          <table:table-cell table:formula="of:=RIGHT([.A177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80043282" calcext:value-type="float">
            <text:p>880043282</text:p>
          </table:table-cell>
          <table:table-cell table:formula="of:=LEN([.A1772])" office:value-type="float" office:value="9" calcext:value-type="float">
            <text:p>9</text:p>
          </table:table-cell>
          <table:table-cell table:formula="of:=RIGHT([.A177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80813113" calcext:value-type="float">
            <text:p>880813113</text:p>
          </table:table-cell>
          <table:table-cell table:formula="of:=LEN([.A1773])" office:value-type="float" office:value="9" calcext:value-type="float">
            <text:p>9</text:p>
          </table:table-cell>
          <table:table-cell table:formula="of:=RIGHT([.A1773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80995784" calcext:value-type="float">
            <text:p>880995784</text:p>
          </table:table-cell>
          <table:table-cell table:formula="of:=LEN([.A1774])" office:value-type="float" office:value="9" calcext:value-type="float">
            <text:p>9</text:p>
          </table:table-cell>
          <table:table-cell table:formula="of:=RIGHT([.A177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81611059" calcext:value-type="float">
            <text:p>881611059</text:p>
          </table:table-cell>
          <table:table-cell table:formula="of:=LEN([.A1775])" office:value-type="float" office:value="9" calcext:value-type="float">
            <text:p>9</text:p>
          </table:table-cell>
          <table:table-cell table:formula="of:=RIGHT([.A177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82025265" calcext:value-type="float">
            <text:p>882025265</text:p>
          </table:table-cell>
          <table:table-cell table:formula="of:=LEN([.A1776])" office:value-type="float" office:value="9" calcext:value-type="float">
            <text:p>9</text:p>
          </table:table-cell>
          <table:table-cell table:formula="of:=RIGHT([.A177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82193586" calcext:value-type="float">
            <text:p>882193586</text:p>
          </table:table-cell>
          <table:table-cell table:formula="of:=LEN([.A1777])" office:value-type="float" office:value="9" calcext:value-type="float">
            <text:p>9</text:p>
          </table:table-cell>
          <table:table-cell table:formula="of:=RIGHT([.A177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82280303" calcext:value-type="float">
            <text:p>882280303</text:p>
          </table:table-cell>
          <table:table-cell table:formula="of:=LEN([.A1778])" office:value-type="float" office:value="9" calcext:value-type="float">
            <text:p>9</text:p>
          </table:table-cell>
          <table:table-cell table:formula="of:=RIGHT([.A177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83017103" calcext:value-type="float">
            <text:p>883017103</text:p>
          </table:table-cell>
          <table:table-cell table:formula="of:=LEN([.A1779])" office:value-type="float" office:value="9" calcext:value-type="float">
            <text:p>9</text:p>
          </table:table-cell>
          <table:table-cell table:formula="of:=RIGHT([.A177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83310102" calcext:value-type="float">
            <text:p>883310102</text:p>
          </table:table-cell>
          <table:table-cell table:formula="of:=LEN([.A1780])" office:value-type="float" office:value="9" calcext:value-type="float">
            <text:p>9</text:p>
          </table:table-cell>
          <table:table-cell table:formula="of:=RIGHT([.A178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83334839" calcext:value-type="float">
            <text:p>883334839</text:p>
          </table:table-cell>
          <table:table-cell table:formula="of:=LEN([.A1781])" office:value-type="float" office:value="9" calcext:value-type="float">
            <text:p>9</text:p>
          </table:table-cell>
          <table:table-cell table:formula="of:=RIGHT([.A178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84160520" calcext:value-type="float">
            <text:p>884160520</text:p>
          </table:table-cell>
          <table:table-cell table:formula="of:=LEN([.A1782])" office:value-type="float" office:value="9" calcext:value-type="float">
            <text:p>9</text:p>
          </table:table-cell>
          <table:table-cell table:formula="of:=RIGHT([.A178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84351016" calcext:value-type="float">
            <text:p>884351016</text:p>
          </table:table-cell>
          <table:table-cell table:formula="of:=LEN([.A1783])" office:value-type="float" office:value="9" calcext:value-type="float">
            <text:p>9</text:p>
          </table:table-cell>
          <table:table-cell table:formula="of:=RIGHT([.A1783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85913963" calcext:value-type="float">
            <text:p>885913963</text:p>
          </table:table-cell>
          <table:table-cell table:formula="of:=LEN([.A1784])" office:value-type="float" office:value="9" calcext:value-type="float">
            <text:p>9</text:p>
          </table:table-cell>
          <table:table-cell table:formula="of:=RIGHT([.A178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85950129" calcext:value-type="float">
            <text:p>885950129</text:p>
          </table:table-cell>
          <table:table-cell table:formula="of:=LEN([.A1785])" office:value-type="float" office:value="9" calcext:value-type="float">
            <text:p>9</text:p>
          </table:table-cell>
          <table:table-cell table:formula="of:=RIGHT([.A178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86041535" calcext:value-type="float">
            <text:p>886041535</text:p>
          </table:table-cell>
          <table:table-cell table:formula="of:=LEN([.A1786])" office:value-type="float" office:value="9" calcext:value-type="float">
            <text:p>9</text:p>
          </table:table-cell>
          <table:table-cell table:formula="of:=RIGHT([.A178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86810736" calcext:value-type="float">
            <text:p>886810736</text:p>
          </table:table-cell>
          <table:table-cell table:formula="of:=LEN([.A1787])" office:value-type="float" office:value="9" calcext:value-type="float">
            <text:p>9</text:p>
          </table:table-cell>
          <table:table-cell table:formula="of:=RIGHT([.A178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86829228" calcext:value-type="float">
            <text:p>886829228</text:p>
          </table:table-cell>
          <table:table-cell table:formula="of:=LEN([.A1788])" office:value-type="float" office:value="9" calcext:value-type="float">
            <text:p>9</text:p>
          </table:table-cell>
          <table:table-cell table:formula="of:=RIGHT([.A178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86833810" calcext:value-type="float">
            <text:p>886833810</text:p>
          </table:table-cell>
          <table:table-cell table:formula="of:=LEN([.A1789])" office:value-type="float" office:value="9" calcext:value-type="float">
            <text:p>9</text:p>
          </table:table-cell>
          <table:table-cell table:formula="of:=RIGHT([.A178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87138008" calcext:value-type="float">
            <text:p>887138008</text:p>
          </table:table-cell>
          <table:table-cell table:formula="of:=LEN([.A1790])" office:value-type="float" office:value="9" calcext:value-type="float">
            <text:p>9</text:p>
          </table:table-cell>
          <table:table-cell table:formula="of:=RIGHT([.A179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87511625" calcext:value-type="float">
            <text:p>887511625</text:p>
          </table:table-cell>
          <table:table-cell table:formula="of:=LEN([.A1791])" office:value-type="float" office:value="9" calcext:value-type="float">
            <text:p>9</text:p>
          </table:table-cell>
          <table:table-cell table:formula="of:=RIGHT([.A179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87789111" calcext:value-type="float">
            <text:p>887789111</text:p>
          </table:table-cell>
          <table:table-cell table:formula="of:=LEN([.A1792])" office:value-type="float" office:value="9" calcext:value-type="float">
            <text:p>9</text:p>
          </table:table-cell>
          <table:table-cell table:formula="of:=RIGHT([.A179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87878015" calcext:value-type="float">
            <text:p>887878015</text:p>
          </table:table-cell>
          <table:table-cell table:formula="of:=LEN([.A1793])" office:value-type="float" office:value="9" calcext:value-type="float">
            <text:p>9</text:p>
          </table:table-cell>
          <table:table-cell table:formula="of:=RIGHT([.A179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88823032" calcext:value-type="float">
            <text:p>888823032</text:p>
          </table:table-cell>
          <table:table-cell table:formula="of:=LEN([.A1794])" office:value-type="float" office:value="9" calcext:value-type="float">
            <text:p>9</text:p>
          </table:table-cell>
          <table:table-cell table:formula="of:=RIGHT([.A179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90222181" calcext:value-type="float">
            <text:p>890222181</text:p>
          </table:table-cell>
          <table:table-cell table:formula="of:=LEN([.A1795])" office:value-type="float" office:value="9" calcext:value-type="float">
            <text:p>9</text:p>
          </table:table-cell>
          <table:table-cell table:formula="of:=RIGHT([.A179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90248155" calcext:value-type="float">
            <text:p>890248155</text:p>
          </table:table-cell>
          <table:table-cell table:formula="of:=LEN([.A1796])" office:value-type="float" office:value="9" calcext:value-type="float">
            <text:p>9</text:p>
          </table:table-cell>
          <table:table-cell table:formula="of:=RIGHT([.A179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90389644" calcext:value-type="float">
            <text:p>890389644</text:p>
          </table:table-cell>
          <table:table-cell table:formula="of:=LEN([.A1797])" office:value-type="float" office:value="9" calcext:value-type="float">
            <text:p>9</text:p>
          </table:table-cell>
          <table:table-cell table:formula="of:=RIGHT([.A179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890660767" calcext:value-type="float">
            <text:p>890660767</text:p>
          </table:table-cell>
          <table:table-cell table:formula="of:=LEN([.A1798])" office:value-type="float" office:value="9" calcext:value-type="float">
            <text:p>9</text:p>
          </table:table-cell>
          <table:table-cell table:formula="of:=RIGHT([.A179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90792209" calcext:value-type="float">
            <text:p>890792209</text:p>
          </table:table-cell>
          <table:table-cell table:formula="of:=LEN([.A1799])" office:value-type="float" office:value="9" calcext:value-type="float">
            <text:p>9</text:p>
          </table:table-cell>
          <table:table-cell table:formula="of:=RIGHT([.A179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891190660" calcext:value-type="float">
            <text:p>891190660</text:p>
          </table:table-cell>
          <table:table-cell table:formula="of:=LEN([.A1800])" office:value-type="float" office:value="9" calcext:value-type="float">
            <text:p>9</text:p>
          </table:table-cell>
          <table:table-cell table:formula="of:=RIGHT([.A180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92640021" calcext:value-type="float">
            <text:p>892640021</text:p>
          </table:table-cell>
          <table:table-cell table:formula="of:=LEN([.A1801])" office:value-type="float" office:value="9" calcext:value-type="float">
            <text:p>9</text:p>
          </table:table-cell>
          <table:table-cell table:formula="of:=RIGHT([.A180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892809173" calcext:value-type="float">
            <text:p>892809173</text:p>
          </table:table-cell>
          <table:table-cell table:formula="of:=LEN([.A1802])" office:value-type="float" office:value="9" calcext:value-type="float">
            <text:p>9</text:p>
          </table:table-cell>
          <table:table-cell table:formula="of:=RIGHT([.A180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93105865" calcext:value-type="float">
            <text:p>893105865</text:p>
          </table:table-cell>
          <table:table-cell table:formula="of:=LEN([.A1803])" office:value-type="float" office:value="9" calcext:value-type="float">
            <text:p>9</text:p>
          </table:table-cell>
          <table:table-cell table:formula="of:=RIGHT([.A180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93148205" calcext:value-type="float">
            <text:p>893148205</text:p>
          </table:table-cell>
          <table:table-cell table:formula="of:=LEN([.A1804])" office:value-type="float" office:value="9" calcext:value-type="float">
            <text:p>9</text:p>
          </table:table-cell>
          <table:table-cell table:formula="of:=RIGHT([.A180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95149677" calcext:value-type="float">
            <text:p>895149677</text:p>
          </table:table-cell>
          <table:table-cell table:formula="of:=LEN([.A1805])" office:value-type="float" office:value="9" calcext:value-type="float">
            <text:p>9</text:p>
          </table:table-cell>
          <table:table-cell table:formula="of:=RIGHT([.A180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95391468" calcext:value-type="float">
            <text:p>895391468</text:p>
          </table:table-cell>
          <table:table-cell table:formula="of:=LEN([.A1806])" office:value-type="float" office:value="9" calcext:value-type="float">
            <text:p>9</text:p>
          </table:table-cell>
          <table:table-cell table:formula="of:=RIGHT([.A1806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895770782" calcext:value-type="float">
            <text:p>895770782</text:p>
          </table:table-cell>
          <table:table-cell table:formula="of:=LEN([.A1807])" office:value-type="float" office:value="9" calcext:value-type="float">
            <text:p>9</text:p>
          </table:table-cell>
          <table:table-cell table:formula="of:=RIGHT([.A180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95902946" calcext:value-type="float">
            <text:p>895902946</text:p>
          </table:table-cell>
          <table:table-cell table:formula="of:=LEN([.A1808])" office:value-type="float" office:value="9" calcext:value-type="float">
            <text:p>9</text:p>
          </table:table-cell>
          <table:table-cell table:formula="of:=RIGHT([.A180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895904387" calcext:value-type="float">
            <text:p>895904387</text:p>
          </table:table-cell>
          <table:table-cell table:formula="of:=LEN([.A1809])" office:value-type="float" office:value="9" calcext:value-type="float">
            <text:p>9</text:p>
          </table:table-cell>
          <table:table-cell table:formula="of:=RIGHT([.A180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95919030" calcext:value-type="float">
            <text:p>895919030</text:p>
          </table:table-cell>
          <table:table-cell table:formula="of:=LEN([.A1810])" office:value-type="float" office:value="9" calcext:value-type="float">
            <text:p>9</text:p>
          </table:table-cell>
          <table:table-cell table:formula="of:=RIGHT([.A181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896409492" calcext:value-type="float">
            <text:p>896409492</text:p>
          </table:table-cell>
          <table:table-cell table:formula="of:=LEN([.A1811])" office:value-type="float" office:value="9" calcext:value-type="float">
            <text:p>9</text:p>
          </table:table-cell>
          <table:table-cell table:formula="of:=RIGHT([.A181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896601295" calcext:value-type="float">
            <text:p>896601295</text:p>
          </table:table-cell>
          <table:table-cell table:formula="of:=LEN([.A1812])" office:value-type="float" office:value="9" calcext:value-type="float">
            <text:p>9</text:p>
          </table:table-cell>
          <table:table-cell table:formula="of:=RIGHT([.A1812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897673857" calcext:value-type="float">
            <text:p>897673857</text:p>
          </table:table-cell>
          <table:table-cell table:formula="of:=LEN([.A1813])" office:value-type="float" office:value="9" calcext:value-type="float">
            <text:p>9</text:p>
          </table:table-cell>
          <table:table-cell table:formula="of:=RIGHT([.A181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899137073" calcext:value-type="float">
            <text:p>899137073</text:p>
          </table:table-cell>
          <table:table-cell table:formula="of:=LEN([.A1814])" office:value-type="float" office:value="9" calcext:value-type="float">
            <text:p>9</text:p>
          </table:table-cell>
          <table:table-cell table:formula="of:=RIGHT([.A181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899452449" calcext:value-type="float">
            <text:p>899452449</text:p>
          </table:table-cell>
          <table:table-cell table:formula="of:=LEN([.A1815])" office:value-type="float" office:value="9" calcext:value-type="float">
            <text:p>9</text:p>
          </table:table-cell>
          <table:table-cell table:formula="of:=RIGHT([.A1815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01355552" calcext:value-type="float">
            <text:p>901355552</text:p>
          </table:table-cell>
          <table:table-cell table:formula="of:=LEN([.A1816])" office:value-type="float" office:value="9" calcext:value-type="float">
            <text:p>9</text:p>
          </table:table-cell>
          <table:table-cell table:formula="of:=RIGHT([.A181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01461388" calcext:value-type="float">
            <text:p>901461388</text:p>
          </table:table-cell>
          <table:table-cell table:formula="of:=LEN([.A1817])" office:value-type="float" office:value="9" calcext:value-type="float">
            <text:p>9</text:p>
          </table:table-cell>
          <table:table-cell table:formula="of:=RIGHT([.A181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02127753" calcext:value-type="float">
            <text:p>902127753</text:p>
          </table:table-cell>
          <table:table-cell table:formula="of:=LEN([.A1818])" office:value-type="float" office:value="9" calcext:value-type="float">
            <text:p>9</text:p>
          </table:table-cell>
          <table:table-cell table:formula="of:=RIGHT([.A181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03400020" calcext:value-type="float">
            <text:p>903400020</text:p>
          </table:table-cell>
          <table:table-cell table:formula="of:=LEN([.A1819])" office:value-type="float" office:value="9" calcext:value-type="float">
            <text:p>9</text:p>
          </table:table-cell>
          <table:table-cell table:formula="of:=RIGHT([.A181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03486337" calcext:value-type="float">
            <text:p>903486337</text:p>
          </table:table-cell>
          <table:table-cell table:formula="of:=LEN([.A1820])" office:value-type="float" office:value="9" calcext:value-type="float">
            <text:p>9</text:p>
          </table:table-cell>
          <table:table-cell table:formula="of:=RIGHT([.A182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03804629" calcext:value-type="float">
            <text:p>903804629</text:p>
          </table:table-cell>
          <table:table-cell table:formula="of:=LEN([.A1821])" office:value-type="float" office:value="9" calcext:value-type="float">
            <text:p>9</text:p>
          </table:table-cell>
          <table:table-cell table:formula="of:=RIGHT([.A182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04481033" calcext:value-type="float">
            <text:p>904481033</text:p>
          </table:table-cell>
          <table:table-cell table:formula="of:=LEN([.A1822])" office:value-type="float" office:value="9" calcext:value-type="float">
            <text:p>9</text:p>
          </table:table-cell>
          <table:table-cell table:formula="of:=RIGHT([.A182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04973325" calcext:value-type="float">
            <text:p>904973325</text:p>
          </table:table-cell>
          <table:table-cell table:formula="of:=LEN([.A1823])" office:value-type="float" office:value="9" calcext:value-type="float">
            <text:p>9</text:p>
          </table:table-cell>
          <table:table-cell table:formula="of:=RIGHT([.A182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05030016" calcext:value-type="float">
            <text:p>905030016</text:p>
          </table:table-cell>
          <table:table-cell table:formula="of:=LEN([.A1824])" office:value-type="float" office:value="9" calcext:value-type="float">
            <text:p>9</text:p>
          </table:table-cell>
          <table:table-cell table:formula="of:=RIGHT([.A182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05739356" calcext:value-type="float">
            <text:p>905739356</text:p>
          </table:table-cell>
          <table:table-cell table:formula="of:=LEN([.A1825])" office:value-type="float" office:value="9" calcext:value-type="float">
            <text:p>9</text:p>
          </table:table-cell>
          <table:table-cell table:formula="of:=RIGHT([.A182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06857749" calcext:value-type="float">
            <text:p>906857749</text:p>
          </table:table-cell>
          <table:table-cell table:formula="of:=LEN([.A1826])" office:value-type="float" office:value="9" calcext:value-type="float">
            <text:p>9</text:p>
          </table:table-cell>
          <table:table-cell table:formula="of:=RIGHT([.A182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07556421" calcext:value-type="float">
            <text:p>907556421</text:p>
          </table:table-cell>
          <table:table-cell table:formula="of:=LEN([.A1827])" office:value-type="float" office:value="9" calcext:value-type="float">
            <text:p>9</text:p>
          </table:table-cell>
          <table:table-cell table:formula="of:=RIGHT([.A182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08666498" calcext:value-type="float">
            <text:p>908666498</text:p>
          </table:table-cell>
          <table:table-cell table:formula="of:=LEN([.A1828])" office:value-type="float" office:value="9" calcext:value-type="float">
            <text:p>9</text:p>
          </table:table-cell>
          <table:table-cell table:formula="of:=RIGHT([.A182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09918410" calcext:value-type="float">
            <text:p>909918410</text:p>
          </table:table-cell>
          <table:table-cell table:formula="of:=LEN([.A1829])" office:value-type="float" office:value="9" calcext:value-type="float">
            <text:p>9</text:p>
          </table:table-cell>
          <table:table-cell table:formula="of:=RIGHT([.A182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11185810" calcext:value-type="float">
            <text:p>911185810</text:p>
          </table:table-cell>
          <table:table-cell table:formula="of:=LEN([.A1830])" office:value-type="float" office:value="9" calcext:value-type="float">
            <text:p>9</text:p>
          </table:table-cell>
          <table:table-cell table:formula="of:=RIGHT([.A183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11367282" calcext:value-type="float">
            <text:p>911367282</text:p>
          </table:table-cell>
          <table:table-cell table:formula="of:=LEN([.A1831])" office:value-type="float" office:value="9" calcext:value-type="float">
            <text:p>9</text:p>
          </table:table-cell>
          <table:table-cell table:formula="of:=RIGHT([.A183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12304863" calcext:value-type="float">
            <text:p>912304863</text:p>
          </table:table-cell>
          <table:table-cell table:formula="of:=LEN([.A1832])" office:value-type="float" office:value="9" calcext:value-type="float">
            <text:p>9</text:p>
          </table:table-cell>
          <table:table-cell table:formula="of:=RIGHT([.A183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14210447" calcext:value-type="float">
            <text:p>914210447</text:p>
          </table:table-cell>
          <table:table-cell table:formula="of:=LEN([.A1833])" office:value-type="float" office:value="9" calcext:value-type="float">
            <text:p>9</text:p>
          </table:table-cell>
          <table:table-cell table:formula="of:=RIGHT([.A183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14594502" calcext:value-type="float">
            <text:p>914594502</text:p>
          </table:table-cell>
          <table:table-cell table:formula="of:=LEN([.A1834])" office:value-type="float" office:value="9" calcext:value-type="float">
            <text:p>9</text:p>
          </table:table-cell>
          <table:table-cell table:formula="of:=RIGHT([.A1834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14852884" calcext:value-type="float">
            <text:p>914852884</text:p>
          </table:table-cell>
          <table:table-cell table:formula="of:=LEN([.A1835])" office:value-type="float" office:value="9" calcext:value-type="float">
            <text:p>9</text:p>
          </table:table-cell>
          <table:table-cell table:formula="of:=RIGHT([.A183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15211312" calcext:value-type="float">
            <text:p>915211312</text:p>
          </table:table-cell>
          <table:table-cell table:formula="of:=LEN([.A1836])" office:value-type="float" office:value="9" calcext:value-type="float">
            <text:p>9</text:p>
          </table:table-cell>
          <table:table-cell table:formula="of:=RIGHT([.A183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16427959" calcext:value-type="float">
            <text:p>916427959</text:p>
          </table:table-cell>
          <table:table-cell table:formula="of:=LEN([.A1837])" office:value-type="float" office:value="9" calcext:value-type="float">
            <text:p>9</text:p>
          </table:table-cell>
          <table:table-cell table:formula="of:=RIGHT([.A183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18362787" calcext:value-type="float">
            <text:p>918362787</text:p>
          </table:table-cell>
          <table:table-cell table:formula="of:=LEN([.A1838])" office:value-type="float" office:value="9" calcext:value-type="float">
            <text:p>9</text:p>
          </table:table-cell>
          <table:table-cell table:formula="of:=RIGHT([.A183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18684876" calcext:value-type="float">
            <text:p>918684876</text:p>
          </table:table-cell>
          <table:table-cell table:formula="of:=LEN([.A1839])" office:value-type="float" office:value="9" calcext:value-type="float">
            <text:p>9</text:p>
          </table:table-cell>
          <table:table-cell table:formula="of:=RIGHT([.A183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18740476" calcext:value-type="float">
            <text:p>918740476</text:p>
          </table:table-cell>
          <table:table-cell table:formula="of:=LEN([.A1840])" office:value-type="float" office:value="9" calcext:value-type="float">
            <text:p>9</text:p>
          </table:table-cell>
          <table:table-cell table:formula="of:=RIGHT([.A184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18942441" calcext:value-type="float">
            <text:p>918942441</text:p>
          </table:table-cell>
          <table:table-cell table:formula="of:=LEN([.A1841])" office:value-type="float" office:value="9" calcext:value-type="float">
            <text:p>9</text:p>
          </table:table-cell>
          <table:table-cell table:formula="of:=RIGHT([.A184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18998859" calcext:value-type="float">
            <text:p>918998859</text:p>
          </table:table-cell>
          <table:table-cell table:formula="of:=LEN([.A1842])" office:value-type="float" office:value="9" calcext:value-type="float">
            <text:p>9</text:p>
          </table:table-cell>
          <table:table-cell table:formula="of:=RIGHT([.A184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19288782" calcext:value-type="float">
            <text:p>919288782</text:p>
          </table:table-cell>
          <table:table-cell table:formula="of:=LEN([.A1843])" office:value-type="float" office:value="9" calcext:value-type="float">
            <text:p>9</text:p>
          </table:table-cell>
          <table:table-cell table:formula="of:=RIGHT([.A184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19522835" calcext:value-type="float">
            <text:p>919522835</text:p>
          </table:table-cell>
          <table:table-cell table:formula="of:=LEN([.A1844])" office:value-type="float" office:value="9" calcext:value-type="float">
            <text:p>9</text:p>
          </table:table-cell>
          <table:table-cell table:formula="of:=RIGHT([.A184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19867345" calcext:value-type="float">
            <text:p>919867345</text:p>
          </table:table-cell>
          <table:table-cell table:formula="of:=LEN([.A1845])" office:value-type="float" office:value="9" calcext:value-type="float">
            <text:p>9</text:p>
          </table:table-cell>
          <table:table-cell table:formula="of:=RIGHT([.A1845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20925740" calcext:value-type="float">
            <text:p>920925740</text:p>
          </table:table-cell>
          <table:table-cell table:formula="of:=LEN([.A1846])" office:value-type="float" office:value="9" calcext:value-type="float">
            <text:p>9</text:p>
          </table:table-cell>
          <table:table-cell table:formula="of:=RIGHT([.A184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21125375" calcext:value-type="float">
            <text:p>921125375</text:p>
          </table:table-cell>
          <table:table-cell table:formula="of:=LEN([.A1847])" office:value-type="float" office:value="9" calcext:value-type="float">
            <text:p>9</text:p>
          </table:table-cell>
          <table:table-cell table:formula="of:=RIGHT([.A184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21602130" calcext:value-type="float">
            <text:p>921602130</text:p>
          </table:table-cell>
          <table:table-cell table:formula="of:=LEN([.A1848])" office:value-type="float" office:value="9" calcext:value-type="float">
            <text:p>9</text:p>
          </table:table-cell>
          <table:table-cell table:formula="of:=RIGHT([.A184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21758466" calcext:value-type="float">
            <text:p>921758466</text:p>
          </table:table-cell>
          <table:table-cell table:formula="of:=LEN([.A1849])" office:value-type="float" office:value="9" calcext:value-type="float">
            <text:p>9</text:p>
          </table:table-cell>
          <table:table-cell table:formula="of:=RIGHT([.A184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22151089" calcext:value-type="float">
            <text:p>922151089</text:p>
          </table:table-cell>
          <table:table-cell table:formula="of:=LEN([.A1850])" office:value-type="float" office:value="9" calcext:value-type="float">
            <text:p>9</text:p>
          </table:table-cell>
          <table:table-cell table:formula="of:=RIGHT([.A185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22982342" calcext:value-type="float">
            <text:p>922982342</text:p>
          </table:table-cell>
          <table:table-cell table:formula="of:=LEN([.A1851])" office:value-type="float" office:value="9" calcext:value-type="float">
            <text:p>9</text:p>
          </table:table-cell>
          <table:table-cell table:formula="of:=RIGHT([.A185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23078147" calcext:value-type="float">
            <text:p>923078147</text:p>
          </table:table-cell>
          <table:table-cell table:formula="of:=LEN([.A1852])" office:value-type="float" office:value="9" calcext:value-type="float">
            <text:p>9</text:p>
          </table:table-cell>
          <table:table-cell table:formula="of:=RIGHT([.A1852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23196989" calcext:value-type="float">
            <text:p>923196989</text:p>
          </table:table-cell>
          <table:table-cell table:formula="of:=LEN([.A1853])" office:value-type="float" office:value="9" calcext:value-type="float">
            <text:p>9</text:p>
          </table:table-cell>
          <table:table-cell table:formula="of:=RIGHT([.A185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25690930" calcext:value-type="float">
            <text:p>925690930</text:p>
          </table:table-cell>
          <table:table-cell table:formula="of:=LEN([.A1854])" office:value-type="float" office:value="9" calcext:value-type="float">
            <text:p>9</text:p>
          </table:table-cell>
          <table:table-cell table:formula="of:=RIGHT([.A185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26061721" calcext:value-type="float">
            <text:p>926061721</text:p>
          </table:table-cell>
          <table:table-cell table:formula="of:=LEN([.A1855])" office:value-type="float" office:value="9" calcext:value-type="float">
            <text:p>9</text:p>
          </table:table-cell>
          <table:table-cell table:formula="of:=RIGHT([.A185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26251655" calcext:value-type="float">
            <text:p>926251655</text:p>
          </table:table-cell>
          <table:table-cell table:formula="of:=LEN([.A1856])" office:value-type="float" office:value="9" calcext:value-type="float">
            <text:p>9</text:p>
          </table:table-cell>
          <table:table-cell table:formula="of:=RIGHT([.A185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26316801" calcext:value-type="float">
            <text:p>926316801</text:p>
          </table:table-cell>
          <table:table-cell table:formula="of:=LEN([.A1857])" office:value-type="float" office:value="9" calcext:value-type="float">
            <text:p>9</text:p>
          </table:table-cell>
          <table:table-cell table:formula="of:=RIGHT([.A185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27600488" calcext:value-type="float">
            <text:p>927600488</text:p>
          </table:table-cell>
          <table:table-cell table:formula="of:=LEN([.A1858])" office:value-type="float" office:value="9" calcext:value-type="float">
            <text:p>9</text:p>
          </table:table-cell>
          <table:table-cell table:formula="of:=RIGHT([.A185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28091504" calcext:value-type="float">
            <text:p>928091504</text:p>
          </table:table-cell>
          <table:table-cell table:formula="of:=LEN([.A1859])" office:value-type="float" office:value="9" calcext:value-type="float">
            <text:p>9</text:p>
          </table:table-cell>
          <table:table-cell table:formula="of:=RIGHT([.A185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28121590" calcext:value-type="float">
            <text:p>928121590</text:p>
          </table:table-cell>
          <table:table-cell table:formula="of:=LEN([.A1860])" office:value-type="float" office:value="9" calcext:value-type="float">
            <text:p>9</text:p>
          </table:table-cell>
          <table:table-cell table:formula="of:=RIGHT([.A1860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30319686" calcext:value-type="float">
            <text:p>930319686</text:p>
          </table:table-cell>
          <table:table-cell table:formula="of:=LEN([.A1861])" office:value-type="float" office:value="9" calcext:value-type="float">
            <text:p>9</text:p>
          </table:table-cell>
          <table:table-cell table:formula="of:=RIGHT([.A186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30382793" calcext:value-type="float">
            <text:p>930382793</text:p>
          </table:table-cell>
          <table:table-cell table:formula="of:=LEN([.A1862])" office:value-type="float" office:value="9" calcext:value-type="float">
            <text:p>9</text:p>
          </table:table-cell>
          <table:table-cell table:formula="of:=RIGHT([.A186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31438260" calcext:value-type="float">
            <text:p>931438260</text:p>
          </table:table-cell>
          <table:table-cell table:formula="of:=LEN([.A1863])" office:value-type="float" office:value="9" calcext:value-type="float">
            <text:p>9</text:p>
          </table:table-cell>
          <table:table-cell table:formula="of:=RIGHT([.A186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32459025" calcext:value-type="float">
            <text:p>932459025</text:p>
          </table:table-cell>
          <table:table-cell table:formula="of:=LEN([.A1864])" office:value-type="float" office:value="9" calcext:value-type="float">
            <text:p>9</text:p>
          </table:table-cell>
          <table:table-cell table:formula="of:=RIGHT([.A186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34771522" calcext:value-type="float">
            <text:p>934771522</text:p>
          </table:table-cell>
          <table:table-cell table:formula="of:=LEN([.A1865])" office:value-type="float" office:value="9" calcext:value-type="float">
            <text:p>9</text:p>
          </table:table-cell>
          <table:table-cell table:formula="of:=RIGHT([.A186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34903040" calcext:value-type="float">
            <text:p>934903040</text:p>
          </table:table-cell>
          <table:table-cell table:formula="of:=LEN([.A1866])" office:value-type="float" office:value="9" calcext:value-type="float">
            <text:p>9</text:p>
          </table:table-cell>
          <table:table-cell table:formula="of:=RIGHT([.A186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36459965" calcext:value-type="float">
            <text:p>936459965</text:p>
          </table:table-cell>
          <table:table-cell table:formula="of:=LEN([.A1867])" office:value-type="float" office:value="9" calcext:value-type="float">
            <text:p>9</text:p>
          </table:table-cell>
          <table:table-cell table:formula="of:=RIGHT([.A1867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37258976" calcext:value-type="float">
            <text:p>937258976</text:p>
          </table:table-cell>
          <table:table-cell table:formula="of:=LEN([.A1868])" office:value-type="float" office:value="9" calcext:value-type="float">
            <text:p>9</text:p>
          </table:table-cell>
          <table:table-cell table:formula="of:=RIGHT([.A1868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37273783" calcext:value-type="float">
            <text:p>937273783</text:p>
          </table:table-cell>
          <table:table-cell table:formula="of:=LEN([.A1869])" office:value-type="float" office:value="9" calcext:value-type="float">
            <text:p>9</text:p>
          </table:table-cell>
          <table:table-cell table:formula="of:=RIGHT([.A186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37512972" calcext:value-type="float">
            <text:p>937512972</text:p>
          </table:table-cell>
          <table:table-cell table:formula="of:=LEN([.A1870])" office:value-type="float" office:value="9" calcext:value-type="float">
            <text:p>9</text:p>
          </table:table-cell>
          <table:table-cell table:formula="of:=RIGHT([.A187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37779071" calcext:value-type="float">
            <text:p>937779071</text:p>
          </table:table-cell>
          <table:table-cell table:formula="of:=LEN([.A1871])" office:value-type="float" office:value="9" calcext:value-type="float">
            <text:p>9</text:p>
          </table:table-cell>
          <table:table-cell table:formula="of:=RIGHT([.A187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38380534" calcext:value-type="float">
            <text:p>938380534</text:p>
          </table:table-cell>
          <table:table-cell table:formula="of:=LEN([.A1872])" office:value-type="float" office:value="9" calcext:value-type="float">
            <text:p>9</text:p>
          </table:table-cell>
          <table:table-cell table:formula="of:=RIGHT([.A187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38715844" calcext:value-type="float">
            <text:p>938715844</text:p>
          </table:table-cell>
          <table:table-cell table:formula="of:=LEN([.A1873])" office:value-type="float" office:value="9" calcext:value-type="float">
            <text:p>9</text:p>
          </table:table-cell>
          <table:table-cell table:formula="of:=RIGHT([.A187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39736228" calcext:value-type="float">
            <text:p>939736228</text:p>
          </table:table-cell>
          <table:table-cell table:formula="of:=LEN([.A1874])" office:value-type="float" office:value="9" calcext:value-type="float">
            <text:p>9</text:p>
          </table:table-cell>
          <table:table-cell table:formula="of:=RIGHT([.A187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39819897" calcext:value-type="float">
            <text:p>939819897</text:p>
          </table:table-cell>
          <table:table-cell table:formula="of:=LEN([.A1875])" office:value-type="float" office:value="9" calcext:value-type="float">
            <text:p>9</text:p>
          </table:table-cell>
          <table:table-cell table:formula="of:=RIGHT([.A187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39877565" calcext:value-type="float">
            <text:p>939877565</text:p>
          </table:table-cell>
          <table:table-cell table:formula="of:=LEN([.A1876])" office:value-type="float" office:value="9" calcext:value-type="float">
            <text:p>9</text:p>
          </table:table-cell>
          <table:table-cell table:formula="of:=RIGHT([.A1876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40200276" calcext:value-type="float">
            <text:p>940200276</text:p>
          </table:table-cell>
          <table:table-cell table:formula="of:=LEN([.A1877])" office:value-type="float" office:value="9" calcext:value-type="float">
            <text:p>9</text:p>
          </table:table-cell>
          <table:table-cell table:formula="of:=RIGHT([.A187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41020950" calcext:value-type="float">
            <text:p>941020950</text:p>
          </table:table-cell>
          <table:table-cell table:formula="of:=LEN([.A1878])" office:value-type="float" office:value="9" calcext:value-type="float">
            <text:p>9</text:p>
          </table:table-cell>
          <table:table-cell table:formula="of:=RIGHT([.A187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41500463" calcext:value-type="float">
            <text:p>941500463</text:p>
          </table:table-cell>
          <table:table-cell table:formula="of:=LEN([.A1879])" office:value-type="float" office:value="9" calcext:value-type="float">
            <text:p>9</text:p>
          </table:table-cell>
          <table:table-cell table:formula="of:=RIGHT([.A187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41747398" calcext:value-type="float">
            <text:p>941747398</text:p>
          </table:table-cell>
          <table:table-cell table:formula="of:=LEN([.A1880])" office:value-type="float" office:value="9" calcext:value-type="float">
            <text:p>9</text:p>
          </table:table-cell>
          <table:table-cell table:formula="of:=RIGHT([.A188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42666144" calcext:value-type="float">
            <text:p>942666144</text:p>
          </table:table-cell>
          <table:table-cell table:formula="of:=LEN([.A1881])" office:value-type="float" office:value="9" calcext:value-type="float">
            <text:p>9</text:p>
          </table:table-cell>
          <table:table-cell table:formula="of:=RIGHT([.A1881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43406883" calcext:value-type="float">
            <text:p>943406883</text:p>
          </table:table-cell>
          <table:table-cell table:formula="of:=LEN([.A1882])" office:value-type="float" office:value="9" calcext:value-type="float">
            <text:p>9</text:p>
          </table:table-cell>
          <table:table-cell table:formula="of:=RIGHT([.A188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44375239" calcext:value-type="float">
            <text:p>944375239</text:p>
          </table:table-cell>
          <table:table-cell table:formula="of:=LEN([.A1883])" office:value-type="float" office:value="9" calcext:value-type="float">
            <text:p>9</text:p>
          </table:table-cell>
          <table:table-cell table:formula="of:=RIGHT([.A188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45584814" calcext:value-type="float">
            <text:p>945584814</text:p>
          </table:table-cell>
          <table:table-cell table:formula="of:=LEN([.A1884])" office:value-type="float" office:value="9" calcext:value-type="float">
            <text:p>9</text:p>
          </table:table-cell>
          <table:table-cell table:formula="of:=RIGHT([.A1884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45782496" calcext:value-type="float">
            <text:p>945782496</text:p>
          </table:table-cell>
          <table:table-cell table:formula="of:=LEN([.A1885])" office:value-type="float" office:value="9" calcext:value-type="float">
            <text:p>9</text:p>
          </table:table-cell>
          <table:table-cell table:formula="of:=RIGHT([.A188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46181350" calcext:value-type="float">
            <text:p>946181350</text:p>
          </table:table-cell>
          <table:table-cell table:formula="of:=LEN([.A1886])" office:value-type="float" office:value="9" calcext:value-type="float">
            <text:p>9</text:p>
          </table:table-cell>
          <table:table-cell table:formula="of:=RIGHT([.A1886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46483991" calcext:value-type="float">
            <text:p>946483991</text:p>
          </table:table-cell>
          <table:table-cell table:formula="of:=LEN([.A1887])" office:value-type="float" office:value="9" calcext:value-type="float">
            <text:p>9</text:p>
          </table:table-cell>
          <table:table-cell table:formula="of:=RIGHT([.A1887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47329127" calcext:value-type="float">
            <text:p>947329127</text:p>
          </table:table-cell>
          <table:table-cell table:formula="of:=LEN([.A1888])" office:value-type="float" office:value="9" calcext:value-type="float">
            <text:p>9</text:p>
          </table:table-cell>
          <table:table-cell table:formula="of:=RIGHT([.A1888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47489536" calcext:value-type="float">
            <text:p>947489536</text:p>
          </table:table-cell>
          <table:table-cell table:formula="of:=LEN([.A1889])" office:value-type="float" office:value="9" calcext:value-type="float">
            <text:p>9</text:p>
          </table:table-cell>
          <table:table-cell table:formula="of:=RIGHT([.A188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47614607" calcext:value-type="float">
            <text:p>947614607</text:p>
          </table:table-cell>
          <table:table-cell table:formula="of:=LEN([.A1890])" office:value-type="float" office:value="9" calcext:value-type="float">
            <text:p>9</text:p>
          </table:table-cell>
          <table:table-cell table:formula="of:=RIGHT([.A189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47895693" calcext:value-type="float">
            <text:p>947895693</text:p>
          </table:table-cell>
          <table:table-cell table:formula="of:=LEN([.A1891])" office:value-type="float" office:value="9" calcext:value-type="float">
            <text:p>9</text:p>
          </table:table-cell>
          <table:table-cell table:formula="of:=RIGHT([.A189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48194883" calcext:value-type="float">
            <text:p>948194883</text:p>
          </table:table-cell>
          <table:table-cell table:formula="of:=LEN([.A1892])" office:value-type="float" office:value="9" calcext:value-type="float">
            <text:p>9</text:p>
          </table:table-cell>
          <table:table-cell table:formula="of:=RIGHT([.A1892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48222795" calcext:value-type="float">
            <text:p>948222795</text:p>
          </table:table-cell>
          <table:table-cell table:formula="of:=LEN([.A1893])" office:value-type="float" office:value="9" calcext:value-type="float">
            <text:p>9</text:p>
          </table:table-cell>
          <table:table-cell table:formula="of:=RIGHT([.A189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48311060" calcext:value-type="float">
            <text:p>948311060</text:p>
          </table:table-cell>
          <table:table-cell table:formula="of:=LEN([.A1894])" office:value-type="float" office:value="9" calcext:value-type="float">
            <text:p>9</text:p>
          </table:table-cell>
          <table:table-cell table:formula="of:=RIGHT([.A189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48505271" calcext:value-type="float">
            <text:p>948505271</text:p>
          </table:table-cell>
          <table:table-cell table:formula="of:=LEN([.A1895])" office:value-type="float" office:value="9" calcext:value-type="float">
            <text:p>9</text:p>
          </table:table-cell>
          <table:table-cell table:formula="of:=RIGHT([.A189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49085306" calcext:value-type="float">
            <text:p>949085306</text:p>
          </table:table-cell>
          <table:table-cell table:formula="of:=LEN([.A1896])" office:value-type="float" office:value="9" calcext:value-type="float">
            <text:p>9</text:p>
          </table:table-cell>
          <table:table-cell table:formula="of:=RIGHT([.A189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49154639" calcext:value-type="float">
            <text:p>949154639</text:p>
          </table:table-cell>
          <table:table-cell table:formula="of:=LEN([.A1897])" office:value-type="float" office:value="9" calcext:value-type="float">
            <text:p>9</text:p>
          </table:table-cell>
          <table:table-cell table:formula="of:=RIGHT([.A189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50624739" calcext:value-type="float">
            <text:p>950624739</text:p>
          </table:table-cell>
          <table:table-cell table:formula="of:=LEN([.A1898])" office:value-type="float" office:value="9" calcext:value-type="float">
            <text:p>9</text:p>
          </table:table-cell>
          <table:table-cell table:formula="of:=RIGHT([.A189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51060329" calcext:value-type="float">
            <text:p>951060329</text:p>
          </table:table-cell>
          <table:table-cell table:formula="of:=LEN([.A1899])" office:value-type="float" office:value="9" calcext:value-type="float">
            <text:p>9</text:p>
          </table:table-cell>
          <table:table-cell table:formula="of:=RIGHT([.A189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51377582" calcext:value-type="float">
            <text:p>951377582</text:p>
          </table:table-cell>
          <table:table-cell table:formula="of:=LEN([.A1900])" office:value-type="float" office:value="9" calcext:value-type="float">
            <text:p>9</text:p>
          </table:table-cell>
          <table:table-cell table:formula="of:=RIGHT([.A1900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51403639" calcext:value-type="float">
            <text:p>951403639</text:p>
          </table:table-cell>
          <table:table-cell table:formula="of:=LEN([.A1901])" office:value-type="float" office:value="9" calcext:value-type="float">
            <text:p>9</text:p>
          </table:table-cell>
          <table:table-cell table:formula="of:=RIGHT([.A190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51547131" calcext:value-type="float">
            <text:p>951547131</text:p>
          </table:table-cell>
          <table:table-cell table:formula="of:=LEN([.A1902])" office:value-type="float" office:value="9" calcext:value-type="float">
            <text:p>9</text:p>
          </table:table-cell>
          <table:table-cell table:formula="of:=RIGHT([.A190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51600430" calcext:value-type="float">
            <text:p>951600430</text:p>
          </table:table-cell>
          <table:table-cell table:formula="of:=LEN([.A1903])" office:value-type="float" office:value="9" calcext:value-type="float">
            <text:p>9</text:p>
          </table:table-cell>
          <table:table-cell table:formula="of:=RIGHT([.A1903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51884511" calcext:value-type="float">
            <text:p>951884511</text:p>
          </table:table-cell>
          <table:table-cell table:formula="of:=LEN([.A1904])" office:value-type="float" office:value="9" calcext:value-type="float">
            <text:p>9</text:p>
          </table:table-cell>
          <table:table-cell table:formula="of:=RIGHT([.A1904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52296181" calcext:value-type="float">
            <text:p>952296181</text:p>
          </table:table-cell>
          <table:table-cell table:formula="of:=LEN([.A1905])" office:value-type="float" office:value="9" calcext:value-type="float">
            <text:p>9</text:p>
          </table:table-cell>
          <table:table-cell table:formula="of:=RIGHT([.A190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52356474" calcext:value-type="float">
            <text:p>952356474</text:p>
          </table:table-cell>
          <table:table-cell table:formula="of:=LEN([.A1906])" office:value-type="float" office:value="9" calcext:value-type="float">
            <text:p>9</text:p>
          </table:table-cell>
          <table:table-cell table:formula="of:=RIGHT([.A190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53220836" calcext:value-type="float">
            <text:p>953220836</text:p>
          </table:table-cell>
          <table:table-cell table:formula="of:=LEN([.A1907])" office:value-type="float" office:value="9" calcext:value-type="float">
            <text:p>9</text:p>
          </table:table-cell>
          <table:table-cell table:formula="of:=RIGHT([.A190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53884714" calcext:value-type="float">
            <text:p>953884714</text:p>
          </table:table-cell>
          <table:table-cell table:formula="of:=LEN([.A1908])" office:value-type="float" office:value="9" calcext:value-type="float">
            <text:p>9</text:p>
          </table:table-cell>
          <table:table-cell table:formula="of:=RIGHT([.A1908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54292524" calcext:value-type="float">
            <text:p>954292524</text:p>
          </table:table-cell>
          <table:table-cell table:formula="of:=LEN([.A1909])" office:value-type="float" office:value="9" calcext:value-type="float">
            <text:p>9</text:p>
          </table:table-cell>
          <table:table-cell table:formula="of:=RIGHT([.A190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54400465" calcext:value-type="float">
            <text:p>954400465</text:p>
          </table:table-cell>
          <table:table-cell table:formula="of:=LEN([.A1910])" office:value-type="float" office:value="9" calcext:value-type="float">
            <text:p>9</text:p>
          </table:table-cell>
          <table:table-cell table:formula="of:=RIGHT([.A1910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54717080" calcext:value-type="float">
            <text:p>954717080</text:p>
          </table:table-cell>
          <table:table-cell table:formula="of:=LEN([.A1911])" office:value-type="float" office:value="9" calcext:value-type="float">
            <text:p>9</text:p>
          </table:table-cell>
          <table:table-cell table:formula="of:=RIGHT([.A1911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54968686" calcext:value-type="float">
            <text:p>954968686</text:p>
          </table:table-cell>
          <table:table-cell table:formula="of:=LEN([.A1912])" office:value-type="float" office:value="9" calcext:value-type="float">
            <text:p>9</text:p>
          </table:table-cell>
          <table:table-cell table:formula="of:=RIGHT([.A191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55769499" calcext:value-type="float">
            <text:p>955769499</text:p>
          </table:table-cell>
          <table:table-cell table:formula="of:=LEN([.A1913])" office:value-type="float" office:value="9" calcext:value-type="float">
            <text:p>9</text:p>
          </table:table-cell>
          <table:table-cell table:formula="of:=RIGHT([.A191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55792728" calcext:value-type="float">
            <text:p>955792728</text:p>
          </table:table-cell>
          <table:table-cell table:formula="of:=LEN([.A1914])" office:value-type="float" office:value="9" calcext:value-type="float">
            <text:p>9</text:p>
          </table:table-cell>
          <table:table-cell table:formula="of:=RIGHT([.A1914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56081677" calcext:value-type="float">
            <text:p>956081677</text:p>
          </table:table-cell>
          <table:table-cell table:formula="of:=LEN([.A1915])" office:value-type="float" office:value="9" calcext:value-type="float">
            <text:p>9</text:p>
          </table:table-cell>
          <table:table-cell table:formula="of:=RIGHT([.A1915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57485091" calcext:value-type="float">
            <text:p>957485091</text:p>
          </table:table-cell>
          <table:table-cell table:formula="of:=LEN([.A1916])" office:value-type="float" office:value="9" calcext:value-type="float">
            <text:p>9</text:p>
          </table:table-cell>
          <table:table-cell table:formula="of:=RIGHT([.A1916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58658730" calcext:value-type="float">
            <text:p>958658730</text:p>
          </table:table-cell>
          <table:table-cell table:formula="of:=LEN([.A1917])" office:value-type="float" office:value="9" calcext:value-type="float">
            <text:p>9</text:p>
          </table:table-cell>
          <table:table-cell table:formula="of:=RIGHT([.A1917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58981293" calcext:value-type="float">
            <text:p>958981293</text:p>
          </table:table-cell>
          <table:table-cell table:formula="of:=LEN([.A1918])" office:value-type="float" office:value="9" calcext:value-type="float">
            <text:p>9</text:p>
          </table:table-cell>
          <table:table-cell table:formula="of:=RIGHT([.A1918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60608973" calcext:value-type="float">
            <text:p>960608973</text:p>
          </table:table-cell>
          <table:table-cell table:formula="of:=LEN([.A1919])" office:value-type="float" office:value="9" calcext:value-type="float">
            <text:p>9</text:p>
          </table:table-cell>
          <table:table-cell table:formula="of:=RIGHT([.A1919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61318299" calcext:value-type="float">
            <text:p>961318299</text:p>
          </table:table-cell>
          <table:table-cell table:formula="of:=LEN([.A1920])" office:value-type="float" office:value="9" calcext:value-type="float">
            <text:p>9</text:p>
          </table:table-cell>
          <table:table-cell table:formula="of:=RIGHT([.A192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61821581" calcext:value-type="float">
            <text:p>961821581</text:p>
          </table:table-cell>
          <table:table-cell table:formula="of:=LEN([.A1921])" office:value-type="float" office:value="9" calcext:value-type="float">
            <text:p>9</text:p>
          </table:table-cell>
          <table:table-cell table:formula="of:=RIGHT([.A1921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62161534" calcext:value-type="float">
            <text:p>962161534</text:p>
          </table:table-cell>
          <table:table-cell table:formula="of:=LEN([.A1922])" office:value-type="float" office:value="9" calcext:value-type="float">
            <text:p>9</text:p>
          </table:table-cell>
          <table:table-cell table:formula="of:=RIGHT([.A1922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62163554" calcext:value-type="float">
            <text:p>962163554</text:p>
          </table:table-cell>
          <table:table-cell table:formula="of:=LEN([.A1923])" office:value-type="float" office:value="9" calcext:value-type="float">
            <text:p>9</text:p>
          </table:table-cell>
          <table:table-cell table:formula="of:=RIGHT([.A1923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62334103" calcext:value-type="float">
            <text:p>962334103</text:p>
          </table:table-cell>
          <table:table-cell table:formula="of:=LEN([.A1924])" office:value-type="float" office:value="9" calcext:value-type="float">
            <text:p>9</text:p>
          </table:table-cell>
          <table:table-cell table:formula="of:=RIGHT([.A1924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63705321" calcext:value-type="float">
            <text:p>963705321</text:p>
          </table:table-cell>
          <table:table-cell table:formula="of:=LEN([.A1925])" office:value-type="float" office:value="9" calcext:value-type="float">
            <text:p>9</text:p>
          </table:table-cell>
          <table:table-cell table:formula="of:=RIGHT([.A1925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63766463" calcext:value-type="float">
            <text:p>963766463</text:p>
          </table:table-cell>
          <table:table-cell table:formula="of:=LEN([.A1926])" office:value-type="float" office:value="9" calcext:value-type="float">
            <text:p>9</text:p>
          </table:table-cell>
          <table:table-cell table:formula="of:=RIGHT([.A192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64278004" calcext:value-type="float">
            <text:p>964278004</text:p>
          </table:table-cell>
          <table:table-cell table:formula="of:=LEN([.A1927])" office:value-type="float" office:value="9" calcext:value-type="float">
            <text:p>9</text:p>
          </table:table-cell>
          <table:table-cell table:formula="of:=RIGHT([.A192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65320579" calcext:value-type="float">
            <text:p>965320579</text:p>
          </table:table-cell>
          <table:table-cell table:formula="of:=LEN([.A1928])" office:value-type="float" office:value="9" calcext:value-type="float">
            <text:p>9</text:p>
          </table:table-cell>
          <table:table-cell table:formula="of:=RIGHT([.A192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66250486" calcext:value-type="float">
            <text:p>966250486</text:p>
          </table:table-cell>
          <table:table-cell table:formula="of:=LEN([.A1929])" office:value-type="float" office:value="9" calcext:value-type="float">
            <text:p>9</text:p>
          </table:table-cell>
          <table:table-cell table:formula="of:=RIGHT([.A1929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66498539" calcext:value-type="float">
            <text:p>966498539</text:p>
          </table:table-cell>
          <table:table-cell table:formula="of:=LEN([.A1930])" office:value-type="float" office:value="9" calcext:value-type="float">
            <text:p>9</text:p>
          </table:table-cell>
          <table:table-cell table:formula="of:=RIGHT([.A1930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68280069" calcext:value-type="float">
            <text:p>968280069</text:p>
          </table:table-cell>
          <table:table-cell table:formula="of:=LEN([.A1931])" office:value-type="float" office:value="9" calcext:value-type="float">
            <text:p>9</text:p>
          </table:table-cell>
          <table:table-cell table:formula="of:=RIGHT([.A193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68977416" calcext:value-type="float">
            <text:p>968977416</text:p>
          </table:table-cell>
          <table:table-cell table:formula="of:=LEN([.A1932])" office:value-type="float" office:value="9" calcext:value-type="float">
            <text:p>9</text:p>
          </table:table-cell>
          <table:table-cell table:formula="of:=RIGHT([.A193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69072602" calcext:value-type="float">
            <text:p>969072602</text:p>
          </table:table-cell>
          <table:table-cell table:formula="of:=LEN([.A1933])" office:value-type="float" office:value="9" calcext:value-type="float">
            <text:p>9</text:p>
          </table:table-cell>
          <table:table-cell table:formula="of:=RIGHT([.A1933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69509226" calcext:value-type="float">
            <text:p>969509226</text:p>
          </table:table-cell>
          <table:table-cell table:formula="of:=LEN([.A1934])" office:value-type="float" office:value="9" calcext:value-type="float">
            <text:p>9</text:p>
          </table:table-cell>
          <table:table-cell table:formula="of:=RIGHT([.A1934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69975946" calcext:value-type="float">
            <text:p>969975946</text:p>
          </table:table-cell>
          <table:table-cell table:formula="of:=LEN([.A1935])" office:value-type="float" office:value="9" calcext:value-type="float">
            <text:p>9</text:p>
          </table:table-cell>
          <table:table-cell table:formula="of:=RIGHT([.A193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70189782" calcext:value-type="float">
            <text:p>970189782</text:p>
          </table:table-cell>
          <table:table-cell table:formula="of:=LEN([.A1936])" office:value-type="float" office:value="9" calcext:value-type="float">
            <text:p>9</text:p>
          </table:table-cell>
          <table:table-cell table:formula="of:=RIGHT([.A193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70206866" calcext:value-type="float">
            <text:p>970206866</text:p>
          </table:table-cell>
          <table:table-cell table:formula="of:=LEN([.A1937])" office:value-type="float" office:value="9" calcext:value-type="float">
            <text:p>9</text:p>
          </table:table-cell>
          <table:table-cell table:formula="of:=RIGHT([.A193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70303859" calcext:value-type="float">
            <text:p>970303859</text:p>
          </table:table-cell>
          <table:table-cell table:formula="of:=LEN([.A1938])" office:value-type="float" office:value="9" calcext:value-type="float">
            <text:p>9</text:p>
          </table:table-cell>
          <table:table-cell table:formula="of:=RIGHT([.A193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70608704" calcext:value-type="float">
            <text:p>970608704</text:p>
          </table:table-cell>
          <table:table-cell table:formula="of:=LEN([.A1939])" office:value-type="float" office:value="9" calcext:value-type="float">
            <text:p>9</text:p>
          </table:table-cell>
          <table:table-cell table:formula="of:=RIGHT([.A1939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71212071" calcext:value-type="float">
            <text:p>971212071</text:p>
          </table:table-cell>
          <table:table-cell table:formula="of:=LEN([.A1940])" office:value-type="float" office:value="9" calcext:value-type="float">
            <text:p>9</text:p>
          </table:table-cell>
          <table:table-cell table:formula="of:=RIGHT([.A1940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71313663" calcext:value-type="float">
            <text:p>971313663</text:p>
          </table:table-cell>
          <table:table-cell table:formula="of:=LEN([.A1941])" office:value-type="float" office:value="9" calcext:value-type="float">
            <text:p>9</text:p>
          </table:table-cell>
          <table:table-cell table:formula="of:=RIGHT([.A194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71613229" calcext:value-type="float">
            <text:p>971613229</text:p>
          </table:table-cell>
          <table:table-cell table:formula="of:=LEN([.A1942])" office:value-type="float" office:value="9" calcext:value-type="float">
            <text:p>9</text:p>
          </table:table-cell>
          <table:table-cell table:formula="of:=RIGHT([.A1942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71663857" calcext:value-type="float">
            <text:p>971663857</text:p>
          </table:table-cell>
          <table:table-cell table:formula="of:=LEN([.A1943])" office:value-type="float" office:value="9" calcext:value-type="float">
            <text:p>9</text:p>
          </table:table-cell>
          <table:table-cell table:formula="of:=RIGHT([.A194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72594597" calcext:value-type="float">
            <text:p>972594597</text:p>
          </table:table-cell>
          <table:table-cell table:formula="of:=LEN([.A1944])" office:value-type="float" office:value="9" calcext:value-type="float">
            <text:p>9</text:p>
          </table:table-cell>
          <table:table-cell table:formula="of:=RIGHT([.A194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72846940" calcext:value-type="float">
            <text:p>972846940</text:p>
          </table:table-cell>
          <table:table-cell table:formula="of:=LEN([.A1945])" office:value-type="float" office:value="9" calcext:value-type="float">
            <text:p>9</text:p>
          </table:table-cell>
          <table:table-cell table:formula="of:=RIGHT([.A194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72987726" calcext:value-type="float">
            <text:p>972987726</text:p>
          </table:table-cell>
          <table:table-cell table:formula="of:=LEN([.A1946])" office:value-type="float" office:value="9" calcext:value-type="float">
            <text:p>9</text:p>
          </table:table-cell>
          <table:table-cell table:formula="of:=RIGHT([.A1946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73419029" calcext:value-type="float">
            <text:p>973419029</text:p>
          </table:table-cell>
          <table:table-cell table:formula="of:=LEN([.A1947])" office:value-type="float" office:value="9" calcext:value-type="float">
            <text:p>9</text:p>
          </table:table-cell>
          <table:table-cell table:formula="of:=RIGHT([.A1947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73506529" calcext:value-type="float">
            <text:p>973506529</text:p>
          </table:table-cell>
          <table:table-cell table:formula="of:=LEN([.A1948])" office:value-type="float" office:value="9" calcext:value-type="float">
            <text:p>9</text:p>
          </table:table-cell>
          <table:table-cell table:formula="of:=RIGHT([.A1948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73861050" calcext:value-type="float">
            <text:p>973861050</text:p>
          </table:table-cell>
          <table:table-cell table:formula="of:=LEN([.A1949])" office:value-type="float" office:value="9" calcext:value-type="float">
            <text:p>9</text:p>
          </table:table-cell>
          <table:table-cell table:formula="of:=RIGHT([.A1949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74011613" calcext:value-type="float">
            <text:p>974011613</text:p>
          </table:table-cell>
          <table:table-cell table:formula="of:=LEN([.A1950])" office:value-type="float" office:value="9" calcext:value-type="float">
            <text:p>9</text:p>
          </table:table-cell>
          <table:table-cell table:formula="of:=RIGHT([.A195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74590399" calcext:value-type="float">
            <text:p>974590399</text:p>
          </table:table-cell>
          <table:table-cell table:formula="of:=LEN([.A1951])" office:value-type="float" office:value="9" calcext:value-type="float">
            <text:p>9</text:p>
          </table:table-cell>
          <table:table-cell table:formula="of:=RIGHT([.A1951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75067966" calcext:value-type="float">
            <text:p>975067966</text:p>
          </table:table-cell>
          <table:table-cell table:formula="of:=LEN([.A1952])" office:value-type="float" office:value="9" calcext:value-type="float">
            <text:p>9</text:p>
          </table:table-cell>
          <table:table-cell table:formula="of:=RIGHT([.A195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75682525" calcext:value-type="float">
            <text:p>975682525</text:p>
          </table:table-cell>
          <table:table-cell table:formula="of:=LEN([.A1953])" office:value-type="float" office:value="9" calcext:value-type="float">
            <text:p>9</text:p>
          </table:table-cell>
          <table:table-cell table:formula="of:=RIGHT([.A195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76092837" calcext:value-type="float">
            <text:p>976092837</text:p>
          </table:table-cell>
          <table:table-cell table:formula="of:=LEN([.A1954])" office:value-type="float" office:value="9" calcext:value-type="float">
            <text:p>9</text:p>
          </table:table-cell>
          <table:table-cell table:formula="of:=RIGHT([.A1954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76287032" calcext:value-type="float">
            <text:p>976287032</text:p>
          </table:table-cell>
          <table:table-cell table:formula="of:=LEN([.A1955])" office:value-type="float" office:value="9" calcext:value-type="float">
            <text:p>9</text:p>
          </table:table-cell>
          <table:table-cell table:formula="of:=RIGHT([.A195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76754954" calcext:value-type="float">
            <text:p>976754954</text:p>
          </table:table-cell>
          <table:table-cell table:formula="of:=LEN([.A1956])" office:value-type="float" office:value="9" calcext:value-type="float">
            <text:p>9</text:p>
          </table:table-cell>
          <table:table-cell table:formula="of:=RIGHT([.A1956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76868698" calcext:value-type="float">
            <text:p>976868698</text:p>
          </table:table-cell>
          <table:table-cell table:formula="of:=LEN([.A1957])" office:value-type="float" office:value="9" calcext:value-type="float">
            <text:p>9</text:p>
          </table:table-cell>
          <table:table-cell table:formula="of:=RIGHT([.A1957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76887710" calcext:value-type="float">
            <text:p>976887710</text:p>
          </table:table-cell>
          <table:table-cell table:formula="of:=LEN([.A1958])" office:value-type="float" office:value="9" calcext:value-type="float">
            <text:p>9</text:p>
          </table:table-cell>
          <table:table-cell table:formula="of:=RIGHT([.A1958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77358829" calcext:value-type="float">
            <text:p>977358829</text:p>
          </table:table-cell>
          <table:table-cell table:formula="of:=LEN([.A1959])" office:value-type="float" office:value="9" calcext:value-type="float">
            <text:p>9</text:p>
          </table:table-cell>
          <table:table-cell table:formula="of:=RIGHT([.A1959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77762864" calcext:value-type="float">
            <text:p>977762864</text:p>
          </table:table-cell>
          <table:table-cell table:formula="of:=LEN([.A1960])" office:value-type="float" office:value="9" calcext:value-type="float">
            <text:p>9</text:p>
          </table:table-cell>
          <table:table-cell table:formula="of:=RIGHT([.A1960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78528433" calcext:value-type="float">
            <text:p>978528433</text:p>
          </table:table-cell>
          <table:table-cell table:formula="of:=LEN([.A1961])" office:value-type="float" office:value="9" calcext:value-type="float">
            <text:p>9</text:p>
          </table:table-cell>
          <table:table-cell table:formula="of:=RIGHT([.A1961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79043326" calcext:value-type="float">
            <text:p>979043326</text:p>
          </table:table-cell>
          <table:table-cell table:formula="of:=LEN([.A1962])" office:value-type="float" office:value="9" calcext:value-type="float">
            <text:p>9</text:p>
          </table:table-cell>
          <table:table-cell table:formula="of:=RIGHT([.A1962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79723987" calcext:value-type="float">
            <text:p>979723987</text:p>
          </table:table-cell>
          <table:table-cell table:formula="of:=LEN([.A1963])" office:value-type="float" office:value="9" calcext:value-type="float">
            <text:p>9</text:p>
          </table:table-cell>
          <table:table-cell table:formula="of:=RIGHT([.A1963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79820160" calcext:value-type="float">
            <text:p>979820160</text:p>
          </table:table-cell>
          <table:table-cell table:formula="of:=LEN([.A1964])" office:value-type="float" office:value="9" calcext:value-type="float">
            <text:p>9</text:p>
          </table:table-cell>
          <table:table-cell table:formula="of:=RIGHT([.A196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80079132" calcext:value-type="float">
            <text:p>980079132</text:p>
          </table:table-cell>
          <table:table-cell table:formula="of:=LEN([.A1965])" office:value-type="float" office:value="9" calcext:value-type="float">
            <text:p>9</text:p>
          </table:table-cell>
          <table:table-cell table:formula="of:=RIGHT([.A1965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80704902" calcext:value-type="float">
            <text:p>980704902</text:p>
          </table:table-cell>
          <table:table-cell table:formula="of:=LEN([.A1966])" office:value-type="float" office:value="9" calcext:value-type="float">
            <text:p>9</text:p>
          </table:table-cell>
          <table:table-cell table:formula="of:=RIGHT([.A1966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81805822" calcext:value-type="float">
            <text:p>981805822</text:p>
          </table:table-cell>
          <table:table-cell table:formula="of:=LEN([.A1967])" office:value-type="float" office:value="9" calcext:value-type="float">
            <text:p>9</text:p>
          </table:table-cell>
          <table:table-cell table:formula="of:=RIGHT([.A1967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82271768" calcext:value-type="float">
            <text:p>982271768</text:p>
          </table:table-cell>
          <table:table-cell table:formula="of:=LEN([.A1968])" office:value-type="float" office:value="9" calcext:value-type="float">
            <text:p>9</text:p>
          </table:table-cell>
          <table:table-cell table:formula="of:=RIGHT([.A196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82570662" calcext:value-type="float">
            <text:p>982570662</text:p>
          </table:table-cell>
          <table:table-cell table:formula="of:=LEN([.A1969])" office:value-type="float" office:value="9" calcext:value-type="float">
            <text:p>9</text:p>
          </table:table-cell>
          <table:table-cell table:formula="of:=RIGHT([.A1969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83143496" calcext:value-type="float">
            <text:p>983143496</text:p>
          </table:table-cell>
          <table:table-cell table:formula="of:=LEN([.A1970])" office:value-type="float" office:value="9" calcext:value-type="float">
            <text:p>9</text:p>
          </table:table-cell>
          <table:table-cell table:formula="of:=RIGHT([.A1970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84172935" calcext:value-type="float">
            <text:p>984172935</text:p>
          </table:table-cell>
          <table:table-cell table:formula="of:=LEN([.A1971])" office:value-type="float" office:value="9" calcext:value-type="float">
            <text:p>9</text:p>
          </table:table-cell>
          <table:table-cell table:formula="of:=RIGHT([.A1971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84376121" calcext:value-type="float">
            <text:p>984376121</text:p>
          </table:table-cell>
          <table:table-cell table:formula="of:=LEN([.A1972])" office:value-type="float" office:value="9" calcext:value-type="float">
            <text:p>9</text:p>
          </table:table-cell>
          <table:table-cell table:formula="of:=RIGHT([.A1972])" office:value-type="string" office:string-value="1" calcext:value-type="string">
            <text:p>1</text:p>
          </table:table-cell>
          <table:table-cell table:number-columns-repeated="14"/>
        </table:table-row>
        <table:table-row table:style-name="ro1">
          <table:table-cell table:style-name="ce1" office:value-type="float" office:value="984697065" calcext:value-type="float">
            <text:p>984697065</text:p>
          </table:table-cell>
          <table:table-cell table:formula="of:=LEN([.A1973])" office:value-type="float" office:value="9" calcext:value-type="float">
            <text:p>9</text:p>
          </table:table-cell>
          <table:table-cell table:formula="of:=RIGHT([.A197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84866550" calcext:value-type="float">
            <text:p>984866550</text:p>
          </table:table-cell>
          <table:table-cell table:formula="of:=LEN([.A1974])" office:value-type="float" office:value="9" calcext:value-type="float">
            <text:p>9</text:p>
          </table:table-cell>
          <table:table-cell table:formula="of:=RIGHT([.A1974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85292314" calcext:value-type="float">
            <text:p>985292314</text:p>
          </table:table-cell>
          <table:table-cell table:formula="of:=LEN([.A1975])" office:value-type="float" office:value="9" calcext:value-type="float">
            <text:p>9</text:p>
          </table:table-cell>
          <table:table-cell table:formula="of:=RIGHT([.A1975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85979749" calcext:value-type="float">
            <text:p>985979749</text:p>
          </table:table-cell>
          <table:table-cell table:formula="of:=LEN([.A1976])" office:value-type="float" office:value="9" calcext:value-type="float">
            <text:p>9</text:p>
          </table:table-cell>
          <table:table-cell table:formula="of:=RIGHT([.A197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86225444" calcext:value-type="float">
            <text:p>986225444</text:p>
          </table:table-cell>
          <table:table-cell table:formula="of:=LEN([.A1977])" office:value-type="float" office:value="9" calcext:value-type="float">
            <text:p>9</text:p>
          </table:table-cell>
          <table:table-cell table:formula="of:=RIGHT([.A1977])" office:value-type="string" office:string-value="4" calcext:value-type="string">
            <text:p>4</text:p>
          </table:table-cell>
          <table:table-cell table:number-columns-repeated="14"/>
        </table:table-row>
        <table:table-row table:style-name="ro1">
          <table:table-cell table:style-name="ce1" office:value-type="float" office:value="986267675" calcext:value-type="float">
            <text:p>986267675</text:p>
          </table:table-cell>
          <table:table-cell table:formula="of:=LEN([.A1978])" office:value-type="float" office:value="9" calcext:value-type="float">
            <text:p>9</text:p>
          </table:table-cell>
          <table:table-cell table:formula="of:=RIGHT([.A1978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86380835" calcext:value-type="float">
            <text:p>986380835</text:p>
          </table:table-cell>
          <table:table-cell table:formula="of:=LEN([.A1979])" office:value-type="float" office:value="9" calcext:value-type="float">
            <text:p>9</text:p>
          </table:table-cell>
          <table:table-cell table:formula="of:=RIGHT([.A197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86401108" calcext:value-type="float">
            <text:p>986401108</text:p>
          </table:table-cell>
          <table:table-cell table:formula="of:=LEN([.A1980])" office:value-type="float" office:value="9" calcext:value-type="float">
            <text:p>9</text:p>
          </table:table-cell>
          <table:table-cell table:formula="of:=RIGHT([.A1980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88076432" calcext:value-type="float">
            <text:p>988076432</text:p>
          </table:table-cell>
          <table:table-cell table:formula="of:=LEN([.A1981])" office:value-type="float" office:value="9" calcext:value-type="float">
            <text:p>9</text:p>
          </table:table-cell>
          <table:table-cell table:formula="of:=RIGHT([.A1981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88138330" calcext:value-type="float">
            <text:p>988138330</text:p>
          </table:table-cell>
          <table:table-cell table:formula="of:=LEN([.A1982])" office:value-type="float" office:value="9" calcext:value-type="float">
            <text:p>9</text:p>
          </table:table-cell>
          <table:table-cell table:formula="of:=RIGHT([.A1982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88787035" calcext:value-type="float">
            <text:p>988787035</text:p>
          </table:table-cell>
          <table:table-cell table:formula="of:=LEN([.A1983])" office:value-type="float" office:value="9" calcext:value-type="float">
            <text:p>9</text:p>
          </table:table-cell>
          <table:table-cell table:formula="of:=RIGHT([.A1983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89109795" calcext:value-type="float">
            <text:p>989109795</text:p>
          </table:table-cell>
          <table:table-cell table:formula="of:=LEN([.A1984])" office:value-type="float" office:value="9" calcext:value-type="float">
            <text:p>9</text:p>
          </table:table-cell>
          <table:table-cell table:formula="of:=RIGHT([.A198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89352276" calcext:value-type="float">
            <text:p>989352276</text:p>
          </table:table-cell>
          <table:table-cell table:formula="of:=LEN([.A1985])" office:value-type="float" office:value="9" calcext:value-type="float">
            <text:p>9</text:p>
          </table:table-cell>
          <table:table-cell table:formula="of:=RIGHT([.A1985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90115479" calcext:value-type="float">
            <text:p>990115479</text:p>
          </table:table-cell>
          <table:table-cell table:formula="of:=LEN([.A1986])" office:value-type="float" office:value="9" calcext:value-type="float">
            <text:p>9</text:p>
          </table:table-cell>
          <table:table-cell table:formula="of:=RIGHT([.A1986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90497176" calcext:value-type="float">
            <text:p>990497176</text:p>
          </table:table-cell>
          <table:table-cell table:formula="of:=LEN([.A1987])" office:value-type="float" office:value="9" calcext:value-type="float">
            <text:p>9</text:p>
          </table:table-cell>
          <table:table-cell table:formula="of:=RIGHT([.A198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90578558" calcext:value-type="float">
            <text:p>990578558</text:p>
          </table:table-cell>
          <table:table-cell table:formula="of:=LEN([.A1988])" office:value-type="float" office:value="9" calcext:value-type="float">
            <text:p>9</text:p>
          </table:table-cell>
          <table:table-cell table:formula="of:=RIGHT([.A1988])" office:value-type="string" office:string-value="8" calcext:value-type="string">
            <text:p>8</text:p>
          </table:table-cell>
          <table:table-cell table:number-columns-repeated="14"/>
        </table:table-row>
        <table:table-row table:style-name="ro1">
          <table:table-cell table:style-name="ce1" office:value-type="float" office:value="991635475" calcext:value-type="float">
            <text:p>991635475</text:p>
          </table:table-cell>
          <table:table-cell table:formula="of:=LEN([.A1989])" office:value-type="float" office:value="9" calcext:value-type="float">
            <text:p>9</text:p>
          </table:table-cell>
          <table:table-cell table:formula="of:=RIGHT([.A1989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91670147" calcext:value-type="float">
            <text:p>991670147</text:p>
          </table:table-cell>
          <table:table-cell table:formula="of:=LEN([.A1990])" office:value-type="float" office:value="9" calcext:value-type="float">
            <text:p>9</text:p>
          </table:table-cell>
          <table:table-cell table:formula="of:=RIGHT([.A1990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91914096" calcext:value-type="float">
            <text:p>991914096</text:p>
          </table:table-cell>
          <table:table-cell table:formula="of:=LEN([.A1991])" office:value-type="float" office:value="9" calcext:value-type="float">
            <text:p>9</text:p>
          </table:table-cell>
          <table:table-cell table:formula="of:=RIGHT([.A1991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92094332" calcext:value-type="float">
            <text:p>992094332</text:p>
          </table:table-cell>
          <table:table-cell table:formula="of:=LEN([.A1992])" office:value-type="float" office:value="9" calcext:value-type="float">
            <text:p>9</text:p>
          </table:table-cell>
          <table:table-cell table:formula="of:=RIGHT([.A1992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93499729" calcext:value-type="float">
            <text:p>993499729</text:p>
          </table:table-cell>
          <table:table-cell table:formula="of:=LEN([.A1993])" office:value-type="float" office:value="9" calcext:value-type="float">
            <text:p>9</text:p>
          </table:table-cell>
          <table:table-cell table:formula="of:=RIGHT([.A1993])" office:value-type="string" office:string-value="9" calcext:value-type="string">
            <text:p>9</text:p>
          </table:table-cell>
          <table:table-cell table:number-columns-repeated="14"/>
        </table:table-row>
        <table:table-row table:style-name="ro1">
          <table:table-cell table:style-name="ce1" office:value-type="float" office:value="993868795" calcext:value-type="float">
            <text:p>993868795</text:p>
          </table:table-cell>
          <table:table-cell table:formula="of:=LEN([.A1994])" office:value-type="float" office:value="9" calcext:value-type="float">
            <text:p>9</text:p>
          </table:table-cell>
          <table:table-cell table:formula="of:=RIGHT([.A1994])" office:value-type="string" office:string-value="5" calcext:value-type="string">
            <text:p>5</text:p>
          </table:table-cell>
          <table:table-cell table:number-columns-repeated="14"/>
        </table:table-row>
        <table:table-row table:style-name="ro1">
          <table:table-cell table:style-name="ce1" office:value-type="float" office:value="994265040" calcext:value-type="float">
            <text:p>994265040</text:p>
          </table:table-cell>
          <table:table-cell table:formula="of:=LEN([.A1995])" office:value-type="float" office:value="9" calcext:value-type="float">
            <text:p>9</text:p>
          </table:table-cell>
          <table:table-cell table:formula="of:=RIGHT([.A1995])" office:value-type="string" office:string-value="0" calcext:value-type="string">
            <text:p>0</text:p>
          </table:table-cell>
          <table:table-cell table:number-columns-repeated="14"/>
        </table:table-row>
        <table:table-row table:style-name="ro1">
          <table:table-cell table:style-name="ce1" office:value-type="float" office:value="995171123" calcext:value-type="float">
            <text:p>995171123</text:p>
          </table:table-cell>
          <table:table-cell table:formula="of:=LEN([.A1996])" office:value-type="float" office:value="9" calcext:value-type="float">
            <text:p>9</text:p>
          </table:table-cell>
          <table:table-cell table:formula="of:=RIGHT([.A1996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>
          <table:table-cell table:style-name="ce1" office:value-type="float" office:value="995180226" calcext:value-type="float">
            <text:p>995180226</text:p>
          </table:table-cell>
          <table:table-cell table:formula="of:=LEN([.A1997])" office:value-type="float" office:value="9" calcext:value-type="float">
            <text:p>9</text:p>
          </table:table-cell>
          <table:table-cell table:formula="of:=RIGHT([.A1997])" office:value-type="string" office:string-value="6" calcext:value-type="string">
            <text:p>6</text:p>
          </table:table-cell>
          <table:table-cell table:number-columns-repeated="14"/>
        </table:table-row>
        <table:table-row table:style-name="ro1">
          <table:table-cell table:style-name="ce1" office:value-type="float" office:value="995479532" calcext:value-type="float">
            <text:p>995479532</text:p>
          </table:table-cell>
          <table:table-cell table:formula="of:=LEN([.A1998])" office:value-type="float" office:value="9" calcext:value-type="float">
            <text:p>9</text:p>
          </table:table-cell>
          <table:table-cell table:formula="of:=RIGHT([.A1998])" office:value-type="string" office:string-value="2" calcext:value-type="string">
            <text:p>2</text:p>
          </table:table-cell>
          <table:table-cell table:number-columns-repeated="14"/>
        </table:table-row>
        <table:table-row table:style-name="ro1">
          <table:table-cell table:style-name="ce1" office:value-type="float" office:value="996109137" calcext:value-type="float">
            <text:p>996109137</text:p>
          </table:table-cell>
          <table:table-cell table:formula="of:=LEN([.A1999])" office:value-type="float" office:value="9" calcext:value-type="float">
            <text:p>9</text:p>
          </table:table-cell>
          <table:table-cell table:formula="of:=RIGHT([.A1999])" office:value-type="string" office:string-value="7" calcext:value-type="string">
            <text:p>7</text:p>
          </table:table-cell>
          <table:table-cell table:number-columns-repeated="14"/>
        </table:table-row>
        <table:table-row table:style-name="ro1">
          <table:table-cell table:style-name="ce1" office:value-type="float" office:value="996804363" calcext:value-type="float">
            <text:p>996804363</text:p>
          </table:table-cell>
          <table:table-cell table:formula="of:=LEN([.A2000])" office:value-type="float" office:value="9" calcext:value-type="float">
            <text:p>9</text:p>
          </table:table-cell>
          <table:table-cell table:formula="of:=RIGHT([.A2000])" office:value-type="string" office:string-value="3" calcext:value-type="string">
            <text:p>3</text:p>
          </table:table-cell>
          <table:table-cell table:number-columns-repeated="14"/>
        </table:table-row>
        <table:table-row table:style-name="ro1" table:number-rows-repeated="104657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428458627" calcext:value-type="float">
            <text:p>428458627</text:p>
          </table:table-cell>
          <table:table-cell table:formula="of:=COUNTIF([Sheet1.$A$1:Sheet1.$A$10000]; [.A1])" office:value-type="float" office:value="1" calcext:value-type="float">
            <text:p>1</text:p>
          </table:table-cell>
          <table:table-cell/>
          <table:table-cell office:value-type="string" calcext:value-type="string">
            <text:p>C:</text:p>
          </table:table-cell>
        </table:table-row>
        <table:table-row table:style-name="ro1">
          <table:table-cell office:value-type="float" office:value="851047976" calcext:value-type="float">
            <text:p>851047976</text:p>
          </table:table-cell>
          <table:table-cell table:formula="of:=COUNTIF([Sheet1.$A$1:Sheet1.$A$10000]; [.A2])" office:value-type="float" office:value="0" calcext:value-type="float">
            <text:p>0</text:p>
          </table:table-cell>
          <table:table-cell/>
          <table:table-cell table:formula="of:=SUM([.B1:.B18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893148205" calcext:value-type="float">
            <text:p>893148205</text:p>
          </table:table-cell>
          <table:table-cell table:formula="of:=COUNTIF([Sheet1.$A$1:Sheet1.$A$10000]; [.A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33167166" calcext:value-type="float">
            <text:p>333167166</text:p>
          </table:table-cell>
          <table:table-cell table:formula="of:=COUNTIF([Sheet1.$A$1:Sheet1.$A$10000]; [.A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9720868" calcext:value-type="float">
            <text:p>519720868</text:p>
          </table:table-cell>
          <table:table-cell table:formula="of:=COUNTIF([Sheet1.$A$1:Sheet1.$A$10000]; [.A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4147285" calcext:value-type="float">
            <text:p>174147285</text:p>
          </table:table-cell>
          <table:table-cell table:formula="of:=COUNTIF([Sheet1.$A$1:Sheet1.$A$10000]; [.A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1323799" calcext:value-type="float">
            <text:p>141323799</text:p>
          </table:table-cell>
          <table:table-cell table:formula="of:=COUNTIF([Sheet1.$A$1:Sheet1.$A$10000]; [.A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0568660" calcext:value-type="float">
            <text:p>470568660</text:p>
          </table:table-cell>
          <table:table-cell table:formula="of:=COUNTIF([Sheet1.$A$1:Sheet1.$A$10000]; [.A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09302817" calcext:value-type="float">
            <text:p>709302817</text:p>
          </table:table-cell>
          <table:table-cell table:formula="of:=COUNTIF([Sheet1.$A$1:Sheet1.$A$10000]; [.A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19352207" calcext:value-type="float">
            <text:p>719352207</text:p>
          </table:table-cell>
          <table:table-cell table:formula="of:=COUNTIF([Sheet1.$A$1:Sheet1.$A$10000]; [.A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97446249" calcext:value-type="float">
            <text:p>897446249</text:p>
          </table:table-cell>
          <table:table-cell table:formula="of:=COUNTIF([Sheet1.$A$1:Sheet1.$A$10000]; [.A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48222795" calcext:value-type="float">
            <text:p>948222795</text:p>
          </table:table-cell>
          <table:table-cell table:formula="of:=COUNTIF([Sheet1.$A$1:Sheet1.$A$10000]; [.A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54882580" calcext:value-type="float">
            <text:p>254882580</text:p>
          </table:table-cell>
          <table:table-cell table:formula="of:=COUNTIF([Sheet1.$A$1:Sheet1.$A$10000]; [.A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6781660" calcext:value-type="float">
            <text:p>106781660</text:p>
          </table:table-cell>
          <table:table-cell table:formula="of:=COUNTIF([Sheet1.$A$1:Sheet1.$A$10000]; [.A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2720883" calcext:value-type="float">
            <text:p>512720883</text:p>
          </table:table-cell>
          <table:table-cell table:formula="of:=COUNTIF([Sheet1.$A$1:Sheet1.$A$10000]; [.A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7821808" calcext:value-type="float">
            <text:p>67821808</text:p>
          </table:table-cell>
          <table:table-cell table:formula="of:=COUNTIF([Sheet1.$A$1:Sheet1.$A$10000]; [.A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78279429" calcext:value-type="float">
            <text:p>578279429</text:p>
          </table:table-cell>
          <table:table-cell table:formula="of:=COUNTIF([Sheet1.$A$1:Sheet1.$A$10000]; [.A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98317722" calcext:value-type="float">
            <text:p>498317722</text:p>
          </table:table-cell>
          <table:table-cell table:formula="of:=COUNTIF([Sheet1.$A$1:Sheet1.$A$10000]; [.A18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2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06:47.924421111</meta:creation-date>
    <dc:date>2016-10-20T10:42:03.862422036</dc:date>
    <meta:editing-duration>PT3M40S</meta:editing-duration>
    <meta:editing-cycles>1</meta:editing-cycles>
    <meta:document-statistic meta:table-count="2" meta:cell-count="6068" meta:object-count="0"/>
    <meta:generator>LibreOffice/4.2.8.2$Linux_x86 LibreOffice_project/420m0$Build-2</meta:generator>
  </office:meta>
</office:document-meta>
</file>